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 New1" svg:font-family="'Courier New'"/>
    <style:font-face style:name="FreeSans1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0.8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8.811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2.778cm"/>
    </style:style>
    <style:style style:name="co34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9.419cm"/>
    </style:style>
    <style:style style:name="co14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3.519cm"/>
    </style:style>
    <style:style style:name="co18" style:family="table-column">
      <style:table-column-properties fo:break-before="auto" style:column-width="9.551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593cm"/>
    </style:style>
    <style:style style:name="co21" style:family="table-column">
      <style:table-column-properties fo:break-before="auto" style:column-width="3.016cm"/>
    </style:style>
    <style:style style:name="co22" style:family="table-column">
      <style:table-column-properties fo:break-before="auto" style:column-width="2.699cm"/>
    </style:style>
    <style:style style:name="co23" style:family="table-column">
      <style:table-column-properties fo:break-before="auto" style:column-width="2.672cm"/>
    </style:style>
    <style:style style:name="co24" style:family="table-column">
      <style:table-column-properties fo:break-before="auto" style:column-width="2.408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5.265cm"/>
    </style:style>
    <style:style style:name="co29" style:family="table-column">
      <style:table-column-properties fo:break-before="auto" style:column-width="5.318cm"/>
    </style:style>
    <style:style style:name="co30" style:family="table-column">
      <style:table-column-properties fo:break-before="auto" style:column-width="3.281cm"/>
    </style:style>
    <style:style style:name="co31" style:family="table-column">
      <style:table-column-properties fo:break-before="auto" style:column-width="2.487cm"/>
    </style:style>
    <style:style style:name="co32" style:family="table-column">
      <style:table-column-properties fo:break-before="auto" style:column-width="3.307cm"/>
    </style:style>
    <style:style style:name="co33" style:family="table-column">
      <style:table-column-properties fo:break-before="auto" style:column-width="5.15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3.625cm"/>
    </style:style>
    <style:style style:name="co37" style:family="table-column">
      <style:table-column-properties fo:break-before="auto" style:column-width="8.922cm"/>
    </style:style>
    <style:style style:name="co38" style:family="table-column">
      <style:table-column-properties fo:break-before="auto" style:column-width="2.011cm"/>
    </style:style>
    <style:style style:name="co39" style:family="table-column">
      <style:table-column-properties fo:break-before="auto" style:column-width="5.636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76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ru" number:country="RU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59" style:family="table-cell" style:parent-style-name="Default" style:data-style-name="N0">
      <style:text-properties style:font-name="Segoe UI" fo:font-size="10pt" style:font-name-asian="FreeSans1" style:font-size-asian="10pt" style:font-name-complex="FreeSans1" style:font-size-complex="10pt"/>
    </style:style>
    <style:style style:name="ce61" style:family="table-cell" style:parent-style-name="Default" style:data-style-name="N0">
      <style:table-cell-properties fo:wrap-option="wrap" style:vertical-align="automatic"/>
      <style:text-properties style:font-name="Segoe UI" fo:font-size="10pt" style:font-name-asian="FreeSans1" style:font-size-asian="10pt" style:font-name-complex="FreeSans1" style:font-size-complex="10pt"/>
    </style:style>
    <style:style style:name="ce65" style:family="table-cell" style:parent-style-name="Default" style:data-style-name="N0">
      <style:text-properties style:font-name="Segoe UI" fo:font-size="10pt" style:font-size-asian="10pt" style:font-size-complex="10pt"/>
    </style:style>
    <style:style style:name="ce14" style:family="table-cell" style:parent-style-name="Default" style:data-style-name="N4"/>
    <style:style style:name="ce21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40" style:family="table-cell" style:parent-style-name="Default" style:data-style-name="N0">
      <style:table-cell-properties fo:border="0.06pt solid #000000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49" style:family="table-cell" style:parent-style-name="Default" style:data-style-name="N4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fo:background-color="#bbe33d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wrap-option="wrap" style:vertical-align="automatic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ext-properties style:font-name="Segoe UI" fo:font-size="10pt" style:font-name-asian="FreeSans1" style:font-size-asian="10pt" style:font-name-complex="FreeSans1" style:font-size-complex="10pt"/>
    </style:style>
    <style:style style:name="ce7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2" style:family="table-cell" style:parent-style-name="Default" style:data-style-name="N0"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wrap-option="wrap" style:vertical-align="automatic"/>
      <style:text-properties style:font-name="Segoe UI" fo:font-size="10pt" style:font-name-asian="FreeSans1" style:font-size-asian="10pt" style:font-name-complex="FreeSans1" style:font-size-complex="10pt"/>
    </style:style>
    <style:style style:name="ce78" style:family="table-cell" style:parent-style-name="Default" style:data-style-name="N0">
      <style:text-properties style:font-name="Segoe UI" fo:font-size="10pt" style:font-size-asian="10pt" style:font-size-complex="10pt"/>
    </style:style>
    <style:style style:name="ce80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0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0"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99" style:family="table-cell" style:parent-style-name="Default" style:data-style-name="N0">
      <style:table-cell-properties fo:border="0.06pt solid #000000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name-asian="FreeSans1" style:font-size-asian="10pt" style:font-weight-asian="normal" style:font-name-complex="FreeSans1" style:font-size-complex="10pt" style:font-weight-complex="normal"/>
    </style:style>
    <style:style style:name="ce103" style:family="table-cell" style:parent-style-name="Default" style:data-style-name="N0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/>
    <style:style style:name="ce107" style:family="table-cell" style:parent-style-name="Default" style:data-style-name="N4">
      <style:table-cell-properties fo:background-color="#bbe33d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0">
      <style:text-properties style:font-name="FreeSans1" style:font-name-asian="FreeSans1" style:font-name-complex="FreeSans1"/>
    </style:style>
    <style:style style:name="ce10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75" style:family="table-cell" style:parent-style-name="Default" style:data-style-name="N0">
      <style:text-properties style:font-name="FreeSans" fo:font-size="10pt" style:font-name-asian="FreeSans1" style:font-size-asian="10pt" style:font-name-complex="FreeSans1" style:font-size-complex="10pt"/>
    </style:style>
    <style:style style:name="ce76" style:family="table-cell" style:parent-style-name="Default" style:data-style-name="N0">
      <style:table-cell-properties fo:wrap-option="wrap" style:vertical-align="automatic"/>
      <style:text-properties style:font-name="FreeSans" fo:font-size="10pt" style:font-name-asian="FreeSans1" style:font-size-asian="10pt" style:font-name-complex="FreeSans1" style:font-size-complex="10pt"/>
    </style:style>
    <style:style style:name="ce7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" fo:font-size="10pt" style:font-name-asian="FreeSans1" style:font-size-asian="10pt" style:font-name-complex="FreeSans1" style:font-size-complex="10pt"/>
    </style:style>
    <style:style style:name="ce79" style:family="table-cell" style:parent-style-name="Default" style:data-style-name="N0">
      <style:table-cell-properties fo:border="0.06pt solid #000000"/>
      <style:text-properties style:font-name="FreeSans" fo:font-size="10pt" style:font-name-asian="FreeSans1" style:font-size-asian="10pt" style:font-name-complex="FreeSans1" style:font-size-complex="10pt"/>
    </style:style>
    <style:style style:name="ce81" style:family="table-cell" style:parent-style-name="Default" style:data-style-name="N0">
      <style:text-properties style:font-name="FreeSans" fo:font-size="10pt" style:font-size-asian="10pt" style:font-size-complex="10pt"/>
    </style:style>
    <style:style style:name="ce16" style:family="table-cell" style:parent-style-name="Default" style:data-style-name="N4">
      <style:table-cell-properties fo:wrap-option="wrap" style:vertical-align="automatic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84" style:family="table-cell" style:parent-style-name="Default" style:data-style-name="N4">
      <style:table-cell-properties fo:wrap-option="wrap" style:vertical-align="automatic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86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FreeSans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85" style:family="table-cell" style:parent-style-name="Default" style:data-style-name="N4"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1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">
      <style:text-properties style:font-name="FreeSans" fo:font-size="10pt" style:font-name-asian="FreeSans1" style:font-size-asian="10pt" style:font-name-complex="FreeSans1" style:font-size-complex="10pt"/>
    </style:style>
    <style:style style:name="ce90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92" style:family="table-cell" style:parent-style-name="Default" style:data-style-name="N0">
      <style:table-cell-properties fo:wrap-option="wrap" style:vertical-align="automatic"/>
      <style:text-properties style:font-name="FreeSans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93" style:family="table-cell" style:parent-style-name="Default" style:data-style-name="N0">
      <style:table-cell-properties fo:wrap-option="wrap" style:vertical-align="automatic"/>
      <style:text-properties style:font-name="FreeSans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96" style:family="table-cell" style:parent-style-name="Default" style:data-style-name="N0">
      <style:text-properties style:font-name="FreeSans"/>
    </style:style>
    <style:style style:name="ce9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97" style:family="table-cell" style:parent-style-name="Default" style:data-style-name="N0">
      <style:table-cell-properties fo:wrap-option="wrap"/>
      <style:text-properties style:font-name="FreeSans"/>
    </style:style>
    <style:style style:name="ce98" style:family="table-cell" style:parent-style-name="Default" style:data-style-name="N0">
      <style:table-cell-properties fo:wrap-option="wrap" style:vertical-align="automatic"/>
      <style:text-properties style:font-name="FreeSans" fo:font-size="10pt" style:font-name-asian="Times New Roman1" style:font-size-asian="10pt" style:font-name-complex="Times New Roman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0" style:family="table-cell" style:parent-style-name="Default" style:data-style-name="N0">
      <style:text-properties style:font-name="FreeSans1" fo:font-size="10pt" style:font-name-asian="FreeSans1" style:font-size-asian="10pt" style:font-name-complex="FreeSans1" style:font-size-complex="10pt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FreeSans1" fo:font-size="10pt" style:font-name-asian="FreeSans1" style:font-size-asian="10pt" style:font-name-complex="FreeSans1" style:font-size-complex="10pt"/>
    </style:style>
    <style:style style:name="ce2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FreeSans1" fo:font-size="10pt" style:font-name-asian="FreeSans1" style:font-size-asian="10pt" style:font-name-complex="FreeSans1" style:font-size-complex="10pt"/>
    </style:style>
    <style:style style:name="ce38" style:family="table-cell" style:parent-style-name="Default" style:data-style-name="N0">
      <style:table-cell-properties fo:wrap-option="wrap" fo:border="0.06pt solid #000000" style:vertical-align="automatic"/>
      <style:text-properties style:font-name="FreeSans1" fo:font-size="10pt" style:font-name-asian="FreeSans1" style:font-size-asian="10pt" style:font-name-complex="FreeSans1" style:font-size-complex="10pt"/>
    </style:style>
    <style:style style:name="ce32" style:family="table-cell" style:parent-style-name="Default" style:data-style-name="N1000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34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95" style:family="table-cell" style:parent-style-name="Default" style:data-style-name="N4"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94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FreeSans1" fo:font-size="10pt" fo:font-weight="bold" style:font-name-asian="FreeSans1" style:font-size-asian="10pt" style:font-weight-asian="bold" style:font-name-complex="FreeSans1" style:font-size-complex="10pt" style:font-weight-complex="bold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Courier New" fo:font-size="10pt" style:font-name-asian="Courier New1" style:font-size-asian="10pt" style:font-name-complex="Courier New1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3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123" style:family="table-cell" style:parent-style-name="Default" style:data-style-name="N0"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48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53" style:family="table-cell" style:parent-style-name="Default" style:data-style-name="N4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ext-properties style:font-name="Courier New" fo:font-size="10pt" style:font-name-asian="Courier New1" style:font-size-asian="10pt" style:font-name-complex="Courier New1" style:font-size-complex="10pt"/>
    </style:style>
    <style:style style:name="ce129" style:family="table-cell" style:parent-style-name="Default" style:data-style-name="N4">
      <style:table-cell-properties fo:wrap-option="wrap" style:vertical-align="automatic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ext-properties fo:color="#c9211e" style:font-name="FreeSans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</style:style>
    <style:style style:name="ce57" style:family="table-cell" style:parent-style-name="Default" style:data-style-name="N4">
      <style:table-cell-properties fo:wrap-option="wrap" style:vertical-align="automatic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style:font-size-asian="10pt" style:font-size-complex="10pt"/>
    </style:style>
    <style:style style:name="ce135" style:family="table-cell" style:parent-style-name="Default" style:data-style-name="N0">
      <style:table-cell-properties fo:wrap-option="wrap" style:vertical-align="automatic"/>
      <style:text-properties style:font-name="FreeSans" fo:font-size="10pt" style:font-size-asian="10pt" style:font-size-complex="10pt"/>
    </style:style>
    <style:style style:name="ce136" style:family="table-cell" style:parent-style-name="Default" style:data-style-name="N4">
      <style:text-properties style:font-name="FreeSans" fo:font-size="10pt" style:font-size-asian="10pt" style:font-size-complex="10pt"/>
    </style:style>
    <style:style style:name="ce137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FreeSans" fo:font-size="10pt" style:font-size-asian="10pt" style:font-size-complex="10pt"/>
    </style:style>
    <style:style style:name="gr1" style:family="graphic">
      <style:graphic-properties draw:ole-draw-aspect="1"/>
    </style:style>
    <style:style style:name="T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FreeSans" style:font-name-complex="Free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PUS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59" table:default-cell-style-name="ce69"/>
        <table:table-row table:style-name="ro1">
          <table:table-cell table:style-name="ce67" office:value-type="string" calcext:value-type="string">
            <text:p>Платформа</text:p>
          </table:table-cell>
          <table:table-cell table:style-name="ce67" office:value-type="string" calcext:value-type="string">
            <text:p>Процессор</text:p>
          </table:table-cell>
          <table:table-cell table:style-name="ce67" office:value-type="string" calcext:value-type="string">
            <text:p>Ядер</text:p>
          </table:table-cell>
          <table:table-cell table:style-name="ce67" office:value-type="string" calcext:value-type="string">
            <text:p>Тактовая частота (MHz)</text:p>
          </table:table-cell>
          <table:table-cell office:value-type="string" calcext:value-type="string">
            <text:p>Архитектура</text:p>
          </table:table-cell>
          <table:table-cell table:number-columns-repeated="59"/>
        </table:table-row>
        <table:table-row table:style-name="ro2">
          <table:table-cell table:style-name="ce67" office:value-type="string" calcext:value-type="string">
            <text:p>Xeon 6128</text:p>
          </table:table-cell>
          <table:table-cell table:style-name="ce67" office:value-type="string" calcext:value-type="string">
            <text:p>Intel(R) Xeon(R) Gold 6128 CPU @ 3.40GHz (2 CPU)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3400" calcext:value-type="float">
            <text:p>3400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table:style-name="ce67" office:value-type="string" calcext:value-type="string">
            <text:p>Core i7-4700MQ</text:p>
          </table:table-cell>
          <table:table-cell table:style-name="ce67" office:value-type="string" calcext:value-type="string">
            <text:p>Intel(R) Core(TM) i7-4700MQ CPU @ 2.40GHz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400" calcext:value-type="float">
            <text:p>2400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tom Z8350</text:p>
          </table:table-cell>
          <table:table-cell table:style-name="ce67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72" office:value-type="string" calcext:value-type="string">
            <text:p>amd64</text:p>
          </table:table-cell>
          <table:table-cell table:number-columns-repeated="59"/>
        </table:table-row>
        <table:table-row table:style-name="ro2">
          <table:table-cell table:number-columns-repeated="2" table:style-name="ce67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72" office:value-type="string" calcext:value-type="string">
            <text:p>i386</text:p>
          </table:table-cell>
          <table:table-cell table:number-columns-repeated="59"/>
        </table:table-row>
        <table:table-row table:style-name="ro2">
          <table:table-cell table:style-name="ce67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72" office:value-type="string" calcext:value-type="string">
            <text:p>i386</text:p>
          </table:table-cell>
          <table:table-cell table:number-columns-repeated="59"/>
        </table:table-row>
        <table:table-row table:style-name="ro2">
          <table:table-cell table:style-name="ce67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72" office:value-type="string" calcext:value-type="string">
            <text:p>i3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WS Graviton</text:p>
          </table:table-cell>
          <table:table-cell table:style-name="ce67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droid N2</text:p>
          </table:table-cell>
          <table:table-cell table:style-name="ce67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Odroid X2</text:p>
          </table:table-cell>
          <table:table-cell table:style-name="ce72" office:value-type="string" calcext:value-type="string">
            <text:p>Samsung Exynos 4412<text:span text:style-name="T2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spberry PI 3</text:p>
          </table:table-cell>
          <table:table-cell table:style-name="ce6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3">
          <table:table-cell table:style-name="ce70" office:value-type="string" calcext:value-type="string">
            <text:p>Huawei Server</text:p>
          </table:table-cell>
          <table:table-cell table:style-name="ce74" office:value-type="string" calcext:value-type="string">
            <text:p>Kunpeng 920 (armv8.4 2 CPU)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2600" calcext:value-type="float">
            <text:p>2600</text:p>
          </table:table-cell>
          <table:table-cell table:style-name="ce70" office:value-type="string" calcext:value-type="string">
            <text:p>aarch6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16C-APPROX!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2S-EL2S4</text:p>
          </table:table-cell>
          <table:table-cell table:style-name="ce72" office:value-type="string" calcext:value-type="string">
            <text:p>Elbrus 4C [EL2S4<text:span text:style-name="T2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table:style-name="ce7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59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rformance" table:style-name="ta1"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5" table:number-columns-repeated="8" table:default-cell-style-name="ce69"/>
        <table:table-column table:style-name="co10" table:default-cell-style-name="ce69"/>
        <table:table-column table:style-name="co6" table:number-columns-repeated="52" table:default-cell-style-name="ce69"/>
        <table:table-row table:style-name="ro3" table:number-rows-repeated="4">
          <table:table-cell table:number-columns-repeated="5"/>
          <table:table-cell table:style-name="ce103" table:number-columns-repeated="4"/>
          <table:table-cell table:number-columns-repeated="55"/>
        </table:table-row>
        <table:table-row table:style-name="ro4">
          <table:table-cell table:style-name="ce80" office:value-type="string" calcext:value-type="string">
            <text:p>Platform</text:p>
          </table:table-cell>
          <table:table-cell table:style-name="ce80" office:value-type="string" calcext:value-type="string">
            <text:p>CPU</text:p>
          </table:table-cell>
          <table:table-cell table:style-name="ce80" office:value-type="string" calcext:value-type="string">
            <text:p>Cores</text:p>
          </table:table-cell>
          <table:table-cell table:style-name="ce80" office:value-type="string" calcext:value-type="string">
            <text:p>Frequency (MHz)</text:p>
          </table:table-cell>
          <table:table-cell table:style-name="ce82" office:value-type="string" calcext:value-type="string">
            <text:p>Architecture</text:p>
          </table:table-cell>
          <table:table-cell table:style-name="ce82" office:value-type="string" calcext:value-type="string">
            <text:p>Dhrystone</text:p>
          </table:table-cell>
          <table:table-cell table:style-name="ce82" office:value-type="string" calcext:value-type="string">
            <text:p>Whetstone</text:p>
          </table:table-cell>
          <table:table-cell table:style-name="ce82" office:value-type="string" calcext:value-type="string">
            <text:p>Coremark</text:p>
          </table:table-cell>
          <table:table-cell table:style-name="ce82" office:value-type="string" calcext:value-type="string">
            <text:p>Linpack</text:p>
          </table:table-cell>
          <table:table-cell table:style-name="ce82" office:value-type="string" calcext:value-type="string">
            <text:p>MPMFLOPS</text:p>
          </table:table-cell>
          <table:table-cell table:style-name="ce82" office:value-type="string" calcext:value-type="string">
            <text:p>Relative</text:p>
          </table:table-cell>
          <table:table-cell table:style-name="ce82" office:value-type="string" calcext:value-type="string">
            <text:p>Slower (times)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Raspberry PI</text:p>
          </table:table-cell>
          <table:table-cell table:style-name="ce82" office:value-type="string" calcext:value-type="string">
            <text:p>Broadcom BCM283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700" calcext:value-type="float">
            <text:p>700</text:p>
          </table:table-cell>
          <table:table-cell table:style-name="ce82" office:value-type="string" calcext:value-type="string">
            <text:p>arm</text:p>
          </table:table-cell>
          <table:table-cell table:style-name="ce104" office:value-type="float" office:value="0.038365772114561" calcext:value-type="float">
            <text:p>0,04</text:p>
          </table:table-cell>
          <table:table-cell table:style-name="ce104" office:value-type="float" office:value="0.00863692965931224" calcext:value-type="float">
            <text:p>0,01</text:p>
          </table:table-cell>
          <table:table-cell table:style-name="ce104" office:value-type="float" office:value="0.01089471162502" calcext:value-type="float">
            <text:p>0,01</text:p>
          </table:table-cell>
          <table:table-cell table:style-name="ce104" office:value-type="float" office:value="0.00976088164001404" calcext:value-type="float">
            <text:p>0,01</text:p>
          </table:table-cell>
          <table:table-cell table:style-name="ce104" office:value-type="float" office:value="0.00201146969748016" calcext:value-type="float">
            <text:p>0,00</text:p>
          </table:table-cell>
          <table:table-cell table:style-name="ce104" table:formula="of:=GEOMEAN([.F6:.J6])" office:value-type="float" office:value="0.0093347850315409" calcext:value-type="float">
            <text:p>0,01</text:p>
          </table:table-cell>
          <table:table-cell table:style-name="ce104" table:formula="of:=1/[.K6]" office:value-type="float" office:value="107.126194831605" calcext:value-type="float">
            <text:p>107,13</text:p>
          </table:table-cell>
          <table:table-cell table:number-columns-repeated="52"/>
        </table:table-row>
        <table:table-row table:style-name="ro3">
          <table:table-cell table:number-columns-repeated="2" table:style-name="ce80" office:value-type="string" calcext:value-type="string">
            <text:p>Pentium M72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600" calcext:value-type="float">
            <text:p>1600</text:p>
          </table:table-cell>
          <table:table-cell table:style-name="ce82" office:value-type="string" calcext:value-type="string">
            <text:p>i386</text:p>
          </table:table-cell>
          <table:table-cell table:style-name="ce104" office:value-type="float" office:value="0.0491770383345178" calcext:value-type="float">
            <text:p>0,05</text:p>
          </table:table-cell>
          <table:table-cell table:style-name="ce104" office:value-type="float" office:value="0.0161864044190428" calcext:value-type="float">
            <text:p>0,02</text:p>
          </table:table-cell>
          <table:table-cell table:style-name="ce104" office:value-type="float" office:value="0.0168665478030309" calcext:value-type="float">
            <text:p>0,02</text:p>
          </table:table-cell>
          <table:table-cell table:style-name="ce104" office:value-type="float" office:value="0.0787424266016561" calcext:value-type="float">
            <text:p>0,08</text:p>
          </table:table-cell>
          <table:table-cell table:style-name="ce104" office:value-type="float" office:value="0.0076516438902007" calcext:value-type="float">
            <text:p>0,01</text:p>
          </table:table-cell>
          <table:table-cell table:style-name="ce104" table:formula="of:=GEOMEAN([.F7:.J7])" office:value-type="float" office:value="0.0240757874472273" calcext:value-type="float">
            <text:p>0,02</text:p>
          </table:table-cell>
          <table:table-cell table:style-name="ce104" table:formula="of:=1/[.K7]" office:value-type="float" office:value="41.5355054197891" calcext:value-type="float">
            <text:p>41,54</text:p>
          </table:table-cell>
          <table:table-cell table:number-columns-repeated="52"/>
        </table:table-row>
        <table:table-row table:style-name="ro3">
          <table:table-cell table:style-name="ce80" office:value-type="string" calcext:value-type="string">
            <text:p>Pentium III</text:p>
          </table:table-cell>
          <table:table-cell table:style-name="ce82" office:value-type="string" calcext:value-type="string">
            <text:p>Intel(R) Pentium(TM) III CPU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string" calcext:value-type="string">
            <text:p>i386</text:p>
          </table:table-cell>
          <table:table-cell table:style-name="ce104" office:value-type="float" office:value="0.0722472332027448" calcext:value-type="float">
            <text:p>0,07</text:p>
          </table:table-cell>
          <table:table-cell table:style-name="ce104" office:value-type="float" office:value="0.026054471726428" calcext:value-type="float">
            <text:p>0,03</text:p>
          </table:table-cell>
          <table:table-cell table:style-name="ce104" office:value-type="float" office:value="0.0187729042292485" calcext:value-type="float">
            <text:p>0,02</text:p>
          </table:table-cell>
          <table:table-cell table:style-name="ce104" office:value-type="float" office:value="0.0735947235462677" calcext:value-type="float">
            <text:p>0,07</text:p>
          </table:table-cell>
          <table:table-cell table:style-name="ce104"/>
          <table:table-cell table:style-name="ce104" table:formula="of:=GEOMEAN([.F8:.J8])" office:value-type="float" office:value="0.0401578458835687" calcext:value-type="float">
            <text:p>0,04</text:p>
          </table:table-cell>
          <table:table-cell table:style-name="ce104" table:formula="of:=1/[.K8]" office:value-type="float" office:value="24.9017340944866" calcext:value-type="float">
            <text:p>24,90</text:p>
          </table:table-cell>
          <table:table-cell table:number-columns-repeated="52"/>
        </table:table-row>
        <table:table-row table:style-name="ro3">
          <table:table-cell table:style-name="ce80" office:value-type="string" calcext:value-type="string">
            <text:p>Pentium 4</text:p>
          </table:table-cell>
          <table:table-cell table:style-name="ce82" office:value-type="string" calcext:value-type="string">
            <text:p>Intel(R) Pentium(TM) 4 CPU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066" calcext:value-type="float">
            <text:p>3066</text:p>
          </table:table-cell>
          <table:table-cell table:style-name="ce82" office:value-type="string" calcext:value-type="string">
            <text:p>i386</text:p>
          </table:table-cell>
          <table:table-cell table:style-name="ce104" office:value-type="float" office:value="0.181727836745713" calcext:value-type="float">
            <text:p>0,18</text:p>
          </table:table-cell>
          <table:table-cell table:style-name="ce104" office:value-type="float" office:value="0.0357291101248443" calcext:value-type="float">
            <text:p>0,04</text:p>
          </table:table-cell>
          <table:table-cell table:style-name="ce104" office:value-type="float" office:value="0.0496482415625909" calcext:value-type="float">
            <text:p>0,05</text:p>
          </table:table-cell>
          <table:table-cell table:style-name="ce104" office:value-type="float" office:value="0.195280381325109" calcext:value-type="float">
            <text:p>0,20</text:p>
          </table:table-cell>
          <table:table-cell table:style-name="ce104" office:value-type="float" office:value="0.0225890137754509" calcext:value-type="float">
            <text:p>0,02</text:p>
          </table:table-cell>
          <table:table-cell table:style-name="ce104" table:formula="of:=GEOMEAN([.F9:.J9])" office:value-type="float" office:value="0.0676987550881293" calcext:value-type="float">
            <text:p>0,07</text:p>
          </table:table-cell>
          <table:table-cell table:style-name="ce104" table:formula="of:=1/[.K9]" office:value-type="float" office:value="14.7713203691591" calcext:value-type="float">
            <text:p>14,77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Raspberry PI 3</text:p>
          </table:table-cell>
          <table:table-cell table:style-name="ce80" office:value-type="string" calcext:value-type="string">
            <text:p>Broadcom BCM2837B0 (armv8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0.11183599923359" calcext:value-type="float">
            <text:p>0,11</text:p>
          </table:table-cell>
          <table:table-cell table:style-name="ce104" office:value-type="float" office:value="0.088757623168045" calcext:value-type="float">
            <text:p>0,09</text:p>
          </table:table-cell>
          <table:table-cell table:style-name="ce104" office:value-type="float" office:value="0.128384840062735" calcext:value-type="float">
            <text:p>0,13</text:p>
          </table:table-cell>
          <table:table-cell table:style-name="ce104" office:value-type="float" office:value="0.0418323498857744" calcext:value-type="float">
            <text:p>0,04</text:p>
          </table:table-cell>
          <table:table-cell table:style-name="ce104" office:value-type="float" office:value="0.0353855945778375" calcext:value-type="float">
            <text:p>0,04</text:p>
          </table:table-cell>
          <table:table-cell table:style-name="ce104" table:formula="of:=GEOMEAN([.F10:.J10])" office:value-type="float" office:value="0.0716354441391593" calcext:value-type="float">
            <text:p>0,07</text:p>
          </table:table-cell>
          <table:table-cell table:style-name="ce104" table:formula="of:=1/[.K10]" office:value-type="float" office:value="13.9595700426928" calcext:value-type="float">
            <text:p>13,96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Orange Pi Win</text:p>
          </table:table-cell>
          <table:table-cell table:style-name="ce82" office:value-type="string" calcext:value-type="string">
            <text:p>Allwinner A64 (aarch64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44" calcext:value-type="float">
            <text:p>1344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0.107351688207213" calcext:value-type="float">
            <text:p>0,11</text:p>
          </table:table-cell>
          <table:table-cell table:style-name="ce104" office:value-type="float" office:value="0.0591972923784284" calcext:value-type="float">
            <text:p>0,06</text:p>
          </table:table-cell>
          <table:table-cell table:style-name="ce104" office:value-type="float" office:value="0.128442423466148" calcext:value-type="float">
            <text:p>0,13</text:p>
          </table:table-cell>
          <table:table-cell table:style-name="ce104" office:value-type="float" office:value="0.0404472343006677" calcext:value-type="float">
            <text:p>0,04</text:p>
          </table:table-cell>
          <table:table-cell table:style-name="ce104"/>
          <table:table-cell table:style-name="ce104" table:formula="of:=GEOMEAN([.F11:.J11])" office:value-type="float" office:value="0.075801362312448" calcext:value-type="float">
            <text:p>0,08</text:p>
          </table:table-cell>
          <table:table-cell table:style-name="ce104" table:formula="of:=1/[.K11]" office:value-type="float" office:value="13.192375037774" calcext:value-type="float">
            <text:p>13,19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Orange Pi PC2</text:p>
          </table:table-cell>
          <table:table-cell table:style-name="ce82" office:value-type="string" calcext:value-type="string">
            <text:p>Allwinner H5 (aarch64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52" calcext:value-type="float">
            <text:p>1152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0.133583548829391" calcext:value-type="float">
            <text:p>0,13</text:p>
          </table:table-cell>
          <table:table-cell table:style-name="ce104" office:value-type="float" office:value="0.121268239726683" calcext:value-type="float">
            <text:p>0,12</text:p>
          </table:table-cell>
          <table:table-cell table:style-name="ce104" office:value-type="float" office:value="0.124518812861241" calcext:value-type="float">
            <text:p>0,12</text:p>
          </table:table-cell>
          <table:table-cell table:style-name="ce104" office:value-type="float" office:value="0.0379837736962832" calcext:value-type="float">
            <text:p>0,04</text:p>
          </table:table-cell>
          <table:table-cell table:style-name="ce104" office:value-type="float" office:value="0.0582866203115714" calcext:value-type="float">
            <text:p>0,06</text:p>
          </table:table-cell>
          <table:table-cell table:style-name="ce104" table:formula="of:=GEOMEAN([.F12:.J12])" office:value-type="float" office:value="0.085109962891177" calcext:value-type="float">
            <text:p>0,09</text:p>
          </table:table-cell>
          <table:table-cell table:style-name="ce104" table:formula="of:=1/[.K12]" office:value-type="float" office:value="11.7495057691262" calcext:value-type="float">
            <text:p>11,75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Baikal T1 BFK</text:p>
          </table:table-cell>
          <table:table-cell table:style-name="ce82" office:value-type="string" calcext:value-type="string">
            <text:p>Baikal-T1 (MIPS P5600 V3.0)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mips</text:p>
          </table:table-cell>
          <table:table-cell table:style-name="ce104" office:value-type="float" office:value="0.165330659053303" calcext:value-type="float">
            <text:p>0,17</text:p>
          </table:table-cell>
          <table:table-cell table:style-name="ce104" office:value-type="float" office:value="0.0391774960886363" calcext:value-type="float">
            <text:p>0,04</text:p>
          </table:table-cell>
          <table:table-cell table:style-name="ce104" office:value-type="float" office:value="0.103316675000189" calcext:value-type="float">
            <text:p>0,10</text:p>
          </table:table-cell>
          <table:table-cell table:style-name="ce104" table:number-columns-repeated="2"/>
          <table:table-cell table:style-name="ce104" table:formula="of:=GEOMEAN([.F13:.J13])" office:value-type="float" office:value="0.0874688663748015" calcext:value-type="float">
            <text:p>0,09</text:p>
          </table:table-cell>
          <table:table-cell table:style-name="ce104" table:formula="of:=1/[.K13]" office:value-type="float" office:value="11.4326393086545" calcext:value-type="float">
            <text:p>11,43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MBE1C-PC</text:p>
          </table:table-cell>
          <table:table-cell table:style-name="ce82" office:value-type="string" calcext:value-type="string">
            <text:p>Elbrus 1C+ (MBE1C-PC)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985" calcext:value-type="float">
            <text:p>985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194887704245646" calcext:value-type="float">
            <text:p>0,19</text:p>
          </table:table-cell>
          <table:table-cell table:style-name="ce104" office:value-type="float" office:value="0.0418915035601392" calcext:value-type="float">
            <text:p>0,04</text:p>
          </table:table-cell>
          <table:table-cell table:style-name="ce104" office:value-type="float" office:value="0.0238012585994748" calcext:value-type="float">
            <text:p>0,02</text:p>
          </table:table-cell>
          <table:table-cell table:style-name="ce104" office:value-type="float" office:value="0.18935180773852" calcext:value-type="float">
            <text:p>0,19</text:p>
          </table:table-cell>
          <table:table-cell table:style-name="ce104" office:value-type="float" office:value="0.177219726325313" calcext:value-type="float">
            <text:p>0,18</text:p>
          </table:table-cell>
          <table:table-cell table:style-name="ce104" table:formula="of:=GEOMEAN([.F14:.J14])" office:value-type="float" office:value="0.0918033153911406" calcext:value-type="float">
            <text:p>0,09</text:p>
          </table:table-cell>
          <table:table-cell table:style-name="ce104" table:formula="of:=1/[.K14]" office:value-type="float" office:value="10.8928527879343" calcext:value-type="float">
            <text:p>10,89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Odroid X2</text:p>
          </table:table-cell>
          <table:table-cell table:style-name="ce82" office:value-type="string" calcext:value-type="string">
            <text:p>Samsung Exynos 4412<text:span text:style-name="T2"> (armv7l)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700" calcext:value-type="float">
            <text:p>1700</text:p>
          </table:table-cell>
          <table:table-cell table:style-name="ce82" office:value-type="string" calcext:value-type="string">
            <text:p>arm</text:p>
          </table:table-cell>
          <table:table-cell table:style-name="ce104" office:value-type="float" office:value="0.203607197908046" calcext:value-type="float">
            <text:p>0,20</text:p>
          </table:table-cell>
          <table:table-cell table:style-name="ce104" office:value-type="float" office:value="0.1370094830614" calcext:value-type="float">
            <text:p>0,14</text:p>
          </table:table-cell>
          <table:table-cell table:style-name="ce104" office:value-type="float" office:value="0.201908292151538" calcext:value-type="float">
            <text:p>0,20</text:p>
          </table:table-cell>
          <table:table-cell table:style-name="ce104" office:value-type="float" office:value="0.0624533743600232" calcext:value-type="float">
            <text:p>0,06</text:p>
          </table:table-cell>
          <table:table-cell table:style-name="ce104" office:value-type="float" office:value="0.0395953914092625" calcext:value-type="float">
            <text:p>0,04</text:p>
          </table:table-cell>
          <table:table-cell table:style-name="ce104" table:formula="of:=GEOMEAN([.F15:.J15])" office:value-type="float" office:value="0.106851270825095" calcext:value-type="float">
            <text:p>0,11</text:p>
          </table:table-cell>
          <table:table-cell table:style-name="ce104" table:formula="of:=1/[.K15]" office:value-type="float" office:value="9.35880305660473" calcext:value-type="float">
            <text:p>9,36</text:p>
          </table:table-cell>
          <table:table-cell table:number-columns-repeated="52"/>
        </table:table-row>
        <table:table-row table:style-name="ro3">
          <table:table-cell table:style-name="ce83" office:value-type="string" calcext:value-type="string">
            <text:p>E2S-PC401</text:p>
          </table:table-cell>
          <table:table-cell table:style-name="ce82" office:value-type="string" calcext:value-type="string">
            <text:p>Elbrus 4C [E2S] (pc401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00" calcext:value-type="float">
            <text:p>8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160746696670784" calcext:value-type="float">
            <text:p>0,16</text:p>
          </table:table-cell>
          <table:table-cell table:style-name="ce104" office:value-type="float" office:value="0.0783869216769373" calcext:value-type="float">
            <text:p>0,08</text:p>
          </table:table-cell>
          <table:table-cell table:style-name="ce104" office:value-type="float" office:value="0.307134470125562" calcext:value-type="float">
            <text:p>0,31</text:p>
          </table:table-cell>
          <table:table-cell table:style-name="ce104" office:value-type="float" office:value="0.156796323711118" calcext:value-type="float">
            <text:p>0,16</text:p>
          </table:table-cell>
          <table:table-cell table:style-name="ce104" office:value-type="float" office:value="0.410022702205414" calcext:value-type="float">
            <text:p>0,41</text:p>
          </table:table-cell>
          <table:table-cell table:style-name="ce104" table:formula="of:=GEOMEAN([.F16:.J16])" office:value-type="float" office:value="0.190182959505653" calcext:value-type="float">
            <text:p>0,19</text:p>
          </table:table-cell>
          <table:table-cell table:style-name="ce104" table:formula="of:=1/[.K16]" office:value-type="float" office:value="5.25809464002098" calcext:value-type="float">
            <text:p>5,26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Atom Z8350</text:p>
          </table:table-cell>
          <table:table-cell table:style-name="ce80" office:value-type="string" calcext:value-type="string">
            <text:p>Intel(R) Atom(TM) x5-Z8350 CPU @ 1.44GH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440" calcext:value-type="float">
            <text:p>144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0.211863312764387" calcext:value-type="float">
            <text:p>0,21</text:p>
          </table:table-cell>
          <table:table-cell table:style-name="ce104" office:value-type="float" office:value="0.211884159775216" calcext:value-type="float">
            <text:p>0,21</text:p>
          </table:table-cell>
          <table:table-cell table:style-name="ce104" office:value-type="float" office:value="0.199001407232702" calcext:value-type="float">
            <text:p>0,20</text:p>
          </table:table-cell>
          <table:table-cell table:style-name="ce104" office:value-type="float" office:value="0.237384641485141" calcext:value-type="float">
            <text:p>0,24</text:p>
          </table:table-cell>
          <table:table-cell table:style-name="ce104" office:value-type="float" office:value="0.121835061818267" calcext:value-type="float">
            <text:p>0,12</text:p>
          </table:table-cell>
          <table:table-cell table:style-name="ce104" table:formula="of:=GEOMEAN([.F17:.J17])" office:value-type="float" office:value="0.191622746433556" calcext:value-type="float">
            <text:p>0,19</text:p>
          </table:table-cell>
          <table:table-cell table:style-name="ce104" table:formula="of:=1/[.K17]" office:value-type="float" office:value="5.21858713859287" calcext:value-type="float">
            <text:p>5,22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Odroid N2</text:p>
          </table:table-cell>
          <table:table-cell table:style-name="ce80" office:value-type="string" calcext:value-type="string">
            <text:p>Amlogic S922X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0.372786664111968" calcext:value-type="float">
            <text:p>0,37</text:p>
          </table:table-cell>
          <table:table-cell table:style-name="ce104" office:value-type="float" office:value="0.317091861170535" calcext:value-type="float">
            <text:p>0,32</text:p>
          </table:table-cell>
          <table:table-cell table:style-name="ce104"/>
          <table:table-cell table:style-name="ce104" office:value-type="float" office:value="0.196400558694273" calcext:value-type="float">
            <text:p>0,20</text:p>
          </table:table-cell>
          <table:table-cell table:style-name="ce104" office:value-type="float" office:value="0.181947355703106" calcext:value-type="float">
            <text:p>0,18</text:p>
          </table:table-cell>
          <table:table-cell table:style-name="ce104" table:formula="of:=GEOMEAN([.F18:.J18])" office:value-type="float" office:value="0.25493735900987" calcext:value-type="float">
            <text:p>0,25</text:p>
          </table:table-cell>
          <table:table-cell table:style-name="ce104" table:formula="of:=1/[.K18]" office:value-type="float" office:value="3.92253220118" calcext:value-type="float">
            <text:p>3,92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Core 2 Duo T9400</text:p>
          </table:table-cell>
          <table:table-cell table:style-name="ce82" office:value-type="string" calcext:value-type="string">
            <text:p>Intel(R) Core(TM) 2 Duo CPU <text:s text:c="4"/>T9400 <text:s/>@ 2.53GHz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2530" calcext:value-type="float">
            <text:p>253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0.602841331940026" calcext:value-type="float">
            <text:p>0,60</text:p>
          </table:table-cell>
          <table:table-cell table:style-name="ce104" office:value-type="float" office:value="0.165873750758326" calcext:value-type="float">
            <text:p>0,17</text:p>
          </table:table-cell>
          <table:table-cell table:style-name="ce104" office:value-type="float" office:value="0.200137716304548" calcext:value-type="float">
            <text:p>0,20</text:p>
          </table:table-cell>
          <table:table-cell table:style-name="ce104" office:value-type="float" office:value="0.422046577997578" calcext:value-type="float">
            <text:p>0,42</text:p>
          </table:table-cell>
          <table:table-cell table:style-name="ce104" office:value-type="float" office:value="0.210676698818833" calcext:value-type="float">
            <text:p>0,21</text:p>
          </table:table-cell>
          <table:table-cell table:style-name="ce104" table:formula="of:=GEOMEAN([.F19:.J19])" office:value-type="float" office:value="0.281875482563745" calcext:value-type="float">
            <text:p>0,28</text:p>
          </table:table-cell>
          <table:table-cell table:style-name="ce107" table:formula="of:=1/[.K19]" office:value-type="float" office:value="3.5476657668297" calcext:value-type="float">
            <text:p>3,55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Core i3-m330</text:p>
          </table:table-cell>
          <table:table-cell table:style-name="ce82" office:value-type="string" calcext:value-type="string">
            <text:p>Intel(R) Core(TM) i3 CPU <text:s text:c="6"/>M 330 <text:s/>@ 2.13GH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133" calcext:value-type="float">
            <text:p>2133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0.49460591738812" calcext:value-type="float">
            <text:p>0,49</text:p>
          </table:table-cell>
          <table:table-cell table:style-name="ce104" office:value-type="float" office:value="0.28216098853731" calcext:value-type="float">
            <text:p>0,28</text:p>
          </table:table-cell>
          <table:table-cell table:style-name="ce104" office:value-type="float" office:value="0.202661735279521" calcext:value-type="float">
            <text:p>0,20</text:p>
          </table:table-cell>
          <table:table-cell table:style-name="ce104" office:value-type="float" office:value="0.500970278115406" calcext:value-type="float">
            <text:p>0,50</text:p>
          </table:table-cell>
          <table:table-cell table:style-name="ce104" office:value-type="float" office:value="0.243594591031274" calcext:value-type="float">
            <text:p>0,24</text:p>
          </table:table-cell>
          <table:table-cell table:style-name="ce104" table:formula="of:=GEOMEAN([.F20:.J20])" office:value-type="float" office:value="0.321811475694741" calcext:value-type="float">
            <text:p>0,32</text:p>
          </table:table-cell>
          <table:table-cell table:style-name="ce104" table:formula="of:=1/[.K20]" office:value-type="float" office:value="3.1074093857006" calcext:value-type="float">
            <text:p>3,11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2S-EL2S4</text:p>
          </table:table-cell>
          <table:table-cell table:style-name="ce82" office:value-type="string" calcext:value-type="string">
            <text:p>Elbrus 4C [EL2S4<text:span text:style-name="T2">] (4 CPU)</text:span>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750" calcext:value-type="float">
            <text:p>75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150813721267004" calcext:value-type="float">
            <text:p>0,15</text:p>
          </table:table-cell>
          <table:table-cell table:style-name="ce104" office:value-type="float" office:value="0.504166799706249" calcext:value-type="float">
            <text:p>0,50</text:p>
          </table:table-cell>
          <table:table-cell table:style-name="ce104" office:value-type="float" office:value="0.287938595530573" calcext:value-type="float">
            <text:p>0,29</text:p>
          </table:table-cell>
          <table:table-cell table:style-name="ce104" office:value-type="float" office:value="0.146996553479173" calcext:value-type="float">
            <text:p>0,15</text:p>
          </table:table-cell>
          <table:table-cell table:style-name="ce104" office:value-type="float" office:value="1.25401707139812" calcext:value-type="float">
            <text:p>1,25</text:p>
          </table:table-cell>
          <table:table-cell table:style-name="ce104" table:formula="of:=GEOMEAN([.F21:.J21])" office:value-type="float" office:value="0.332035956529895" calcext:value-type="float">
            <text:p>0,33</text:p>
          </table:table-cell>
          <table:table-cell table:style-name="ce104" table:formula="of:=1/[.K21]" office:value-type="float" office:value="3.01172201484138" calcext:value-type="float">
            <text:p>3,01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8C2-1200</text:p>
          </table:table-cell>
          <table:table-cell table:style-name="ce82" office:value-type="string" calcext:value-type="string">
            <text:p>Elbrus 8C2 (Broken 8MB Cache 1.2 GHz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161003072432494" calcext:value-type="float">
            <text:p>0,16</text:p>
          </table:table-cell>
          <table:table-cell table:style-name="ce104" office:value-type="float" office:value="0.396564385836074" calcext:value-type="float">
            <text:p>0,40</text:p>
          </table:table-cell>
          <table:table-cell table:style-name="ce104" office:value-type="float" office:value="0.220578530575779" calcext:value-type="float">
            <text:p>0,22</text:p>
          </table:table-cell>
          <table:table-cell table:style-name="ce104" office:value-type="float" office:value="0.233747551064517" calcext:value-type="float">
            <text:p>0,23</text:p>
          </table:table-cell>
          <table:table-cell table:style-name="ce104" office:value-type="float" office:value="2.16149667163477" calcext:value-type="float">
            <text:p>2,16</text:p>
          </table:table-cell>
          <table:table-cell table:style-name="ce104" table:formula="of:=GEOMEAN([.F22:.J22])" office:value-type="float" office:value="0.371914020284471" calcext:value-type="float">
            <text:p>0,37</text:p>
          </table:table-cell>
          <table:table-cell table:style-name="ce104" table:formula="of:=1/[.K22]" office:value-type="float" office:value="2.68879349919403" calcext:value-type="float">
            <text:p>2,69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8C-SWTX</text:p>
          </table:table-cell>
          <table:table-cell table:style-name="ce82" office:value-type="string" calcext:value-type="string">
            <text:p>Elbrus 8C (E8C-SWTX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265670062513108" calcext:value-type="float">
            <text:p>0,27</text:p>
          </table:table-cell>
          <table:table-cell table:style-name="ce104" office:value-type="float" office:value="0.414444905648329" calcext:value-type="float">
            <text:p>0,41</text:p>
          </table:table-cell>
          <table:table-cell table:style-name="ce104" office:value-type="float" office:value="0.241045673076079" calcext:value-type="float">
            <text:p>0,24</text:p>
          </table:table-cell>
          <table:table-cell table:style-name="ce104" office:value-type="float" office:value="0.249894838120426" calcext:value-type="float">
            <text:p>0,25</text:p>
          </table:table-cell>
          <table:table-cell table:style-name="ce104" office:value-type="float" office:value="1.28136287854882" calcext:value-type="float">
            <text:p>1,28</text:p>
          </table:table-cell>
          <table:table-cell table:style-name="ce104" table:formula="of:=GEOMEAN([.F23:.J23])" office:value-type="float" office:value="0.385360890989677" calcext:value-type="float">
            <text:p>0,39</text:p>
          </table:table-cell>
          <table:table-cell table:style-name="ce104" table:formula="of:=1/[.K23]" office:value-type="float" office:value="2.59497012639715" calcext:value-type="float">
            <text:p>2,59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AMD A6-3650</text:p>
          </table:table-cell>
          <table:table-cell table:style-name="ce82" office:value-type="string" calcext:value-type="string">
            <text:p>AMD A6-3650 APU with Radeon(tm) HD Graphics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600" calcext:value-type="float">
            <text:p>260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0.518903182819019" calcext:value-type="float">
            <text:p>0,52</text:p>
          </table:table-cell>
          <table:table-cell table:style-name="ce104" office:value-type="float" office:value="0.386762029438999" calcext:value-type="float">
            <text:p>0,39</text:p>
          </table:table-cell>
          <table:table-cell table:style-name="ce104" office:value-type="float" office:value="0.348177083336756" calcext:value-type="float">
            <text:p>0,35</text:p>
          </table:table-cell>
          <table:table-cell table:style-name="ce104" office:value-type="float" office:value="0.406710373725566" calcext:value-type="float">
            <text:p>0,41</text:p>
          </table:table-cell>
          <table:table-cell table:style-name="ce104" office:value-type="float" office:value="0.347986237016792" calcext:value-type="float">
            <text:p>0,35</text:p>
          </table:table-cell>
          <table:table-cell table:style-name="ce104" table:formula="of:=GEOMEAN([.F24:.J24])" office:value-type="float" office:value="0.397224048210997" calcext:value-type="float">
            <text:p>0,40</text:p>
          </table:table-cell>
          <table:table-cell table:style-name="ce104" table:formula="of:=1/[.K24]" office:value-type="float" office:value="2.51747094493338" calcext:value-type="float">
            <text:p>2,52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8C2</text:p>
          </table:table-cell>
          <table:table-cell table:style-name="ce82" office:value-type="string" calcext:value-type="string">
            <text:p>Elbrus 8C2 (E8C2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111970528564382" calcext:value-type="float">
            <text:p>0,11</text:p>
          </table:table-cell>
          <table:table-cell table:style-name="ce104" office:value-type="float" office:value="0.465274753344615" calcext:value-type="float">
            <text:p>0,47</text:p>
          </table:table-cell>
          <table:table-cell table:style-name="ce104" office:value-type="float" office:value="0.277140797063008" calcext:value-type="float">
            <text:p>0,28</text:p>
          </table:table-cell>
          <table:table-cell table:style-name="ce104" office:value-type="float" office:value="0.292184438830646" calcext:value-type="float">
            <text:p>0,29</text:p>
          </table:table-cell>
          <table:table-cell table:style-name="ce104" office:value-type="float" office:value="2.49428205895241" calcext:value-type="float">
            <text:p>2,49</text:p>
          </table:table-cell>
          <table:table-cell table:style-name="ce104" table:formula="of:=GEOMEAN([.F25:.J25])" office:value-type="float" office:value="0.402182588166289" calcext:value-type="float">
            <text:p>0,40</text:p>
          </table:table-cell>
          <table:table-cell table:style-name="ce104" table:formula="of:=1/[.K25]" office:value-type="float" office:value="2.48643285269857" calcext:value-type="float">
            <text:p>2,49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8C2-1550</text:p>
          </table:table-cell>
          <table:table-cell table:style-name="ce82" office:value-type="string" calcext:value-type="string">
            <text:p>Elbrus 8C2 (E8C2 1550 MHz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550" calcext:value-type="float">
            <text:p>155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242671435437019" calcext:value-type="float">
            <text:p>0,24</text:p>
          </table:table-cell>
          <table:table-cell table:style-name="ce104" office:value-type="float" office:value="0.465274753344615" calcext:value-type="float">
            <text:p>0,47</text:p>
          </table:table-cell>
          <table:table-cell table:style-name="ce104" office:value-type="float" office:value="0.288167253392378" calcext:value-type="float">
            <text:p>0,29</text:p>
          </table:table-cell>
          <table:table-cell table:style-name="ce104" office:value-type="float" office:value="0.29510166423032" calcext:value-type="float">
            <text:p>0,30</text:p>
          </table:table-cell>
          <table:table-cell table:style-name="ce104" office:value-type="float" office:value="2.57742479425083" calcext:value-type="float">
            <text:p>2,58</text:p>
          </table:table-cell>
          <table:table-cell table:style-name="ce104" table:formula="of:=GEOMEAN([.F26:.J26])" office:value-type="float" office:value="0.477206210313452" calcext:value-type="float">
            <text:p>0,48</text:p>
          </table:table-cell>
          <table:table-cell table:style-name="ce104" table:formula="of:=1/[.K26]" office:value-type="float" office:value="2.09553014690054" calcext:value-type="float">
            <text:p>2,10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AWS Graviton</text:p>
          </table:table-cell>
          <table:table-cell table:style-name="ce80" office:value-type="string" calcext:value-type="string">
            <text:p>Alpine AL73400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300" calcext:value-type="float">
            <text:p>2300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0.51536193599031" calcext:value-type="float">
            <text:p>0,52</text:p>
          </table:table-cell>
          <table:table-cell table:style-name="ce104" office:value-type="float" office:value="1.42855774450014" calcext:value-type="float">
            <text:p>1,43</text:p>
          </table:table-cell>
          <table:table-cell table:style-name="ce104"/>
          <table:table-cell table:style-name="ce104" office:value-type="float" office:value="0.359909270281137" calcext:value-type="float">
            <text:p>0,36</text:p>
          </table:table-cell>
          <table:table-cell table:style-name="ce104" office:value-type="float" office:value="1.25086516824614" calcext:value-type="float">
            <text:p>1,25</text:p>
          </table:table-cell>
          <table:table-cell table:style-name="ce104" table:formula="of:=GEOMEAN([.F27:.J27])" office:value-type="float" office:value="0.7587582352995" calcext:value-type="float">
            <text:p>0,76</text:p>
          </table:table-cell>
          <table:table-cell table:style-name="ce104" table:formula="of:=1/[.K27]" office:value-type="float" office:value="1.31794286174077" calcext:value-type="float">
            <text:p>1,32</text:p>
          </table:table-cell>
          <table:table-cell table:number-columns-repeated="52"/>
        </table:table-row>
        <table:table-row table:style-name="ro3">
          <table:table-cell table:style-name="ce88" office:value-type="string" calcext:value-type="string">
            <text:p>Huawei Server</text:p>
          </table:table-cell>
          <table:table-cell table:style-name="ce102" office:value-type="string" calcext:value-type="string">
            <text:p>Kunpeng 920 (armv8.4 2 CPU)</text:p>
          </table:table-cell>
          <table:table-cell table:style-name="ce82" office:value-type="float" office:value="128" calcext:value-type="float">
            <text:p>128</text:p>
          </table:table-cell>
          <table:table-cell table:style-name="ce82" office:value-type="float" office:value="2600" calcext:value-type="float">
            <text:p>2600</text:p>
          </table:table-cell>
          <table:table-cell table:style-name="ce88" office:value-type="string" calcext:value-type="string">
            <text:p>aarch64</text:p>
          </table:table-cell>
          <table:table-cell table:style-name="ce104" office:value-type="float" office:value="0.95" calcext:value-type="float">
            <text:p>0,95</text:p>
          </table:table-cell>
          <table:table-cell table:style-name="ce104" office:value-type="float" office:value="17.39" calcext:value-type="float">
            <text:p>17,39</text:p>
          </table:table-cell>
          <table:table-cell table:style-name="ce104" office:value-type="float" office:value="18.36" calcext:value-type="float">
            <text:p>18,36</text:p>
          </table:table-cell>
          <table:table-cell table:style-name="ce104" office:value-type="float" office:value="0.78" calcext:value-type="float">
            <text:p>0,78</text:p>
          </table:table-cell>
          <table:table-cell table:style-name="ce104"/>
          <table:table-cell table:style-name="ce104" table:formula="of:=GEOMEAN([.F28:.J28])" office:value-type="float" office:value="3.92190994090875" calcext:value-type="float">
            <text:p>3,92</text:p>
          </table:table-cell>
          <table:table-cell table:style-name="ce104" table:formula="of:=1/[.K28]" office:value-type="float" office:value="0.254977808023886" calcext:value-type="float">
            <text:p>0,25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8C-E8C4</text:p>
          </table:table-cell>
          <table:table-cell table:style-name="ce82" office:value-type="string" calcext:value-type="string">
            <text:p>Elbrus 8C (4 CPU)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264747381547377" calcext:value-type="float">
            <text:p>0,26</text:p>
          </table:table-cell>
          <table:table-cell table:style-name="ce104" office:value-type="float" office:value="1.71023979054248" calcext:value-type="float">
            <text:p>1,71</text:p>
          </table:table-cell>
          <table:table-cell table:style-name="ce104" office:value-type="float" office:value="0.985080125241504" calcext:value-type="float">
            <text:p>0,99</text:p>
          </table:table-cell>
          <table:table-cell table:style-name="ce104" office:value-type="float" office:value="0.253090364847812" calcext:value-type="float">
            <text:p>0,25</text:p>
          </table:table-cell>
          <table:table-cell table:style-name="ce104" office:value-type="float" office:value="5.57016199551388" calcext:value-type="float">
            <text:p>5,57</text:p>
          </table:table-cell>
          <table:table-cell table:style-name="ce104" table:formula="of:=GEOMEAN([.F29:.J29])" office:value-type="float" office:value="0.911382604398347" calcext:value-type="float">
            <text:p>0,91</text:p>
          </table:table-cell>
          <table:table-cell table:style-name="ce104" table:formula="of:=1/[.K29]" office:value-type="float" office:value="1.09723402133636" calcext:value-type="float">
            <text:p>1,10</text:p>
          </table:table-cell>
          <table:table-cell table:number-columns-repeated="52"/>
        </table:table-row>
        <table:table-row table:style-name="ro3">
          <table:table-cell table:style-name="ce82" office:value-type="string" calcext:value-type="string">
            <text:p>E16C-APPROX!</text:p>
          </table:table-cell>
          <table:table-cell table:style-name="ce82" office:value-type="string" calcext:value-type="string">
            <text:p>Elbrus 16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000" calcext:value-type="float">
            <text:p>20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0.40872320794022" calcext:value-type="float">
            <text:p>0,41</text:p>
          </table:table-cell>
          <table:table-cell table:style-name="ce104" office:value-type="float" office:value="1.20070904088933" calcext:value-type="float">
            <text:p>1,20</text:p>
          </table:table-cell>
          <table:table-cell table:style-name="ce104" office:value-type="float" office:value="0.743657428109362" calcext:value-type="float">
            <text:p>0,74</text:p>
          </table:table-cell>
          <table:table-cell table:style-name="ce104" office:value-type="float" office:value="0.389369792073555" calcext:value-type="float">
            <text:p>0,39</text:p>
          </table:table-cell>
          <table:table-cell table:style-name="ce104" office:value-type="float" office:value="6.6514188238731" calcext:value-type="float">
            <text:p>6,65</text:p>
          </table:table-cell>
          <table:table-cell table:style-name="ce104" table:formula="of:=GEOMEAN([.F30:.J30])" office:value-type="float" office:value="0.988788279594609" calcext:value-type="float">
            <text:p>0,99</text:p>
          </table:table-cell>
          <table:table-cell table:style-name="ce104" table:formula="of:=1/[.K30]" office:value-type="float" office:value="1.01133884840341" calcext:value-type="float">
            <text:p>1,01</text:p>
          </table:table-cell>
          <table:table-cell table:number-columns-repeated="52"/>
        </table:table-row>
        <table:table-row table:style-name="ro3">
          <table:table-cell table:style-name="ce99" office:value-type="string" calcext:value-type="string">
            <text:p>Core i7-2600</text:p>
          </table:table-cell>
          <table:table-cell table:style-name="ce82" office:value-type="string" calcext:value-type="string">
            <text:p>Intel(R) Core(TM) i7-2600 CPU @ 3.40GHz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400" calcext:value-type="float">
            <text:p>3400</text:p>
          </table:table-cell>
          <table:table-cell table:style-name="ce82" office:value-type="string" calcext:value-type="string">
            <text:p>amd64</text:p>
          </table:table-cell>
          <table:table-cell table:number-columns-repeated="4" table:style-name="ce104" office:value-type="float" office:value="1" calcext:value-type="float">
            <text:p>1,00</text:p>
          </table:table-cell>
          <table:table-cell table:style-name="ce104" office:value-type="float" office:value="0.999999988148" calcext:value-type="float">
            <text:p>1,00</text:p>
          </table:table-cell>
          <table:table-cell table:style-name="ce104" table:formula="of:=GEOMEAN([.F31:.J31])" office:value-type="float" office:value="0.9999999976296" calcext:value-type="float">
            <text:p>1,00</text:p>
          </table:table-cell>
          <table:table-cell table:style-name="ce104" table:formula="of:=1/[.K31]" office:value-type="float" office:value="1.0000000023704" calcext:value-type="float">
            <text:p>1,00</text:p>
          </table:table-cell>
          <table:table-cell table:number-columns-repeated="52"/>
        </table:table-row>
        <table:table-row table:style-name="ro3">
          <table:table-cell table:style-name="ce80" office:value-type="string" calcext:value-type="string">
            <text:p>Core i7-4700MQ</text:p>
          </table:table-cell>
          <table:table-cell table:style-name="ce80" office:value-type="string" calcext:value-type="string">
            <text:p>Intel(R) Core(TM) i7-4700MQ CPU @ 2.40GHz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2400" calcext:value-type="float">
            <text:p>240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1.04124252558209" calcext:value-type="float">
            <text:p>1,04</text:p>
          </table:table-cell>
          <table:table-cell table:style-name="ce104" office:value-type="float" office:value="1.12500399118746" calcext:value-type="float">
            <text:p>1,13</text:p>
          </table:table-cell>
          <table:table-cell table:style-name="ce104" office:value-type="float" office:value="1.02999332340363" calcext:value-type="float">
            <text:p>1,03</text:p>
          </table:table-cell>
          <table:table-cell table:style-name="ce104" office:value-type="float" office:value="1.14245077145825" calcext:value-type="float">
            <text:p>1,14</text:p>
          </table:table-cell>
          <table:table-cell table:style-name="ce104" office:value-type="float" office:value="1.01898794249" calcext:value-type="float">
            <text:p>1,02</text:p>
          </table:table-cell>
          <table:table-cell table:style-name="ce104" table:formula="of:=GEOMEAN([.F32:.J32])" office:value-type="float" office:value="1.07030950440905" calcext:value-type="float">
            <text:p>1,07</text:p>
          </table:table-cell>
          <table:table-cell table:style-name="ce104" table:formula="of:=1/[.K32]" office:value-type="float" office:value="0.934309184287894" calcext:value-type="float">
            <text:p>0,93</text:p>
          </table:table-cell>
          <table:table-cell table:number-columns-repeated="52"/>
        </table:table-row>
        <table:table-row table:style-name="ro3">
          <table:table-cell table:style-name="ce80" office:value-type="string" calcext:value-type="string">
            <text:p>Xeon 6128</text:p>
          </table:table-cell>
          <table:table-cell table:style-name="ce80" office:value-type="string" calcext:value-type="string">
            <text:p>Intel(R) Xeon(R) Gold 6128 CPU @ 3.40GHz (2 CPU)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3400" calcext:value-type="float">
            <text:p>340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1.14124854995953" calcext:value-type="float">
            <text:p>1,14</text:p>
          </table:table-cell>
          <table:table-cell table:style-name="ce104" office:value-type="float" office:value="3.95459625147674" calcext:value-type="float">
            <text:p>3,95</text:p>
          </table:table-cell>
          <table:table-cell table:style-name="ce104" office:value-type="float" office:value="5.60391198044635" calcext:value-type="float">
            <text:p>5,60</text:p>
          </table:table-cell>
          <table:table-cell table:style-name="ce104" office:value-type="float" office:value="1.4190346488058" calcext:value-type="float">
            <text:p>1,42</text:p>
          </table:table-cell>
          <table:table-cell table:style-name="ce104" office:value-type="float" office:value="5.43912944357867" calcext:value-type="float">
            <text:p>5,44</text:p>
          </table:table-cell>
          <table:table-cell table:style-name="ce104" table:formula="of:=GEOMEAN([.F33:.J33])" office:value-type="float" office:value="2.87143650776033" calcext:value-type="float">
            <text:p>2,87</text:p>
          </table:table-cell>
          <table:table-cell table:style-name="ce104" table:formula="of:=1/[.K33]" office:value-type="float" office:value="0.348257743919256" calcext:value-type="float">
            <text:p>0,35</text:p>
          </table:table-cell>
          <table:table-cell table:number-columns-repeated="52"/>
        </table:table-row>
        <table:table-row table:style-name="ro3" table:number-rows-repeated="2">
          <table:table-cell table:style-name="ce100" table:number-columns-repeated="6"/>
          <table:table-cell table:style-name="ce105" table:number-columns-repeated="3"/>
          <table:table-cell table:style-name="ce106" table:number-columns-repeated="2"/>
          <table:table-cell table:number-columns-repeated="53"/>
        </table:table-row>
        <table:table-row table:style-name="ro3" table:number-rows-repeated="104854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hrystone!" table:style-name="ta1">
        <table:table-column table:style-name="co12" table:default-cell-style-name="ce69"/>
        <table:table-column table:style-name="co13" table:default-cell-style-name="ce69"/>
        <table:table-column table:style-name="co5" table:default-cell-style-name="ce69"/>
        <table:table-column table:style-name="co14" table:default-cell-style-name="ce69"/>
        <table:table-column table:style-name="co5" table:default-cell-style-name="ce69"/>
        <table:table-column table:style-name="co15" table:default-cell-style-name="ce69"/>
        <table:table-column table:style-name="co5" table:number-columns-repeated="2" table:default-cell-style-name="ce69"/>
        <table:table-column table:style-name="co16" table:default-cell-style-name="ce69"/>
        <table:table-column table:style-name="co5" table:number-columns-repeated="4" table:default-cell-style-name="ce69"/>
        <table:table-column table:style-name="co6" table:number-columns-repeated="51" table:default-cell-style-name="ce69"/>
        <table:table-row table:style-name="ro3">
          <table:table-cell table:style-name="ce15" table:number-columns-repeated="5"/>
          <table:table-cell table:style-name="ce16" office:value-type="float" office:value="22076.97" calcext:value-type="float">
            <text:p>22 076,97</text:p>
          </table:table-cell>
          <table:table-cell table:style-name="ce67"/>
          <table:table-cell table:number-columns-repeated="57"/>
        </table:table-row>
        <table:table-row table:style-name="ro3">
          <table:table-cell table:style-name="ce15" table:number-columns-repeated="5"/>
          <table:table-cell table:style-name="ce17"/>
          <table:table-cell table:style-name="ce67"/>
          <table:table-cell table:number-columns-repeated="3"/>
          <table:table-cell>
            <draw:frame draw:z-index="0" draw:name="Chart 2" draw:style-name="gr1" svg:width="30.651cm" svg:height="19.412cm" svg:x="2.041cm" svg:y="0.396cm">
              <draw:object draw:notify-on-update-of-ranges="'Dhrystone!'.A4:'Dhrystone!'.A31 'Dhrystone!'.F3:'Dhrystone!'.F3 'Dhrystone!'.F4:'Dhrystone!'.F31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53"/>
        </table:table-row>
        <table:table-row table:style-name="ro5">
          <table:table-cell table:style-name="ce109" table:formula="of:=[CPUS.A1]" office:value-type="string" office:string-value="Платформа" calcext:value-type="string">
            <text:p>Платформа</text:p>
          </table:table-cell>
          <table:table-cell table:style-name="ce109" table:formula="of:=[CPUS.B1]" office:value-type="string" office:string-value="Процессор" calcext:value-type="string">
            <text:p>Процессор</text:p>
          </table:table-cell>
          <table:table-cell table:style-name="ce109" table:formula="of:=[CPUS.C1]" office:value-type="string" office:string-value="Ядер" calcext:value-type="string">
            <text:p>Ядер</text:p>
          </table:table-cell>
          <table:table-cell table:style-name="ce109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109" table:formula="of:=[CPUS.E1]" office:value-type="string" office:string-value="Архитектура" calcext:value-type="string">
            <text:p>Архитектура</text:p>
          </table:table-cell>
          <table:table-cell table:style-name="ce109" office:value-type="string" calcext:value-type="string">
            <text:p>Dhrystones (VAX)</text:p>
          </table:table-cell>
          <table:table-cell table:style-name="ce121" office:value-type="string" calcext:value-type="string">
            <text:p>Dhrystones на 1 Мгц</text:p>
          </table:table-cell>
          <table:table-cell table:style-name="ce121" office:value-type="string" calcext:value-type="string">
            <text:p>Относительно Core i7-2600</text:p>
          </table:table-cell>
          <table:table-cell table:style-name="ce68" office:value-type="string" calcext:value-type="string">
            <text:p>Dhrystones (VAX), mono</text:p>
          </table:table-cell>
          <table:table-cell table:style-name="ce97" office:value-type="string" calcext:value-type="string">
            <text:p>Dhrystones (VAX), netcore</text:p>
          </table:table-cell>
          <table:table-cell table:number-columns-repeated="54"/>
        </table:table-row>
        <table:table-row table:style-name="ro3">
          <table:table-cell table:style-name="ce75" office:value-type="string" calcext:value-type="string">
            <text:p>Orange Pi Win</text:p>
          </table:table-cell>
          <table:table-cell table:style-name="ce75" office:value-type="string" calcext:value-type="string">
            <text:p>Allwinner A64 (aarch64)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344" calcext:value-type="float">
            <text:p>1344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2370" calcext:value-type="float">
            <text:p>2 370,00</text:p>
          </table:table-cell>
          <table:table-cell table:style-name="ce89" table:formula="of:=[.F4]/[.D4]" office:value-type="float" office:value="1.76339285714286" calcext:value-type="float">
            <text:p>1,76</text:p>
          </table:table-cell>
          <table:table-cell table:style-name="ce90" table:formula="of:=[.F4]/[.$F$1]" office:value-type="float" office:value="0.107351688207213" calcext:value-type="float">
            <text:p>0,11</text:p>
          </table:table-cell>
          <table:table-cell table:style-name="ce92"/>
          <table:table-cell table:style-name="ce98"/>
          <table:table-cell table:style-name="ce23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Raspberry PI 3</text:p>
          </table:table-cell>
          <table:table-cell table:style-name="ce76" office:value-type="string" calcext:value-type="string">
            <text:p>Broadcom BCM2837B0 (armv8)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2469" calcext:value-type="float">
            <text:p>2 469,00</text:p>
          </table:table-cell>
          <table:table-cell table:style-name="ce89" table:formula="of:=[.F5]/[.D5]" office:value-type="float" office:value="2.0575" calcext:value-type="float">
            <text:p>2,06</text:p>
          </table:table-cell>
          <table:table-cell table:style-name="ce90" table:formula="of:=[.F5]/[.$F$1]" office:value-type="float" office:value="0.11183599923359" calcext:value-type="float">
            <text:p>0,11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Orange Pi PC2</text:p>
          </table:table-cell>
          <table:table-cell table:style-name="ce75" office:value-type="string" calcext:value-type="string">
            <text:p>Allwinner H5 (aarch64)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152" calcext:value-type="float">
            <text:p>1152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2949.12" calcext:value-type="float">
            <text:p>2 949,12</text:p>
          </table:table-cell>
          <table:table-cell table:style-name="ce89" table:formula="of:=[.F6]/[.D6]" office:value-type="float" office:value="2.56" calcext:value-type="float">
            <text:p>2,56</text:p>
          </table:table-cell>
          <table:table-cell table:style-name="ce90" table:formula="of:=[.F6]/[.$F$1]" office:value-type="float" office:value="0.133583548829391" calcext:value-type="float">
            <text:p>0,13</text:p>
          </table:table-cell>
          <table:table-cell table:style-name="ce93" office:value-type="float" office:value="575.71" calcext:value-type="float">
            <text:p>575,71</text:p>
          </table:table-cell>
          <table:table-cell table:style-name="ce98" office:value-type="float" office:value="747.6" calcext:value-type="float">
            <text:p>747,6</text:p>
          </table:table-cell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Odroid N2</text:p>
          </table:table-cell>
          <table:table-cell table:style-name="ce76" office:value-type="string" calcext:value-type="string">
            <text:p>Amlogic S922X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800" calcext:value-type="float">
            <text:p>1800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8230" calcext:value-type="float">
            <text:p>8 230,00</text:p>
          </table:table-cell>
          <table:table-cell table:style-name="ce89" table:formula="of:=[.F7]/[.D7]" office:value-type="float" office:value="4.57222222222222" calcext:value-type="float">
            <text:p>4,57</text:p>
          </table:table-cell>
          <table:table-cell table:style-name="ce90" table:formula="of:=[.F7]/[.$F$1]" office:value-type="float" office:value="0.372786664111968" calcext:value-type="float">
            <text:p>0,37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AWS Graviton</text:p>
          </table:table-cell>
          <table:table-cell table:style-name="ce76" office:value-type="string" calcext:value-type="string">
            <text:p>Alpine AL73400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300" calcext:value-type="float">
            <text:p>2300</text:p>
          </table:table-cell>
          <table:table-cell table:style-name="ce75" office:value-type="string" calcext:value-type="string">
            <text:p>aarch64</text:p>
          </table:table-cell>
          <table:table-cell table:style-name="ce84" office:value-type="float" office:value="11377.63" calcext:value-type="float">
            <text:p>11 377,63</text:p>
          </table:table-cell>
          <table:table-cell table:style-name="ce89" table:formula="of:=[.F8]/[.D8]" office:value-type="float" office:value="4.94679565217391" calcext:value-type="float">
            <text:p>4,95</text:p>
          </table:table-cell>
          <table:table-cell table:style-name="ce90" table:formula="of:=[.F8]/[.$F$1]" office:value-type="float" office:value="0.51536193599031" calcext:value-type="float">
            <text:p>0,52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Huawei Server</text:p>
          </table:table-cell>
          <table:table-cell table:style-name="ce76" office:value-type="string" calcext:value-type="string">
            <text:p>Kunpeng 920 (armv8.4 2 CPU)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600" calcext:value-type="float">
            <text:p>2600</text:p>
          </table:table-cell>
          <table:table-cell table:style-name="ce75" office:value-type="string" calcext:value-type="string">
            <text:p>aarch64</text:p>
          </table:table-cell>
          <table:table-cell table:style-name="ce86" office:value-type="float" office:value="21011.57" calcext:value-type="float">
            <text:p>21 011,57</text:p>
          </table:table-cell>
          <table:table-cell table:style-name="ce89" table:formula="of:=[.F9]/[.D9]" office:value-type="float" office:value="8.08137307692308" calcext:value-type="float">
            <text:p>8,08</text:p>
          </table:table-cell>
          <table:table-cell table:style-name="ce90" table:formula="of:=[.F9]/[.$F$1]" office:value-type="float" office:value="0.951741565984825" calcext:value-type="float">
            <text:p>0,95</text:p>
          </table:table-cell>
          <table:table-cell table:style-name="ce96" table:number-columns-repeated="2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Atom Z8350</text:p>
          </table:table-cell>
          <table:table-cell table:style-name="ce76" office:value-type="string" calcext:value-type="string">
            <text:p>Intel(R) Atom(TM) x5-Z8350 CPU @ 1.44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440" calcext:value-type="float">
            <text:p>144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4677.3" calcext:value-type="float">
            <text:p>4 677,30</text:p>
          </table:table-cell>
          <table:table-cell table:style-name="ce89" table:formula="of:=[.F10]/[.D10]" office:value-type="float" office:value="3.248125" calcext:value-type="float">
            <text:p>3,25</text:p>
          </table:table-cell>
          <table:table-cell table:style-name="ce90" table:formula="of:=[.F10]/[.$F$1]" office:value-type="float" office:value="0.211863312764387" calcext:value-type="float">
            <text:p>0,21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Core i3-m330</text:p>
          </table:table-cell>
          <table:table-cell table:style-name="ce75" office:value-type="string" calcext:value-type="string">
            <text:p>Intel(R) Core(TM) i3 CPU <text:s text:c="6"/>M 330 <text:s/>@ 2.13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133" calcext:value-type="float">
            <text:p>2133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10919.4" calcext:value-type="float">
            <text:p>10 919,40</text:p>
          </table:table-cell>
          <table:table-cell table:style-name="ce89" table:formula="of:=[.F11]/[.D11]" office:value-type="float" office:value="5.11926863572433" calcext:value-type="float">
            <text:p>5,12</text:p>
          </table:table-cell>
          <table:table-cell table:style-name="ce90" table:formula="of:=[.F11]/[.$F$1]" office:value-type="float" office:value="0.49460591738812" calcext:value-type="float">
            <text:p>0,49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AMD A6-3650</text:p>
          </table:table-cell>
          <table:table-cell table:style-name="ce75" office:value-type="string" calcext:value-type="string">
            <text:p>AMD A6-3650 APU with Radeon(tm) HD Graphics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600" calcext:value-type="float">
            <text:p>260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11455.81" calcext:value-type="float">
            <text:p>11 455,81</text:p>
          </table:table-cell>
          <table:table-cell table:style-name="ce89" table:formula="of:=[.F12]/[.D12]" office:value-type="float" office:value="4.40608076923077" calcext:value-type="float">
            <text:p>4,41</text:p>
          </table:table-cell>
          <table:table-cell table:style-name="ce90" table:formula="of:=[.F12]/[.$F$1]" office:value-type="float" office:value="0.518903182819019" calcext:value-type="float">
            <text:p>0,52</text:p>
          </table:table-cell>
          <table:table-cell table:style-name="ce96" office:value-type="float" office:value="2233.72" calcext:value-type="float">
            <text:p>2233,72</text:p>
          </table:table-cell>
          <table:table-cell table:style-name="ce98" office:value-type="float" office:value="4388.21" calcext:value-type="float">
            <text:p>4388,21</text:p>
          </table:table-cell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Core 2 Duo T9400</text:p>
          </table:table-cell>
          <table:table-cell table:style-name="ce75" office:value-type="string" calcext:value-type="string">
            <text:p>Intel(R) Core(TM) 2 Duo CPU <text:s text:c="4"/>T9400 <text:s/>@ 2.53GHz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30" calcext:value-type="float">
            <text:p>253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13308.91" calcext:value-type="float">
            <text:p>13 308,91</text:p>
          </table:table-cell>
          <table:table-cell table:style-name="ce89" table:formula="of:=[.F13]/[.D13]" office:value-type="float" office:value="5.26043873517787" calcext:value-type="float">
            <text:p>5,26</text:p>
          </table:table-cell>
          <table:table-cell table:style-name="ce90" table:formula="of:=[.F13]/[.$F$1]" office:value-type="float" office:value="0.602841331940026" calcext:value-type="float">
            <text:p>0,60</text:p>
          </table:table-cell>
          <table:table-cell table:style-name="ce96" table:number-columns-repeated="2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Core i7-2600</text:p>
          </table:table-cell>
          <table:table-cell table:style-name="ce75" office:value-type="string" calcext:value-type="string">
            <text:p>Intel(R) Core(TM) i7-2600 CPU @ 3.40GHz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3400" calcext:value-type="float">
            <text:p>340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22076.97" calcext:value-type="float">
            <text:p>22 076,97</text:p>
          </table:table-cell>
          <table:table-cell table:style-name="ce89" table:formula="of:=[.F14]/[.D14]" office:value-type="float" office:value="6.49322647058824" calcext:value-type="float">
            <text:p>6,49</text:p>
          </table:table-cell>
          <table:table-cell table:style-name="ce90" table:formula="of:=[.F14]/[.$F$1]" office:value-type="float" office:value="1" calcext:value-type="float">
            <text:p>1,00</text:p>
          </table:table-cell>
          <table:table-cell table:style-name="ce96" table:number-columns-repeated="2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6" office:value-type="string" calcext:value-type="string">
            <text:p>Core i7-4700MQ</text:p>
          </table:table-cell>
          <table:table-cell table:style-name="ce76" office:value-type="string" calcext:value-type="string">
            <text:p>Intel(R) Core(TM) i7-4700MQ CPU @ 2.40GHz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2400" calcext:value-type="float">
            <text:p>2400</text:p>
          </table:table-cell>
          <table:table-cell table:style-name="ce75" office:value-type="string" calcext:value-type="string">
            <text:p>amd64</text:p>
          </table:table-cell>
          <table:table-cell table:style-name="ce87" office:value-type="float" office:value="22987.48" calcext:value-type="float">
            <text:p>22987,48</text:p>
          </table:table-cell>
          <table:table-cell table:style-name="ce89" table:formula="of:=[.F15]/[.D15]" office:value-type="float" office:value="9.57811666666667" calcext:value-type="float">
            <text:p>9,58</text:p>
          </table:table-cell>
          <table:table-cell table:style-name="ce90" table:formula="of:=[.F15]/[.$F$1]" office:value-type="float" office:value="1.04124252558209" calcext:value-type="float">
            <text:p>1,04</text:p>
          </table:table-cell>
          <table:table-cell table:style-name="ce96" table:number-columns-repeated="2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6" office:value-type="string" calcext:value-type="string">
            <text:p>Xeon 6128</text:p>
          </table:table-cell>
          <table:table-cell table:style-name="ce76" office:value-type="string" calcext:value-type="string">
            <text:p>Intel(R) Xeon(R) Gold 6128 CPU @ 3.40GHz (2 CPU)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400" calcext:value-type="float">
            <text:p>3400</text:p>
          </table:table-cell>
          <table:table-cell table:style-name="ce75" office:value-type="string" calcext:value-type="string">
            <text:p>amd64</text:p>
          </table:table-cell>
          <table:table-cell table:style-name="ce84" office:value-type="float" office:value="25195.31" calcext:value-type="float">
            <text:p>25 195,31</text:p>
          </table:table-cell>
          <table:table-cell table:style-name="ce89" table:formula="of:=[.F16]/[.D16]" office:value-type="float" office:value="7.41038529411765" calcext:value-type="float">
            <text:p>7,41</text:p>
          </table:table-cell>
          <table:table-cell table:style-name="ce90" table:formula="of:=[.F16]/[.$F$1]" office:value-type="float" office:value="1.14124854995953" calcext:value-type="float">
            <text:p>1,14</text:p>
          </table:table-cell>
          <table:table-cell table:style-name="ce96" table:number-columns-repeated="2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Raspberry PI</text:p>
          </table:table-cell>
          <table:table-cell table:style-name="ce75" office:value-type="string" calcext:value-type="string">
            <text:p>Broadcom BCM2835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string" calcext:value-type="string">
            <text:p>arm</text:p>
          </table:table-cell>
          <table:table-cell table:style-name="ce84" office:value-type="float" office:value="847" calcext:value-type="float">
            <text:p>847,00</text:p>
          </table:table-cell>
          <table:table-cell table:style-name="ce89" table:formula="of:=[.F17]/[.D17]" office:value-type="float" office:value="1.21" calcext:value-type="float">
            <text:p>1,21</text:p>
          </table:table-cell>
          <table:table-cell table:style-name="ce90" table:formula="of:=[.F17]/[.$F$1]" office:value-type="float" office:value="0.038365772114561" calcext:value-type="float">
            <text:p>0,04</text:p>
          </table:table-cell>
          <table:table-cell table:style-name="ce91" table:number-columns-repeated="2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Odroid X2</text:p>
          </table:table-cell>
          <table:table-cell table:style-name="ce81" office:value-type="string" calcext:value-type="string">
            <text:p>Samsung Exynos 4412<text:span text:style-name="T3"> (armv7l)</text:span>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700" calcext:value-type="float">
            <text:p>1700</text:p>
          </table:table-cell>
          <table:table-cell table:style-name="ce75" office:value-type="string" calcext:value-type="string">
            <text:p>arm</text:p>
          </table:table-cell>
          <table:table-cell table:style-name="ce84" office:value-type="float" office:value="4495.03" calcext:value-type="float">
            <text:p>4 495,03</text:p>
          </table:table-cell>
          <table:table-cell table:style-name="ce89" table:formula="of:=[.F18]/[.D18]" office:value-type="float" office:value="2.64413529411765" calcext:value-type="float">
            <text:p>2,64</text:p>
          </table:table-cell>
          <table:table-cell table:style-name="ce90" table:formula="of:=[.F18]/[.$F$1]" office:value-type="float" office:value="0.203607197908046" calcext:value-type="float">
            <text:p>0,20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E8C2</text:p>
          </table:table-cell>
          <table:table-cell table:style-name="ce75" office:value-type="string" calcext:value-type="string">
            <text:p>Elbrus 8C2 (E8C2)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2471.97" calcext:value-type="float">
            <text:p>2 471,97</text:p>
          </table:table-cell>
          <table:table-cell table:style-name="ce89" table:formula="of:=[.F19]/[.D19]" office:value-type="float" office:value="1.64798" calcext:value-type="float">
            <text:p>1,65</text:p>
          </table:table-cell>
          <table:table-cell table:style-name="ce90" table:formula="of:=[.F19]/[.$F$1]" office:value-type="float" office:value="0.111970528564382" calcext:value-type="float">
            <text:p>0,11</text:p>
          </table:table-cell>
          <table:table-cell table:style-name="ce92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E2S-EL2S4</text:p>
          </table:table-cell>
          <table:table-cell table:style-name="ce81" office:value-type="string" calcext:value-type="string">
            <text:p>Elbrus 4C [EL2S4<text:span text:style-name="T3">] (4 CPU)</text:span>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750" calcext:value-type="float">
            <text:p>75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3329.51" calcext:value-type="float">
            <text:p>3 329,51</text:p>
          </table:table-cell>
          <table:table-cell table:style-name="ce89" table:formula="of:=[.F20]/[.D20]" office:value-type="float" office:value="4.43934666666667" calcext:value-type="float">
            <text:p>4,44</text:p>
          </table:table-cell>
          <table:table-cell table:style-name="ce90" table:formula="of:=[.F20]/[.$F$1]" office:value-type="float" office:value="0.150813721267004" calcext:value-type="float">
            <text:p>0,15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7" office:value-type="string" calcext:value-type="string">
            <text:p>E2S-PC401</text:p>
          </table:table-cell>
          <table:table-cell table:style-name="ce75" office:value-type="string" calcext:value-type="string">
            <text:p>Elbrus 4C [E2S] (pc401)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00" calcext:value-type="float">
            <text:p>8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3548.8" calcext:value-type="float">
            <text:p>3 548,80</text:p>
          </table:table-cell>
          <table:table-cell table:style-name="ce89" table:formula="of:=[.F21]/[.D21]" office:value-type="float" office:value="4.436" calcext:value-type="float">
            <text:p>4,44</text:p>
          </table:table-cell>
          <table:table-cell table:style-name="ce90" table:formula="of:=[.F21]/[.$F$1]" office:value-type="float" office:value="0.160746696670784" calcext:value-type="float">
            <text:p>0,16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E8C2-1200</text:p>
          </table:table-cell>
          <table:table-cell table:style-name="ce75" office:value-type="string" calcext:value-type="string">
            <text:p>Elbrus 8C2 (Broken 8MB Cache 1.2 G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200" calcext:value-type="float">
            <text:p>12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3554.46" calcext:value-type="float">
            <text:p>3 554,46</text:p>
          </table:table-cell>
          <table:table-cell table:style-name="ce89" table:formula="of:=[.F22]/[.D22]" office:value-type="float" office:value="2.96205" calcext:value-type="float">
            <text:p>2,96</text:p>
          </table:table-cell>
          <table:table-cell table:style-name="ce90" table:formula="of:=[.F22]/[.$F$1]" office:value-type="float" office:value="0.161003072432494" calcext:value-type="float">
            <text:p>0,16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MBE1C-PC</text:p>
          </table:table-cell>
          <table:table-cell table:style-name="ce75" office:value-type="string" calcext:value-type="string">
            <text:p>Elbrus 1C+ (MBE1C-PC)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85" calcext:value-type="float">
            <text:p>985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4302.53" calcext:value-type="float">
            <text:p>4 302,53</text:p>
          </table:table-cell>
          <table:table-cell table:style-name="ce89" table:formula="of:=[.F23]/[.D23]" office:value-type="float" office:value="4.36805076142132" calcext:value-type="float">
            <text:p>4,37</text:p>
          </table:table-cell>
          <table:table-cell table:style-name="ce90" table:formula="of:=[.F23]/[.$F$1]" office:value-type="float" office:value="0.194887704245646" calcext:value-type="float">
            <text:p>0,19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E8C2-1550</text:p>
          </table:table-cell>
          <table:table-cell table:style-name="ce75" office:value-type="string" calcext:value-type="string">
            <text:p>Elbrus 8C2 (E8C2 1550 M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550" calcext:value-type="float">
            <text:p>155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5357.45" calcext:value-type="float">
            <text:p>5 357,45</text:p>
          </table:table-cell>
          <table:table-cell table:style-name="ce89" table:formula="of:=[.F24]/[.D24]" office:value-type="float" office:value="3.45641935483871" calcext:value-type="float">
            <text:p>3,46</text:p>
          </table:table-cell>
          <table:table-cell table:style-name="ce90" table:formula="of:=[.F24]/[.$F$1]" office:value-type="float" office:value="0.242671435437019" calcext:value-type="float">
            <text:p>0,24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E8C-E8C4</text:p>
          </table:table-cell>
          <table:table-cell table:style-name="ce75" office:value-type="string" calcext:value-type="string">
            <text:p>Elbrus 8C (4 CPU)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1300" calcext:value-type="float">
            <text:p>13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5844.82" calcext:value-type="float">
            <text:p>5 844,82</text:p>
          </table:table-cell>
          <table:table-cell table:style-name="ce89" table:formula="of:=[.F25]/[.D25]" office:value-type="float" office:value="4.49601538461539" calcext:value-type="float">
            <text:p>4,50</text:p>
          </table:table-cell>
          <table:table-cell table:style-name="ce90" table:formula="of:=[.F25]/[.$F$1]" office:value-type="float" office:value="0.264747381547377" calcext:value-type="float">
            <text:p>0,26</text:p>
          </table:table-cell>
          <table:table-cell table:style-name="ce96"/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5" office:value-type="string" calcext:value-type="string">
            <text:p>E8C-SWTX</text:p>
          </table:table-cell>
          <table:table-cell table:style-name="ce75" office:value-type="string" calcext:value-type="string">
            <text:p>Elbrus 8C (E8C-SWTX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300" calcext:value-type="float">
            <text:p>1300</text:p>
          </table:table-cell>
          <table:table-cell table:style-name="ce75" office:value-type="string" calcext:value-type="string">
            <text:p>e2k</text:p>
          </table:table-cell>
          <table:table-cell table:style-name="ce84" office:value-type="float" office:value="5865.19" calcext:value-type="float">
            <text:p>5 865,19</text:p>
          </table:table-cell>
          <table:table-cell table:style-name="ce89" table:formula="of:=[.F26]/[.D26]" office:value-type="float" office:value="4.51168461538462" calcext:value-type="float">
            <text:p>4,51</text:p>
          </table:table-cell>
          <table:table-cell table:style-name="ce90" table:formula="of:=[.F26]/[.$F$1]" office:value-type="float" office:value="0.265670062513108" calcext:value-type="float">
            <text:p>0,27</text:p>
          </table:table-cell>
          <table:table-cell table:style-name="ce96" office:value-type="float" office:value="704.04" calcext:value-type="float">
            <text:p>704,04</text:p>
          </table:table-cell>
          <table:table-cell table:style-name="ce98"/>
          <table:table-cell table:style-name="ce26" table:number-columns-repeated="3"/>
          <table:table-cell table:number-columns-repeated="51"/>
        </table:table-row>
        <table:table-row table:style-name="ro3">
          <table:table-cell table:style-name="ce79" office:value-type="string" calcext:value-type="string">
            <text:p>E16C-APPROX!</text:p>
          </table:table-cell>
          <table:table-cell table:style-name="ce75" office:value-type="string" calcext:value-type="string">
            <text:p>Elbrus 16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000" calcext:value-type="float">
            <text:p>2000</text:p>
          </table:table-cell>
          <table:table-cell table:style-name="ce75" office:value-type="string" calcext:value-type="string">
            <text:p>e2k</text:p>
          </table:table-cell>
          <table:table-cell table:style-name="ce85" office:value-type="float" office:value="9023.37" calcext:value-type="float">
            <text:p>9 023,37</text:p>
          </table:table-cell>
          <table:table-cell table:style-name="ce89" table:formula="of:=[.F27]/[.D27]" office:value-type="float" office:value="4.511685" calcext:value-type="float">
            <text:p>4,51</text:p>
          </table:table-cell>
          <table:table-cell table:style-name="ce90" table:formula="of:=[.F27]/[.$F$1]" office:value-type="float" office:value="0.40872320794022" calcext:value-type="float">
            <text:p>0,41</text:p>
          </table:table-cell>
          <table:table-cell table:style-name="ce96"/>
          <table:table-cell table:style-name="ce98"/>
          <table:table-cell table:number-columns-repeated="54"/>
        </table:table-row>
        <table:table-row table:style-name="ro3">
          <table:table-cell table:number-columns-repeated="2" table:style-name="ce76" office:value-type="string" calcext:value-type="string">
            <text:p>Pentium M725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1600" calcext:value-type="float">
            <text:p>1600</text:p>
          </table:table-cell>
          <table:table-cell table:style-name="ce75" office:value-type="string" calcext:value-type="string">
            <text:p>i386</text:p>
          </table:table-cell>
          <table:table-cell table:style-name="ce84" office:value-type="float" office:value="1085.68" calcext:value-type="float">
            <text:p>1 085,68</text:p>
          </table:table-cell>
          <table:table-cell table:style-name="ce89" table:formula="of:=[.F28]/[.D28]" office:value-type="float" office:value="0.67855" calcext:value-type="float">
            <text:p>0,68</text:p>
          </table:table-cell>
          <table:table-cell table:style-name="ce90" table:formula="of:=[.F28]/[.$F$1]" office:value-type="float" office:value="0.0491770383345178" calcext:value-type="float">
            <text:p>0,05</text:p>
          </table:table-cell>
          <table:table-cell table:style-name="ce92"/>
          <table:table-cell table:style-name="ce98"/>
          <table:table-cell table:number-columns-repeated="54"/>
        </table:table-row>
        <table:table-row table:style-name="ro3">
          <table:table-cell table:style-name="ce76" office:value-type="string" calcext:value-type="string">
            <text:p>Pentium III</text:p>
          </table:table-cell>
          <table:table-cell table:style-name="ce75" office:value-type="string" calcext:value-type="string">
            <text:p>Intel(R) Pentium(TM) III CPU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string" calcext:value-type="string">
            <text:p>i386</text:p>
          </table:table-cell>
          <table:table-cell table:style-name="ce84" office:value-type="float" office:value="1595" calcext:value-type="float">
            <text:p>1 595,00</text:p>
          </table:table-cell>
          <table:table-cell table:style-name="ce89" table:formula="of:=[.F29]/[.D29]" office:value-type="float" office:value="1.595" calcext:value-type="float">
            <text:p>1,60</text:p>
          </table:table-cell>
          <table:table-cell table:style-name="ce90" table:formula="of:=[.F29]/[.$F$1]" office:value-type="float" office:value="0.0722472332027448" calcext:value-type="float">
            <text:p>0,07</text:p>
          </table:table-cell>
          <table:table-cell table:style-name="ce92"/>
          <table:table-cell table:style-name="ce98"/>
          <table:table-cell table:number-columns-repeated="54"/>
        </table:table-row>
        <table:table-row table:style-name="ro3">
          <table:table-cell table:style-name="ce76" office:value-type="string" calcext:value-type="string">
            <text:p>Pentium 4</text:p>
          </table:table-cell>
          <table:table-cell table:style-name="ce75" office:value-type="string" calcext:value-type="string">
            <text:p>Intel(R) Pentium(TM) 4 CPU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066" calcext:value-type="float">
            <text:p>3066</text:p>
          </table:table-cell>
          <table:table-cell table:style-name="ce75" office:value-type="string" calcext:value-type="string">
            <text:p>i386</text:p>
          </table:table-cell>
          <table:table-cell table:style-name="ce84" office:value-type="float" office:value="4012" calcext:value-type="float">
            <text:p>4 012,00</text:p>
          </table:table-cell>
          <table:table-cell table:style-name="ce89" table:formula="of:=[.F30]/[.D30]" office:value-type="float" office:value="1.3085453359426" calcext:value-type="float">
            <text:p>1,31</text:p>
          </table:table-cell>
          <table:table-cell table:style-name="ce90" table:formula="of:=[.F30]/[.$F$1]" office:value-type="float" office:value="0.181727836745713" calcext:value-type="float">
            <text:p>0,18</text:p>
          </table:table-cell>
          <table:table-cell table:style-name="ce96"/>
          <table:table-cell table:style-name="ce98"/>
          <table:table-cell table:number-columns-repeated="54"/>
        </table:table-row>
        <table:table-row table:style-name="ro3">
          <table:table-cell table:style-name="ce75" office:value-type="string" calcext:value-type="string">
            <text:p>Baikal T1 BFK</text:p>
          </table:table-cell>
          <table:table-cell table:style-name="ce75" office:value-type="string" calcext:value-type="string">
            <text:p>Baikal-T1 (MIPS P5600 V3.0)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200" calcext:value-type="float">
            <text:p>1200</text:p>
          </table:table-cell>
          <table:table-cell table:style-name="ce75" office:value-type="string" calcext:value-type="string">
            <text:p>mips</text:p>
          </table:table-cell>
          <table:table-cell table:style-name="ce84" office:value-type="float" office:value="3650" calcext:value-type="float">
            <text:p>3 650,00</text:p>
          </table:table-cell>
          <table:table-cell table:style-name="ce89" table:formula="of:=[.F31]/[.D31]" office:value-type="float" office:value="3.04166666666667" calcext:value-type="float">
            <text:p>3,04</text:p>
          </table:table-cell>
          <table:table-cell table:style-name="ce90" table:formula="of:=[.F31]/[.$F$1]" office:value-type="float" office:value="0.165330659053303" calcext:value-type="float">
            <text:p>0,17</text:p>
          </table:table-cell>
          <table:table-cell table:style-name="ce96"/>
          <table:table-cell table:style-name="ce98"/>
          <table:table-cell table:number-columns-repeated="54"/>
        </table:table-row>
        <table:table-row table:style-name="ro3" table:number-rows-repeated="9">
          <table:table-cell table:number-columns-repeated="64"/>
        </table:table-row>
        <table:table-row table:style-name="ro3">
          <table:table-cell>
            <draw:frame draw:z-index="2" draw:name="Chart 4" draw:style-name="gr1" svg:width="30.678cm" svg:height="19.409cm" svg:x="0cm" svg:y="0.187cm">
              <draw:object draw:notify-on-update-of-ranges="'Dhrystone!'.A4:'Dhrystone!'.A31 'Dhrystone!'.H3:'Dhrystone!'.H3 'Dhrystone!'.H4:'Dhrystone!'.H3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>
            <draw:frame draw:z-index="1" draw:name="Chart 4" draw:style-name="gr1" svg:width="30.678cm" svg:height="19.409cm" svg:x="1.533cm" svg:y="0.068cm">
              <draw:object draw:notify-on-update-of-ranges="'Dhrystone!'.A4:'Dhrystone!'.A31 'Dhrystone!'.G3:'Dhrystone!'.G3 'Dhrystone!'.G4:'Dhrystone!'.G31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54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Whetstone!" table:style-name="ta1">
        <table:table-column table:style-name="co17" table:default-cell-style-name="ce69"/>
        <table:table-column table:style-name="co18" table:default-cell-style-name="ce69"/>
        <table:table-column table:style-name="co5" table:number-columns-repeated="7" table:default-cell-style-name="ce69"/>
        <table:table-column table:style-name="co19" table:default-cell-style-name="ce69"/>
        <table:table-column table:style-name="co5" table:number-columns-repeated="16" table:default-cell-style-name="ce69"/>
        <table:table-column table:style-name="co6" table:number-columns-repeated="38" table:default-cell-style-name="ce69"/>
        <table:table-row table:style-name="ro3">
          <table:table-cell table:style-name="ce73" table:number-columns-repeated="5"/>
          <table:table-cell table:style-name="ce32" office:value-type="float" office:value="5729.52" calcext:value-type="float">
            <text:p>5 729,52</text:p>
          </table:table-cell>
          <table:table-cell table:style-name="ce30" office:value-type="float" office:value="31319" calcext:value-type="float">
            <text:p>31319</text:p>
          </table:table-cell>
          <table:table-cell table:style-name="ce73" table:number-columns-repeated="4"/>
          <table:table-cell table:style-name="ce33" table:number-columns-repeated="6"/>
          <table:table-cell table:number-columns-repeated="47"/>
        </table:table-row>
        <table:table-row table:style-name="ro3">
          <table:table-cell table:style-name="ce73" table:number-columns-repeated="11"/>
          <table:table-cell table:style-name="ce33" table:number-columns-repeated="6"/>
          <table:table-cell table:number-columns-repeated="47"/>
        </table:table-row>
        <table:table-row table:style-name="ro6">
          <table:table-cell table:style-name="ce73" table:formula="of:=[CPUS.A1]" office:value-type="string" office:string-value="Платформа" calcext:value-type="string">
            <text:p>Платформа</text:p>
          </table:table-cell>
          <table:table-cell table:style-name="ce73" table:formula="of:=[CPUS.B1]" office:value-type="string" office:string-value="Процессор" calcext:value-type="string">
            <text:p>Процессор</text:p>
          </table:table-cell>
          <table:table-cell table:style-name="ce73" table:formula="of:=[CPUS.C1]" office:value-type="string" office:string-value="Ядер" calcext:value-type="string">
            <text:p>Ядер</text:p>
          </table:table-cell>
          <table:table-cell table:style-name="ce73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73" table:formula="of:=[CPUS.E1]" office:value-type="string" office:string-value="Архитектура" calcext:value-type="string">
            <text:p>Архитектура</text:p>
          </table:table-cell>
          <table:table-cell table:style-name="ce73" office:value-type="string" calcext:value-type="string">
            <text:p>MWIPS</text:p>
          </table:table-cell>
          <table:table-cell table:style-name="ce73" office:value-type="string" calcext:value-type="string">
            <text:p>MWIPS MP</text:p>
          </table:table-cell>
          <table:table-cell table:style-name="ce73" office:value-type="string" calcext:value-type="string">
            <text:p>MWIPS mono</text:p>
          </table:table-cell>
          <table:table-cell table:style-name="ce73" office:value-type="string" calcext:value-type="string">
            <text:p>MWIPS netcore</text:p>
          </table:table-cell>
          <table:table-cell table:style-name="ce73" office:value-type="string" calcext:value-type="string">
            <text:p>MWIPS java</text:p>
          </table:table-cell>
          <table:table-cell table:style-name="ce73" office:value-type="string" calcext:value-type="string">
            <text:p>MWIPS js</text:p>
          </table:table-cell>
          <table:table-cell table:style-name="ce33" office:value-type="string" calcext:value-type="string">
            <text:p>MWIPS на 1 Мгц (однопоточный) </text:p>
          </table:table-cell>
          <table:table-cell table:style-name="ce33" office:value-type="string" calcext:value-type="string">
            <text:p>MWIPS на 1 Мгц (многопоточный)</text:p>
          </table:table-cell>
          <table:table-cell table:style-name="Default" office:value-type="string" calcext:value-type="string">
            <text:p>Относительно Core i7-2600</text:p>
          </table:table-cell>
          <table:table-cell table:style-name="ce33" office:value-type="string" calcext:value-type="string">
            <text:p>Относительно Core i7-2600 <text:s/>(многопоточный)</text:p>
          </table:table-cell>
          <table:table-cell table:style-name="ce33" table:number-columns-repeated="2"/>
          <table:table-cell table:number-columns-repeated="47"/>
        </table:table-row>
        <table:table-row table:style-name="ro3">
          <table:table-cell table:style-name="ce20" office:value-type="string" calcext:value-type="string">
            <text:p>Baikal T1 BFK</text:p>
          </table:table-cell>
          <table:table-cell table:style-name="ce20" office:value-type="string" calcext:value-type="string">
            <text:p>Baikal-T1 (MIPS P5600 V3.0)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200" calcext:value-type="float">
            <text:p>1200</text:p>
          </table:table-cell>
          <table:table-cell table:style-name="ce20" office:value-type="string" calcext:value-type="string">
            <text:p>mips</text:p>
          </table:table-cell>
          <table:table-cell table:style-name="ce32" office:value-type="float" office:value="613.5" calcext:value-type="float">
            <text:p>613,50</text:p>
          </table:table-cell>
          <table:table-cell table:style-name="ce16" office:value-type="float" office:value="1227" calcext:value-type="float">
            <text:p>1 227,00</text:p>
          </table:table-cell>
          <table:table-cell table:number-columns-repeated="4"/>
          <table:table-cell table:style-name="ce106" table:formula="of:=[.F4]/[.D4]" office:value-type="float" office:value="0.51125" calcext:value-type="float">
            <text:p>0,51</text:p>
          </table:table-cell>
          <table:table-cell table:style-name="ce106" table:formula="of:=[.G4]/[.D4]" office:value-type="float" office:value="1.0225" calcext:value-type="float">
            <text:p>1,02</text:p>
          </table:table-cell>
          <table:table-cell table:style-name="ce106" table:formula="of:=[.F4]/[.$F$1]" office:value-type="float" office:value="0.107077032631006" calcext:value-type="float">
            <text:p>0,11</text:p>
          </table:table-cell>
          <table:table-cell table:style-name="ce106" table:formula="of:=[.G4]/[.$G$1]" office:value-type="float" office:value="0.0391774960886363" calcext:value-type="float">
            <text:p>0,04</text:p>
          </table:table-cell>
          <table:table-cell table:number-columns-repeated="49"/>
        </table:table-row>
        <table:table-row table:style-name="ro3">
          <table:table-cell table:number-columns-repeated="2" table:style-name="ce24" office:value-type="string" calcext:value-type="string">
            <text:p>Pentium M72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600" calcext:value-type="float">
            <text:p>1600</text:p>
          </table:table-cell>
          <table:table-cell table:style-name="ce20" office:value-type="string" calcext:value-type="string">
            <text:p>i386</text:p>
          </table:table-cell>
          <table:table-cell table:number-columns-repeated="2" table:style-name="ce34" office:value-type="float" office:value="506.942" calcext:value-type="float">
            <text:p>506,94</text:p>
          </table:table-cell>
          <table:table-cell table:number-columns-repeated="4"/>
          <table:table-cell table:style-name="ce106" table:formula="of:=[.F5]/[.D5]" office:value-type="float" office:value="0.31683875" calcext:value-type="float">
            <text:p>0,32</text:p>
          </table:table-cell>
          <table:table-cell table:style-name="ce106" table:formula="of:=[.G5]/[.D5]" office:value-type="float" office:value="0.31683875" calcext:value-type="float">
            <text:p>0,32</text:p>
          </table:table-cell>
          <table:table-cell table:style-name="ce106" table:formula="of:=[.F5]/[.$F$1]" office:value-type="float" office:value="0.0884789650790991" calcext:value-type="float">
            <text:p>0,09</text:p>
          </table:table-cell>
          <table:table-cell table:style-name="ce106" table:formula="of:=[.G5]/[.$G$1]" office:value-type="float" office:value="0.0161864044190428" calcext:value-type="float">
            <text:p>0,02</text:p>
          </table:table-cell>
          <table:table-cell table:number-columns-repeated="49"/>
        </table:table-row>
        <table:table-row table:style-name="ro3">
          <table:table-cell table:style-name="ce24" office:value-type="string" calcext:value-type="string">
            <text:p>Pentium III</text:p>
          </table:table-cell>
          <table:table-cell table:style-name="ce20" office:value-type="string" calcext:value-type="string">
            <text:p>Intel(R) Pentium(TM) III CPU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1000" calcext:value-type="float">
            <text:p>1000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816" calcext:value-type="float">
            <text:p>816,00</text:p>
          </table:table-cell>
          <table:table-cell table:style-name="ce16" office:value-type="float" office:value="816" calcext:value-type="float">
            <text:p>816,00</text:p>
          </table:table-cell>
          <table:table-cell table:number-columns-repeated="4"/>
          <table:table-cell table:style-name="ce106" table:formula="of:=[.F6]/[.D6]" office:value-type="float" office:value="0.816" calcext:value-type="float">
            <text:p>0,82</text:p>
          </table:table-cell>
          <table:table-cell table:style-name="ce106" table:formula="of:=[.G6]/[.D6]" office:value-type="float" office:value="0.816" calcext:value-type="float">
            <text:p>0,82</text:p>
          </table:table-cell>
          <table:table-cell table:style-name="ce106" table:formula="of:=[.F6]/[.$F$1]" office:value-type="float" office:value="0.142420307460311" calcext:value-type="float">
            <text:p>0,14</text:p>
          </table:table-cell>
          <table:table-cell table:style-name="ce106" table:formula="of:=[.G6]/[.$G$1]" office:value-type="float" office:value="0.026054471726428" calcext:value-type="float">
            <text:p>0,03</text:p>
          </table:table-cell>
          <table:table-cell table:number-columns-repeated="49"/>
        </table:table-row>
        <table:table-row table:style-name="ro3">
          <table:table-cell table:style-name="ce24" office:value-type="string" calcext:value-type="string">
            <text:p>Pentium 4</text:p>
          </table:table-cell>
          <table:table-cell table:style-name="ce20" office:value-type="string" calcext:value-type="string">
            <text:p>Intel(R) Pentium(TM) 4 CPU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3066" calcext:value-type="float">
            <text:p>3066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1119" calcext:value-type="float">
            <text:p>1 119,00</text:p>
          </table:table-cell>
          <table:table-cell table:style-name="ce16" office:value-type="float" office:value="1119" calcext:value-type="float">
            <text:p>1 119,00</text:p>
          </table:table-cell>
          <table:table-cell table:number-columns-repeated="4"/>
          <table:table-cell table:style-name="ce106" table:formula="of:=[.F7]/[.D7]" office:value-type="float" office:value="0.364970645792564" calcext:value-type="float">
            <text:p>0,36</text:p>
          </table:table-cell>
          <table:table-cell table:style-name="ce106" table:formula="of:=[.G7]/[.D7]" office:value-type="float" office:value="0.364970645792564" calcext:value-type="float">
            <text:p>0,36</text:p>
          </table:table-cell>
          <table:table-cell table:style-name="ce106" table:formula="of:=[.F7]/[.$F$1]" office:value-type="float" office:value="0.195304318686382" calcext:value-type="float">
            <text:p>0,20</text:p>
          </table:table-cell>
          <table:table-cell table:style-name="ce106" table:formula="of:=[.G7]/[.$G$1]" office:value-type="float" office:value="0.0357291101248443" calcext:value-type="float">
            <text:p>0,04</text:p>
          </table:table-cell>
          <table:table-cell table:number-columns-repeated="49"/>
        </table:table-row>
        <table:table-row table:style-name="ro3">
          <table:table-cell table:style-name="ce27" office:value-type="string" calcext:value-type="string">
            <text:p>E2S-PC401</text:p>
          </table:table-cell>
          <table:table-cell table:style-name="ce20" office:value-type="string" calcext:value-type="string">
            <text:p>Elbrus 4C [E2S] (pc401)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800" calcext:value-type="float">
            <text:p>8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938.12" calcext:value-type="float">
            <text:p>938,12</text:p>
          </table:table-cell>
          <table:table-cell table:style-name="ce16" office:value-type="float" office:value="2455" calcext:value-type="float">
            <text:p>2 455,00</text:p>
          </table:table-cell>
          <table:table-cell table:number-columns-repeated="4"/>
          <table:table-cell table:style-name="ce106" table:formula="of:=[.F8]/[.D8]" office:value-type="float" office:value="1.17265" calcext:value-type="float">
            <text:p>1,17</text:p>
          </table:table-cell>
          <table:table-cell table:style-name="ce106" table:formula="of:=[.G8]/[.D8]" office:value-type="float" office:value="3.06875" calcext:value-type="float">
            <text:p>3,07</text:p>
          </table:table-cell>
          <table:table-cell table:style-name="ce106" table:formula="of:=[.F8]/[.$F$1]" office:value-type="float" office:value="0.163734483866013" calcext:value-type="float">
            <text:p>0,16</text:p>
          </table:table-cell>
          <table:table-cell table:style-name="ce106" table:formula="of:=[.G8]/[.$G$1]" office:value-type="float" office:value="0.0783869216769373" calcext:value-type="float">
            <text:p>0,08</text:p>
          </table:table-cell>
          <table:table-cell table:number-columns-repeated="49"/>
        </table:table-row>
        <table:table-row table:style-name="ro3">
          <table:table-cell table:style-name="ce20" office:value-type="string" calcext:value-type="string">
            <text:p>E2S-EL2S4</text:p>
          </table:table-cell>
          <table:table-cell table:style-name="ce72" office:value-type="string" calcext:value-type="string">
            <text:p>Elbrus 4C [EL2S4<text:span text:style-name="T3">] (4 CPU)</text:span>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750" calcext:value-type="float">
            <text:p>7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970.8" calcext:value-type="float">
            <text:p>970,80</text:p>
          </table:table-cell>
          <table:table-cell table:style-name="ce16" office:value-type="float" office:value="15790" calcext:value-type="float">
            <text:p>15 790,00</text:p>
          </table:table-cell>
          <table:table-cell table:number-columns-repeated="4"/>
          <table:table-cell table:style-name="ce106" table:formula="of:=[.F9]/[.D9]" office:value-type="float" office:value="1.2944" calcext:value-type="float">
            <text:p>1,29</text:p>
          </table:table-cell>
          <table:table-cell table:style-name="ce106" table:formula="of:=[.G9]/[.D9]" office:value-type="float" office:value="21.0533333333333" calcext:value-type="float">
            <text:p>21,05</text:p>
          </table:table-cell>
          <table:table-cell table:style-name="ce106" table:formula="of:=[.F9]/[.$F$1]" office:value-type="float" office:value="0.169438277552046" calcext:value-type="float">
            <text:p>0,17</text:p>
          </table:table-cell>
          <table:table-cell table:style-name="ce106" table:formula="of:=[.G9]/[.$G$1]" office:value-type="float" office:value="0.504166799706249" calcext:value-type="float">
            <text:p>0,50</text:p>
          </table:table-cell>
          <table:table-cell table:number-columns-repeated="49"/>
        </table:table-row>
        <table:table-row table:style-name="ro3">
          <table:table-cell table:style-name="ce20" office:value-type="string" calcext:value-type="string">
            <text:p>MBE1C-PC</text:p>
          </table:table-cell>
          <table:table-cell table:style-name="ce20" office:value-type="string" calcext:value-type="string">
            <text:p>Elbrus 1C+ (MBE1C-PC)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985" calcext:value-type="float">
            <text:p>985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277.55" calcext:value-type="float">
            <text:p>1 277,55</text:p>
          </table:table-cell>
          <table:table-cell table:style-name="ce16" office:value-type="float" office:value="1312" calcext:value-type="float">
            <text:p>1 312,00</text:p>
          </table:table-cell>
          <table:table-cell table:style-name="ce35" office:value-type="float" office:value="388.324" calcext:value-type="float">
            <text:p>388,32</text:p>
          </table:table-cell>
          <table:table-cell/>
          <table:table-cell office:value-type="float" office:value="390.89" calcext:value-type="float">
            <text:p>390,89</text:p>
          </table:table-cell>
          <table:table-cell/>
          <table:table-cell table:style-name="ce106" table:formula="of:=[.F10]/[.D10]" office:value-type="float" office:value="1.29700507614213" calcext:value-type="float">
            <text:p>1,30</text:p>
          </table:table-cell>
          <table:table-cell table:style-name="ce106" table:formula="of:=[.G10]/[.D10]" office:value-type="float" office:value="1.33197969543147" calcext:value-type="float">
            <text:p>1,33</text:p>
          </table:table-cell>
          <table:table-cell table:style-name="ce106" table:formula="of:=[.F10]/[.$F$1]" office:value-type="float" office:value="0.222976793867549" calcext:value-type="float">
            <text:p>0,22</text:p>
          </table:table-cell>
          <table:table-cell table:style-name="ce106" table:formula="of:=[.G10]/[.$G$1]" office:value-type="float" office:value="0.0418915035601392" calcext:value-type="float">
            <text:p>0,04</text:p>
          </table:table-cell>
          <table:table-cell table:number-columns-repeated="49"/>
        </table:table-row>
        <table:table-row table:style-name="ro3">
          <table:table-cell table:style-name="ce20" office:value-type="string" calcext:value-type="string">
            <text:p>E8C-SWTX</text:p>
          </table:table-cell>
          <table:table-cell table:style-name="ce20" office:value-type="string" calcext:value-type="string">
            <text:p>Elbrus 8C (E8C-SWTX)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517.62" calcext:value-type="float">
            <text:p>1 517,62</text:p>
          </table:table-cell>
          <table:table-cell table:style-name="ce16" office:value-type="float" office:value="12980" calcext:value-type="float">
            <text:p>12 980,00</text:p>
          </table:table-cell>
          <table:table-cell table:style-name="ce35" office:value-type="float" office:value="522.988" calcext:value-type="float">
            <text:p>522,99</text:p>
          </table:table-cell>
          <table:table-cell/>
          <table:table-cell office:value-type="float" office:value="1036.59" calcext:value-type="float">
            <text:p>1036,59</text:p>
          </table:table-cell>
          <table:table-cell office:value-type="float" office:value="35.3" calcext:value-type="float">
            <text:p>35,3</text:p>
          </table:table-cell>
          <table:table-cell table:style-name="ce106" table:formula="of:=[.F11]/[.D11]" office:value-type="float" office:value="1.1674" calcext:value-type="float">
            <text:p>1,17</text:p>
          </table:table-cell>
          <table:table-cell table:style-name="ce106" table:formula="of:=[.G11]/[.D11]" office:value-type="float" office:value="9.98461538461538" calcext:value-type="float">
            <text:p>9,98</text:p>
          </table:table-cell>
          <table:table-cell table:style-name="ce106" table:formula="of:=[.F11]/[.$F$1]" office:value-type="float" office:value="0.264877337019506" calcext:value-type="float">
            <text:p>0,26</text:p>
          </table:table-cell>
          <table:table-cell table:style-name="ce106" table:formula="of:=[.G11]/[.$G$1]" office:value-type="float" office:value="0.414444905648328" calcext:value-type="float">
            <text:p>0,41</text:p>
          </table:table-cell>
          <table:table-cell table:number-columns-repeated="49"/>
        </table:table-row>
        <table:table-row table:style-name="ro3">
          <table:table-cell table:style-name="ce20" office:value-type="string" calcext:value-type="string">
            <text:p>E8C2-1200</text:p>
          </table:table-cell>
          <table:table-cell table:style-name="ce20" office:value-type="string" calcext:value-type="string">
            <text:p>Elbrus 8C2 (Broken 8MB Cache 1.2 GHz)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200" calcext:value-type="float">
            <text:p>12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545.92" calcext:value-type="float">
            <text:p>1 545,92</text:p>
          </table:table-cell>
          <table:table-cell table:style-name="ce16" office:value-type="float" office:value="12420" calcext:value-type="float">
            <text:p>12 420,00</text:p>
          </table:table-cell>
          <table:table-cell table:number-columns-repeated="4"/>
          <table:table-cell table:style-name="ce106" table:formula="of:=[.F12]/[.D12]" office:value-type="float" office:value="1.28826666666667" calcext:value-type="float">
            <text:p>1,29</text:p>
          </table:table-cell>
          <table:table-cell table:style-name="ce106" table:formula="of:=[.G12]/[.D12]" office:value-type="float" office:value="10.35" calcext:value-type="float">
            <text:p>10,35</text:p>
          </table:table-cell>
          <table:table-cell table:style-name="ce106" table:formula="of:=[.F12]/[.$F$1]" office:value-type="float" office:value="0.269816668761083" calcext:value-type="float">
            <text:p>0,27</text:p>
          </table:table-cell>
          <table:table-cell table:style-name="ce106" table:formula="of:=[.G12]/[.$G$1]" office:value-type="float" office:value="0.396564385836074" calcext:value-type="float">
            <text:p>0,40</text:p>
          </table:table-cell>
          <table:table-cell table:number-columns-repeated="49"/>
        </table:table-row>
        <table:table-row table:style-name="ro3">
          <table:table-cell table:style-name="ce20" office:value-type="string" calcext:value-type="string">
            <text:p>E8C-E8C4</text:p>
          </table:table-cell>
          <table:table-cell table:style-name="ce20" office:value-type="string" calcext:value-type="string">
            <text:p>Elbrus 8C (4 CPU)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647.51" calcext:value-type="float">
            <text:p>1 647,51</text:p>
          </table:table-cell>
          <table:table-cell table:style-name="ce16" office:value-type="float" office:value="53563" calcext:value-type="float">
            <text:p>53 563,00</text:p>
          </table:table-cell>
          <table:table-cell table:style-name="ce35" office:value-type="float" office:value="521.697" calcext:value-type="float">
            <text:p>521,70</text:p>
          </table:table-cell>
          <table:table-cell/>
          <table:table-cell office:value-type="float" office:value="1022.26" calcext:value-type="float">
            <text:p>1022,26</text:p>
          </table:table-cell>
          <table:table-cell office:value-type="float" office:value="35.1" calcext:value-type="float">
            <text:p>35,1</text:p>
          </table:table-cell>
          <table:table-cell table:style-name="ce106" table:formula="of:=[.F13]/[.D13]" office:value-type="float" office:value="1.26731538461538" calcext:value-type="float">
            <text:p>1,27</text:p>
          </table:table-cell>
          <table:table-cell table:style-name="ce106" table:formula="of:=[.G13]/[.D13]" office:value-type="float" office:value="41.2023076923077" calcext:value-type="float">
            <text:p>41,20</text:p>
          </table:table-cell>
          <table:table-cell table:style-name="ce106" table:formula="of:=[.F13]/[.$F$1]" office:value-type="float" office:value="0.287547647970511" calcext:value-type="float">
            <text:p>0,29</text:p>
          </table:table-cell>
          <table:table-cell table:style-name="ce106" table:formula="of:=[.G13]/[.$G$1]" office:value-type="float" office:value="1.71023979054248" calcext:value-type="float">
            <text:p>1,71</text:p>
          </table:table-cell>
          <table:table-cell table:style-name="ce23" table:number-columns-repeated="11"/>
          <table:table-cell table:number-columns-repeated="38"/>
        </table:table-row>
        <table:table-row table:style-name="ro3">
          <table:table-cell table:style-name="ce20" office:value-type="string" calcext:value-type="string">
            <text:p>E8C2-1550</text:p>
          </table:table-cell>
          <table:table-cell table:style-name="ce20" office:value-type="string" calcext:value-type="string">
            <text:p>Elbrus 8C2 (E8C2 1550 MHz)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550" calcext:value-type="float">
            <text:p>15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703.75" calcext:value-type="float">
            <text:p>1 703,75</text:p>
          </table:table-cell>
          <table:table-cell table:style-name="ce16" office:value-type="float" office:value="14571.94" calcext:value-type="float">
            <text:p>14 571,94</text:p>
          </table:table-cell>
          <table:table-cell table:number-columns-repeated="4"/>
          <table:table-cell table:style-name="ce106" table:formula="of:=[.F14]/[.D14]" office:value-type="float" office:value="1.0991935483871" calcext:value-type="float">
            <text:p>1,10</text:p>
          </table:table-cell>
          <table:table-cell table:style-name="ce106" table:formula="of:=[.G14]/[.D14]" office:value-type="float" office:value="9.40125161290323" calcext:value-type="float">
            <text:p>9,40</text:p>
          </table:table-cell>
          <table:table-cell table:style-name="ce106" table:formula="of:=[.F14]/[.$F$1]" office:value-type="float" office:value="0.297363478965079" calcext:value-type="float">
            <text:p>0,30</text:p>
          </table:table-cell>
          <table:table-cell table:style-name="ce106" table:formula="of:=[.G14]/[.$G$1]" office:value-type="float" office:value="0.465274753344615" calcext:value-type="float">
            <text:p>0,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E8C2</text:p>
          </table:table-cell>
          <table:table-cell table:style-name="ce20" office:value-type="string" calcext:value-type="string">
            <text:p>Elbrus 8C2 (E8C2)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500" calcext:value-type="float">
            <text:p>15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float" office:value="1703.75" calcext:value-type="float">
            <text:p>1 703,75</text:p>
          </table:table-cell>
          <table:table-cell table:style-name="ce16" office:value-type="float" office:value="14571.94" calcext:value-type="float">
            <text:p>14 571,94</text:p>
          </table:table-cell>
          <table:table-cell table:number-columns-repeated="4"/>
          <table:table-cell table:style-name="ce106" table:formula="of:=[.F15]/[.D15]" office:value-type="float" office:value="1.13583333333333" calcext:value-type="float">
            <text:p>1,14</text:p>
          </table:table-cell>
          <table:table-cell table:style-name="ce106" table:formula="of:=[.G15]/[.D15]" office:value-type="float" office:value="9.71462666666667" calcext:value-type="float">
            <text:p>9,71</text:p>
          </table:table-cell>
          <table:table-cell table:style-name="ce106" table:formula="of:=[.F15]/[.$F$1]" office:value-type="float" office:value="0.297363478965079" calcext:value-type="float">
            <text:p>0,30</text:p>
          </table:table-cell>
          <table:table-cell table:style-name="ce106" table:formula="of:=[.G15]/[.$G$1]" office:value-type="float" office:value="0.465274753344615" calcext:value-type="float">
            <text:p>0,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E16C-APPROX!</text:p>
          </table:table-cell>
          <table:table-cell table:style-name="ce20" office:value-type="string" calcext:value-type="string">
            <text:p>Elbrus 16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000" calcext:value-type="float">
            <text:p>2000</text:p>
          </table:table-cell>
          <table:table-cell table:style-name="ce20" office:value-type="string" calcext:value-type="string">
            <text:p>e2k</text:p>
          </table:table-cell>
          <table:table-cell table:style-name="ce34" office:value-type="float" office:value="2198.39" calcext:value-type="float">
            <text:p>2 198,39</text:p>
          </table:table-cell>
          <table:table-cell table:style-name="ce95" office:value-type="float" office:value="37605.0064516129" calcext:value-type="float">
            <text:p>37 605,01</text:p>
          </table:table-cell>
          <table:table-cell table:number-columns-repeated="4"/>
          <table:table-cell table:style-name="ce106" table:formula="of:=[.F16]/[.D16]" office:value-type="float" office:value="1.099195" calcext:value-type="float">
            <text:p>1,10</text:p>
          </table:table-cell>
          <table:table-cell table:style-name="ce106" table:formula="of:=[.G16]/[.D16]" office:value-type="float" office:value="18.8025032258065" calcext:value-type="float">
            <text:p>18,80</text:p>
          </table:table-cell>
          <table:table-cell table:style-name="ce106" table:formula="of:=[.F16]/[.$F$1]" office:value-type="float" office:value="0.383695318281462" calcext:value-type="float">
            <text:p>0,38</text:p>
          </table:table-cell>
          <table:table-cell table:style-name="ce106" table:formula="of:=[.G16]/[.$G$1]" office:value-type="float" office:value="1.20070904088933" calcext:value-type="float">
            <text:p>1,2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Raspberry PI</text:p>
          </table:table-cell>
          <table:table-cell table:style-name="ce20" office:value-type="string" calcext:value-type="string">
            <text:p>Broadcom BCM283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700" calcext:value-type="float">
            <text:p>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float" office:value="270.5" calcext:value-type="float">
            <text:p>270,50</text:p>
          </table:table-cell>
          <table:table-cell table:style-name="ce16" office:value-type="float" office:value="270.5" calcext:value-type="float">
            <text:p>270,50</text:p>
          </table:table-cell>
          <table:table-cell table:number-columns-repeated="4"/>
          <table:table-cell table:style-name="ce106" table:formula="of:=[.F17]/[.D17]" office:value-type="float" office:value="0.386428571428571" calcext:value-type="float">
            <text:p>0,39</text:p>
          </table:table-cell>
          <table:table-cell table:style-name="ce106" table:formula="of:=[.G17]/[.D17]" office:value-type="float" office:value="0.386428571428571" calcext:value-type="float">
            <text:p>0,39</text:p>
          </table:table-cell>
          <table:table-cell table:style-name="ce106" table:formula="of:=[.F17]/[.$F$1]" office:value-type="float" office:value="0.047211633784331" calcext:value-type="float">
            <text:p>0,05</text:p>
          </table:table-cell>
          <table:table-cell table:style-name="ce106" table:formula="of:=[.G17]/[.$G$1]" office:value-type="float" office:value="0.00863692965931224" calcext:value-type="float">
            <text:p>0,0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Odroid X2</text:p>
          </table:table-cell>
          <table:table-cell table:style-name="ce72" office:value-type="string" calcext:value-type="string">
            <text:p>Samsung Exynos 4412<text:span text:style-name="T3"> (armv7l)</text:span>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700" calcext:value-type="float">
            <text:p>1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float" office:value="1305.16" calcext:value-type="float">
            <text:p>1 305,16</text:p>
          </table:table-cell>
          <table:table-cell table:style-name="ce16" office:value-type="float" office:value="4291" calcext:value-type="float">
            <text:p>4 291,00</text:p>
          </table:table-cell>
          <table:table-cell table:style-name="ce35" office:value-type="float" office:value="256.837" calcext:value-type="float">
            <text:p>256,84</text:p>
          </table:table-cell>
          <table:table-cell table:style-name="ce35" office:value-type="float" office:value="650.114" calcext:value-type="float">
            <text:p>650,11</text:p>
          </table:table-cell>
          <table:table-cell table:style-name="ce35"/>
          <table:table-cell/>
          <table:table-cell table:style-name="ce106" table:formula="of:=[.F18]/[.D18]" office:value-type="float" office:value="0.767741176470588" calcext:value-type="float">
            <text:p>0,77</text:p>
          </table:table-cell>
          <table:table-cell table:style-name="ce106" table:formula="of:=[.G18]/[.D18]" office:value-type="float" office:value="2.52411764705882" calcext:value-type="float">
            <text:p>2,52</text:p>
          </table:table-cell>
          <table:table-cell table:style-name="ce106" table:formula="of:=[.F18]/[.$F$1]" office:value-type="float" office:value="0.227795696672671" calcext:value-type="float">
            <text:p>0,23</text:p>
          </table:table-cell>
          <table:table-cell table:style-name="ce106" table:formula="of:=[.G18]/[.$G$1]" office:value-type="float" office:value="0.1370094830614" calcext:value-type="float">
            <text:p>0,1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Atom Z8350</text:p>
          </table:table-cell>
          <table:table-cell table:style-name="ce24" office:value-type="string" calcext:value-type="string">
            <text:p>Intel(R) Atom(TM) x5-Z8350 CPU @ 1.44GHz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440" calcext:value-type="float">
            <text:p>144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2085.24" calcext:value-type="float">
            <text:p>2 085,24</text:p>
          </table:table-cell>
          <table:table-cell table:style-name="ce16" office:value-type="float" office:value="6636" calcext:value-type="float">
            <text:p>6 636,00</text:p>
          </table:table-cell>
          <table:table-cell table:number-columns-repeated="4"/>
          <table:table-cell table:style-name="ce106" table:formula="of:=[.F19]/[.D19]" office:value-type="float" office:value="1.44808333333333" calcext:value-type="float">
            <text:p>1,45</text:p>
          </table:table-cell>
          <table:table-cell table:style-name="ce106" table:formula="of:=[.G19]/[.D19]" office:value-type="float" office:value="4.60833333333333" calcext:value-type="float">
            <text:p>4,61</text:p>
          </table:table-cell>
          <table:table-cell table:style-name="ce106" table:formula="of:=[.F19]/[.$F$1]" office:value-type="float" office:value="0.363946718049679" calcext:value-type="float">
            <text:p>0,36</text:p>
          </table:table-cell>
          <table:table-cell table:style-name="ce106" table:formula="of:=[.G19]/[.$G$1]" office:value-type="float" office:value="0.211884159775216" calcext:value-type="float">
            <text:p>0,2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Core i3-m330</text:p>
          </table:table-cell>
          <table:table-cell table:style-name="ce20" office:value-type="string" calcext:value-type="string">
            <text:p>Intel(R) Core(TM) i3 CPU <text:s text:c="6"/>M 330 <text:s/>@ 2.13GHz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2133" calcext:value-type="float">
            <text:p>2133</text:p>
          </table:table-cell>
          <table:table-cell table:style-name="ce20" office:value-type="string" calcext:value-type="string">
            <text:p>amd64</text:p>
          </table:table-cell>
          <table:table-cell table:style-name="ce34" office:value-type="float" office:value="2824.974" calcext:value-type="float">
            <text:p>2 824,97</text:p>
          </table:table-cell>
          <table:table-cell table:style-name="ce95" office:value-type="float" office:value="8837" calcext:value-type="float">
            <text:p>8 837,00</text:p>
          </table:table-cell>
          <table:table-cell table:number-columns-repeated="4"/>
          <table:table-cell table:style-name="ce106" table:formula="of:=[.F20]/[.D20]" office:value-type="float" office:value="1.3244135021097" calcext:value-type="float">
            <text:p>1,32</text:p>
          </table:table-cell>
          <table:table-cell table:style-name="ce106" table:formula="of:=[.G20]/[.D20]" office:value-type="float" office:value="4.14299109235818" calcext:value-type="float">
            <text:p>4,14</text:p>
          </table:table-cell>
          <table:table-cell table:style-name="ce106" table:formula="of:=[.F20]/[.$F$1]" office:value-type="float" office:value="0.493055962803167" calcext:value-type="float">
            <text:p>0,49</text:p>
          </table:table-cell>
          <table:table-cell table:style-name="ce106" table:formula="of:=[.G20]/[.$G$1]" office:value-type="float" office:value="0.28216098853731" calcext:value-type="float">
            <text:p>0,28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Core 2 Duo T9400</text:p>
          </table:table-cell>
          <table:table-cell table:style-name="ce20" office:value-type="string" calcext:value-type="string">
            <text:p>Intel(R) Core(TM) 2 Duo CPU <text:s text:c="4"/>T9400 <text:s/>@ 2.53GHz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2530" calcext:value-type="float">
            <text:p>253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2910.33" calcext:value-type="float">
            <text:p>2 910,33</text:p>
          </table:table-cell>
          <table:table-cell table:style-name="ce16" office:value-type="float" office:value="5195" calcext:value-type="float">
            <text:p>5 195,00</text:p>
          </table:table-cell>
          <table:table-cell table:style-name="ce35" office:value-type="float" office:value="1565.27" calcext:value-type="float">
            <text:p>1 565,27</text:p>
          </table:table-cell>
          <table:table-cell table:style-name="ce35" office:value-type="float" office:value="1992.405" calcext:value-type="float">
            <text:p>1 992,41</text:p>
          </table:table-cell>
          <table:table-cell table:style-name="ce35"/>
          <table:table-cell/>
          <table:table-cell table:style-name="ce106" table:formula="of:=[.F21]/[.D21]" office:value-type="float" office:value="1.15032806324111" calcext:value-type="float">
            <text:p>1,15</text:p>
          </table:table-cell>
          <table:table-cell table:style-name="ce106" table:formula="of:=[.G21]/[.D21]" office:value-type="float" office:value="2.05335968379447" calcext:value-type="float">
            <text:p>2,05</text:p>
          </table:table-cell>
          <table:table-cell table:style-name="ce106" table:formula="of:=[.F21]/[.$F$1]" office:value-type="float" office:value="0.507953545846772" calcext:value-type="float">
            <text:p>0,51</text:p>
          </table:table-cell>
          <table:table-cell table:style-name="ce106" table:formula="of:=[.G21]/[.$G$1]" office:value-type="float" office:value="0.165873750758326" calcext:value-type="float">
            <text:p>0,1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AMD A6-3650</text:p>
          </table:table-cell>
          <table:table-cell table:style-name="ce20" office:value-type="string" calcext:value-type="string">
            <text:p>AMD A6-3650 APU with Radeon(tm) HD Graphics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2600" calcext:value-type="float">
            <text:p>26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3718.16" calcext:value-type="float">
            <text:p>3 718,16</text:p>
          </table:table-cell>
          <table:table-cell table:style-name="ce16" office:value-type="float" office:value="12113" calcext:value-type="float">
            <text:p>12 113,00</text:p>
          </table:table-cell>
          <table:table-cell table:style-name="ce35" office:value-type="float" office:value="1607.52" calcext:value-type="float">
            <text:p>1 607,52</text:p>
          </table:table-cell>
          <table:table-cell table:style-name="ce35" office:value-type="float" office:value="1823.615" calcext:value-type="float">
            <text:p>1 823,62</text:p>
          </table:table-cell>
          <table:table-cell table:style-name="ce35" office:value-type="float" office:value="2127.9" calcext:value-type="float">
            <text:p>2 127,90</text:p>
          </table:table-cell>
          <table:table-cell office:value-type="float" office:value="2098.08" calcext:value-type="float">
            <text:p>2098,08</text:p>
          </table:table-cell>
          <table:table-cell table:style-name="ce106" table:formula="of:=[.F22]/[.D22]" office:value-type="float" office:value="1.43006153846154" calcext:value-type="float">
            <text:p>1,43</text:p>
          </table:table-cell>
          <table:table-cell table:style-name="ce106" table:formula="of:=[.G22]/[.D22]" office:value-type="float" office:value="4.65884615384615" calcext:value-type="float">
            <text:p>4,66</text:p>
          </table:table-cell>
          <table:table-cell table:style-name="ce106" table:formula="of:=[.F22]/[.$F$1]" office:value-type="float" office:value="0.648947904885575" calcext:value-type="float">
            <text:p>0,65</text:p>
          </table:table-cell>
          <table:table-cell table:style-name="ce106" table:formula="of:=[.G22]/[.$G$1]" office:value-type="float" office:value="0.386762029438999" calcext:value-type="float">
            <text:p>0,39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38" office:value-type="string" calcext:value-type="string">
            <text:p>Core i7-4700MQ</text:p>
          </table:table-cell>
          <table:table-cell table:style-name="ce24" office:value-type="string" calcext:value-type="string">
            <text:p>Intel(R) Core(TM) i7-4700MQ CPU @ 2.40GHz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0" office:value-type="string" calcext:value-type="string">
            <text:p>amd64</text:p>
          </table:table-cell>
          <table:table-cell table:style-name="ce95" office:value-type="float" office:value="5326.899" calcext:value-type="float">
            <text:p>5 326,90</text:p>
          </table:table-cell>
          <table:table-cell table:style-name="ce95" office:value-type="float" office:value="35234" calcext:value-type="float">
            <text:p>35 234,00</text:p>
          </table:table-cell>
          <table:table-cell table:number-columns-repeated="4"/>
          <table:table-cell table:style-name="ce106" table:formula="of:=[.F23]/[.D23]" office:value-type="float" office:value="2.21954125" calcext:value-type="float">
            <text:p>2,22</text:p>
          </table:table-cell>
          <table:table-cell table:style-name="ce106" table:formula="of:=[.G23]/[.D23]" office:value-type="float" office:value="14.6808333333333" calcext:value-type="float">
            <text:p>14,68</text:p>
          </table:table-cell>
          <table:table-cell table:style-name="ce106" table:formula="of:=[.F23]/[.$F$1]" office:value-type="float" office:value="0.929728668370125" calcext:value-type="float">
            <text:p>0,93</text:p>
          </table:table-cell>
          <table:table-cell table:style-name="ce106" table:formula="of:=[.G23]/[.$G$1]" office:value-type="float" office:value="1.12500399118746" calcext:value-type="float">
            <text:p>1,1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Core i7-2600</text:p>
          </table:table-cell>
          <table:table-cell table:style-name="ce20" office:value-type="string" calcext:value-type="string">
            <text:p>Intel(R) Core(TM) i7-2600 CPU @ 3.40GHz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float" office:value="5729.52" calcext:value-type="float">
            <text:p>5 729,52</text:p>
          </table:table-cell>
          <table:table-cell table:style-name="ce16" office:value-type="float" office:value="31319" calcext:value-type="float">
            <text:p>31 319,00</text:p>
          </table:table-cell>
          <table:table-cell table:style-name="ce35" office:value-type="float" office:value="2751.545" calcext:value-type="float">
            <text:p>2 751,55</text:p>
          </table:table-cell>
          <table:table-cell table:style-name="ce35" office:value-type="float" office:value="3262.258" calcext:value-type="float">
            <text:p>3 262,26</text:p>
          </table:table-cell>
          <table:table-cell table:style-name="ce35"/>
          <table:table-cell/>
          <table:table-cell table:style-name="ce106" table:formula="of:=[.F24]/[.D24]" office:value-type="float" office:value="1.68515294117647" calcext:value-type="float">
            <text:p>1,69</text:p>
          </table:table-cell>
          <table:table-cell table:style-name="ce106" table:formula="of:=[.G24]/[.D24]" office:value-type="float" office:value="9.21147058823529" calcext:value-type="float">
            <text:p>9,21</text:p>
          </table:table-cell>
          <table:table-cell table:style-name="ce106" table:formula="of:=[.F24]/[.$F$1]" office:value-type="float" office:value="1" calcext:value-type="float">
            <text:p>1,00</text:p>
          </table:table-cell>
          <table:table-cell table:style-name="ce106" table:formula="of:=[.G24]/[.$G$1]" office:value-type="float" office:value="1" calcext:value-type="float">
            <text:p>1,0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4" office:value-type="string" calcext:value-type="string">
            <text:p>Xeon 6128</text:p>
          </table:table-cell>
          <table:table-cell table:style-name="ce24" office:value-type="string" calcext:value-type="string">
            <text:p>Intel(R) Xeon(R) Gold 6128 CPU @ 3.40GHz (2 CPU)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95" office:value-type="float" office:value="5850.405" calcext:value-type="float">
            <text:p>5 850,41</text:p>
          </table:table-cell>
          <table:table-cell table:style-name="ce95" office:value-type="float" office:value="123854" calcext:value-type="float">
            <text:p>123 854,00</text:p>
          </table:table-cell>
          <table:table-cell table:number-columns-repeated="4"/>
          <table:table-cell table:style-name="ce106" table:formula="of:=[.F25]/[.D25]" office:value-type="float" office:value="1.72070735294118" calcext:value-type="float">
            <text:p>1,72</text:p>
          </table:table-cell>
          <table:table-cell table:style-name="ce106" table:formula="of:=[.G25]/[.D25]" office:value-type="float" office:value="36.4276470588235" calcext:value-type="float">
            <text:p>36,43</text:p>
          </table:table-cell>
          <table:table-cell table:style-name="ce106" table:formula="of:=[.F25]/[.$F$1]" office:value-type="float" office:value="1.02109862606292" calcext:value-type="float">
            <text:p>1,02</text:p>
          </table:table-cell>
          <table:table-cell table:style-name="ce106" table:formula="of:=[.G25]/[.$G$1]" office:value-type="float" office:value="3.95459625147674" calcext:value-type="float">
            <text:p>3,95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Orange Pi Win</text:p>
          </table:table-cell>
          <table:table-cell table:style-name="ce20" office:value-type="string" calcext:value-type="string">
            <text:p>Allwinner A64 (aarch64)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344" calcext:value-type="float">
            <text:p>1344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700.6" calcext:value-type="float">
            <text:p>700,60</text:p>
          </table:table-cell>
          <table:table-cell table:style-name="ce16" office:value-type="float" office:value="1854" calcext:value-type="float">
            <text:p>1 854,00</text:p>
          </table:table-cell>
          <table:table-cell/>
          <table:table-cell table:style-name="ce35" office:value-type="float" office:value="359" calcext:value-type="float">
            <text:p>359,00</text:p>
          </table:table-cell>
          <table:table-cell table:style-name="ce35"/>
          <table:table-cell office:value-type="float" office:value="102.18" calcext:value-type="float">
            <text:p>102,18</text:p>
          </table:table-cell>
          <table:table-cell table:style-name="ce106" table:formula="of:=[.F26]/[.D26]" office:value-type="float" office:value="0.521279761904762" calcext:value-type="float">
            <text:p>0,52</text:p>
          </table:table-cell>
          <table:table-cell table:style-name="ce106" table:formula="of:=[.G26]/[.D26]" office:value-type="float" office:value="1.37946428571429" calcext:value-type="float">
            <text:p>1,38</text:p>
          </table:table-cell>
          <table:table-cell table:style-name="ce106" table:formula="of:=[.F26]/[.$F$1]" office:value-type="float" office:value="0.12227900417487" calcext:value-type="float">
            <text:p>0,12</text:p>
          </table:table-cell>
          <table:table-cell table:style-name="ce106" table:formula="of:=[.G26]/[.$G$1]" office:value-type="float" office:value="0.0591972923784284" calcext:value-type="float">
            <text:p>0,06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Orange Pi PC2</text:p>
          </table:table-cell>
          <table:table-cell table:style-name="ce20" office:value-type="string" calcext:value-type="string">
            <text:p>Allwinner H5 (aarch64)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152" calcext:value-type="float">
            <text:p>1152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980.26" calcext:value-type="float">
            <text:p>980,26</text:p>
          </table:table-cell>
          <table:table-cell table:style-name="ce16" office:value-type="float" office:value="3798" calcext:value-type="float">
            <text:p>3 798,00</text:p>
          </table:table-cell>
          <table:table-cell table:style-name="ce35" office:value-type="float" office:value="349.357" calcext:value-type="float">
            <text:p>349,36</text:p>
          </table:table-cell>
          <table:table-cell table:style-name="ce35" office:value-type="float" office:value="400.242" calcext:value-type="float">
            <text:p>400,24</text:p>
          </table:table-cell>
          <table:table-cell table:style-name="ce35"/>
          <table:table-cell office:value-type="float" office:value="172.81" calcext:value-type="float">
            <text:p>172,81</text:p>
          </table:table-cell>
          <table:table-cell table:style-name="ce106" table:formula="of:=[.F27]/[.D27]" office:value-type="float" office:value="0.850920138888889" calcext:value-type="float">
            <text:p>0,85</text:p>
          </table:table-cell>
          <table:table-cell table:style-name="ce106" table:formula="of:=[.G27]/[.D27]" office:value-type="float" office:value="3.296875" calcext:value-type="float">
            <text:p>3,30</text:p>
          </table:table-cell>
          <table:table-cell table:style-name="ce106" table:formula="of:=[.F27]/[.$F$1]" office:value-type="float" office:value="0.171089375724319" calcext:value-type="float">
            <text:p>0,17</text:p>
          </table:table-cell>
          <table:table-cell table:style-name="ce106" table:formula="of:=[.G27]/[.$G$1]" office:value-type="float" office:value="0.121268239726683" calcext:value-type="float">
            <text:p>0,12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Raspberry PI 3</text:p>
          </table:table-cell>
          <table:table-cell table:style-name="ce24" office:value-type="string" calcext:value-type="string">
            <text:p>Broadcom BCM2837B0 (armv8)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200" calcext:value-type="float">
            <text:p>1200</text:p>
          </table:table-cell>
          <table:table-cell table:style-name="ce20" office:value-type="string" calcext:value-type="string">
            <text:p>aarch64</text:p>
          </table:table-cell>
          <table:table-cell table:style-name="ce94" office:value-type="float" office:value="997.2" calcext:value-type="float">
            <text:p>997,20</text:p>
          </table:table-cell>
          <table:table-cell table:style-name="ce16" office:value-type="float" office:value="2779.8" calcext:value-type="float">
            <text:p>2 779,80</text:p>
          </table:table-cell>
          <table:table-cell table:number-columns-repeated="2"/>
          <table:table-cell table:style-name="ce36" office:value-type="float" office:value="183.43" calcext:value-type="float">
            <text:p>183,43</text:p>
          </table:table-cell>
          <table:table-cell/>
          <table:table-cell table:style-name="ce106" table:formula="of:=[.F28]/[.D28]" office:value-type="float" office:value="0.831" calcext:value-type="float">
            <text:p>0,83</text:p>
          </table:table-cell>
          <table:table-cell table:style-name="ce106" table:formula="of:=[.G28]/[.D28]" office:value-type="float" office:value="2.3165" calcext:value-type="float">
            <text:p>2,32</text:p>
          </table:table-cell>
          <table:table-cell table:style-name="ce106" table:formula="of:=[.F28]/[.$F$1]" office:value-type="float" office:value="0.174045993381645" calcext:value-type="float">
            <text:p>0,17</text:p>
          </table:table-cell>
          <table:table-cell table:style-name="ce106" table:formula="of:=[.G28]/[.$G$1]" office:value-type="float" office:value="0.088757623168045" calcext:value-type="float">
            <text:p>0,09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Odroid N2</text:p>
          </table:table-cell>
          <table:table-cell table:style-name="ce24" office:value-type="string" calcext:value-type="string">
            <text:p>Amlogic S922X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800" calcext:value-type="float">
            <text:p>18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2136.98" calcext:value-type="float">
            <text:p>2 136,98</text:p>
          </table:table-cell>
          <table:table-cell table:style-name="ce16" office:value-type="float" office:value="9931" calcext:value-type="float">
            <text:p>9 931,00</text:p>
          </table:table-cell>
          <table:table-cell table:number-columns-repeated="4"/>
          <table:table-cell table:style-name="ce106" table:formula="of:=[.F29]/[.D29]" office:value-type="float" office:value="1.18721111111111" calcext:value-type="float">
            <text:p>1,19</text:p>
          </table:table-cell>
          <table:table-cell table:style-name="ce106" table:formula="of:=[.G29]/[.D29]" office:value-type="float" office:value="5.51722222222222" calcext:value-type="float">
            <text:p>5,52</text:p>
          </table:table-cell>
          <table:table-cell table:style-name="ce106" table:formula="of:=[.F29]/[.$F$1]" office:value-type="float" office:value="0.37297714293693" calcext:value-type="float">
            <text:p>0,37</text:p>
          </table:table-cell>
          <table:table-cell table:style-name="ce106" table:formula="of:=[.G29]/[.$G$1]" office:value-type="float" office:value="0.317091861170535" calcext:value-type="float">
            <text:p>0,32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20" office:value-type="string" calcext:value-type="string">
            <text:p>AWS Graviton</text:p>
          </table:table-cell>
          <table:table-cell table:style-name="ce24" office:value-type="string" calcext:value-type="string">
            <text:p>Alpine AL7340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300" calcext:value-type="float">
            <text:p>23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float" office:value="2851.8" calcext:value-type="float">
            <text:p>2 851,80</text:p>
          </table:table-cell>
          <table:table-cell table:style-name="ce16" office:value-type="float" office:value="44741" calcext:value-type="float">
            <text:p>44 741,00</text:p>
          </table:table-cell>
          <table:table-cell table:number-columns-repeated="4"/>
          <table:table-cell table:style-name="ce106" table:formula="of:=[.F30]/[.D30]" office:value-type="float" office:value="1.23991304347826" calcext:value-type="float">
            <text:p>1,24</text:p>
          </table:table-cell>
          <table:table-cell table:style-name="ce106" table:formula="of:=[.G30]/[.D30]" office:value-type="float" office:value="19.4526086956522" calcext:value-type="float">
            <text:p>19,45</text:p>
          </table:table-cell>
          <table:table-cell table:style-name="ce106" table:formula="of:=[.F30]/[.$F$1]" office:value-type="float" office:value="0.497738030410924" calcext:value-type="float">
            <text:p>0,50</text:p>
          </table:table-cell>
          <table:table-cell table:style-name="ce106" table:formula="of:=[.G30]/[.$G$1]" office:value-type="float" office:value="1.42855774450014" calcext:value-type="float">
            <text:p>1,4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style-name="ce70" office:value-type="string" calcext:value-type="string">
            <text:p>Huawei Server</text:p>
          </table:table-cell>
          <table:table-cell table:style-name="ce74" office:value-type="string" calcext:value-type="string">
            <text:p>Kunpeng 920 (armv8.4 64 core x 2 CPU)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2600" calcext:value-type="float">
            <text:p>2600</text:p>
          </table:table-cell>
          <table:table-cell table:style-name="ce70" office:value-type="string" calcext:value-type="string">
            <text:p>aarch64</text:p>
          </table:table-cell>
          <table:table-cell table:style-name="ce32" office:value-type="float" office:value="4340.749" calcext:value-type="float">
            <text:p>4 340,75</text:p>
          </table:table-cell>
          <table:table-cell table:style-name="ce16" office:value-type="float" office:value="544503.55456" calcext:value-type="float">
            <text:p>544 503,55</text:p>
          </table:table-cell>
          <table:table-cell table:number-columns-repeated="4"/>
          <table:table-cell table:style-name="ce106" table:formula="of:=[.F31]/[.D31]" office:value-type="float" office:value="1.66951884615385" calcext:value-type="float">
            <text:p>1,67</text:p>
          </table:table-cell>
          <table:table-cell table:style-name="ce106" table:formula="of:=[.G31]/[.D31]" office:value-type="float" office:value="209.424444061538" calcext:value-type="float">
            <text:p>209,42</text:p>
          </table:table-cell>
          <table:table-cell table:style-name="ce106" table:formula="of:=[.F31]/[.$F$1]" office:value-type="float" office:value="0.757611283318672" calcext:value-type="float">
            <text:p>0,76</text:p>
          </table:table-cell>
          <table:table-cell table:style-name="ce106" table:formula="of:=[.G31]/[.$G$1]" office:value-type="float" office:value="17.3857260627734" calcext:value-type="float">
            <text:p>17,39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number-columns-repeated="15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>
            <draw:frame draw:z-index="0" draw:name="Chart 2" draw:style-name="gr1" svg:width="30.651cm" svg:height="19.412cm" svg:x="0cm" svg:y="-0.164cm">
              <draw:object draw:notify-on-update-of-ranges="'Whetstone!'.A4:'Whetstone!'.A31 Coremark.F5:Coremark.F5 'Whetstone!'.F4:'Whetstone!'.F31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"/>
          <table:table-cell>
            <draw:frame draw:z-index="1" draw:name="Chart 3" draw:style-name="gr1" svg:width="30.581cm" svg:height="19.347cm" svg:x="0.071cm" svg:y="-0.196cm">
              <draw:object draw:notify-on-update-of-ranges="'Whetstone!'.A4:'Whetstone!'.A31 'Whetstone!'.G3:'Whetstone!'.G3 'Whetstone!'.G4:'Whetstone!'.G31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4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>
          <table:table-cell table:number-columns-repeated="15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3" table:number-rows-repeated="39">
          <table:table-cell table:number-columns-repeated="64"/>
        </table:table-row>
        <table:table-row table:style-name="ro3">
          <table:table-cell>
            <draw:frame draw:z-index="2" draw:name="Chart 4" draw:style-name="gr1" svg:width="30.678cm" svg:height="19.409cm" svg:x="0cm" svg:y="-0.304cm">
              <draw:object draw:notify-on-update-of-ranges="'Whetstone!'.A4:'Whetstone!'.A31 Coremark.H5:Coremark.H5 'Whetstone!'.L4:'Whetstone!'.L31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9"/>
          <table:table-cell>
            <draw:frame draw:z-index="3" draw:name="Chart 5" draw:style-name="gr1" svg:width="30.326cm" svg:height="19.113cm" svg:x="0.275cm" svg:y="-0.299cm">
              <draw:object draw:notify-on-update-of-ranges="'Whetstone!'.A4:'Whetstone!'.A31 'Whetstone!'.M3:'Whetstone!'.M3 'Whetstone!'.M4:'Whetstone!'.M31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53"/>
        </table:table-row>
        <table:table-row table:style-name="ro3" table:number-rows-repeated="40">
          <table:table-cell table:number-columns-repeated="64"/>
        </table:table-row>
        <table:table-row table:style-name="ro3">
          <table:table-cell>
            <draw:frame draw:z-index="5" draw:name="Chart 4" draw:style-name="gr1" svg:width="30.678cm" svg:height="19.409cm" svg:x="0cm" svg:y="-0.286cm">
              <draw:object draw:notify-on-update-of-ranges="'Whetstone!'.A4:'Whetstone!'.A31 'Whetstone!'.N3:'Whetstone!'.N3 'Whetstone!'.N4:'Whetstone!'.N31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9"/>
          <table:table-cell>
            <draw:frame draw:z-index="4" draw:name="Chart 5" draw:style-name="gr1" svg:width="30.326cm" svg:height="19.113cm" svg:x="0.637cm" svg:y="-0.372cm">
              <draw:object draw:notify-on-update-of-ranges="'Whetstone!'.A4:'Whetstone!'.A31 'Whetstone!'.O3:'Whetstone!'.O3 'Whetstone!'.O4:'Whetstone!'.O31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53"/>
        </table:table-row>
        <table:table-row table:style-name="ro3" table:number-rows-repeated="10484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emspeed" table:style-name="ta1">
        <table:table-column table:style-name="co14" table:default-cell-style-name="ce69"/>
        <table:table-column table:style-name="co18" table:default-cell-style-name="ce69"/>
        <table:table-column table:style-name="co5" table:default-cell-style-name="ce69"/>
        <table:table-column table:style-name="co20" table:default-cell-style-name="ce69"/>
        <table:table-column table:style-name="co5" table:number-columns-repeated="11" table:default-cell-style-name="ce69"/>
        <table:table-column table:style-name="co21" table:default-cell-style-name="ce69"/>
        <table:table-column table:style-name="co6" table:number-columns-repeated="48" table:default-cell-style-name="ce69"/>
        <table:table-row table:style-name="ro2">
          <table:table-cell table:style-name="ce39" office:value-type="string" calcext:value-type="string">
            <text:p>Memspeed</text:p>
          </table:table-cell>
          <table:table-cell table:style-name="ce39" table:number-columns-repeated="4"/>
          <table:table-cell table:style-name="ce103" office:value-type="string" calcext:value-type="string">
            <text:p>MB/S</text:p>
          </table:table-cell>
          <table:table-cell table:number-columns-repeated="58"/>
        </table:table-row>
        <table:table-row table:style-name="ro3">
          <table:table-cell table:style-name="ce67" table:number-columns-repeated="5"/>
          <table:table-cell table:number-columns-repeated="59"/>
        </table:table-row>
        <table:table-row table:style-name="ro3">
          <table:table-cell table:style-name="ce103" table:number-columns-repeated="5"/>
          <table:table-cell table:style-name="ce44" office:value-type="string" calcext:value-type="string" table:number-columns-spanned="3" table:number-rows-spanned="1">
            <text:p>x[m]=x[m]+s*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x[m]+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y[m] Sngl</text:p>
          </table:table-cell>
          <table:covered-table-cell table:number-columns-repeated="2"/>
          <table:table-cell table:number-columns-repeated="50"/>
        </table:table-row>
        <table:table-row table:style-name="ro3">
          <table:table-cell table:style-name="ce103" table:number-columns-repeated="14"/>
          <table:table-cell table:number-columns-repeated="50"/>
        </table:table-row>
        <table:table-row table:style-name="ro7">
          <table:table-cell table:style-name="ce39" table:formula="of:=[CPUS.A1]" office:value-type="string" office:string-value="Платформа" calcext:value-type="string">
            <text:p>Платформа</text:p>
          </table:table-cell>
          <table:table-cell table:style-name="ce39" table:formula="of:=[CPUS.B1]" office:value-type="string" office:string-value="Процессор" calcext:value-type="string">
            <text:p>Процессор</text:p>
          </table:table-cell>
          <table:table-cell table:style-name="ce39" table:formula="of:=[CPUS.C1]" office:value-type="string" office:string-value="Ядер" calcext:value-type="string">
            <text:p>Ядер</text:p>
          </table:table-cell>
          <table:table-cell table:style-name="ce39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39" table:formula="of:=[CPUS.E1]" office:value-type="string" office:string-value="Архитектура" calcext:value-type="string">
            <text:p>Архитектура</text:p>
          </table:table-cell>
          <table:table-cell table:style-name="ce103" office:value-type="string" calcext:value-type="string">
            <text:p>16 KB</text:p>
          </table:table-cell>
          <table:table-cell table:style-name="ce103" office:value-type="string" calcext:value-type="string">
            <text:p>512 KB</text:p>
          </table:table-cell>
          <table:table-cell table:style-name="ce103" office:value-type="string" calcext:value-type="string">
            <text:p>8192 KB</text:p>
          </table:table-cell>
          <table:table-cell table:style-name="ce103" office:value-type="string" calcext:value-type="string">
            <text:p>16 KB</text:p>
          </table:table-cell>
          <table:table-cell table:style-name="ce103" office:value-type="string" calcext:value-type="string">
            <text:p>512 KB</text:p>
          </table:table-cell>
          <table:table-cell table:style-name="ce103" office:value-type="string" calcext:value-type="string">
            <text:p>8192 KB</text:p>
          </table:table-cell>
          <table:table-cell table:style-name="ce103" office:value-type="string" calcext:value-type="string">
            <text:p>16 KB</text:p>
          </table:table-cell>
          <table:table-cell table:style-name="ce103" office:value-type="string" calcext:value-type="string">
            <text:p>512 KB</text:p>
          </table:table-cell>
          <table:table-cell table:style-name="ce103" office:value-type="string" calcext:value-type="string">
            <text:p>8192 KB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Orange Pi PC2</text:p>
          </table:table-cell>
          <table:table-cell table:style-name="ce82" office:value-type="string" calcext:value-type="string">
            <text:p>Allwinner H5 (aarch64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52" calcext:value-type="float">
            <text:p>1152</text:p>
          </table:table-cell>
          <table:table-cell table:style-name="ce82" office:value-type="string" calcext:value-type="string">
            <text:p>aarch64</text:p>
          </table:table-cell>
          <table:table-cell table:style-name="ce82" office:value-type="float" office:value="1311" calcext:value-type="float">
            <text:p>1311</text:p>
          </table:table-cell>
          <table:table-cell table:style-name="ce82" office:value-type="float" office:value="1224" calcext:value-type="float">
            <text:p>1224</text:p>
          </table:table-cell>
          <table:table-cell table:style-name="ce82" office:value-type="float" office:value="1039" calcext:value-type="float">
            <text:p>1039</text:p>
          </table:table-cell>
          <table:table-cell table:style-name="ce82" office:value-type="float" office:value="2872" calcext:value-type="float">
            <text:p>2872</text:p>
          </table:table-cell>
          <table:table-cell table:style-name="ce82" office:value-type="float" office:value="1179" calcext:value-type="float">
            <text:p>1179</text:p>
          </table:table-cell>
          <table:table-cell table:style-name="ce82" office:value-type="float" office:value="1009" calcext:value-type="float">
            <text:p>1009</text:p>
          </table:table-cell>
          <table:table-cell table:style-name="ce82" office:value-type="float" office:value="4902" calcext:value-type="float">
            <text:p>4902</text:p>
          </table:table-cell>
          <table:table-cell table:style-name="ce82" office:value-type="float" office:value="2284" calcext:value-type="float">
            <text:p>2284</text:p>
          </table:table-cell>
          <table:table-cell table:style-name="ce82" office:value-type="float" office:value="1261" calcext:value-type="float">
            <text:p>1261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Raspberry PI 3</text:p>
          </table:table-cell>
          <table:table-cell table:style-name="ce80" office:value-type="string" calcext:value-type="string">
            <text:p>Broadcom BCM2837B0 (armv8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aarch64</text:p>
          </table:table-cell>
          <table:table-cell table:style-name="ce82" office:value-type="float" office:value="1324" calcext:value-type="float">
            <text:p>1324</text:p>
          </table:table-cell>
          <table:table-cell table:style-name="ce82" office:value-type="float" office:value="1598" calcext:value-type="float">
            <text:p>1598</text:p>
          </table:table-cell>
          <table:table-cell table:style-name="ce82" office:value-type="float" office:value="1019" calcext:value-type="float">
            <text:p>1019</text:p>
          </table:table-cell>
          <table:table-cell table:style-name="ce82" office:value-type="float" office:value="2240" calcext:value-type="float">
            <text:p>2240</text:p>
          </table:table-cell>
          <table:table-cell table:style-name="ce82" office:value-type="float" office:value="1906" calcext:value-type="float">
            <text:p>1906</text:p>
          </table:table-cell>
          <table:table-cell table:style-name="ce82" office:value-type="float" office:value="954" calcext:value-type="float">
            <text:p>954</text:p>
          </table:table-cell>
          <table:table-cell table:style-name="ce82" office:value-type="float" office:value="3136" calcext:value-type="float">
            <text:p>3136</text:p>
          </table:table-cell>
          <table:table-cell table:style-name="ce82" office:value-type="float" office:value="2783" calcext:value-type="float">
            <text:p>2783</text:p>
          </table:table-cell>
          <table:table-cell table:style-name="ce82" office:value-type="float" office:value="871" calcext:value-type="float">
            <text:p>871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Orange Pi Win</text:p>
          </table:table-cell>
          <table:table-cell table:style-name="ce82" office:value-type="string" calcext:value-type="string">
            <text:p>Allwinner A64 (aarch64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44" calcext:value-type="float">
            <text:p>1344</text:p>
          </table:table-cell>
          <table:table-cell table:style-name="ce82" office:value-type="string" calcext:value-type="string">
            <text:p>aarch64</text:p>
          </table:table-cell>
          <table:table-cell table:style-name="ce80" office:value-type="float" office:value="1598" calcext:value-type="float">
            <text:p>1598</text:p>
          </table:table-cell>
          <table:table-cell table:style-name="ce82" office:value-type="float" office:value="1752" calcext:value-type="float">
            <text:p>1752</text:p>
          </table:table-cell>
          <table:table-cell table:style-name="ce82" office:value-type="float" office:value="1019" calcext:value-type="float">
            <text:p>1019</text:p>
          </table:table-cell>
          <table:table-cell table:style-name="ce82" office:value-type="float" office:value="2771" calcext:value-type="float">
            <text:p>2771</text:p>
          </table:table-cell>
          <table:table-cell table:style-name="ce82" office:value-type="float" office:value="1787" calcext:value-type="float">
            <text:p>1787</text:p>
          </table:table-cell>
          <table:table-cell table:style-name="ce82" office:value-type="float" office:value="1028" calcext:value-type="float">
            <text:p>1028</text:p>
          </table:table-cell>
          <table:table-cell table:style-name="ce82" office:value-type="float" office:value="3483" calcext:value-type="float">
            <text:p>3483</text:p>
          </table:table-cell>
          <table:table-cell table:style-name="ce82" office:value-type="float" office:value="3146" calcext:value-type="float">
            <text:p>3146</text:p>
          </table:table-cell>
          <table:table-cell table:style-name="ce82" office:value-type="float" office:value="1374" calcext:value-type="float">
            <text:p>1374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Odroid N2</text:p>
          </table:table-cell>
          <table:table-cell table:style-name="ce80" office:value-type="string" calcext:value-type="string">
            <text:p>Amlogic S922X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office:value-type="string" calcext:value-type="string">
            <text:p>aarch64</text:p>
          </table:table-cell>
          <table:table-cell table:style-name="ce82" office:value-type="float" office:value="8452" calcext:value-type="float">
            <text:p>8452</text:p>
          </table:table-cell>
          <table:table-cell table:style-name="ce82" office:value-type="float" office:value="8214" calcext:value-type="float">
            <text:p>8214</text:p>
          </table:table-cell>
          <table:table-cell table:style-name="ce82" office:value-type="float" office:value="3888" calcext:value-type="float">
            <text:p>3888</text:p>
          </table:table-cell>
          <table:table-cell table:style-name="ce82" office:value-type="float" office:value="9876" calcext:value-type="float">
            <text:p>9876</text:p>
          </table:table-cell>
          <table:table-cell table:style-name="ce82" office:value-type="float" office:value="8463" calcext:value-type="float">
            <text:p>8463</text:p>
          </table:table-cell>
          <table:table-cell table:style-name="ce82" office:value-type="float" office:value="3966" calcext:value-type="float">
            <text:p>3966</text:p>
          </table:table-cell>
          <table:table-cell table:style-name="ce82" office:value-type="float" office:value="8261" calcext:value-type="float">
            <text:p>8261</text:p>
          </table:table-cell>
          <table:table-cell table:style-name="ce82" office:value-type="float" office:value="7260" calcext:value-type="float">
            <text:p>7260</text:p>
          </table:table-cell>
          <table:table-cell table:style-name="ce82" office:value-type="float" office:value="3582" calcext:value-type="float">
            <text:p>3582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AWS Graviton</text:p>
          </table:table-cell>
          <table:table-cell table:style-name="ce80" office:value-type="string" calcext:value-type="string">
            <text:p>Alpine AL73400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300" calcext:value-type="float">
            <text:p>2300</text:p>
          </table:table-cell>
          <table:table-cell table:style-name="ce82" office:value-type="string" calcext:value-type="string">
            <text:p>aarch64</text:p>
          </table:table-cell>
          <table:table-cell table:style-name="ce82" office:value-type="float" office:value="21353" calcext:value-type="float">
            <text:p>21353</text:p>
          </table:table-cell>
          <table:table-cell table:style-name="ce82" office:value-type="float" office:value="17418" calcext:value-type="float">
            <text:p>17418</text:p>
          </table:table-cell>
          <table:table-cell table:style-name="ce82" office:value-type="float" office:value="7336" calcext:value-type="float">
            <text:p>7336</text:p>
          </table:table-cell>
          <table:table-cell table:style-name="ce82" office:value-type="float" office:value="7344" calcext:value-type="float">
            <text:p>7344</text:p>
          </table:table-cell>
          <table:table-cell table:style-name="ce82" office:value-type="float" office:value="18328" calcext:value-type="float">
            <text:p>18328</text:p>
          </table:table-cell>
          <table:table-cell table:style-name="ce82" office:value-type="float" office:value="21796" calcext:value-type="float">
            <text:p>21796</text:p>
          </table:table-cell>
          <table:table-cell table:style-name="ce82" office:value-type="float" office:value="12118" calcext:value-type="float">
            <text:p>12118</text:p>
          </table:table-cell>
          <table:table-cell table:style-name="ce82" office:value-type="float" office:value="12120" calcext:value-type="float">
            <text:p>12120</text:p>
          </table:table-cell>
          <table:table-cell table:style-name="ce82" office:value-type="float" office:value="4422" calcext:value-type="float">
            <text:p>4422</text:p>
          </table:table-cell>
          <table:table-cell table:number-columns-repeated="50"/>
        </table:table-row>
        <table:table-row table:style-name="ro3">
          <table:table-cell table:style-name="ce88" office:value-type="string" calcext:value-type="string">
            <text:p>Huawei Server</text:p>
          </table:table-cell>
          <table:table-cell table:style-name="ce102" office:value-type="string" calcext:value-type="string">
            <text:p>Kunpeng 920 (armv8.4 2 CPU)</text:p>
          </table:table-cell>
          <table:table-cell table:style-name="ce82" office:value-type="float" office:value="128" calcext:value-type="float">
            <text:p>128</text:p>
          </table:table-cell>
          <table:table-cell table:style-name="ce82" office:value-type="float" office:value="2600" calcext:value-type="float">
            <text:p>2600</text:p>
          </table:table-cell>
          <table:table-cell table:style-name="ce88" office:value-type="string" calcext:value-type="string">
            <text:p>aarch64</text:p>
          </table:table-cell>
          <table:table-cell table:style-name="ce82" office:value-type="float" office:value="64476" calcext:value-type="float">
            <text:p>64476</text:p>
          </table:table-cell>
          <table:table-cell table:style-name="ce82" office:value-type="float" office:value="40481" calcext:value-type="float">
            <text:p>40481</text:p>
          </table:table-cell>
          <table:table-cell table:style-name="ce82" office:value-type="float" office:value="27309" calcext:value-type="float">
            <text:p>27309</text:p>
          </table:table-cell>
          <table:table-cell table:style-name="ce82" office:value-type="float" office:value="62581" calcext:value-type="float">
            <text:p>62581</text:p>
          </table:table-cell>
          <table:table-cell table:style-name="ce82" office:value-type="float" office:value="39969" calcext:value-type="float">
            <text:p>39969</text:p>
          </table:table-cell>
          <table:table-cell table:style-name="ce82" office:value-type="float" office:value="27196" calcext:value-type="float">
            <text:p>27196</text:p>
          </table:table-cell>
          <table:table-cell table:style-name="ce82" office:value-type="float" office:value="27141" calcext:value-type="float">
            <text:p>27141</text:p>
          </table:table-cell>
          <table:table-cell table:style-name="ce82" office:value-type="float" office:value="18967" calcext:value-type="float">
            <text:p>18967</text:p>
          </table:table-cell>
          <table:table-cell table:style-name="ce82" office:value-type="float" office:value="9696" calcext:value-type="float">
            <text:p>9696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Atom Z8350</text:p>
          </table:table-cell>
          <table:table-cell table:style-name="ce80" office:value-type="string" calcext:value-type="string">
            <text:p>Intel(R) Atom(TM) x5-Z8350 CPU @ 1.44GH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440" calcext:value-type="float">
            <text:p>1440</text:p>
          </table:table-cell>
          <table:table-cell table:style-name="ce82" office:value-type="string" calcext:value-type="string">
            <text:p>amd64</text:p>
          </table:table-cell>
          <table:table-cell table:style-name="ce80" office:value-type="float" office:value="17395" calcext:value-type="float">
            <text:p>17395</text:p>
          </table:table-cell>
          <table:table-cell table:style-name="ce82" office:value-type="float" office:value="14596" calcext:value-type="float">
            <text:p>14596</text:p>
          </table:table-cell>
          <table:table-cell table:style-name="ce82" office:value-type="float" office:value="5208" calcext:value-type="float">
            <text:p>5208</text:p>
          </table:table-cell>
          <table:table-cell table:style-name="ce82" office:value-type="float" office:value="17415" calcext:value-type="float">
            <text:p>17415</text:p>
          </table:table-cell>
          <table:table-cell table:style-name="ce82" office:value-type="float" office:value="14356" calcext:value-type="float">
            <text:p>14356</text:p>
          </table:table-cell>
          <table:table-cell table:style-name="ce82" office:value-type="float" office:value="5219" calcext:value-type="float">
            <text:p>5219</text:p>
          </table:table-cell>
          <table:table-cell table:style-name="ce82" office:value-type="float" office:value="10075" calcext:value-type="float">
            <text:p>10075</text:p>
          </table:table-cell>
          <table:table-cell table:style-name="ce82" office:value-type="float" office:value="5598" calcext:value-type="float">
            <text:p>5598</text:p>
          </table:table-cell>
          <table:table-cell table:style-name="ce82" office:value-type="float" office:value="1365" calcext:value-type="float">
            <text:p>1365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Core 2 Duo T9400</text:p>
          </table:table-cell>
          <table:table-cell table:style-name="ce82" office:value-type="string" calcext:value-type="string">
            <text:p>Intel(R) Core(TM) 2 Duo CPU <text:s text:c="4"/>T9400 <text:s/>@ 2.53GHz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2530" calcext:value-type="float">
            <text:p>2530</text:p>
          </table:table-cell>
          <table:table-cell table:style-name="ce82" office:value-type="string" calcext:value-type="string">
            <text:p>amd64</text:p>
          </table:table-cell>
          <table:table-cell table:style-name="ce80" office:value-type="float" office:value="20403" calcext:value-type="float">
            <text:p>20403</text:p>
          </table:table-cell>
          <table:table-cell table:style-name="ce82" office:value-type="float" office:value="14189" calcext:value-type="float">
            <text:p>14189</text:p>
          </table:table-cell>
          <table:table-cell table:style-name="ce82" office:value-type="float" office:value="8249" calcext:value-type="float">
            <text:p>8249</text:p>
          </table:table-cell>
          <table:table-cell table:style-name="ce82" office:value-type="float" office:value="18113" calcext:value-type="float">
            <text:p>18113</text:p>
          </table:table-cell>
          <table:table-cell table:style-name="ce82" office:value-type="float" office:value="9344" calcext:value-type="float">
            <text:p>9344</text:p>
          </table:table-cell>
          <table:table-cell table:style-name="ce82" office:value-type="float" office:value="8153" calcext:value-type="float">
            <text:p>8153</text:p>
          </table:table-cell>
          <table:table-cell table:style-name="ce82" office:value-type="float" office:value="3232" calcext:value-type="float">
            <text:p>3232</text:p>
          </table:table-cell>
          <table:table-cell table:style-name="ce82" office:value-type="float" office:value="5196" calcext:value-type="float">
            <text:p>5196</text:p>
          </table:table-cell>
          <table:table-cell table:style-name="ce82" office:value-type="float" office:value="2131" calcext:value-type="float">
            <text:p>2131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Core i3-m330</text:p>
          </table:table-cell>
          <table:table-cell table:style-name="ce82" office:value-type="string" calcext:value-type="string">
            <text:p>Intel(R) Core(TM) i3 CPU <text:s text:c="6"/>M 330 <text:s/>@ 2.13GH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133" calcext:value-type="float">
            <text:p>2133</text:p>
          </table:table-cell>
          <table:table-cell table:style-name="ce82" office:value-type="string" calcext:value-type="string">
            <text:p>amd64</text:p>
          </table:table-cell>
          <table:table-cell table:style-name="ce80" office:value-type="float" office:value="22267" calcext:value-type="float">
            <text:p>22267</text:p>
          </table:table-cell>
          <table:table-cell table:style-name="ce82" office:value-type="float" office:value="12837" calcext:value-type="float">
            <text:p>12837</text:p>
          </table:table-cell>
          <table:table-cell table:style-name="ce82" office:value-type="float" office:value="4636" calcext:value-type="float">
            <text:p>4636</text:p>
          </table:table-cell>
          <table:table-cell table:style-name="ce82" office:value-type="float" office:value="22396" calcext:value-type="float">
            <text:p>22396</text:p>
          </table:table-cell>
          <table:table-cell table:style-name="ce82" office:value-type="float" office:value="13193" calcext:value-type="float">
            <text:p>13193</text:p>
          </table:table-cell>
          <table:table-cell table:style-name="ce82" office:value-type="float" office:value="4996" calcext:value-type="float">
            <text:p>4996</text:p>
          </table:table-cell>
          <table:table-cell table:style-name="ce82" office:value-type="float" office:value="10774" calcext:value-type="float">
            <text:p>10774</text:p>
          </table:table-cell>
          <table:table-cell table:style-name="ce82" office:value-type="float" office:value="8340" calcext:value-type="float">
            <text:p>8340</text:p>
          </table:table-cell>
          <table:table-cell table:style-name="ce82" office:value-type="float" office:value="2387" calcext:value-type="float">
            <text:p>2387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AMD A6-3650</text:p>
          </table:table-cell>
          <table:table-cell table:style-name="ce82" office:value-type="string" calcext:value-type="string">
            <text:p>AMD A6-3650 APU with Radeon(tm) HD Graphics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600" calcext:value-type="float">
            <text:p>2600</text:p>
          </table:table-cell>
          <table:table-cell table:style-name="ce82" office:value-type="string" calcext:value-type="string">
            <text:p>amd64</text:p>
          </table:table-cell>
          <table:table-cell table:style-name="ce80" office:value-type="float" office:value="40906" calcext:value-type="float">
            <text:p>40906</text:p>
          </table:table-cell>
          <table:table-cell table:style-name="ce82" office:value-type="float" office:value="37749" calcext:value-type="float">
            <text:p>37749</text:p>
          </table:table-cell>
          <table:table-cell table:style-name="ce82" office:value-type="float" office:value="8578" calcext:value-type="float">
            <text:p>8578</text:p>
          </table:table-cell>
          <table:table-cell table:style-name="ce82" office:value-type="float" office:value="40988" calcext:value-type="float">
            <text:p>40988</text:p>
          </table:table-cell>
          <table:table-cell table:style-name="ce82" office:value-type="float" office:value="36529" calcext:value-type="float">
            <text:p>36529</text:p>
          </table:table-cell>
          <table:table-cell table:style-name="ce82" office:value-type="float" office:value="8523" calcext:value-type="float">
            <text:p>8523</text:p>
          </table:table-cell>
          <table:table-cell table:style-name="ce82" office:value-type="float" office:value="13655" calcext:value-type="float">
            <text:p>13655</text:p>
          </table:table-cell>
          <table:table-cell table:style-name="ce82" office:value-type="float" office:value="9154" calcext:value-type="float">
            <text:p>9154</text:p>
          </table:table-cell>
          <table:table-cell table:style-name="ce82" office:value-type="float" office:value="2154" calcext:value-type="float">
            <text:p>2154</text:p>
          </table:table-cell>
          <table:table-cell table:number-columns-repeated="50"/>
        </table:table-row>
        <table:table-row table:style-name="ro3">
          <table:table-cell table:style-name="ce80" office:value-type="string" calcext:value-type="string">
            <text:p>Core i7-4700MQ</text:p>
          </table:table-cell>
          <table:table-cell table:style-name="ce80" office:value-type="string" calcext:value-type="string">
            <text:p>Intel(R) Core(TM) i7-4700MQ CPU @ 2.40GHz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2400" calcext:value-type="float">
            <text:p>2400</text:p>
          </table:table-cell>
          <table:table-cell table:style-name="ce82" office:value-type="string" calcext:value-type="string">
            <text:p>amd64</text:p>
          </table:table-cell>
          <table:table-cell table:style-name="ce80" office:value-type="float" office:value="52992" calcext:value-type="float">
            <text:p>52992</text:p>
          </table:table-cell>
          <table:table-cell table:style-name="ce82" office:value-type="float" office:value="29816" calcext:value-type="float">
            <text:p>29816</text:p>
          </table:table-cell>
          <table:table-cell table:style-name="ce82" office:value-type="float" office:value="17618" calcext:value-type="float">
            <text:p>17618</text:p>
          </table:table-cell>
          <table:table-cell table:style-name="ce82" office:value-type="float" office:value="59299" calcext:value-type="float">
            <text:p>59299</text:p>
          </table:table-cell>
          <table:table-cell table:style-name="ce82" office:value-type="float" office:value="30982" calcext:value-type="float">
            <text:p>30982</text:p>
          </table:table-cell>
          <table:table-cell table:style-name="ce82" office:value-type="float" office:value="18371" calcext:value-type="float">
            <text:p>18371</text:p>
          </table:table-cell>
          <table:table-cell table:style-name="ce82" office:value-type="float" office:value="40254" calcext:value-type="float">
            <text:p>40254</text:p>
          </table:table-cell>
          <table:table-cell table:style-name="ce82" office:value-type="float" office:value="16127" calcext:value-type="float">
            <text:p>16127</text:p>
          </table:table-cell>
          <table:table-cell table:style-name="ce82" office:value-type="float" office:value="9605" calcext:value-type="float">
            <text:p>9605</text:p>
          </table:table-cell>
          <table:table-cell table:number-columns-repeated="50"/>
        </table:table-row>
        <table:table-row table:style-name="ro3">
          <table:table-cell table:style-name="ce80" office:value-type="string" calcext:value-type="string">
            <text:p>Xeon 6128</text:p>
          </table:table-cell>
          <table:table-cell table:style-name="ce80" office:value-type="string" calcext:value-type="string">
            <text:p>Intel(R) Xeon(R) Gold 6128 CPU @ 3.40GHz (2 CPU)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3400" calcext:value-type="float">
            <text:p>3400</text:p>
          </table:table-cell>
          <table:table-cell table:style-name="ce82" office:value-type="string" calcext:value-type="string">
            <text:p>amd64</text:p>
          </table:table-cell>
          <table:table-cell table:style-name="ce82" office:value-type="float" office:value="57653" calcext:value-type="float">
            <text:p>57653</text:p>
          </table:table-cell>
          <table:table-cell table:style-name="ce82" office:value-type="float" office:value="51351" calcext:value-type="float">
            <text:p>51351</text:p>
          </table:table-cell>
          <table:table-cell table:style-name="ce82" office:value-type="float" office:value="26334" calcext:value-type="float">
            <text:p>26334</text:p>
          </table:table-cell>
          <table:table-cell table:style-name="ce82" office:value-type="float" office:value="57982" calcext:value-type="float">
            <text:p>57982</text:p>
          </table:table-cell>
          <table:table-cell table:style-name="ce82" office:value-type="float" office:value="52292" calcext:value-type="float">
            <text:p>52292</text:p>
          </table:table-cell>
          <table:table-cell table:style-name="ce82" office:value-type="float" office:value="26638" calcext:value-type="float">
            <text:p>26638</text:p>
          </table:table-cell>
          <table:table-cell table:style-name="ce82" office:value-type="float" office:value="45452" calcext:value-type="float">
            <text:p>45452</text:p>
          </table:table-cell>
          <table:table-cell table:style-name="ce82" office:value-type="float" office:value="37370" calcext:value-type="float">
            <text:p>37370</text:p>
          </table:table-cell>
          <table:table-cell table:style-name="ce82" office:value-type="float" office:value="13360" calcext:value-type="float">
            <text:p>13360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Core i7-2600</text:p>
          </table:table-cell>
          <table:table-cell table:style-name="ce82" office:value-type="string" calcext:value-type="string">
            <text:p>Intel(R) Core(TM) i7-2600 CPU @ 3.40GHz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400" calcext:value-type="float">
            <text:p>3400</text:p>
          </table:table-cell>
          <table:table-cell table:style-name="ce82" office:value-type="string" calcext:value-type="string">
            <text:p>amd64</text:p>
          </table:table-cell>
          <table:table-cell table:style-name="ce80" office:value-type="float" office:value="75172" calcext:value-type="float">
            <text:p>75172</text:p>
          </table:table-cell>
          <table:table-cell table:style-name="ce82" office:value-type="float" office:value="53366" calcext:value-type="float">
            <text:p>53366</text:p>
          </table:table-cell>
          <table:table-cell table:style-name="ce82" office:value-type="float" office:value="32794" calcext:value-type="float">
            <text:p>32794</text:p>
          </table:table-cell>
          <table:table-cell table:style-name="ce82" office:value-type="float" office:value="75334" calcext:value-type="float">
            <text:p>75334</text:p>
          </table:table-cell>
          <table:table-cell table:style-name="ce82" office:value-type="float" office:value="54605" calcext:value-type="float">
            <text:p>54605</text:p>
          </table:table-cell>
          <table:table-cell table:style-name="ce82" office:value-type="float" office:value="32432" calcext:value-type="float">
            <text:p>32432</text:p>
          </table:table-cell>
          <table:table-cell table:style-name="ce82" office:value-type="float" office:value="26348" calcext:value-type="float">
            <text:p>26348</text:p>
          </table:table-cell>
          <table:table-cell table:style-name="ce82" office:value-type="float" office:value="16541" calcext:value-type="float">
            <text:p>16541</text:p>
          </table:table-cell>
          <table:table-cell table:style-name="ce82" office:value-type="float" office:value="8317" calcext:value-type="float">
            <text:p>8317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Raspberry PI</text:p>
          </table:table-cell>
          <table:table-cell table:style-name="ce82" office:value-type="string" calcext:value-type="string">
            <text:p>Broadcom BCM283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700" calcext:value-type="float">
            <text:p>700</text:p>
          </table:table-cell>
          <table:table-cell table:style-name="ce82" office:value-type="string" calcext:value-type="string">
            <text:p>arm</text:p>
          </table:table-cell>
          <table:table-cell table:number-columns-repeated="3" table:style-name="ce82" office:value-type="float" office:value="127" calcext:value-type="float">
            <text:p>127</text:p>
          </table:table-cell>
          <table:table-cell table:style-name="ce82" office:value-type="float" office:value="731" calcext:value-type="float">
            <text:p>731</text:p>
          </table:table-cell>
          <table:table-cell table:number-columns-repeated="2" table:style-name="ce82" office:value-type="float" office:value="127" calcext:value-type="float">
            <text:p>127</text:p>
          </table:table-cell>
          <table:table-cell table:style-name="ce82" office:value-type="float" office:value="426" calcext:value-type="float">
            <text:p>426</text:p>
          </table:table-cell>
          <table:table-cell table:number-columns-repeated="2" table:style-name="ce82" office:value-type="float" office:value="111" calcext:value-type="float">
            <text:p>111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Odroid X2</text:p>
          </table:table-cell>
          <table:table-cell table:style-name="ce82" office:value-type="string" calcext:value-type="string">
            <text:p>Samsung Exynos 4412<text:span text:style-name="T2"> (armv7l)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700" calcext:value-type="float">
            <text:p>1700</text:p>
          </table:table-cell>
          <table:table-cell table:style-name="ce82" office:value-type="string" calcext:value-type="string">
            <text:p>arm</text:p>
          </table:table-cell>
          <table:table-cell table:style-name="ce80" office:value-type="float" office:value="2364" calcext:value-type="float">
            <text:p>2364</text:p>
          </table:table-cell>
          <table:table-cell table:style-name="ce82" office:value-type="float" office:value="1464" calcext:value-type="float">
            <text:p>1464</text:p>
          </table:table-cell>
          <table:table-cell table:style-name="ce82" office:value-type="float" office:value="1261" calcext:value-type="float">
            <text:p>1261</text:p>
          </table:table-cell>
          <table:table-cell table:style-name="ce82" office:value-type="float" office:value="2543" calcext:value-type="float">
            <text:p>2543</text:p>
          </table:table-cell>
          <table:table-cell table:style-name="ce82" office:value-type="float" office:value="1472" calcext:value-type="float">
            <text:p>1472</text:p>
          </table:table-cell>
          <table:table-cell table:style-name="ce82" office:value-type="float" office:value="1271" calcext:value-type="float">
            <text:p>1271</text:p>
          </table:table-cell>
          <table:table-cell table:style-name="ce82" office:value-type="float" office:value="3856" calcext:value-type="float">
            <text:p>3856</text:p>
          </table:table-cell>
          <table:table-cell table:style-name="ce82" office:value-type="float" office:value="1324" calcext:value-type="float">
            <text:p>1324</text:p>
          </table:table-cell>
          <table:table-cell table:style-name="ce82" office:value-type="float" office:value="627" calcext:value-type="float">
            <text:p>627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16C-APPROX!</text:p>
          </table:table-cell>
          <table:table-cell table:style-name="ce82" office:value-type="string" calcext:value-type="string">
            <text:p>Elbrus 16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000" calcext:value-type="float">
            <text:p>2000</text:p>
          </table:table-cell>
          <table:table-cell table:style-name="ce82" office:value-type="string" calcext:value-type="string">
            <text:p>e2k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MBE1C-PC</text:p>
          </table:table-cell>
          <table:table-cell table:style-name="ce82" office:value-type="string" calcext:value-type="string">
            <text:p>Elbrus 1C+ (MBE1C-PC)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985" calcext:value-type="float">
            <text:p>985</text:p>
          </table:table-cell>
          <table:table-cell table:style-name="ce82" office:value-type="string" calcext:value-type="string">
            <text:p>e2k</text:p>
          </table:table-cell>
          <table:table-cell table:style-name="ce82" office:value-type="float" office:value="13327" calcext:value-type="float">
            <text:p>13327</text:p>
          </table:table-cell>
          <table:table-cell table:style-name="ce82" office:value-type="float" office:value="31305" calcext:value-type="float">
            <text:p>31305</text:p>
          </table:table-cell>
          <table:table-cell table:style-name="ce82" office:value-type="float" office:value="5856" calcext:value-type="float">
            <text:p>5856</text:p>
          </table:table-cell>
          <table:table-cell table:style-name="ce82" office:value-type="float" office:value="10999" calcext:value-type="float">
            <text:p>10999</text:p>
          </table:table-cell>
          <table:table-cell table:style-name="ce82" office:value-type="float" office:value="11421" calcext:value-type="float">
            <text:p>11421</text:p>
          </table:table-cell>
          <table:table-cell table:style-name="ce82" office:value-type="float" office:value="9663" calcext:value-type="float">
            <text:p>9663</text:p>
          </table:table-cell>
          <table:table-cell table:style-name="ce82" office:value-type="float" office:value="5073" calcext:value-type="float">
            <text:p>5073</text:p>
          </table:table-cell>
          <table:table-cell table:style-name="ce82" office:value-type="float" office:value="10442" calcext:value-type="float">
            <text:p>10442</text:p>
          </table:table-cell>
          <table:table-cell table:style-name="ce82" office:value-type="float" office:value="1163" calcext:value-type="float">
            <text:p>1163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2S-EL2S4</text:p>
          </table:table-cell>
          <table:table-cell table:style-name="ce82" office:value-type="string" calcext:value-type="string">
            <text:p>Elbrus 4C [EL2S4<text:span text:style-name="T2">] (4 CPU)</text:span>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750" calcext:value-type="float">
            <text:p>750</text:p>
          </table:table-cell>
          <table:table-cell table:style-name="ce82" office:value-type="string" calcext:value-type="string">
            <text:p>e2k</text:p>
          </table:table-cell>
          <table:table-cell table:style-name="ce80" office:value-type="float" office:value="21463" calcext:value-type="float">
            <text:p>21463</text:p>
          </table:table-cell>
          <table:table-cell table:style-name="ce82" office:value-type="float" office:value="22714" calcext:value-type="float">
            <text:p>22714</text:p>
          </table:table-cell>
          <table:table-cell table:style-name="ce82" office:value-type="float" office:value="7975" calcext:value-type="float">
            <text:p>7975</text:p>
          </table:table-cell>
          <table:table-cell table:style-name="ce82" office:value-type="float" office:value="20662" calcext:value-type="float">
            <text:p>20662</text:p>
          </table:table-cell>
          <table:table-cell table:style-name="ce82" office:value-type="float" office:value="23032" calcext:value-type="float">
            <text:p>23032</text:p>
          </table:table-cell>
          <table:table-cell table:style-name="ce82" office:value-type="float" office:value="7809" calcext:value-type="float">
            <text:p>7809</text:p>
          </table:table-cell>
          <table:table-cell table:style-name="ce82" office:value-type="float" office:value="10535" calcext:value-type="float">
            <text:p>10535</text:p>
          </table:table-cell>
          <table:table-cell table:style-name="ce82" office:value-type="float" office:value="11483" calcext:value-type="float">
            <text:p>11483</text:p>
          </table:table-cell>
          <table:table-cell table:style-name="ce82" office:value-type="float" office:value="4263" calcext:value-type="float">
            <text:p>4263</text:p>
          </table:table-cell>
          <table:table-cell/>
          <table:table-cell table:style-name="ce72"/>
          <table:table-cell table:number-columns-repeated="48"/>
        </table:table-row>
        <table:table-row table:style-name="ro3">
          <table:table-cell table:style-name="ce83" office:value-type="string" calcext:value-type="string">
            <text:p>E2S-PC401</text:p>
          </table:table-cell>
          <table:table-cell table:style-name="ce82" office:value-type="string" calcext:value-type="string">
            <text:p>Elbrus 4C [E2S] (pc401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00" calcext:value-type="float">
            <text:p>800</text:p>
          </table:table-cell>
          <table:table-cell table:style-name="ce82" office:value-type="string" calcext:value-type="string">
            <text:p>e2k</text:p>
          </table:table-cell>
          <table:table-cell table:style-name="ce82" office:value-type="float" office:value="22896" calcext:value-type="float">
            <text:p>22896</text:p>
          </table:table-cell>
          <table:table-cell table:style-name="ce82" office:value-type="float" office:value="22106" calcext:value-type="float">
            <text:p>22106</text:p>
          </table:table-cell>
          <table:table-cell table:style-name="ce82" office:value-type="float" office:value="8491" calcext:value-type="float">
            <text:p>8491</text:p>
          </table:table-cell>
          <table:table-cell table:style-name="ce82" office:value-type="float" office:value="10053" calcext:value-type="float">
            <text:p>10053</text:p>
          </table:table-cell>
          <table:table-cell table:style-name="ce82" office:value-type="float" office:value="6591" calcext:value-type="float">
            <text:p>6591</text:p>
          </table:table-cell>
          <table:table-cell table:style-name="ce82" office:value-type="float" office:value="2092" calcext:value-type="float">
            <text:p>2092</text:p>
          </table:table-cell>
          <table:table-cell table:style-name="ce82" office:value-type="float" office:value="8415" calcext:value-type="float">
            <text:p>8415</text:p>
          </table:table-cell>
          <table:table-cell table:style-name="ce82" office:value-type="float" office:value="6145" calcext:value-type="float">
            <text:p>6145</text:p>
          </table:table-cell>
          <table:table-cell table:style-name="ce82" office:value-type="float" office:value="1468" calcext:value-type="float">
            <text:p>1468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8C2-1200</text:p>
          </table:table-cell>
          <table:table-cell table:style-name="ce82" office:value-type="string" calcext:value-type="string">
            <text:p>Elbrus 8C2 (Broken 8MB Cache 1.2 GHz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e2k</text:p>
          </table:table-cell>
          <table:table-cell table:style-name="ce80" office:value-type="float" office:value="34626" calcext:value-type="float">
            <text:p>34626</text:p>
          </table:table-cell>
          <table:table-cell table:style-name="ce80" office:value-type="float" office:value="34168" calcext:value-type="float">
            <text:p>34168</text:p>
          </table:table-cell>
          <table:table-cell table:style-name="ce80" office:value-type="float" office:value="28890" calcext:value-type="float">
            <text:p>28890</text:p>
          </table:table-cell>
          <table:table-cell table:style-name="ce80" office:value-type="float" office:value="30016" calcext:value-type="float">
            <text:p>30016</text:p>
          </table:table-cell>
          <table:table-cell table:style-name="ce80" office:value-type="float" office:value="34232" calcext:value-type="float">
            <text:p>34232</text:p>
          </table:table-cell>
          <table:table-cell table:style-name="ce80" office:value-type="float" office:value="28920" calcext:value-type="float">
            <text:p>28920</text:p>
          </table:table-cell>
          <table:table-cell table:style-name="ce80" office:value-type="float" office:value="16709" calcext:value-type="float">
            <text:p>16709</text:p>
          </table:table-cell>
          <table:table-cell table:style-name="ce80" office:value-type="float" office:value="18654" calcext:value-type="float">
            <text:p>18654</text:p>
          </table:table-cell>
          <table:table-cell table:style-name="ce80" office:value-type="float" office:value="17513" calcext:value-type="float">
            <text:p>17513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8C-E8C4</text:p>
          </table:table-cell>
          <table:table-cell table:style-name="ce82" office:value-type="string" calcext:value-type="string">
            <text:p>Elbrus 8C (4 CPU)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string" calcext:value-type="string">
            <text:p>e2k</text:p>
          </table:table-cell>
          <table:table-cell table:style-name="ce80" office:value-type="float" office:value="37065" calcext:value-type="float">
            <text:p>37065</text:p>
          </table:table-cell>
          <table:table-cell table:style-name="ce82" office:value-type="float" office:value="27882" calcext:value-type="float">
            <text:p>27882</text:p>
          </table:table-cell>
          <table:table-cell table:style-name="ce82" office:value-type="float" office:value="23315" calcext:value-type="float">
            <text:p>23315</text:p>
          </table:table-cell>
          <table:table-cell table:style-name="ce82" office:value-type="float" office:value="35758" calcext:value-type="float">
            <text:p>35758</text:p>
          </table:table-cell>
          <table:table-cell table:style-name="ce82" office:value-type="float" office:value="27681" calcext:value-type="float">
            <text:p>27681</text:p>
          </table:table-cell>
          <table:table-cell table:style-name="ce82" office:value-type="float" office:value="23172" calcext:value-type="float">
            <text:p>23172</text:p>
          </table:table-cell>
          <table:table-cell table:style-name="ce82" office:value-type="float" office:value="18273" calcext:value-type="float">
            <text:p>18273</text:p>
          </table:table-cell>
          <table:table-cell table:style-name="ce82" office:value-type="float" office:value="16898" calcext:value-type="float">
            <text:p>16898</text:p>
          </table:table-cell>
          <table:table-cell table:style-name="ce82" office:value-type="float" office:value="13798" calcext:value-type="float">
            <text:p>13798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8C-SWTX</text:p>
          </table:table-cell>
          <table:table-cell table:style-name="ce82" office:value-type="string" calcext:value-type="string">
            <text:p>Elbrus 8C (E8C-SWTX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string" calcext:value-type="string">
            <text:p>e2k</text:p>
          </table:table-cell>
          <table:table-cell table:style-name="ce80" office:value-type="float" office:value="37092" calcext:value-type="float">
            <text:p>37092</text:p>
          </table:table-cell>
          <table:table-cell table:style-name="ce82" office:value-type="float" office:value="29195" calcext:value-type="float">
            <text:p>29195</text:p>
          </table:table-cell>
          <table:table-cell table:style-name="ce82" office:value-type="float" office:value="24130" calcext:value-type="float">
            <text:p>24130</text:p>
          </table:table-cell>
          <table:table-cell table:style-name="ce82" office:value-type="float" office:value="37806" calcext:value-type="float">
            <text:p>37806</text:p>
          </table:table-cell>
          <table:table-cell table:style-name="ce82" office:value-type="float" office:value="29193" calcext:value-type="float">
            <text:p>29193</text:p>
          </table:table-cell>
          <table:table-cell table:style-name="ce82" office:value-type="float" office:value="24114" calcext:value-type="float">
            <text:p>24114</text:p>
          </table:table-cell>
          <table:table-cell table:style-name="ce82" office:value-type="float" office:value="19096" calcext:value-type="float">
            <text:p>19096</text:p>
          </table:table-cell>
          <table:table-cell table:style-name="ce82" office:value-type="float" office:value="17431" calcext:value-type="float">
            <text:p>17431</text:p>
          </table:table-cell>
          <table:table-cell table:style-name="ce82" office:value-type="float" office:value="14045" calcext:value-type="float">
            <text:p>14045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8C2</text:p>
          </table:table-cell>
          <table:table-cell table:style-name="ce82" office:value-type="string" calcext:value-type="string">
            <text:p>Elbrus 8C2 (E8C2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string" calcext:value-type="string">
            <text:p>e2k</text:p>
          </table:table-cell>
          <table:table-cell table:style-name="ce80" office:value-type="float" office:value="41032" calcext:value-type="float">
            <text:p>41032</text:p>
          </table:table-cell>
          <table:table-cell table:style-name="ce80" office:value-type="float" office:value="41708" calcext:value-type="float">
            <text:p>41708</text:p>
          </table:table-cell>
          <table:table-cell table:style-name="ce80" office:value-type="float" office:value="33881" calcext:value-type="float">
            <text:p>33881</text:p>
          </table:table-cell>
          <table:table-cell table:style-name="ce80" office:value-type="float" office:value="19815" calcext:value-type="float">
            <text:p>19815</text:p>
          </table:table-cell>
          <table:table-cell table:style-name="ce80" office:value-type="float" office:value="12399" calcext:value-type="float">
            <text:p>12399</text:p>
          </table:table-cell>
          <table:table-cell table:style-name="ce80" office:value-type="float" office:value="9617" calcext:value-type="float">
            <text:p>9617</text:p>
          </table:table-cell>
          <table:table-cell table:style-name="ce80" office:value-type="float" office:value="6124" calcext:value-type="float">
            <text:p>6124</text:p>
          </table:table-cell>
          <table:table-cell table:style-name="ce80" office:value-type="float" office:value="4376" calcext:value-type="float">
            <text:p>4376</text:p>
          </table:table-cell>
          <table:table-cell table:style-name="ce80" office:value-type="float" office:value="3318" calcext:value-type="float">
            <text:p>3318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E8C2-1550</text:p>
          </table:table-cell>
          <table:table-cell table:style-name="ce82" office:value-type="string" calcext:value-type="string">
            <text:p>Elbrus 8C2 (E8C2 1550 MHz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550" calcext:value-type="float">
            <text:p>1550</text:p>
          </table:table-cell>
          <table:table-cell table:style-name="ce82" office:value-type="string" calcext:value-type="string">
            <text:p>e2k</text:p>
          </table:table-cell>
          <table:table-cell table:style-name="ce80" office:value-type="float" office:value="44195" calcext:value-type="float">
            <text:p>44195</text:p>
          </table:table-cell>
          <table:table-cell table:style-name="ce82" office:value-type="float" office:value="41990" calcext:value-type="float">
            <text:p>41990</text:p>
          </table:table-cell>
          <table:table-cell table:style-name="ce82" office:value-type="float" office:value="36299" calcext:value-type="float">
            <text:p>36299</text:p>
          </table:table-cell>
          <table:table-cell table:style-name="ce82" office:value-type="float" office:value="39990" calcext:value-type="float">
            <text:p>39990</text:p>
          </table:table-cell>
          <table:table-cell table:style-name="ce82" office:value-type="float" office:value="42034" calcext:value-type="float">
            <text:p>42034</text:p>
          </table:table-cell>
          <table:table-cell table:style-name="ce82" office:value-type="float" office:value="36355" calcext:value-type="float">
            <text:p>36355</text:p>
          </table:table-cell>
          <table:table-cell table:style-name="ce82" office:value-type="float" office:value="21901" calcext:value-type="float">
            <text:p>21901</text:p>
          </table:table-cell>
          <table:table-cell table:style-name="ce82" office:value-type="float" office:value="23589" calcext:value-type="float">
            <text:p>23589</text:p>
          </table:table-cell>
          <table:table-cell table:style-name="ce82" office:value-type="float" office:value="21518" calcext:value-type="float">
            <text:p>21518</text:p>
          </table:table-cell>
          <table:table-cell table:number-columns-repeated="50"/>
        </table:table-row>
        <table:table-row table:style-name="ro3">
          <table:table-cell table:style-name="ce80" office:value-type="string" calcext:value-type="string">
            <text:p>Pentium 4</text:p>
          </table:table-cell>
          <table:table-cell table:style-name="ce82" office:value-type="string" calcext:value-type="string">
            <text:p>Intel(R) Pentium(TM) 4 CPU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066" calcext:value-type="float">
            <text:p>3066</text:p>
          </table:table-cell>
          <table:table-cell table:style-name="ce82" office:value-type="string" calcext:value-type="string">
            <text:p>i386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style-name="ce80" office:value-type="string" calcext:value-type="string">
            <text:p>Pentium III</text:p>
          </table:table-cell>
          <table:table-cell table:style-name="ce82" office:value-type="string" calcext:value-type="string">
            <text:p>Intel(R) Pentium(TM) III CPU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string" calcext:value-type="string">
            <text:p>i386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number-columns-repeated="2" table:style-name="ce80" office:value-type="string" calcext:value-type="string">
            <text:p>Pentium M72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600" calcext:value-type="float">
            <text:p>1600</text:p>
          </table:table-cell>
          <table:table-cell table:style-name="ce82" office:value-type="string" calcext:value-type="string">
            <text:p>i386</text:p>
          </table:table-cell>
          <table:table-cell table:style-name="ce80" office:value-type="float" office:value="1915" calcext:value-type="float">
            <text:p>1915</text:p>
          </table:table-cell>
          <table:table-cell table:style-name="ce82" office:value-type="float" office:value="1530" calcext:value-type="float">
            <text:p>1530</text:p>
          </table:table-cell>
          <table:table-cell table:style-name="ce82" office:value-type="float" office:value="844" calcext:value-type="float">
            <text:p>844</text:p>
          </table:table-cell>
          <table:table-cell table:style-name="ce82" office:value-type="float" office:value="2348" calcext:value-type="float">
            <text:p>2348</text:p>
          </table:table-cell>
          <table:table-cell table:style-name="ce82" office:value-type="float" office:value="1670" calcext:value-type="float">
            <text:p>1670</text:p>
          </table:table-cell>
          <table:table-cell table:style-name="ce82" office:value-type="float" office:value="850" calcext:value-type="float">
            <text:p>850</text:p>
          </table:table-cell>
          <table:table-cell table:style-name="ce82" office:value-type="float" office:value="1866" calcext:value-type="float">
            <text:p>1866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420" calcext:value-type="float">
            <text:p>420</text:p>
          </table:table-cell>
          <table:table-cell table:number-columns-repeated="50"/>
        </table:table-row>
        <table:table-row table:style-name="ro3">
          <table:table-cell table:style-name="ce82" office:value-type="string" calcext:value-type="string">
            <text:p>Baikal T1 BFK</text:p>
          </table:table-cell>
          <table:table-cell table:style-name="ce82" office:value-type="string" calcext:value-type="string">
            <text:p>Baikal-T1 (MIPS P5600 V3.0)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mips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>
            <draw:frame draw:z-index="0" draw:name="Chart 3" draw:style-name="gr1" svg:width="26.882cm" svg:height="32.876cm" svg:x="0cm" svg:y="0.283cm">
              <draw:object draw:notify-on-update-of-ranges="Memspeed.A6:Memspeed.A33 Memspeed.F5:Memspeed.F5 Memspeed.F6:Memspeed.F33 Memspeed.G5:Memspeed.G5 Memspeed.G6:Memspeed.G33 Memspeed.H5:Memspeed.H5 Memspeed.H6:Memspeed.H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name="Chart 4" draw:style-name="gr1" svg:width="26.856cm" svg:height="32.845cm" svg:x="1.068cm" svg:y="0.316cm">
              <draw:object draw:notify-on-update-of-ranges="Memspeed.A6:Memspeed.A33 Memspeed.I5:Memspeed.I5 Memspeed.I6:Memspeed.I33 Memspeed.J5:Memspeed.J5 Memspeed.J6:Memspeed.J33 Memspeed.K5:Memspeed.K5 Memspeed.K6:Memspeed.K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5"/>
        </table:table-row>
        <table:table-row table:style-name="ro3" table:number-rows-repeated="71">
          <table:table-cell table:number-columns-repeated="64"/>
        </table:table-row>
        <table:table-row table:style-name="ro3">
          <table:table-cell>
            <draw:frame draw:z-index="2" draw:name="Chart 5" draw:style-name="gr1" svg:width="26.882cm" svg:height="33.04cm" svg:x="0.318cm" svg:y="0.24cm">
              <draw:object draw:notify-on-update-of-ranges="Memspeed.A6:Memspeed.A33 Memspeed.L5:Memspeed.L5 Memspeed.L6:Memspeed.L33 Memspeed.M5:Memspeed.M5 Memspeed.M6:Memspeed.M33 Memspeed.N5:Memspeed.N5 Memspeed.N6:Memspeed.N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3" table:number-rows-repeated="104846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Memspeed.$A$1" table:cell-range-address="Memspeed.$A$5:Memspeed.$N$33"/>
        </table:named-expressions>
      </table:table>
      <table:table table:name="MPMFLOPS" table:style-name="ta1">
        <table:table-column table:style-name="co14" table:default-cell-style-name="ce69"/>
        <table:table-column table:style-name="co22" table:number-columns-repeated="5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16" table:default-cell-style-name="ce69"/>
        <table:table-column table:style-name="co24" table:default-cell-style-name="ce69"/>
        <table:table-column table:style-name="co22" table:default-cell-style-name="ce69"/>
        <table:table-column table:style-name="co5" table:number-columns-repeated="2" table:default-cell-style-name="ce69"/>
        <table:table-column table:style-name="co6" table:number-columns-repeated="48" table:default-cell-style-name="ce69"/>
        <table:table-row table:style-name="ro3">
          <table:table-cell table:style-name="ce103" office:value-type="string" calcext:value-type="string">
            <text:p>MP MFLOPS</text:p>
          </table:table-cell>
          <table:table-cell table:style-name="ce103"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4"/>
          <table:table-cell table:style-name="ce106" office:value-type="float" office:value="41836.45" calcext:value-type="float">
            <text:p>41 836,45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8">
          <table:table-cell table:style-name="ce157" table:formula="of:=[CPUS.A1]" office:value-type="string" office:string-value="Платформа" calcext:value-type="string">
            <text:p>Платформа</text:p>
          </table:table-cell>
          <table:table-cell table:style-name="ce157" table:formula="of:=[CPUS.B1]" office:value-type="string" office:string-value="Процессор" calcext:value-type="string">
            <text:p>Процессор</text:p>
          </table:table-cell>
          <table:table-cell table:style-name="ce157" table:formula="of:=[CPUS.C1]" office:value-type="string" office:string-value="Ядер" calcext:value-type="string">
            <text:p>Ядер</text:p>
          </table:table-cell>
          <table:table-cell table:style-name="ce157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157" table:formula="of:=[CPUS.E1]" office:value-type="string" office:string-value="Архитектура" calcext:value-type="string">
            <text:p>Архитектура</text:p>
          </table:table-cell>
          <table:table-cell table:style-name="ce157" office:value-type="string" calcext:value-type="string">
            <text:p>2 ops/w – 102400 4B words</text:p>
          </table:table-cell>
          <table:table-cell table:style-name="ce157" office:value-type="string" calcext:value-type="string">
            <text:p>2 ops/w – 1024000 4B words</text:p>
          </table:table-cell>
          <table:table-cell table:style-name="ce157" office:value-type="string" calcext:value-type="string">
            <text:p>2 ops/w – 10240000 4B words</text:p>
          </table:table-cell>
          <table:table-cell table:style-name="ce157" office:value-type="string" calcext:value-type="string">
            <text:p>8 ops/w – 102400 4B words</text:p>
          </table:table-cell>
          <table:table-cell table:style-name="ce157" office:value-type="string" calcext:value-type="string">
            <text:p>8 ops/w – 1024000 4B words</text:p>
          </table:table-cell>
          <table:table-cell table:style-name="ce157" office:value-type="string" calcext:value-type="string">
            <text:p>8 ops/w – 10240000 4B words</text:p>
          </table:table-cell>
          <table:table-cell table:style-name="ce157" office:value-type="string" calcext:value-type="string">
            <text:p>32 ops/w – 102400 4B words</text:p>
          </table:table-cell>
          <table:table-cell table:style-name="ce157" office:value-type="string" calcext:value-type="string">
            <text:p>32 ops/w – 1024000 4B words</text:p>
          </table:table-cell>
          <table:table-cell table:style-name="ce157" office:value-type="string" calcext:value-type="string">
            <text:p>32 ops/w – 10240000 4B words</text:p>
          </table:table-cell>
          <table:table-cell table:style-name="ce72" office:value-type="string" calcext:value-type="string">
            <text:p>Среднее геометрическое</text:p>
          </table:table-cell>
          <table:table-cell table:style-name="ce73" office:value-type="string" calcext:value-type="string">
            <text:p>Относительно Core i7-2600 </text:p>
          </table:table-cell>
          <table:table-cell>
            <draw:frame draw:z-index="3" draw:name="Chart 5" draw:style-name="gr1" svg:width="18.764cm" svg:height="16.341cm" svg:x="1.121cm" svg:y="0.058cm">
              <draw:object draw:notify-on-update-of-ranges="MPMFLOPS.A6:MPMFLOPS.A32 MPMFLOPS.P5:MPMFLOPS.P5 MPMFLOPS.P6:MPMFLOPS.P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7"/>
        </table:table-row>
        <table:table-row table:style-name="ro3">
          <table:table-cell table:style-name="ce72"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72" office:value-type="string" calcext:value-type="string">
            <text:p>mips</text:p>
          </table:table-cell>
          <table:table-cell table:number-columns-repeated="9" table:style-name="ce46" office:value-type="float" office:value="0" calcext:value-type="float">
            <text:p>0,00</text:p>
          </table:table-cell>
          <table:table-cell table:style-name="ce35" table:formula="of:=GEOMEAN([.F6:.N6])" office:value-type="float" office:value="0" calcext:value-type="float">
            <text:p>0,00</text:p>
          </table:table-cell>
          <table:table-cell table:style-name="ce106" table:formula="of:=[.O6]/[.$O$3]" office:value-type="float" office:value="0" calcext:value-type="float">
            <text:p>0,00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72" office:value-type="string" calcext:value-type="string">
            <text:p>arm</text:p>
          </table:table-cell>
          <table:table-cell table:number-columns-repeated="8" table:style-name="ce4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5" table:formula="of:=GEOMEAN([.F7:.N7])" office:value-type="float" office:value="0" calcext:value-type="float">
            <text:p>0,00</text:p>
          </table:table-cell>
          <table:table-cell table:style-name="ce106" table:formula="of:=[.O7]/[.$O$3]" office:value-type="float" office:value="0" calcext:value-type="float">
            <text:p>0,00</text:p>
          </table:table-cell>
          <table:table-cell table:number-columns-repeated="48"/>
        </table:table-row>
        <table:table-row table:style-name="ro3">
          <table:table-cell table:style-name="ce41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table:number-columns-repeated="9" table:style-name="ce46" office:value-type="float" office:value="0" calcext:value-type="float">
            <text:p>0,00</text:p>
          </table:table-cell>
          <table:table-cell table:style-name="ce35" table:formula="of:=GEOMEAN([.F8:.N8])" office:value-type="float" office:value="0" calcext:value-type="float">
            <text:p>0,00</text:p>
          </table:table-cell>
          <table:table-cell table:style-name="ce106" table:formula="of:=[.O8]/[.$O$3]" office:value-type="float" office:value="0" calcext:value-type="float">
            <text:p>0,00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72" office:value-type="string" calcext:value-type="string">
            <text:p>arm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,5</text:p>
          </table:table-cell>
          <table:table-cell table:style-name="ce36" office:value-type="float" office:value="192" calcext:value-type="float">
            <text:p>192</text:p>
          </table:table-cell>
          <table:table-cell table:style-name="ce52" office:value-type="float" office:value="176" calcext:value-type="float">
            <text:p>176</text:p>
          </table:table-cell>
          <table:table-cell table:style-name="ce36" office:value-type="float" office:value="159" calcext:value-type="float">
            <text:p>159</text:p>
          </table:table-cell>
          <table:table-cell table:style-name="ce35" table:formula="of:=GEOMEAN([.F9:.N9])" office:value-type="float" office:value="84.1527514251438" calcext:value-type="float">
            <text:p>84,15</text:p>
          </table:table-cell>
          <table:table-cell table:style-name="ce106" table:formula="of:=[.O9]/[.$O$3]" office:value-type="float" office:value="0.00201146969748016" calcext:value-type="float">
            <text:p>0,00</text:p>
          </table:table-cell>
          <table:table-cell table:number-columns-repeated="48"/>
        </table:table-row>
        <table:table-row table:style-name="ro2">
          <table:table-cell table:number-columns-repeated="2" table:style-name="ce67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table:style-name="ce46" office:value-type="float" office:value="309" calcext:value-type="float">
            <text:p>309,00</text:p>
          </table:table-cell>
          <table:table-cell table:style-name="ce46" office:value-type="float" office:value="304" calcext:value-type="float">
            <text:p>304,00</text:p>
          </table:table-cell>
          <table:table-cell table:style-name="ce46" office:value-type="float" office:value="243" calcext:value-type="float">
            <text:p>243,00</text:p>
          </table:table-cell>
          <table:table-cell table:style-name="ce46" office:value-type="float" office:value="309" calcext:value-type="float">
            <text:p>309,00</text:p>
          </table:table-cell>
          <table:table-cell table:style-name="ce46" office:value-type="float" office:value="304" calcext:value-type="float">
            <text:p>304,00</text:p>
          </table:table-cell>
          <table:table-cell table:style-name="ce46" office:value-type="float" office:value="243" calcext:value-type="float">
            <text:p>243,00</text:p>
          </table:table-cell>
          <table:table-cell table:style-name="ce46" office:value-type="float" office:value="408" calcext:value-type="float">
            <text:p>408,00</text:p>
          </table:table-cell>
          <table:table-cell table:style-name="ce46" office:value-type="float" office:value="409" calcext:value-type="float">
            <text:p>409,00</text:p>
          </table:table-cell>
          <table:table-cell table:style-name="ce46" office:value-type="float" office:value="406" calcext:value-type="float">
            <text:p>406,00</text:p>
          </table:table-cell>
          <table:table-cell table:style-name="ce35" table:formula="of:=GEOMEAN([.F10:.N10])" office:value-type="float" office:value="320.117617030187" calcext:value-type="float">
            <text:p>320,12</text:p>
          </table:table-cell>
          <table:table-cell table:style-name="ce106" table:formula="of:=[.O10]/[.$O$3]" office:value-type="float" office:value="0.00765164389020071" calcext:value-type="float">
            <text:p>0,01</text:p>
          </table:table-cell>
          <table:table-cell table:number-columns-repeated="48"/>
        </table:table-row>
        <table:table-row table:style-name="ro3">
          <table:table-cell table:style-name="ce41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table:style-name="ce46" office:value-type="float" office:value="355.81" calcext:value-type="float">
            <text:p>355,81</text:p>
          </table:table-cell>
          <table:table-cell table:style-name="ce46" office:value-type="float" office:value="360.64" calcext:value-type="float">
            <text:p>360,64</text:p>
          </table:table-cell>
          <table:table-cell table:style-name="ce46" office:value-type="float" office:value="328.44" calcext:value-type="float">
            <text:p>328,44</text:p>
          </table:table-cell>
          <table:table-cell table:style-name="ce46" office:value-type="float" office:value="1344.35" calcext:value-type="float">
            <text:p>1 344,35</text:p>
          </table:table-cell>
          <table:table-cell table:style-name="ce46" office:value-type="float" office:value="1315.37" calcext:value-type="float">
            <text:p>1 315,37</text:p>
          </table:table-cell>
          <table:table-cell table:style-name="ce46" office:value-type="float" office:value="1230.04" calcext:value-type="float">
            <text:p>1 230,04</text:p>
          </table:table-cell>
          <table:table-cell table:style-name="ce46" office:value-type="float" office:value="1867.6" calcext:value-type="float">
            <text:p>1 867,60</text:p>
          </table:table-cell>
          <table:table-cell table:style-name="ce46" office:value-type="float" office:value="1872.43" calcext:value-type="float">
            <text:p>1 872,43</text:p>
          </table:table-cell>
          <table:table-cell table:style-name="ce46" office:value-type="float" office:value="1875.65" calcext:value-type="float">
            <text:p>1 875,65</text:p>
          </table:table-cell>
          <table:table-cell table:style-name="ce35" table:formula="of:=GEOMEAN([.F11:.N11])" office:value-type="float" office:value="945.044145365964" calcext:value-type="float">
            <text:p>945,04</text:p>
          </table:table-cell>
          <table:table-cell table:style-name="ce106" table:formula="of:=[.O11]/[.$O$3]" office:value-type="float" office:value="0.0225890137754509" calcext:value-type="float">
            <text:p>0,02</text:p>
          </table:table-cell>
          <table:table-cell table:number-columns-repeated="48"/>
        </table:table-row>
        <table:table-row table:style-name="ro7">
          <table:table-cell table:style-name="ce72" office:value-type="string" calcext:value-type="string">
            <text:p>Raspberry PI 3</text:p>
          </table:table-cell>
          <table:table-cell table:style-name="ce6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72" office:value-type="string" calcext:value-type="string">
            <text:p>arm</text:p>
          </table:table-cell>
          <table:table-cell table:style-name="ce48" office:value-type="float" office:value="1375" calcext:value-type="float">
            <text:p>1 375,00</text:p>
          </table:table-cell>
          <table:table-cell table:style-name="ce46" office:value-type="float" office:value="441" calcext:value-type="float">
            <text:p>441,00</text:p>
          </table:table-cell>
          <table:table-cell table:style-name="ce46" office:value-type="float" office:value="435" calcext:value-type="float">
            <text:p>435,00</text:p>
          </table:table-cell>
          <table:table-cell table:style-name="ce46" office:value-type="float" office:value="4621" calcext:value-type="float">
            <text:p>4 621,00</text:p>
          </table:table-cell>
          <table:table-cell table:style-name="ce46" office:value-type="float" office:value="1699" calcext:value-type="float">
            <text:p>1 699,00</text:p>
          </table:table-cell>
          <table:table-cell table:style-name="ce46" office:value-type="float" office:value="1737" calcext:value-type="float">
            <text:p>1 737,00</text:p>
          </table:table-cell>
          <table:table-cell table:style-name="ce46" office:value-type="float" office:value="2081" calcext:value-type="float">
            <text:p>2 081,00</text:p>
          </table:table-cell>
          <table:table-cell table:style-name="ce46" office:value-type="float" office:value="2131" calcext:value-type="float">
            <text:p>2 131,00</text:p>
          </table:table-cell>
          <table:table-cell table:style-name="ce46" office:value-type="float" office:value="2141" calcext:value-type="float">
            <text:p>2 141,00</text:p>
          </table:table-cell>
          <table:table-cell table:style-name="ce35" table:formula="of:=GEOMEAN([.F12:.N12])" office:value-type="float" office:value="1480.40765827597" calcext:value-type="float">
            <text:p>1 480,41</text:p>
          </table:table-cell>
          <table:table-cell table:style-name="ce106" table:formula="of:=[.O12]/[.$O$3]" office:value-type="float" office:value="0.0353855945778375" calcext:value-type="float">
            <text:p>0,04</text:p>
          </table:table-cell>
          <table:table-cell table:number-columns-repeated="48"/>
        </table:table-row>
        <table:table-row table:style-name="ro2">
          <table:table-cell table:style-name="ce72" office:value-type="string" calcext:value-type="string">
            <text:p>Odroid X2</text:p>
          </table:table-cell>
          <table:table-cell table:style-name="ce72" office:value-type="string" calcext:value-type="string">
            <text:p>Samsung Exynos 4412<text:span text:style-name="T2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72" office:value-type="string" calcext:value-type="string">
            <text:p>arm</text:p>
          </table:table-cell>
          <table:table-cell table:style-name="ce46" office:value-type="float" office:value="893" calcext:value-type="float">
            <text:p>893,00</text:p>
          </table:table-cell>
          <table:table-cell table:style-name="ce46" office:value-type="float" office:value="598" calcext:value-type="float">
            <text:p>598,00</text:p>
          </table:table-cell>
          <table:table-cell table:style-name="ce46" office:value-type="float" office:value="620" calcext:value-type="float">
            <text:p>620,00</text:p>
          </table:table-cell>
          <table:table-cell table:style-name="ce46" office:value-type="float" office:value="2077" calcext:value-type="float">
            <text:p>2 077,00</text:p>
          </table:table-cell>
          <table:table-cell table:style-name="ce46" office:value-type="float" office:value="1987" calcext:value-type="float">
            <text:p>1 987,00</text:p>
          </table:table-cell>
          <table:table-cell table:style-name="ce46" office:value-type="float" office:value="2015" calcext:value-type="float">
            <text:p>2 015,00</text:p>
          </table:table-cell>
          <table:table-cell table:style-name="ce46" office:value-type="float" office:value="3276" calcext:value-type="float">
            <text:p>3 276,00</text:p>
          </table:table-cell>
          <table:table-cell table:style-name="ce46" office:value-type="float" office:value="3230" calcext:value-type="float">
            <text:p>3 230,00</text:p>
          </table:table-cell>
          <table:table-cell table:style-name="ce46" office:value-type="float" office:value="3224" calcext:value-type="float">
            <text:p>3 224,00</text:p>
          </table:table-cell>
          <table:table-cell table:style-name="ce35" table:formula="of:=GEOMEAN([.F13:.N13])" office:value-type="float" office:value="1656.53061292404" calcext:value-type="float">
            <text:p>1 656,53</text:p>
          </table:table-cell>
          <table:table-cell table:style-name="ce106" table:formula="of:=[.O13]/[.$O$3]" office:value-type="float" office:value="0.0395953914092625" calcext:value-type="float">
            <text:p>0,04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72" office:value-type="string" calcext:value-type="string">
            <text:p>arm</text:p>
          </table:table-cell>
          <table:table-cell table:style-name="ce46" office:value-type="float" office:value="2737" calcext:value-type="float">
            <text:p>2 737,00</text:p>
          </table:table-cell>
          <table:table-cell table:style-name="ce46" office:value-type="float" office:value="482" calcext:value-type="float">
            <text:p>482,00</text:p>
          </table:table-cell>
          <table:table-cell table:style-name="ce46" office:value-type="float" office:value="475" calcext:value-type="float">
            <text:p>475,00</text:p>
          </table:table-cell>
          <table:table-cell table:style-name="ce46" office:value-type="float" office:value="6597" calcext:value-type="float">
            <text:p>6 597,00</text:p>
          </table:table-cell>
          <table:table-cell table:style-name="ce46" office:value-type="float" office:value="1909" calcext:value-type="float">
            <text:p>1 909,00</text:p>
          </table:table-cell>
          <table:table-cell table:style-name="ce46" office:value-type="float" office:value="1896" calcext:value-type="float">
            <text:p>1 896,00</text:p>
          </table:table-cell>
          <table:table-cell table:style-name="ce46" office:value-type="float" office:value="6033" calcext:value-type="float">
            <text:p>6 033,00</text:p>
          </table:table-cell>
          <table:table-cell table:style-name="ce46" office:value-type="float" office:value="5797" calcext:value-type="float">
            <text:p>5 797,00</text:p>
          </table:table-cell>
          <table:table-cell table:style-name="ce46" office:value-type="float" office:value="5826" calcext:value-type="float">
            <text:p>5 826,00</text:p>
          </table:table-cell>
          <table:table-cell table:style-name="ce35" table:formula="of:=GEOMEAN([.F14:.N14])" office:value-type="float" office:value="2438.50527633404" calcext:value-type="float">
            <text:p>2 438,51</text:p>
          </table:table-cell>
          <table:table-cell table:style-name="ce106" table:formula="of:=[.O14]/[.$O$3]" office:value-type="float" office:value="0.0582866203115714" calcext:value-type="float">
            <text:p>0,06</text:p>
          </table:table-cell>
          <table:table-cell table:number-columns-repeated="48"/>
        </table:table-row>
        <table:table-row table:style-name="ro8">
          <table:table-cell table:style-name="ce72" office:value-type="string" calcext:value-type="string">
            <text:p>Atom Z8350</text:p>
          </table:table-cell>
          <table:table-cell table:style-name="ce67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72" office:value-type="string" calcext:value-type="string">
            <text:p>amd64</text:p>
          </table:table-cell>
          <table:table-cell table:style-name="ce46" office:value-type="float" office:value="5725" calcext:value-type="float">
            <text:p>5 725,00</text:p>
          </table:table-cell>
          <table:table-cell table:style-name="ce46" office:value-type="float" office:value="1303" calcext:value-type="float">
            <text:p>1 303,00</text:p>
          </table:table-cell>
          <table:table-cell table:style-name="ce46" office:value-type="float" office:value="1052" calcext:value-type="float">
            <text:p>1 052,00</text:p>
          </table:table-cell>
          <table:table-cell table:style-name="ce46" office:value-type="float" office:value="11934" calcext:value-type="float">
            <text:p>11 934,00</text:p>
          </table:table-cell>
          <table:table-cell table:style-name="ce46" office:value-type="float" office:value="5077" calcext:value-type="float">
            <text:p>5 077,00</text:p>
          </table:table-cell>
          <table:table-cell table:style-name="ce46" office:value-type="float" office:value="4204" calcext:value-type="float">
            <text:p>4 204,00</text:p>
          </table:table-cell>
          <table:table-cell table:style-name="ce46" office:value-type="float" office:value="10665" calcext:value-type="float">
            <text:p>10 665,00</text:p>
          </table:table-cell>
          <table:table-cell table:style-name="ce46" office:value-type="float" office:value="10456" calcext:value-type="float">
            <text:p>10 456,00</text:p>
          </table:table-cell>
          <table:table-cell table:style-name="ce46" office:value-type="float" office:value="10419" calcext:value-type="float">
            <text:p>10 419,00</text:p>
          </table:table-cell>
          <table:table-cell table:style-name="ce35" table:formula="of:=GEOMEAN([.F15:.N15])" office:value-type="float" office:value="5097.14647200683" calcext:value-type="float">
            <text:p>5 097,15</text:p>
          </table:table-cell>
          <table:table-cell table:style-name="ce106" table:formula="of:=[.O15]/[.$O$3]" office:value-type="float" office:value="0.121835061818267" calcext:value-type="float">
            <text:p>0,12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7804" calcext:value-type="float">
            <text:p>7 804,00</text:p>
          </table:table-cell>
          <table:table-cell table:style-name="ce46" office:value-type="float" office:value="2103" calcext:value-type="float">
            <text:p>2 103,00</text:p>
          </table:table-cell>
          <table:table-cell table:style-name="ce48" office:value-type="float" office:value="2089" calcext:value-type="float">
            <text:p>2 089,00</text:p>
          </table:table-cell>
          <table:table-cell table:style-name="ce46" office:value-type="float" office:value="10453" calcext:value-type="float">
            <text:p>10 453,00</text:p>
          </table:table-cell>
          <table:table-cell table:style-name="ce46" office:value-type="float" office:value="7041" calcext:value-type="float">
            <text:p>7 041,00</text:p>
          </table:table-cell>
          <table:table-cell table:style-name="ce46" office:value-type="float" office:value="7003" calcext:value-type="float">
            <text:p>7 003,00</text:p>
          </table:table-cell>
          <table:table-cell table:style-name="ce46" office:value-type="float" office:value="15676" calcext:value-type="float">
            <text:p>15 676,00</text:p>
          </table:table-cell>
          <table:table-cell table:style-name="ce46" office:value-type="float" office:value="15626" calcext:value-type="float">
            <text:p>15 626,00</text:p>
          </table:table-cell>
          <table:table-cell table:style-name="ce48" office:value-type="float" office:value="15641" calcext:value-type="float">
            <text:p>15 641,00</text:p>
          </table:table-cell>
          <table:table-cell table:style-name="ce35" table:formula="of:=GEOMEAN([.F16:.N16])" office:value-type="float" office:value="7414.24421942263" calcext:value-type="float">
            <text:p>7 414,24</text:p>
          </table:table-cell>
          <table:table-cell table:style-name="ce106" table:formula="of:=[.O16]/[.$O$3]" office:value-type="float" office:value="0.177219726325313" calcext:value-type="float">
            <text:p>0,18</text:p>
          </table:table-cell>
          <table:table-cell table:number-columns-repeated="48"/>
        </table:table-row>
        <table:table-row table:style-name="ro1">
          <table:table-cell table:style-name="ce72" office:value-type="string" calcext:value-type="string">
            <text:p>Odroid N2</text:p>
          </table:table-cell>
          <table:table-cell table:style-name="ce67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72" office:value-type="string" calcext:value-type="string">
            <text:p>arm</text:p>
          </table:table-cell>
          <table:table-cell table:style-name="ce46" office:value-type="float" office:value="9859" calcext:value-type="float">
            <text:p>9 859,00</text:p>
          </table:table-cell>
          <table:table-cell table:style-name="ce46" office:value-type="float" office:value="1360" calcext:value-type="float">
            <text:p>1 360,00</text:p>
          </table:table-cell>
          <table:table-cell table:style-name="ce46" office:value-type="float" office:value="1328" calcext:value-type="float">
            <text:p>1 328,00</text:p>
          </table:table-cell>
          <table:table-cell table:style-name="ce46" office:value-type="float" office:value="23657" calcext:value-type="float">
            <text:p>23 657,00</text:p>
          </table:table-cell>
          <table:table-cell table:style-name="ce46" office:value-type="float" office:value="5398" calcext:value-type="float">
            <text:p>5 398,00</text:p>
          </table:table-cell>
          <table:table-cell table:style-name="ce46" office:value-type="float" office:value="5318" calcext:value-type="float">
            <text:p>5 318,00</text:p>
          </table:table-cell>
          <table:table-cell table:style-name="ce46" office:value-type="float" office:value="21407" calcext:value-type="float">
            <text:p>21 407,00</text:p>
          </table:table-cell>
          <table:table-cell table:style-name="ce46" office:value-type="float" office:value="18311" calcext:value-type="float">
            <text:p>18 311,00</text:p>
          </table:table-cell>
          <table:table-cell table:style-name="ce46" office:value-type="float" office:value="18102" calcext:value-type="float">
            <text:p>18 102,00</text:p>
          </table:table-cell>
          <table:table-cell table:style-name="ce35" table:formula="of:=GEOMEAN([.F17:.N17])" office:value-type="float" office:value="7612.03144950522" calcext:value-type="float">
            <text:p>7 612,03</text:p>
          </table:table-cell>
          <table:table-cell table:style-name="ce106" table:formula="of:=[.O17]/[.$O$3]" office:value-type="float" office:value="0.181947355703106" calcext:value-type="float">
            <text:p>0,18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72" office:value-type="string" calcext:value-type="string">
            <text:p>amd64</text:p>
          </table:table-cell>
          <table:table-cell table:style-name="ce46" office:value-type="float" office:value="6614" calcext:value-type="float">
            <text:p>6 614,00</text:p>
          </table:table-cell>
          <table:table-cell table:style-name="ce46" office:value-type="float" office:value="6501" calcext:value-type="float">
            <text:p>6 501,00</text:p>
          </table:table-cell>
          <table:table-cell table:style-name="ce46" office:value-type="float" office:value="949" calcext:value-type="float">
            <text:p>949,00</text:p>
          </table:table-cell>
          <table:table-cell table:style-name="ce46" office:value-type="float" office:value="16025" calcext:value-type="float">
            <text:p>16 025,00</text:p>
          </table:table-cell>
          <table:table-cell table:style-name="ce46" office:value-type="float" office:value="16043" calcext:value-type="float">
            <text:p>16 043,00</text:p>
          </table:table-cell>
          <table:table-cell table:style-name="ce46" office:value-type="float" office:value="3813" calcext:value-type="float">
            <text:p>3 813,00</text:p>
          </table:table-cell>
          <table:table-cell table:style-name="ce46" office:value-type="float" office:value="24236" calcext:value-type="float">
            <text:p>24 236,00</text:p>
          </table:table-cell>
          <table:table-cell table:style-name="ce46" office:value-type="float" office:value="24129" calcext:value-type="float">
            <text:p>24 129,00</text:p>
          </table:table-cell>
          <table:table-cell table:style-name="ce46" office:value-type="float" office:value="13724" calcext:value-type="float">
            <text:p>13 724,00</text:p>
          </table:table-cell>
          <table:table-cell table:style-name="ce35" table:formula="of:=GEOMEAN([.F18:.N18])" office:value-type="float" office:value="8813.96517629917" calcext:value-type="float">
            <text:p>8 813,97</text:p>
          </table:table-cell>
          <table:table-cell table:style-name="ce106" table:formula="of:=[.O18]/[.$O$3]" office:value-type="float" office:value="0.210676698818833" calcext:value-type="float">
            <text:p>0,21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72" office:value-type="string" calcext:value-type="string">
            <text:p>amd64</text:p>
          </table:table-cell>
          <table:table-cell table:style-name="ce48" office:value-type="float" office:value="7256" calcext:value-type="float">
            <text:p>7 256,00</text:p>
          </table:table-cell>
          <table:table-cell table:style-name="ce46" office:value-type="float" office:value="3089" calcext:value-type="float">
            <text:p>3 089,00</text:p>
          </table:table-cell>
          <table:table-cell table:style-name="ce46" office:value-type="float" office:value="2177" calcext:value-type="float">
            <text:p>2 177,00</text:p>
          </table:table-cell>
          <table:table-cell table:style-name="ce46" office:value-type="float" office:value="22321" calcext:value-type="float">
            <text:p>22 321,00</text:p>
          </table:table-cell>
          <table:table-cell table:style-name="ce46" office:value-type="float" office:value="12217" calcext:value-type="float">
            <text:p>12 217,00</text:p>
          </table:table-cell>
          <table:table-cell table:style-name="ce46" office:value-type="float" office:value="8613" calcext:value-type="float">
            <text:p>8 613,00</text:p>
          </table:table-cell>
          <table:table-cell table:style-name="ce46" office:value-type="float" office:value="25115" calcext:value-type="float">
            <text:p>25 115,00</text:p>
          </table:table-cell>
          <table:table-cell table:style-name="ce46" office:value-type="float" office:value="23494" calcext:value-type="float">
            <text:p>23 494,00</text:p>
          </table:table-cell>
          <table:table-cell table:style-name="ce46" office:value-type="float" office:value="17535" calcext:value-type="float">
            <text:p>17 535,00</text:p>
          </table:table-cell>
          <table:table-cell table:style-name="ce35" table:formula="of:=GEOMEAN([.F19:.N19])" office:value-type="float" office:value="10191.1329279503" calcext:value-type="float">
            <text:p>10 191,13</text:p>
          </table:table-cell>
          <table:table-cell table:style-name="ce106" table:formula="of:=[.O19]/[.$O$3]" office:value-type="float" office:value="0.243594591031274" calcext:value-type="float">
            <text:p>0,24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72" office:value-type="string" calcext:value-type="string">
            <text:p>amd64</text:p>
          </table:table-cell>
          <table:table-cell table:style-name="ce46" office:value-type="float" office:value="16325" calcext:value-type="float">
            <text:p>16 325,00</text:p>
          </table:table-cell>
          <table:table-cell table:style-name="ce46" office:value-type="float" office:value="4294" calcext:value-type="float">
            <text:p>4 294,00</text:p>
          </table:table-cell>
          <table:table-cell table:style-name="ce46" office:value-type="float" office:value="2226" calcext:value-type="float">
            <text:p>2 226,00</text:p>
          </table:table-cell>
          <table:table-cell table:style-name="ce46" office:value-type="float" office:value="31623" calcext:value-type="float">
            <text:p>31 623,00</text:p>
          </table:table-cell>
          <table:table-cell table:style-name="ce46" office:value-type="float" office:value="17883" calcext:value-type="float">
            <text:p>17 883,00</text:p>
          </table:table-cell>
          <table:table-cell table:style-name="ce46" office:value-type="float" office:value="8640" calcext:value-type="float">
            <text:p>8 640,00</text:p>
          </table:table-cell>
          <table:table-cell table:style-name="ce46" office:value-type="float" office:value="42202" calcext:value-type="float">
            <text:p>42 202,00</text:p>
          </table:table-cell>
          <table:table-cell table:style-name="ce46" office:value-type="float" office:value="34047" calcext:value-type="float">
            <text:p>34 047,00</text:p>
          </table:table-cell>
          <table:table-cell table:style-name="ce46" office:value-type="float" office:value="26819" calcext:value-type="float">
            <text:p>26 819,00</text:p>
          </table:table-cell>
          <table:table-cell table:style-name="ce35" table:formula="of:=GEOMEAN([.F20:.N20])" office:value-type="float" office:value="14558.5088056412" calcext:value-type="float">
            <text:p>14 558,51</text:p>
          </table:table-cell>
          <table:table-cell table:style-name="ce106" table:formula="of:=[.O20]/[.$O$3]" office:value-type="float" office:value="0.347986237016792" calcext:value-type="float">
            <text:p>0,35</text:p>
          </table:table-cell>
          <table:table-cell table:number-columns-repeated="48"/>
        </table:table-row>
        <table:table-row table:style-name="ro3">
          <table:table-cell table:style-name="ce43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16319" calcext:value-type="float">
            <text:p>16 319,00</text:p>
          </table:table-cell>
          <table:table-cell table:style-name="ce46" office:value-type="float" office:value="17495" calcext:value-type="float">
            <text:p>17 495,00</text:p>
          </table:table-cell>
          <table:table-cell table:style-name="ce46" office:value-type="float" office:value="2998" calcext:value-type="float">
            <text:p>2 998,00</text:p>
          </table:table-cell>
          <table:table-cell table:style-name="ce46" office:value-type="float" office:value="22592" calcext:value-type="float">
            <text:p>22 592,00</text:p>
          </table:table-cell>
          <table:table-cell table:style-name="ce46" office:value-type="float" office:value="17738" calcext:value-type="float">
            <text:p>17 738,00</text:p>
          </table:table-cell>
          <table:table-cell table:style-name="ce46" office:value-type="float" office:value="12125" calcext:value-type="float">
            <text:p>12 125,00</text:p>
          </table:table-cell>
          <table:table-cell table:style-name="ce46" office:value-type="float" office:value="35782" calcext:value-type="float">
            <text:p>35 782,00</text:p>
          </table:table-cell>
          <table:table-cell table:style-name="ce46" office:value-type="float" office:value="35757" calcext:value-type="float">
            <text:p>35 757,00</text:p>
          </table:table-cell>
          <table:table-cell table:style-name="ce46" office:value-type="float" office:value="24169" calcext:value-type="float">
            <text:p>24 169,00</text:p>
          </table:table-cell>
          <table:table-cell table:style-name="ce35" table:formula="of:=GEOMEAN([.F21:.N21])" office:value-type="float" office:value="17153.8942796817" calcext:value-type="float">
            <text:p>17 153,89</text:p>
          </table:table-cell>
          <table:table-cell table:style-name="ce106" table:formula="of:=[.O21]/[.$O$3]" office:value-type="float" office:value="0.410022702205414" calcext:value-type="float">
            <text:p>0,41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72" office:value-type="string" calcext:value-type="string">
            <text:p>amd64</text:p>
          </table:table-cell>
          <table:table-cell table:style-name="ce46" office:value-type="float" office:value="43309" calcext:value-type="float">
            <text:p>43 309,00</text:p>
          </table:table-cell>
          <table:table-cell table:style-name="ce46" office:value-type="float" office:value="35180" calcext:value-type="float">
            <text:p>35 180,00</text:p>
          </table:table-cell>
          <table:table-cell table:style-name="ce46" office:value-type="float" office:value="4454" calcext:value-type="float">
            <text:p>4 454,00</text:p>
          </table:table-cell>
          <table:table-cell table:style-name="ce46" office:value-type="float" office:value="83624" calcext:value-type="float">
            <text:p>83 624,00</text:p>
          </table:table-cell>
          <table:table-cell table:style-name="ce46" office:value-type="float" office:value="84536" calcext:value-type="float">
            <text:p>84 536,00</text:p>
          </table:table-cell>
          <table:table-cell table:style-name="ce46" office:value-type="float" office:value="17643" calcext:value-type="float">
            <text:p>17 643,00</text:p>
          </table:table-cell>
          <table:table-cell table:style-name="ce46" office:value-type="float" office:value="81936" calcext:value-type="float">
            <text:p>81 936,00</text:p>
          </table:table-cell>
          <table:table-cell table:style-name="ce46" office:value-type="float" office:value="82606" calcext:value-type="float">
            <text:p>82 606,00</text:p>
          </table:table-cell>
          <table:table-cell table:style-name="ce48" office:value-type="float" office:value="68539" calcext:value-type="float">
            <text:p>68 539,00</text:p>
          </table:table-cell>
          <table:table-cell table:style-name="ce35" table:formula="of:=GEOMEAN([.F22:.N22])" office:value-type="float" office:value="41836.4495041543" calcext:value-type="float">
            <text:p>41 836,45</text:p>
          </table:table-cell>
          <table:table-cell table:style-name="ce106" table:formula="of:=[.O22]/[.$O$3]" office:value-type="float" office:value="0.999999988147998" calcext:value-type="float">
            <text:p>1,00</text:p>
          </table:table-cell>
          <table:table-cell table:number-columns-repeated="48"/>
        </table:table-row>
        <table:table-row table:style-name="ro8">
          <table:table-cell table:style-name="ce41" office:value-type="string" calcext:value-type="string">
            <text:p>Core i7-4700MQ</text:p>
          </table:table-cell>
          <table:table-cell table:style-name="ce67" office:value-type="string" calcext:value-type="string">
            <text:p>Intel(R) Core(TM) i7-4700MQ CPU @ 2.40GHz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400" calcext:value-type="float">
            <text:p>2400</text:p>
          </table:table-cell>
          <table:table-cell table:style-name="ce72" office:value-type="string" calcext:value-type="string">
            <text:p>amd64</text:p>
          </table:table-cell>
          <table:table-cell table:style-name="ce46" office:value-type="float" office:value="44608" calcext:value-type="float">
            <text:p>44 608,00</text:p>
          </table:table-cell>
          <table:table-cell table:style-name="ce46" office:value-type="float" office:value="39682" calcext:value-type="float">
            <text:p>39 682,00</text:p>
          </table:table-cell>
          <table:table-cell table:style-name="ce46" office:value-type="float" office:value="4836" calcext:value-type="float">
            <text:p>4 836,00</text:p>
          </table:table-cell>
          <table:table-cell table:style-name="ce46" office:value-type="float" office:value="81235" calcext:value-type="float">
            <text:p>81 235,00</text:p>
          </table:table-cell>
          <table:table-cell table:style-name="ce46" office:value-type="float" office:value="80026" calcext:value-type="float">
            <text:p>80 026,00</text:p>
          </table:table-cell>
          <table:table-cell table:style-name="ce46" office:value-type="float" office:value="19272" calcext:value-type="float">
            <text:p>19 272,00</text:p>
          </table:table-cell>
          <table:table-cell table:style-name="ce46" office:value-type="float" office:value="77071" calcext:value-type="float">
            <text:p>77 071,00</text:p>
          </table:table-cell>
          <table:table-cell table:style-name="ce46" office:value-type="float" office:value="77474" calcext:value-type="float">
            <text:p>77 474,00</text:p>
          </table:table-cell>
          <table:table-cell table:style-name="ce48" office:value-type="float" office:value="72623" calcext:value-type="float">
            <text:p>72 623,00</text:p>
          </table:table-cell>
          <table:table-cell table:style-name="ce35" table:formula="of:=GEOMEAN([.F23:.N23])" office:value-type="float" office:value="42630.8381065856" calcext:value-type="float">
            <text:p>42 630,84</text:p>
          </table:table-cell>
          <table:table-cell table:style-name="ce106" table:formula="of:=[.O23]/[.$O$3]" office:value-type="float" office:value="1.01898794249" calcext:value-type="float">
            <text:p>1,02</text:p>
          </table:table-cell>
          <table:table-cell table:number-columns-repeated="48"/>
        </table:table-row>
        <table:table-row table:style-name="ro1">
          <table:table-cell table:style-name="ce72" office:value-type="string" calcext:value-type="string">
            <text:p>AWS Graviton</text:p>
          </table:table-cell>
          <table:table-cell table:style-name="ce67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72" office:value-type="string" calcext:value-type="string">
            <text:p>arm</text:p>
          </table:table-cell>
          <table:table-cell table:style-name="ce46" office:value-type="float" office:value="61397" calcext:value-type="float">
            <text:p>61 397,00</text:p>
          </table:table-cell>
          <table:table-cell table:style-name="ce46" office:value-type="float" office:value="47660" calcext:value-type="float">
            <text:p>47 660,00</text:p>
          </table:table-cell>
          <table:table-cell table:style-name="ce46" office:value-type="float" office:value="5169" calcext:value-type="float">
            <text:p>5 169,00</text:p>
          </table:table-cell>
          <table:table-cell table:style-name="ce46" office:value-type="float" office:value="90387" calcext:value-type="float">
            <text:p>90 387,00</text:p>
          </table:table-cell>
          <table:table-cell table:style-name="ce46" office:value-type="float" office:value="94494" calcext:value-type="float">
            <text:p>94 494,00</text:p>
          </table:table-cell>
          <table:table-cell table:style-name="ce46" office:value-type="float" office:value="20880" calcext:value-type="float">
            <text:p>20 880,00</text:p>
          </table:table-cell>
          <table:table-cell table:style-name="ce46" office:value-type="float" office:value="113635" calcext:value-type="float">
            <text:p>113 635,00</text:p>
          </table:table-cell>
          <table:table-cell table:style-name="ce46" office:value-type="float" office:value="117449" calcext:value-type="float">
            <text:p>117 449,00</text:p>
          </table:table-cell>
          <table:table-cell table:style-name="ce46" office:value-type="float" office:value="81767" calcext:value-type="float">
            <text:p>81 767,00</text:p>
          </table:table-cell>
          <table:table-cell table:style-name="ce35" table:formula="of:=GEOMEAN([.F24:.N24])" office:value-type="float" office:value="52331.7580680712" calcext:value-type="float">
            <text:p>52 331,76</text:p>
          </table:table-cell>
          <table:table-cell table:style-name="ce106" table:formula="of:=[.O24]/[.$O$3]" office:value-type="float" office:value="1.25086516824614" calcext:value-type="float">
            <text:p>1,25</text:p>
          </table:table-cell>
          <table:table-cell table:number-columns-repeated="48"/>
        </table:table-row>
        <table:table-row table:style-name="ro2">
          <table:table-cell table:style-name="ce72" office:value-type="string" calcext:value-type="string">
            <text:p>E2S-EL2S4</text:p>
          </table:table-cell>
          <table:table-cell table:style-name="ce72" office:value-type="string" calcext:value-type="string">
            <text:p>Elbrus 4C [EL2S4<text:span text:style-name="T2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55325" calcext:value-type="float">
            <text:p>55 325,00</text:p>
          </table:table-cell>
          <table:table-cell table:style-name="ce46" office:value-type="float" office:value="81983" calcext:value-type="float">
            <text:p>81 983,00</text:p>
          </table:table-cell>
          <table:table-cell table:style-name="ce46" office:value-type="float" office:value="3706" calcext:value-type="float">
            <text:p>3 706,00</text:p>
          </table:table-cell>
          <table:table-cell table:style-name="ce46" office:value-type="float" office:value="100732" calcext:value-type="float">
            <text:p>100 732,00</text:p>
          </table:table-cell>
          <table:table-cell table:style-name="ce46" office:value-type="float" office:value="121570" calcext:value-type="float">
            <text:p>121 570,00</text:p>
          </table:table-cell>
          <table:table-cell table:style-name="ce46" office:value-type="float" office:value="16075" calcext:value-type="float">
            <text:p>16 075,00</text:p>
          </table:table-cell>
          <table:table-cell table:style-name="ce46" office:value-type="float" office:value="116234" calcext:value-type="float">
            <text:p>116 234,00</text:p>
          </table:table-cell>
          <table:table-cell table:style-name="ce46" office:value-type="float" office:value="133304" calcext:value-type="float">
            <text:p>133 304,00</text:p>
          </table:table-cell>
          <table:table-cell table:style-name="ce46" office:value-type="float" office:value="58729" calcext:value-type="float">
            <text:p>58 729,00</text:p>
          </table:table-cell>
          <table:table-cell table:style-name="ce35" table:formula="of:=GEOMEAN([.F25:.N25])" office:value-type="float" office:value="52463.6225066937" calcext:value-type="float">
            <text:p>52 463,62</text:p>
          </table:table-cell>
          <table:table-cell table:style-name="ce106" table:formula="of:=[.O25]/[.$O$3]" office:value-type="float" office:value="1.25401707139811" calcext:value-type="float">
            <text:p>1,25</text:p>
          </table:table-cell>
          <table:table-cell table:number-columns-repeated="48"/>
        </table:table-row>
        <table:table-row table:style-name="ro3">
          <table:table-cell table:style-name="ce51"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46965" calcext:value-type="float">
            <text:p>46 965,00</text:p>
          </table:table-cell>
          <table:table-cell table:style-name="ce46" office:value-type="float" office:value="65423" calcext:value-type="float">
            <text:p>65 423,00</text:p>
          </table:table-cell>
          <table:table-cell table:style-name="ce46" office:value-type="float" office:value="4505" calcext:value-type="float">
            <text:p>4 505,00</text:p>
          </table:table-cell>
          <table:table-cell table:style-name="ce46" office:value-type="float" office:value="98423" calcext:value-type="float">
            <text:p>98 423,00</text:p>
          </table:table-cell>
          <table:table-cell table:style-name="ce46" office:value-type="float" office:value="93145" calcext:value-type="float">
            <text:p>93 145,00</text:p>
          </table:table-cell>
          <table:table-cell table:style-name="ce46" office:value-type="float" office:value="17994" calcext:value-type="float">
            <text:p>17 994,00</text:p>
          </table:table-cell>
          <table:table-cell table:style-name="ce46" office:value-type="float" office:value="146865" calcext:value-type="float">
            <text:p>146 865,00</text:p>
          </table:table-cell>
          <table:table-cell table:style-name="ce46" office:value-type="float" office:value="160334" calcext:value-type="float">
            <text:p>160 334,00</text:p>
          </table:table-cell>
          <table:table-cell table:style-name="ce46" office:value-type="float" office:value="68001" calcext:value-type="float">
            <text:p>68 001,00</text:p>
          </table:table-cell>
          <table:table-cell table:style-name="ce35" table:formula="of:=GEOMEAN([.F26:.N26])" office:value-type="float" office:value="53607.6740002637" calcext:value-type="float">
            <text:p>53 607,67</text:p>
          </table:table-cell>
          <table:table-cell table:style-name="ce106" table:formula="of:=[.O26]/[.$O$3]" office:value-type="float" office:value="1.28136287854882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72" office:value-type="string" calcext:value-type="string">
            <text:p>e2k</text:p>
          </table:table-cell>
          <table:table-cell table:style-name="ce48" office:value-type="float" office:value="53065" calcext:value-type="float">
            <text:p>53 065,00</text:p>
          </table:table-cell>
          <table:table-cell table:style-name="ce48" office:value-type="float" office:value="72849" calcext:value-type="float">
            <text:p>72 849,00</text:p>
          </table:table-cell>
          <table:table-cell table:style-name="ce48" office:value-type="float" office:value="9159" calcext:value-type="float">
            <text:p>9 159,00</text:p>
          </table:table-cell>
          <table:table-cell table:style-name="ce48" office:value-type="float" office:value="141270" calcext:value-type="float">
            <text:p>141 270,00</text:p>
          </table:table-cell>
          <table:table-cell table:style-name="ce48" office:value-type="float" office:value="197423" calcext:value-type="float">
            <text:p>197 423,00</text:p>
          </table:table-cell>
          <table:table-cell table:style-name="ce48" office:value-type="float" office:value="36293" calcext:value-type="float">
            <text:p>36 293,00</text:p>
          </table:table-cell>
          <table:table-cell table:style-name="ce48" office:value-type="float" office:value="272517" calcext:value-type="float">
            <text:p>272 517,00</text:p>
          </table:table-cell>
          <table:table-cell table:style-name="ce48" office:value-type="float" office:value="302580" calcext:value-type="float">
            <text:p>302 580,00</text:p>
          </table:table-cell>
          <table:table-cell table:style-name="ce48" office:value-type="float" office:value="136836" calcext:value-type="float">
            <text:p>136 836,00</text:p>
          </table:table-cell>
          <table:table-cell table:style-name="ce35" table:formula="of:=GEOMEAN([.F27:.N27])" office:value-type="float" office:value="90429.3474280143" calcext:value-type="float">
            <text:p>90 429,35</text:p>
          </table:table-cell>
          <table:table-cell table:style-name="ce106" table:formula="of:=[.O27]/[.$O$3]" office:value-type="float" office:value="2.16149667163477" calcext:value-type="float">
            <text:p>2,16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78414.1935483871" calcext:value-type="float">
            <text:p>78 414,19</text:p>
          </table:table-cell>
          <table:table-cell table:style-name="ce46" office:value-type="float" office:value="87892.2580645161" calcext:value-type="float">
            <text:p>87 892,26</text:p>
          </table:table-cell>
          <table:table-cell table:style-name="ce46" office:value-type="float" office:value="8612.90322580645" calcext:value-type="float">
            <text:p>8 612,90</text:p>
          </table:table-cell>
          <table:table-cell table:style-name="ce46" office:value-type="float" office:value="236270.322580645" calcext:value-type="float">
            <text:p>236 270,32</text:p>
          </table:table-cell>
          <table:table-cell table:style-name="ce46" office:value-type="float" office:value="209708.709677419" calcext:value-type="float">
            <text:p>209 708,71</text:p>
          </table:table-cell>
          <table:table-cell table:style-name="ce46" office:value-type="float" office:value="35186.1290322581" calcext:value-type="float">
            <text:p>35 186,13</text:p>
          </table:table-cell>
          <table:table-cell table:style-name="ce46" office:value-type="float" office:value="319533.870967742" calcext:value-type="float">
            <text:p>319 533,87</text:p>
          </table:table-cell>
          <table:table-cell table:style-name="ce46" office:value-type="float" office:value="325615.161290323" calcext:value-type="float">
            <text:p>325 615,16</text:p>
          </table:table-cell>
          <table:table-cell table:style-name="ce46" office:value-type="float" office:value="136266.774193548" calcext:value-type="float">
            <text:p>136 266,77</text:p>
          </table:table-cell>
          <table:table-cell table:style-name="ce35" table:formula="of:=GEOMEAN([.F28:.N28])" office:value-type="float" office:value="104351.90664526" calcext:value-type="float">
            <text:p>104 351,91</text:p>
          </table:table-cell>
          <table:table-cell table:style-name="ce106" table:formula="of:=[.O28]/[.$O$3]" office:value-type="float" office:value="2.49428205895241" calcext:value-type="float">
            <text:p>2,49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81028" calcext:value-type="float">
            <text:p>81 028,00</text:p>
          </table:table-cell>
          <table:table-cell table:style-name="ce46" office:value-type="float" office:value="90822" calcext:value-type="float">
            <text:p>90 822,00</text:p>
          </table:table-cell>
          <table:table-cell table:style-name="ce46" office:value-type="float" office:value="8900" calcext:value-type="float">
            <text:p>8 900,00</text:p>
          </table:table-cell>
          <table:table-cell table:style-name="ce46" office:value-type="float" office:value="244146" calcext:value-type="float">
            <text:p>244 146,00</text:p>
          </table:table-cell>
          <table:table-cell table:style-name="ce46" office:value-type="float" office:value="216699" calcext:value-type="float">
            <text:p>216 699,00</text:p>
          </table:table-cell>
          <table:table-cell table:style-name="ce46" office:value-type="float" office:value="36359" calcext:value-type="float">
            <text:p>36 359,00</text:p>
          </table:table-cell>
          <table:table-cell table:style-name="ce46" office:value-type="float" office:value="330185" calcext:value-type="float">
            <text:p>330 185,00</text:p>
          </table:table-cell>
          <table:table-cell table:style-name="ce46" office:value-type="float" office:value="336469" calcext:value-type="float">
            <text:p>336 469,00</text:p>
          </table:table-cell>
          <table:table-cell table:style-name="ce46" office:value-type="float" office:value="140809" calcext:value-type="float">
            <text:p>140 809,00</text:p>
          </table:table-cell>
          <table:table-cell table:style-name="ce35" table:formula="of:=GEOMEAN([.F29:.N29])" office:value-type="float" office:value="107830.303533435" calcext:value-type="float">
            <text:p>107 830,30</text:p>
          </table:table-cell>
          <table:table-cell table:style-name="ce106" table:formula="of:=[.O29]/[.$O$3]" office:value-type="float" office:value="2.57742479425083" calcext:value-type="float">
            <text:p>2,58</text:p>
          </table:table-cell>
          <table:table-cell table:number-columns-repeated="48"/>
        </table:table-row>
        <table:table-row table:style-name="ro9">
          <table:table-cell table:style-name="ce67" office:value-type="string" calcext:value-type="string">
            <text:p>Xeon 6128</text:p>
          </table:table-cell>
          <table:table-cell table:style-name="ce67" office:value-type="string" calcext:value-type="string">
            <text:p>Intel(R) Xeon(R) Gold 6128 CPU @ 3.40GHz (2 CPU)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3400" calcext:value-type="float">
            <text:p>3400</text:p>
          </table:table-cell>
          <table:table-cell table:style-name="ce72" office:value-type="string" calcext:value-type="string">
            <text:p>amd64</text:p>
          </table:table-cell>
          <table:table-cell table:style-name="ce53" office:value-type="float" office:value="120605" calcext:value-type="float">
            <text:p>120 605,00</text:p>
          </table:table-cell>
          <table:table-cell table:style-name="ce53" office:value-type="float" office:value="141059" calcext:value-type="float">
            <text:p>141 059,00</text:p>
          </table:table-cell>
          <table:table-cell table:style-name="ce53" office:value-type="float" office:value="104776" calcext:value-type="float">
            <text:p>104 776,00</text:p>
          </table:table-cell>
          <table:table-cell table:style-name="ce53" office:value-type="float" office:value="274886" calcext:value-type="float">
            <text:p>274 886,00</text:p>
          </table:table-cell>
          <table:table-cell table:style-name="ce53" office:value-type="float" office:value="306624" calcext:value-type="float">
            <text:p>306 624,00</text:p>
          </table:table-cell>
          <table:table-cell table:style-name="ce53" office:value-type="float" office:value="283395" calcext:value-type="float">
            <text:p>283 395,00</text:p>
          </table:table-cell>
          <table:table-cell table:style-name="ce53" office:value-type="float" office:value="329607" calcext:value-type="float">
            <text:p>329 607,00</text:p>
          </table:table-cell>
          <table:table-cell table:style-name="ce53" office:value-type="float" office:value="343556" calcext:value-type="float">
            <text:p>343 556,00</text:p>
          </table:table-cell>
          <table:table-cell table:style-name="ce53" office:value-type="float" office:value="339301" calcext:value-type="float">
            <text:p>339 301,00</text:p>
          </table:table-cell>
          <table:table-cell table:style-name="ce35" table:formula="of:=GEOMEAN([.F30:.N30])" office:value-type="float" office:value="227553.867009807" calcext:value-type="float">
            <text:p>227 553,87</text:p>
          </table:table-cell>
          <table:table-cell table:style-name="ce106" table:formula="of:=[.O30]/[.$O$3]" office:value-type="float" office:value="5.43912944357868" calcext:value-type="float">
            <text:p>5,44</text:p>
          </table:table-cell>
          <table:table-cell table:number-columns-repeated="48"/>
        </table:table-row>
        <table:table-row table:style-name="ro3">
          <table:table-cell table:style-name="ce72"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72" office:value-type="string" calcext:value-type="string">
            <text:p>e2k</text:p>
          </table:table-cell>
          <table:table-cell table:style-name="ce48" office:value-type="float" office:value="134841" calcext:value-type="float">
            <text:p>134 841,00</text:p>
          </table:table-cell>
          <table:table-cell table:style-name="ce48" office:value-type="float" office:value="121759" calcext:value-type="float">
            <text:p>121 759,00</text:p>
          </table:table-cell>
          <table:table-cell table:style-name="ce48" office:value-type="float" office:value="116454" calcext:value-type="float">
            <text:p>116 454,00</text:p>
          </table:table-cell>
          <table:table-cell table:style-name="ce48" office:value-type="float" office:value="193019" calcext:value-type="float">
            <text:p>193 019,00</text:p>
          </table:table-cell>
          <table:table-cell table:style-name="ce48" office:value-type="float" office:value="279431" calcext:value-type="float">
            <text:p>279 431,00</text:p>
          </table:table-cell>
          <table:table-cell table:style-name="ce48" office:value-type="float" office:value="279598" calcext:value-type="float">
            <text:p>279 598,00</text:p>
          </table:table-cell>
          <table:table-cell table:style-name="ce48" office:value-type="float" office:value="402357" calcext:value-type="float">
            <text:p>402 357,00</text:p>
          </table:table-cell>
          <table:table-cell table:style-name="ce48" office:value-type="float" office:value="461200" calcext:value-type="float">
            <text:p>461 200,00</text:p>
          </table:table-cell>
          <table:table-cell table:style-name="ce48" office:value-type="float" office:value="378806" calcext:value-type="float">
            <text:p>378 806,00</text:p>
          </table:table-cell>
          <table:table-cell table:style-name="ce35" table:formula="of:=GEOMEAN([.F31:.N31])" office:value-type="float" office:value="233035.803817217" calcext:value-type="float">
            <text:p>233 035,80</text:p>
          </table:table-cell>
          <table:table-cell table:style-name="ce106" table:formula="of:=[.O31]/[.$O$3]" office:value-type="float" office:value="5.57016199551389" calcext:value-type="float">
            <text:p>5,57</text:p>
          </table:table-cell>
          <table:table-cell table:number-columns-repeated="48"/>
        </table:table-row>
        <table:table-row table:style-name="ro3">
          <table:table-cell table:style-name="ce123" office:value-type="string" calcext:value-type="string">
            <text:p>E16C-APPROX!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style-name="ce72" office:value-type="string" calcext:value-type="string">
            <text:p>e2k</text:p>
          </table:table-cell>
          <table:table-cell table:style-name="ce46" office:value-type="float" office:value="209104.516129032" calcext:value-type="float">
            <text:p>209 104,52</text:p>
          </table:table-cell>
          <table:table-cell table:style-name="ce46" office:value-type="float" office:value="234379.35483871" calcext:value-type="float">
            <text:p>234 379,35</text:p>
          </table:table-cell>
          <table:table-cell table:style-name="ce46" office:value-type="float" office:value="22967.7419354839" calcext:value-type="float">
            <text:p>22 967,74</text:p>
          </table:table-cell>
          <table:table-cell table:style-name="ce46" office:value-type="float" office:value="630054.193548387" calcext:value-type="float">
            <text:p>630 054,19</text:p>
          </table:table-cell>
          <table:table-cell table:style-name="ce46" office:value-type="float" office:value="559223.225806452" calcext:value-type="float">
            <text:p>559 223,23</text:p>
          </table:table-cell>
          <table:table-cell table:style-name="ce46" office:value-type="float" office:value="93829.6774193548" calcext:value-type="float">
            <text:p>93 829,68</text:p>
          </table:table-cell>
          <table:table-cell table:style-name="ce46" office:value-type="float" office:value="852090.322580645" calcext:value-type="float">
            <text:p>852 090,32</text:p>
          </table:table-cell>
          <table:table-cell table:style-name="ce46" office:value-type="float" office:value="868307.096774194" calcext:value-type="float">
            <text:p>868 307,10</text:p>
          </table:table-cell>
          <table:table-cell table:style-name="ce46" office:value-type="float" office:value="363378.064516129" calcext:value-type="float">
            <text:p>363 378,06</text:p>
          </table:table-cell>
          <table:table-cell table:style-name="ce35" table:formula="of:=GEOMEAN([.F32:.N32])" office:value-type="float" office:value="278271.751054026" calcext:value-type="float">
            <text:p>278 271,75</text:p>
          </table:table-cell>
          <table:table-cell table:style-name="ce106" table:formula="of:=[.O32]/[.$O$3]" office:value-type="float" office:value="6.65141882387311" calcext:value-type="float">
            <text:p>6,65</text:p>
          </table:table-cell>
          <table:table-cell table:number-columns-repeated="48"/>
        </table:table-row>
        <table:table-row table:style-name="ro3">
          <table:table-cell table:style-name="ce72" table:number-columns-repeated="14"/>
          <table:table-cell table:style-name="ce35"/>
          <table:table-cell table:style-name="ce106"/>
          <table:table-cell table:number-columns-repeated="48"/>
        </table:table-row>
        <table:table-row table:style-name="ro3">
          <table:table-cell>
            <draw:frame draw:z-index="1" draw:name="Chart 2" draw:style-name="gr1" svg:width="37.097cm" svg:height="34.671cm" svg:x="0.541cm" svg:y="0.134cm">
              <draw:object draw:notify-on-update-of-ranges="MPMFLOPS.A6:MPMFLOPS.A32 MPMFLOPS.F5:MPMFLOPS.F5 MPMFLOPS.F6:MPMFLOPS.F32 MPMFLOPS.G5:MPMFLOPS.G5 MPMFLOPS.G6:MPMFLOPS.G32 MPMFLOPS.H5:MPMFLOPS.H5 MPMFLOPS.H6:MPMFLOPS.H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>
            <draw:frame draw:z-index="2" draw:name="Chart 3" draw:style-name="gr1" svg:width="37.061cm" svg:height="34.662cm" svg:x="1.763cm" svg:y="0.219cm">
              <draw:object draw:notify-on-update-of-ranges="MPMFLOPS.A6:MPMFLOPS.A32 MPMFLOPS.L5:MPMFLOPS.L5 MPMFLOPS.L6:MPMFLOPS.L32 MPMFLOPS.M5:MPMFLOPS.M5 MPMFLOPS.M6:MPMFLOPS.M32 MPMFLOPS.N5:MPMFLOPS.N5 MPMFLOPS.N6:MPMFLOPS.N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7"/>
        </table:table-row>
        <table:table-row table:style-name="ro3" table:number-rows-repeated="4">
          <table:table-cell table:number-columns-repeated="64"/>
        </table:table-row>
        <table:table-row table:style-name="ro3" table:number-rows-repeated="18">
          <table:table-cell table:style-name="ce72" table:number-columns-repeated="5"/>
          <table:table-cell table:number-columns-repeated="59"/>
        </table:table-row>
        <table:table-row table:style-name="ro3">
          <table:table-cell table:style-name="ce54" table:number-columns-repeated="5"/>
          <table:table-cell table:number-columns-repeated="59"/>
        </table:table-row>
        <table:table-row table:style-name="ro3">
          <table:table-cell table:style-name="ce72" table:number-columns-repeated="5"/>
          <table:table-cell table:number-columns-repeated="59"/>
        </table:table-row>
        <table:table-row table:style-name="ro3" table:number-rows-repeated="2">
          <table:table-cell table:style-name="ce41" table:number-columns-repeated="5"/>
          <table:table-cell table:number-columns-repeated="59"/>
        </table:table-row>
        <table:table-row table:style-name="ro3">
          <table:table-cell table:style-name="ce72" table:number-columns-repeated="5"/>
          <table:table-cell table:number-columns-repeated="59"/>
        </table:table-row>
        <table:table-row table:style-name="ro3" table:number-rows-repeated="42">
          <table:table-cell table:number-columns-repeated="64"/>
        </table:table-row>
        <table:table-row table:style-name="ro3">
          <table:table-cell table:number-columns-repeated="17"/>
          <table:table-cell>
            <draw:frame draw:z-index="0" draw:name="Chart 1" draw:style-name="gr1" svg:width="37.061cm" svg:height="34.759cm" svg:x="0.006cm" svg:y="0.257cm">
              <draw:object draw:notify-on-update-of-ranges="MPMFLOPS.A6:MPMFLOPS.A32 MPMFLOPS.F5:MPMFLOPS.F5 MPMFLOPS.F6:MPMFLOPS.F32 MPMFLOPS.G5:MPMFLOPS.G5 MPMFLOPS.G6:MPMFLOPS.G32 MPMFLOPS.H5:MPMFLOPS.H5 MPMFLOPS.H6:MPMFLOPS.H32 MPMFLOPS.I5:MPMFLOPS.I5 MPMFLOPS.I6:MPMFLOPS.I32 MPMFLOPS.J5:MPMFLOPS.J5 MPMFLOPS.J6:MPMFLOPS.J32 MPMFLOPS.K5:MPMFLOPS.K5 MPMFLOPS.K6:MPMFLOPS.K32 MPMFLOPS.L5:MPMFLOPS.L5 MPMFLOPS.L6:MPMFLOPS.L32 MPMFLOPS.M5:MPMFLOPS.M5 MPMFLOPS.M6:MPMFLOPS.M32 MPMFLOPS.N5:MPMFLOPS.N5 MPMFLOPS.N6:MPMFLOPS.N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6"/>
        </table:table-row>
        <table:table-row table:style-name="ro3" table:number-rows-repeated="2">
          <table:table-cell table:number-columns-repeated="64"/>
        </table:table-row>
        <table:table-row table:style-name="ro3">
          <table:table-cell>
            <draw:frame draw:z-index="4" draw:name="Chart 4_0" draw:style-name="gr1" svg:width="37.097cm" svg:height="34.729cm" svg:x="0.001cm" svg:y="0.303cm">
              <draw:object draw:notify-on-update-of-ranges="MPMFLOPS.A6:MPMFLOPS.A32 MPMFLOPS.I5:MPMFLOPS.I5 MPMFLOPS.I6:MPMFLOPS.I32 MPMFLOPS.J5:MPMFLOPS.J5 MPMFLOPS.J6:MPMFLOPS.J32 MPMFLOPS.K5:MPMFLOPS.K5 MPMFLOPS.K6:MPMFLOPS.K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  <table:table-row table:style-name="ro3" table:number-rows-repeated="104846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remark" table:style-name="ta1">
        <table:table-column table:style-name="co28" table:default-cell-style-name="ce69"/>
        <table:table-column table:style-name="co29" table:default-cell-style-name="ce69"/>
        <table:table-column table:style-name="co5" table:number-columns-repeated="4" table:default-cell-style-name="ce69"/>
        <table:table-column table:style-name="co30" table:default-cell-style-name="ce69"/>
        <table:table-column table:style-name="co31" table:default-cell-style-name="ce69"/>
        <table:table-column table:style-name="co26" table:default-cell-style-name="ce69"/>
        <table:table-column table:style-name="co32" table:default-cell-style-name="ce69"/>
        <table:table-column table:style-name="co5" table:number-columns-repeated="2" table:default-cell-style-name="ce69"/>
        <table:table-column table:style-name="co33" table:default-cell-style-name="ce69"/>
        <table:table-column table:style-name="co35" table:default-cell-style-name="ce69"/>
        <table:table-column table:style-name="co5" table:number-columns-repeated="3" table:default-cell-style-name="ce69"/>
        <table:table-column table:style-name="co6" table:number-columns-repeated="47" table:default-cell-style-name="ce69"/>
        <table:table-row table:style-name="ro3">
          <table:table-cell table:style-name="ce103" office:value-type="string" calcext:value-type="string">
            <text:p>Coremark</text:p>
          </table:table-cell>
          <table:table-cell table:style-name="ce103"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aseline</text:p>
          </table:table-cell>
          <table:table-cell table:number-columns-repeated="4"/>
          <table:table-cell table:style-name="ce100" office:value-type="float" office:value="22692.889561" calcext:value-type="float">
            <text:p>22 692,89</text:p>
          </table:table-cell>
          <table:table-cell table:style-name="ce53" office:value-type="float" office:value="119670.905011" calcext:value-type="float">
            <text:p>119 670,91</text:p>
          </table:table-cell>
          <table:table-cell table:style-name="ce106" table:number-columns-repeated="2"/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10">
          <table:table-cell table:style-name="ce80" table:formula="of:=[CPUS.A1]" office:value-type="string" office:string-value="Платформа" calcext:value-type="string">
            <text:p>Платформа</text:p>
          </table:table-cell>
          <table:table-cell table:style-name="ce80" table:formula="of:=[CPUS.B1]" office:value-type="string" office:string-value="Процессор" calcext:value-type="string">
            <text:p>Процессор</text:p>
          </table:table-cell>
          <table:table-cell table:style-name="ce80" table:formula="of:=[CPUS.C1]" office:value-type="string" office:string-value="Ядер" calcext:value-type="string">
            <text:p>Ядер</text:p>
          </table:table-cell>
          <table:table-cell table:style-name="ce80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80" table:formula="of:=[CPUS.E1]" office:value-type="string" office:string-value="Архитектура" calcext:value-type="string">
            <text:p>Архитектура</text:p>
          </table:table-cell>
          <table:table-cell table:style-name="ce80" office:value-type="string" calcext:value-type="string">
            <text:p>Coremark</text:p>
          </table:table-cell>
          <table:table-cell table:style-name="ce80" office:value-type="string" calcext:value-type="string">
            <text:p>Coremark (multithread)</text:p>
          </table:table-cell>
          <table:table-cell table:style-name="ce169" office:value-type="string" calcext:value-type="string">
            <text:p>Coremark/MHz/Core</text:p>
          </table:table-cell>
          <table:table-cell table:style-name="ce169" office:value-type="string" calcext:value-type="string">
            <text:p>Coremark/MHz</text:p>
          </table:table-cell>
          <table:table-cell table:style-name="ce169" office:value-type="string" calcext:value-type="string">
            <text:p>Relative/Core</text:p>
          </table:table-cell>
          <table:table-cell table:style-name="ce169" office:value-type="string" calcext:value-type="string">
            <text:p>Relative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AWS Graviton</text:p>
          </table:table-cell>
          <table:table-cell table:style-name="ce80" office:value-type="string" calcext:value-type="string">
            <text:p>Alpine AL73400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300" calcext:value-type="float">
            <text:p>2300</text:p>
          </table:table-cell>
          <table:table-cell table:style-name="ce82" office:value-type="string" calcext:value-type="string">
            <text:p>aarch64</text:p>
          </table:table-cell>
          <table:table-cell table:number-columns-repeated="2" table:style-name="ce104" office:value-type="float" office:value="0" calcext:value-type="float">
            <text:p>0,00</text:p>
          </table:table-cell>
          <table:table-cell table:style-name="ce104" table:formula="of:=[.F6]/[.$D6]" office:value-type="float" office:value="0" calcext:value-type="float">
            <text:p>0,00</text:p>
          </table:table-cell>
          <table:table-cell table:style-name="ce104" table:formula="of:=[.G6]/[.$D6]" office:value-type="float" office:value="0" calcext:value-type="float">
            <text:p>0,00</text:p>
          </table:table-cell>
          <table:table-cell table:style-name="ce104" table:formula="of:=[.F6]/[.$F$3]" office:value-type="float" office:value="0" calcext:value-type="float">
            <text:p>0,00</text:p>
          </table:table-cell>
          <table:table-cell table:style-name="ce104" table:formula="of:=[.G6]/[.$G$3]" office:value-type="float" office:value="0" calcext:value-type="float">
            <text:p>0,00</text:p>
          </table:table-cell>
          <table:table-cell table:number-columns-repeated="53"/>
        </table:table-row>
        <table:table-row table:style-name="ro11">
          <table:table-cell table:style-name="ce70" office:value-type="string" calcext:value-type="string">
            <text:p>Huawei Server</text:p>
          </table:table-cell>
          <table:table-cell table:style-name="ce74" office:value-type="string" calcext:value-type="string">
            <text:p>Kunpeng 920 (armv8.4 2 CPU)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2600" calcext:value-type="float">
            <text:p>2600</text:p>
          </table:table-cell>
          <table:table-cell table:style-name="ce70" office:value-type="string" calcext:value-type="string">
            <text:p>aarch64</text:p>
          </table:table-cell>
          <table:table-cell table:style-name="ce104" office:value-type="float" office:value="19309.989701" calcext:value-type="float">
            <text:p>19 309,99</text:p>
          </table:table-cell>
          <table:table-cell table:style-name="ce104" office:value-type="float" office:value="2196796.338673" calcext:value-type="float">
            <text:p>2 196 796,34</text:p>
          </table:table-cell>
          <table:table-cell table:style-name="ce104" table:formula="of:=[.F7]/[.$D7]" office:value-type="float" office:value="7.42691911576923" calcext:value-type="float">
            <text:p>7,43</text:p>
          </table:table-cell>
          <table:table-cell table:style-name="ce104" table:formula="of:=[.G7]/[.$D7]" office:value-type="float" office:value="844.921668720385" calcext:value-type="float">
            <text:p>844,92</text:p>
          </table:table-cell>
          <table:table-cell table:style-name="ce104" table:formula="of:=[.F7]/[.$F$3]" office:value-type="float" office:value="0.850926879500888" calcext:value-type="float">
            <text:p>0,85</text:p>
          </table:table-cell>
          <table:table-cell table:style-name="ce104" table:formula="of:=[.G7]/[.$G$3]" office:value-type="float" office:value="18.3569794050699" calcext:value-type="float">
            <text:p>18,36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Odroid N2</text:p>
          </table:table-cell>
          <table:table-cell table:style-name="ce80" office:value-type="string" calcext:value-type="string">
            <text:p>Amlogic S922X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office:value-type="string" calcext:value-type="string">
            <text:p>aarch64</text:p>
          </table:table-cell>
          <table:table-cell table:number-columns-repeated="2" table:style-name="ce104" office:value-type="float" office:value="0" calcext:value-type="float">
            <text:p>0,00</text:p>
          </table:table-cell>
          <table:table-cell table:style-name="ce104" table:formula="of:=[.F8]/[.$D8]" office:value-type="float" office:value="0" calcext:value-type="float">
            <text:p>0,00</text:p>
          </table:table-cell>
          <table:table-cell table:style-name="ce104" table:formula="of:=[.G8]/[.$D8]" office:value-type="float" office:value="0" calcext:value-type="float">
            <text:p>0,00</text:p>
          </table:table-cell>
          <table:table-cell table:style-name="ce104" table:formula="of:=[.F8]/[.$F$3]" office:value-type="float" office:value="0" calcext:value-type="float">
            <text:p>0,00</text:p>
          </table:table-cell>
          <table:table-cell table:style-name="ce104" table:formula="of:=[.G8]/[.$G$3]" office:value-type="float" office:value="0" calcext:value-type="float">
            <text:p>0,00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Orange Pi PC2</text:p>
          </table:table-cell>
          <table:table-cell table:style-name="ce82" office:value-type="string" calcext:value-type="string">
            <text:p>Allwinner H5 (aarch64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52" calcext:value-type="float">
            <text:p>1152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3869.719445" calcext:value-type="float">
            <text:p>3 869,72</text:p>
          </table:table-cell>
          <table:table-cell table:style-name="ce104" office:value-type="float" office:value="14901.279026" calcext:value-type="float">
            <text:p>14 901,28</text:p>
          </table:table-cell>
          <table:table-cell table:style-name="ce104" table:formula="of:=[.F9]/[.$D9]" office:value-type="float" office:value="3.35913146267361" calcext:value-type="float">
            <text:p>3,36</text:p>
          </table:table-cell>
          <table:table-cell table:style-name="ce104" table:formula="of:=[.G9]/[.$D9]" office:value-type="float" office:value="12.9351380434028" calcext:value-type="float">
            <text:p>12,94</text:p>
          </table:table-cell>
          <table:table-cell table:style-name="ce104" table:formula="of:=[.F9]/[.$F$3]" office:value-type="float" office:value="0.170525636878368" calcext:value-type="float">
            <text:p>0,17</text:p>
          </table:table-cell>
          <table:table-cell table:style-name="ce104" table:formula="of:=[.G9]/[.$G$3]" office:value-type="float" office:value="0.124518812861241" calcext:value-type="float">
            <text:p>0,12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Raspberry PI 3</text:p>
          </table:table-cell>
          <table:table-cell table:style-name="ce80" office:value-type="string" calcext:value-type="string">
            <text:p>Broadcom BCM2837B0 (armv8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aarch64</text:p>
          </table:table-cell>
          <table:table-cell table:style-name="ce129" office:value-type="float" office:value="3841" calcext:value-type="float">
            <text:p>3 841,00</text:p>
          </table:table-cell>
          <table:table-cell table:style-name="ce129" office:value-type="float" office:value="15363.93" calcext:value-type="float">
            <text:p>15 363,93</text:p>
          </table:table-cell>
          <table:table-cell table:style-name="ce104" table:formula="of:=[.F10]/[.$D10]" office:value-type="float" office:value="3.20083333333333" calcext:value-type="float">
            <text:p>3,20</text:p>
          </table:table-cell>
          <table:table-cell table:style-name="ce104" table:formula="of:=[.G10]/[.$D10]" office:value-type="float" office:value="12.803275" calcext:value-type="float">
            <text:p>12,80</text:p>
          </table:table-cell>
          <table:table-cell table:style-name="ce104" table:formula="of:=[.F10]/[.$F$3]" office:value-type="float" office:value="0.169260066668686" calcext:value-type="float">
            <text:p>0,17</text:p>
          </table:table-cell>
          <table:table-cell table:style-name="ce104" table:formula="of:=[.G10]/[.$G$3]" office:value-type="float" office:value="0.128384840062735" calcext:value-type="float">
            <text:p>0,13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Orange Pi Win</text:p>
          </table:table-cell>
          <table:table-cell table:style-name="ce82" office:value-type="string" calcext:value-type="string">
            <text:p>Allwinner A64 (aarch64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44" calcext:value-type="float">
            <text:p>1344</text:p>
          </table:table-cell>
          <table:table-cell table:style-name="ce82" office:value-type="string" calcext:value-type="string">
            <text:p>aarch64</text:p>
          </table:table-cell>
          <table:table-cell table:style-name="ce104" office:value-type="float" office:value="3840.983292" calcext:value-type="float">
            <text:p>3 840,98</text:p>
          </table:table-cell>
          <table:table-cell table:style-name="ce104" office:value-type="float" office:value="15370.821058" calcext:value-type="float">
            <text:p>15 370,82</text:p>
          </table:table-cell>
          <table:table-cell table:style-name="ce104" table:formula="of:=[.F11]/[.$D11]" office:value-type="float" office:value="2.85787447321429" calcext:value-type="float">
            <text:p>2,86</text:p>
          </table:table-cell>
          <table:table-cell table:style-name="ce104" table:formula="of:=[.G11]/[.$D11]" office:value-type="float" office:value="11.4366228110119" calcext:value-type="float">
            <text:p>11,44</text:p>
          </table:table-cell>
          <table:table-cell table:style-name="ce104" table:formula="of:=[.F11]/[.$F$3]" office:value-type="float" office:value="0.16925933040282" calcext:value-type="float">
            <text:p>0,17</text:p>
          </table:table-cell>
          <table:table-cell table:style-name="ce104" table:formula="of:=[.G11]/[.$G$3]" office:value-type="float" office:value="0.128442423466148" calcext:value-type="float">
            <text:p>0,13</text:p>
          </table:table-cell>
          <table:table-cell table:number-columns-repeated="53"/>
        </table:table-row>
        <table:table-row table:style-name="ro4">
          <table:table-cell table:style-name="ce82" office:value-type="string" calcext:value-type="string">
            <text:p>Atom Z8350</text:p>
          </table:table-cell>
          <table:table-cell table:style-name="ce80" office:value-type="string" calcext:value-type="string">
            <text:p>Intel(R) Atom(TM) x5-Z8350 CPU @ 1.44GH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440" calcext:value-type="float">
            <text:p>1440</text:p>
          </table:table-cell>
          <table:table-cell table:style-name="ce82" office:value-type="string" calcext:value-type="string">
            <text:p>amd64</text:p>
          </table:table-cell>
          <table:table-cell table:style-name="ce129" office:value-type="float" office:value="6893.094373" calcext:value-type="float">
            <text:p>6 893,09</text:p>
          </table:table-cell>
          <table:table-cell table:style-name="ce129" office:value-type="float" office:value="23814.678502" calcext:value-type="float">
            <text:p>23 814,68</text:p>
          </table:table-cell>
          <table:table-cell table:style-name="ce104" table:formula="of:=[.F12]/[.$D12]" office:value-type="float" office:value="4.78687109236111" calcext:value-type="float">
            <text:p>4,79</text:p>
          </table:table-cell>
          <table:table-cell table:style-name="ce104" table:formula="of:=[.G12]/[.$D12]" office:value-type="float" office:value="16.5379711819444" calcext:value-type="float">
            <text:p>16,54</text:p>
          </table:table-cell>
          <table:table-cell table:style-name="ce104" table:formula="of:=[.F12]/[.$F$3]" office:value-type="float" office:value="0.303755692040491" calcext:value-type="float">
            <text:p>0,30</text:p>
          </table:table-cell>
          <table:table-cell table:style-name="ce104" table:formula="of:=[.G12]/[.$G$3]" office:value-type="float" office:value="0.199001407232702" calcext:value-type="float">
            <text:p>0,20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Core 2 Duo T9400</text:p>
          </table:table-cell>
          <table:table-cell table:style-name="ce82" office:value-type="string" calcext:value-type="string">
            <text:p>Intel(R) Core(TM) 2 Duo CPU <text:s text:c="4"/>T9400 <text:s/>@ 2.53GHz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2530" calcext:value-type="float">
            <text:p>253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12481.278083" calcext:value-type="float">
            <text:p>12 481,28</text:p>
          </table:table-cell>
          <table:table-cell table:style-name="ce104" office:value-type="float" office:value="23950.661637" calcext:value-type="float">
            <text:p>23 950,66</text:p>
          </table:table-cell>
          <table:table-cell table:style-name="ce104" table:formula="of:=[.F13]/[.$D13]" office:value-type="float" office:value="4.93331149525692" calcext:value-type="float">
            <text:p>4,93</text:p>
          </table:table-cell>
          <table:table-cell table:style-name="ce104" table:formula="of:=[.G13]/[.$D13]" office:value-type="float" office:value="9.46666467865613" calcext:value-type="float">
            <text:p>9,47</text:p>
          </table:table-cell>
          <table:table-cell table:style-name="ce104" table:formula="of:=[.F13]/[.$F$3]" office:value-type="float" office:value="0.550008320864097" calcext:value-type="float">
            <text:p>0,55</text:p>
          </table:table-cell>
          <table:table-cell table:style-name="ce104" table:formula="of:=[.G13]/[.$G$3]" office:value-type="float" office:value="0.200137716304548" calcext:value-type="float">
            <text:p>0,20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Core i3-m330</text:p>
          </table:table-cell>
          <table:table-cell table:style-name="ce82" office:value-type="string" calcext:value-type="string">
            <text:p>Intel(R) Core(TM) i3 CPU <text:s text:c="6"/>M 330 <text:s/>@ 2.13GHz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133" calcext:value-type="float">
            <text:p>2133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9980.945468" calcext:value-type="float">
            <text:p>9 980,95</text:p>
          </table:table-cell>
          <table:table-cell table:style-name="ce104" office:value-type="float" office:value="24252.713272" calcext:value-type="float">
            <text:p>24 252,71</text:p>
          </table:table-cell>
          <table:table-cell table:style-name="ce104" table:formula="of:=[.F14]/[.$D14]" office:value-type="float" office:value="4.6792993286451" calcext:value-type="float">
            <text:p>4,68</text:p>
          </table:table-cell>
          <table:table-cell table:style-name="ce104" table:formula="of:=[.G14]/[.$D14]" office:value-type="float" office:value="11.3702359456165" calcext:value-type="float">
            <text:p>11,37</text:p>
          </table:table-cell>
          <table:table-cell table:style-name="ce104" table:formula="of:=[.F14]/[.$F$3]" office:value-type="float" office:value="0.439826996961782" calcext:value-type="float">
            <text:p>0,44</text:p>
          </table:table-cell>
          <table:table-cell table:style-name="ce104" table:formula="of:=[.G14]/[.$G$3]" office:value-type="float" office:value="0.202661735279521" calcext:value-type="float">
            <text:p>0,20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AMD A6-3650</text:p>
          </table:table-cell>
          <table:table-cell table:style-name="ce82" office:value-type="string" calcext:value-type="string">
            <text:p>AMD A6-3650 APU with Radeon(tm) HD Graphics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600" calcext:value-type="float">
            <text:p>2600</text:p>
          </table:table-cell>
          <table:table-cell table:style-name="ce82" office:value-type="string" calcext:value-type="string">
            <text:p>amd64</text:p>
          </table:table-cell>
          <table:table-cell table:style-name="ce129" office:value-type="float" office:value="11810.558639" calcext:value-type="float">
            <text:p>11 810,56</text:p>
          </table:table-cell>
          <table:table-cell table:style-name="ce129" office:value-type="float" office:value="41666.666667" calcext:value-type="float">
            <text:p>41 666,67</text:p>
          </table:table-cell>
          <table:table-cell table:style-name="ce104" table:formula="of:=[.F15]/[.$D15]" office:value-type="float" office:value="4.54252255346154" calcext:value-type="float">
            <text:p>4,54</text:p>
          </table:table-cell>
          <table:table-cell table:style-name="ce104" table:formula="of:=[.G15]/[.$D15]" office:value-type="float" office:value="16.0256410257692" calcext:value-type="float">
            <text:p>16,03</text:p>
          </table:table-cell>
          <table:table-cell table:style-name="ce104" table:formula="of:=[.F15]/[.$F$3]" office:value-type="float" office:value="0.520451950698144" calcext:value-type="float">
            <text:p>0,52</text:p>
          </table:table-cell>
          <table:table-cell table:style-name="ce104" table:formula="of:=[.G15]/[.$G$3]" office:value-type="float" office:value="0.348177083336756" calcext:value-type="float">
            <text:p>0,35</text:p>
          </table:table-cell>
          <table:table-cell table:number-columns-repeated="53"/>
        </table:table-row>
        <table:table-row table:style-name="ro12">
          <table:table-cell table:style-name="ce82" office:value-type="string" calcext:value-type="string">
            <text:p>Core i7-2600</text:p>
          </table:table-cell>
          <table:table-cell table:style-name="ce82" office:value-type="string" calcext:value-type="string">
            <text:p>Intel(R) Core(TM) i7-2600 CPU @ 3.40GHz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3400" calcext:value-type="float">
            <text:p>340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22692.889561" calcext:value-type="float">
            <text:p>22 692,89</text:p>
          </table:table-cell>
          <table:table-cell table:style-name="ce129" office:value-type="float" office:value="119670.905011" calcext:value-type="float">
            <text:p>119 670,91</text:p>
          </table:table-cell>
          <table:table-cell table:style-name="ce104" table:formula="of:=[.F16]/[.$D16]" office:value-type="float" office:value="6.67437928264706" calcext:value-type="float">
            <text:p>6,67</text:p>
          </table:table-cell>
          <table:table-cell table:style-name="ce104" table:formula="of:=[.G16]/[.$D16]" office:value-type="float" office:value="35.1973250032353" calcext:value-type="float">
            <text:p>35,20</text:p>
          </table:table-cell>
          <table:table-cell table:style-name="ce104" table:formula="of:=[.F16]/[.$F$3]" office:value-type="float" office:value="1" calcext:value-type="float">
            <text:p>1,00</text:p>
          </table:table-cell>
          <table:table-cell table:style-name="ce104" table:formula="of:=[.G16]/[.$G$3]" office:value-type="float" office:value="1" calcext:value-type="float">
            <text:p>1,00</text:p>
          </table:table-cell>
          <table:table-cell table:number-columns-repeated="53"/>
        </table:table-row>
        <table:table-row table:style-name="ro4">
          <table:table-cell table:style-name="ce80" office:value-type="string" calcext:value-type="string">
            <text:p>Core i7-4700MQ</text:p>
          </table:table-cell>
          <table:table-cell table:style-name="ce80" office:value-type="string" calcext:value-type="string">
            <text:p>Intel(R) Core(TM) i7-4700MQ CPU @ 2.40GHz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2400" calcext:value-type="float">
            <text:p>2400</text:p>
          </table:table-cell>
          <table:table-cell table:style-name="ce82" office:value-type="string" calcext:value-type="string">
            <text:p>amd64</text:p>
          </table:table-cell>
          <table:table-cell table:style-name="ce104" office:value-type="float" office:value="24295.432459" calcext:value-type="float">
            <text:p>24 295,43</text:p>
          </table:table-cell>
          <table:table-cell table:style-name="ce129" office:value-type="float" office:value="123260.233167" calcext:value-type="float">
            <text:p>123 260,23</text:p>
          </table:table-cell>
          <table:table-cell table:style-name="ce104" table:formula="of:=[.F17]/[.$D17]" office:value-type="float" office:value="10.1230968579167" calcext:value-type="float">
            <text:p>10,12</text:p>
          </table:table-cell>
          <table:table-cell table:style-name="ce104" table:formula="of:=[.G17]/[.$D17]" office:value-type="float" office:value="51.35843048625" calcext:value-type="float">
            <text:p>51,36</text:p>
          </table:table-cell>
          <table:table-cell table:style-name="ce104" table:formula="of:=[.F17]/[.$F$3]" office:value-type="float" office:value="1.07061872370604" calcext:value-type="float">
            <text:p>1,07</text:p>
          </table:table-cell>
          <table:table-cell table:style-name="ce104" table:formula="of:=[.G17]/[.$G$3]" office:value-type="float" office:value="1.02999332340363" calcext:value-type="float">
            <text:p>1,03</text:p>
          </table:table-cell>
          <table:table-cell table:number-columns-repeated="53"/>
        </table:table-row>
        <table:table-row table:style-name="ro4">
          <table:table-cell table:style-name="ce80" office:value-type="string" calcext:value-type="string">
            <text:p>Xeon 6128</text:p>
          </table:table-cell>
          <table:table-cell table:style-name="ce80" office:value-type="string" calcext:value-type="string">
            <text:p>Intel(R) Xeon(R) Gold 6128 CPU @ 3.40GHz (2 CPU)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3400" calcext:value-type="float">
            <text:p>3400</text:p>
          </table:table-cell>
          <table:table-cell table:style-name="ce82" office:value-type="string" calcext:value-type="string">
            <text:p>amd64</text:p>
          </table:table-cell>
          <table:table-cell table:style-name="ce129" office:value-type="float" office:value="28210.734184" calcext:value-type="float">
            <text:p>28 210,73</text:p>
          </table:table-cell>
          <table:table-cell table:style-name="ce129" office:value-type="float" office:value="670625.218302" calcext:value-type="float">
            <text:p>670 625,22</text:p>
          </table:table-cell>
          <table:table-cell table:style-name="ce104" table:formula="of:=[.F18]/[.$D18]" office:value-type="float" office:value="8.29727476" calcext:value-type="float">
            <text:p>8,30</text:p>
          </table:table-cell>
          <table:table-cell table:style-name="ce104" table:formula="of:=[.G18]/[.$D18]" office:value-type="float" office:value="197.242711265294" calcext:value-type="float">
            <text:p>197,24</text:p>
          </table:table-cell>
          <table:table-cell table:style-name="ce104" table:formula="of:=[.F18]/[.$F$3]" office:value-type="float" office:value="1.2431530197231" calcext:value-type="float">
            <text:p>1,24</text:p>
          </table:table-cell>
          <table:table-cell table:style-name="ce104" table:formula="of:=[.G18]/[.$G$3]" office:value-type="float" office:value="5.60391198044635" calcext:value-type="float">
            <text:p>5,60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Raspberry PI</text:p>
          </table:table-cell>
          <table:table-cell table:style-name="ce82" office:value-type="string" calcext:value-type="string">
            <text:p>Broadcom BCM283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700" calcext:value-type="float">
            <text:p>700</text:p>
          </table:table-cell>
          <table:table-cell table:style-name="ce82" office:value-type="string" calcext:value-type="string">
            <text:p>arm</text:p>
          </table:table-cell>
          <table:table-cell table:number-columns-repeated="2" table:style-name="ce129" office:value-type="float" office:value="1303.78" calcext:value-type="float">
            <text:p>1 303,78</text:p>
          </table:table-cell>
          <table:table-cell table:style-name="ce104" table:formula="of:=[.F19]/[.$D19]" office:value-type="float" office:value="1.86254285714286" calcext:value-type="float">
            <text:p>1,86</text:p>
          </table:table-cell>
          <table:table-cell table:style-name="ce104" table:formula="of:=[.G19]/[.$D19]" office:value-type="float" office:value="1.86254285714286" calcext:value-type="float">
            <text:p>1,86</text:p>
          </table:table-cell>
          <table:table-cell table:style-name="ce104" table:formula="of:=[.F19]/[.$F$3]" office:value-type="float" office:value="0.0574532386673523" calcext:value-type="float">
            <text:p>0,06</text:p>
          </table:table-cell>
          <table:table-cell table:style-name="ce104" table:formula="of:=[.G19]/[.$G$3]" office:value-type="float" office:value="0.01089471162502" calcext:value-type="float">
            <text:p>0,01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Odroid X2</text:p>
          </table:table-cell>
          <table:table-cell table:style-name="ce82" office:value-type="string" calcext:value-type="string">
            <text:p>Samsung Exynos 4412<text:span text:style-name="T2"> (armv7l)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700" calcext:value-type="float">
            <text:p>1700</text:p>
          </table:table-cell>
          <table:table-cell table:style-name="ce82" office:value-type="string" calcext:value-type="string">
            <text:p>arm</text:p>
          </table:table-cell>
          <table:table-cell table:style-name="ce104" office:value-type="float" office:value="6109.074753" calcext:value-type="float">
            <text:p>6 109,07</text:p>
          </table:table-cell>
          <table:table-cell table:style-name="ce129" office:value-type="float" office:value="24162.548051" calcext:value-type="float">
            <text:p>24 162,55</text:p>
          </table:table-cell>
          <table:table-cell table:style-name="ce104" table:formula="of:=[.F20]/[.$D20]" office:value-type="float" office:value="3.59357338411765" calcext:value-type="float">
            <text:p>3,59</text:p>
          </table:table-cell>
          <table:table-cell table:style-name="ce104" table:formula="of:=[.G20]/[.$D20]" office:value-type="float" office:value="14.2132635594118" calcext:value-type="float">
            <text:p>14,21</text:p>
          </table:table-cell>
          <table:table-cell table:style-name="ce104" table:formula="of:=[.F20]/[.$F$3]" office:value-type="float" office:value="0.269206560785413" calcext:value-type="float">
            <text:p>0,27</text:p>
          </table:table-cell>
          <table:table-cell table:style-name="ce104" table:formula="of:=[.G20]/[.$G$3]" office:value-type="float" office:value="0.201908292151538" calcext:value-type="float">
            <text:p>0,20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MBE1C-PC</text:p>
          </table:table-cell>
          <table:table-cell table:style-name="ce82" office:value-type="string" calcext:value-type="string">
            <text:p>Elbrus 1C+ (MBE1C-PC)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985" calcext:value-type="float">
            <text:p>985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2901.49427" calcext:value-type="float">
            <text:p>2 901,49</text:p>
          </table:table-cell>
          <table:table-cell table:style-name="ce104" office:value-type="float" office:value="2848.318157" calcext:value-type="float">
            <text:p>2 848,32</text:p>
          </table:table-cell>
          <table:table-cell table:style-name="ce104" table:formula="of:=[.F21]/[.$D21]" office:value-type="float" office:value="2.94567946192893" calcext:value-type="float">
            <text:p>2,95</text:p>
          </table:table-cell>
          <table:table-cell table:style-name="ce104" table:formula="of:=[.G21]/[.$D21]" office:value-type="float" office:value="2.89169356040609" calcext:value-type="float">
            <text:p>2,89</text:p>
          </table:table-cell>
          <table:table-cell table:style-name="ce104" table:formula="of:=[.F21]/[.$F$3]" office:value-type="float" office:value="0.127859180832859" calcext:value-type="float">
            <text:p>0,13</text:p>
          </table:table-cell>
          <table:table-cell table:style-name="ce104" table:formula="of:=[.G21]/[.$G$3]" office:value-type="float" office:value="0.0238012585994748" calcext:value-type="float">
            <text:p>0,02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E8C2-1200</text:p>
          </table:table-cell>
          <table:table-cell table:style-name="ce82" office:value-type="string" calcext:value-type="string">
            <text:p>Elbrus 8C2 (Broken 8MB Cache 1.2 GHz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e2k</text:p>
          </table:table-cell>
          <table:table-cell table:style-name="ce129" office:value-type="float" office:value="3413.357606" calcext:value-type="float">
            <text:p>3 413,36</text:p>
          </table:table-cell>
          <table:table-cell table:style-name="ce104" office:value-type="float" office:value="26396.83238" calcext:value-type="float">
            <text:p>26 396,83</text:p>
          </table:table-cell>
          <table:table-cell table:style-name="ce104" table:formula="of:=[.F22]/[.$D22]" office:value-type="float" office:value="2.84446467166667" calcext:value-type="float">
            <text:p>2,84</text:p>
          </table:table-cell>
          <table:table-cell table:style-name="ce104" table:formula="of:=[.G22]/[.$D22]" office:value-type="float" office:value="21.9973603166667" calcext:value-type="float">
            <text:p>22,00</text:p>
          </table:table-cell>
          <table:table-cell table:style-name="ce104" table:formula="of:=[.F22]/[.$F$3]" office:value-type="float" office:value="0.150415291839528" calcext:value-type="float">
            <text:p>0,15</text:p>
          </table:table-cell>
          <table:table-cell table:style-name="ce104" table:formula="of:=[.G22]/[.$G$3]" office:value-type="float" office:value="0.220578530575779" calcext:value-type="float">
            <text:p>0,22</text:p>
          </table:table-cell>
          <table:table-cell table:number-columns-repeated="53"/>
        </table:table-row>
        <table:table-row table:style-name="ro12">
          <table:table-cell table:style-name="ce82" office:value-type="string" calcext:value-type="string">
            <text:p>E8C-SWTX</text:p>
          </table:table-cell>
          <table:table-cell table:style-name="ce82" office:value-type="string" calcext:value-type="string">
            <text:p>Elbrus 8C (E8C-SWTX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3711" calcext:value-type="float">
            <text:p>3 711,00</text:p>
          </table:table-cell>
          <table:table-cell table:style-name="ce104" office:value-type="float" office:value="28846.153846" calcext:value-type="float">
            <text:p>28 846,15</text:p>
          </table:table-cell>
          <table:table-cell table:style-name="ce104" table:formula="of:=[.F23]/[.$D23]" office:value-type="float" office:value="2.85461538461538" calcext:value-type="float">
            <text:p>2,85</text:p>
          </table:table-cell>
          <table:table-cell table:style-name="ce104" table:formula="of:=[.G23]/[.$D23]" office:value-type="float" office:value="22.1893491123077" calcext:value-type="float">
            <text:p>22,19</text:p>
          </table:table-cell>
          <table:table-cell table:style-name="ce104" table:formula="of:=[.F23]/[.$F$3]" office:value-type="float" office:value="0.163531400001951" calcext:value-type="float">
            <text:p>0,16</text:p>
          </table:table-cell>
          <table:table-cell table:style-name="ce104" table:formula="of:=[.G23]/[.$G$3]" office:value-type="float" office:value="0.241045673076079" calcext:value-type="float">
            <text:p>0,24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E8C2</text:p>
          </table:table-cell>
          <table:table-cell table:style-name="ce82" office:value-type="string" calcext:value-type="string">
            <text:p>Elbrus 8C2 (E8C2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4266.7" calcext:value-type="float">
            <text:p>4 266,70</text:p>
          </table:table-cell>
          <table:table-cell table:style-name="ce104" office:value-type="float" office:value="33165.69" calcext:value-type="float">
            <text:p>33 165,69</text:p>
          </table:table-cell>
          <table:table-cell table:style-name="ce104" table:formula="of:=[.F24]/[.$D24]" office:value-type="float" office:value="2.84446666666667" calcext:value-type="float">
            <text:p>2,84</text:p>
          </table:table-cell>
          <table:table-cell table:style-name="ce104" table:formula="of:=[.G24]/[.$D24]" office:value-type="float" office:value="22.11046" calcext:value-type="float">
            <text:p>22,11</text:p>
          </table:table-cell>
          <table:table-cell table:style-name="ce104" table:formula="of:=[.F24]/[.$F$3]" office:value-type="float" office:value="0.18801924666891" calcext:value-type="float">
            <text:p>0,19</text:p>
          </table:table-cell>
          <table:table-cell table:style-name="ce104" table:formula="of:=[.G24]/[.$G$3]" office:value-type="float" office:value="0.277140797063008" calcext:value-type="float">
            <text:p>0,28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E2S-EL2S4</text:p>
          </table:table-cell>
          <table:table-cell table:style-name="ce82" office:value-type="string" calcext:value-type="string">
            <text:p>Elbrus 4C [EL2S4<text:span text:style-name="T2">] (4 CPU)</text:span>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750" calcext:value-type="float">
            <text:p>75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2216.475803" calcext:value-type="float">
            <text:p>2 216,48</text:p>
          </table:table-cell>
          <table:table-cell table:style-name="ce104" office:value-type="float" office:value="34457.87231474" calcext:value-type="float">
            <text:p>34 457,87</text:p>
          </table:table-cell>
          <table:table-cell table:style-name="ce104" table:formula="of:=[.F25]/[.$D25]" office:value-type="float" office:value="2.95530107066667" calcext:value-type="float">
            <text:p>2,96</text:p>
          </table:table-cell>
          <table:table-cell table:style-name="ce104" table:formula="of:=[.G25]/[.$D25]" office:value-type="float" office:value="45.9438297529867" calcext:value-type="float">
            <text:p>45,94</text:p>
          </table:table-cell>
          <table:table-cell table:style-name="ce104" table:formula="of:=[.F25]/[.$F$3]" office:value-type="float" office:value="0.0976727003866989" calcext:value-type="float">
            <text:p>0,10</text:p>
          </table:table-cell>
          <table:table-cell table:style-name="ce104" table:formula="of:=[.G25]/[.$G$3]" office:value-type="float" office:value="0.287938595530573" calcext:value-type="float">
            <text:p>0,29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E8C2-1550</text:p>
          </table:table-cell>
          <table:table-cell table:style-name="ce82" office:value-type="string" calcext:value-type="string">
            <text:p>Elbrus 8C2 (E8C2 1550 MHz)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550" calcext:value-type="float">
            <text:p>155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4359.514641" calcext:value-type="float">
            <text:p>4 359,51</text:p>
          </table:table-cell>
          <table:table-cell table:style-name="ce104" office:value-type="float" office:value="34485.236008" calcext:value-type="float">
            <text:p>34 485,24</text:p>
          </table:table-cell>
          <table:table-cell table:style-name="ce104" table:formula="of:=[.F26]/[.$D26]" office:value-type="float" office:value="2.81259009096774" calcext:value-type="float">
            <text:p>2,81</text:p>
          </table:table-cell>
          <table:table-cell table:style-name="ce104" table:formula="of:=[.G26]/[.$D26]" office:value-type="float" office:value="22.24853936" calcext:value-type="float">
            <text:p>22,25</text:p>
          </table:table-cell>
          <table:table-cell table:style-name="ce104" table:formula="of:=[.F26]/[.$F$3]" office:value-type="float" office:value="0.192109278515692" calcext:value-type="float">
            <text:p>0,19</text:p>
          </table:table-cell>
          <table:table-cell table:style-name="ce104" table:formula="of:=[.G26]/[.$G$3]" office:value-type="float" office:value="0.288167253392378" calcext:value-type="float">
            <text:p>0,29</text:p>
          </table:table-cell>
          <table:table-cell table:number-columns-repeated="53"/>
        </table:table-row>
        <table:table-row table:style-name="ro3">
          <table:table-cell table:style-name="ce83" office:value-type="string" calcext:value-type="string">
            <text:p>E2S-PC401</text:p>
          </table:table-cell>
          <table:table-cell table:style-name="ce82" office:value-type="string" calcext:value-type="string">
            <text:p>Elbrus 4C [E2S] (pc401)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00" calcext:value-type="float">
            <text:p>800</text:p>
          </table:table-cell>
          <table:table-cell table:style-name="ce82" office:value-type="string" calcext:value-type="string">
            <text:p>e2k</text:p>
          </table:table-cell>
          <table:table-cell table:style-name="ce104" office:value-type="float" office:value="2364.24" calcext:value-type="float">
            <text:p>2 364,24</text:p>
          </table:table-cell>
          <table:table-cell table:style-name="ce104" office:value-type="float" office:value="36755.06" calcext:value-type="float">
            <text:p>36 755,06</text:p>
          </table:table-cell>
          <table:table-cell table:style-name="ce104" table:formula="of:=[.F27]/[.$D27]" office:value-type="float" office:value="2.9553" calcext:value-type="float">
            <text:p>2,96</text:p>
          </table:table-cell>
          <table:table-cell table:style-name="ce104" table:formula="of:=[.G27]/[.$D27]" office:value-type="float" office:value="45.943825" calcext:value-type="float">
            <text:p>45,94</text:p>
          </table:table-cell>
          <table:table-cell table:style-name="ce104" table:formula="of:=[.F27]/[.$F$3]" office:value-type="float" office:value="0.104184176001243" calcext:value-type="float">
            <text:p>0,10</text:p>
          </table:table-cell>
          <table:table-cell table:style-name="ce104" table:formula="of:=[.G27]/[.$G$3]" office:value-type="float" office:value="0.307134470125562" calcext:value-type="float">
            <text:p>0,31</text:p>
          </table:table-cell>
          <table:table-cell table:number-columns-repeated="53"/>
        </table:table-row>
        <table:table-row table:style-name="ro3">
          <table:table-cell table:style-name="ce123" office:value-type="string" calcext:value-type="string">
            <text:p>E16C-APPROX!</text:p>
          </table:table-cell>
          <table:table-cell table:style-name="ce82" office:value-type="string" calcext:value-type="string">
            <text:p>Elbrus 16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000" calcext:value-type="float">
            <text:p>2000</text:p>
          </table:table-cell>
          <table:table-cell table:style-name="ce82" office:value-type="string" calcext:value-type="string">
            <text:p>e2k</text:p>
          </table:table-cell>
          <table:table-cell table:style-name="ce130" office:value-type="float" office:value="5625.18018193548" calcext:value-type="float">
            <text:p>5 625,18</text:p>
          </table:table-cell>
          <table:table-cell table:style-name="ce130" office:value-type="float" office:value="88994.15744" calcext:value-type="float">
            <text:p>88 994,16</text:p>
          </table:table-cell>
          <table:table-cell table:style-name="ce104" table:formula="of:=[.F28]/[.$D28]" office:value-type="float" office:value="2.81259009096774" calcext:value-type="float">
            <text:p>2,81</text:p>
          </table:table-cell>
          <table:table-cell table:style-name="ce104" table:formula="of:=[.G28]/[.$D28]" office:value-type="float" office:value="44.49707872" calcext:value-type="float">
            <text:p>44,50</text:p>
          </table:table-cell>
          <table:table-cell table:style-name="ce104" table:formula="of:=[.F28]/[.$F$3]" office:value-type="float" office:value="0.247882940020248" calcext:value-type="float">
            <text:p>0,25</text:p>
          </table:table-cell>
          <table:table-cell table:style-name="ce104" table:formula="of:=[.G28]/[.$G$3]" office:value-type="float" office:value="0.743657428109362" calcext:value-type="float">
            <text:p>0,74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E8C-E8C4</text:p>
          </table:table-cell>
          <table:table-cell table:style-name="ce82" office:value-type="string" calcext:value-type="string">
            <text:p>Elbrus 8C (4 CPU)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1300" calcext:value-type="float">
            <text:p>1300</text:p>
          </table:table-cell>
          <table:table-cell table:style-name="ce82" office:value-type="string" calcext:value-type="string">
            <text:p>e2k</text:p>
          </table:table-cell>
          <table:table-cell table:style-name="ce129" office:value-type="float" office:value="3813.640119" calcext:value-type="float">
            <text:p>3 813,64</text:p>
          </table:table-cell>
          <table:table-cell table:style-name="ce104" office:value-type="float" office:value="117885.430096" calcext:value-type="float">
            <text:p>117 885,43</text:p>
          </table:table-cell>
          <table:table-cell table:style-name="ce104" table:formula="of:=[.F29]/[.$D29]" office:value-type="float" office:value="2.93356932230769" calcext:value-type="float">
            <text:p>2,93</text:p>
          </table:table-cell>
          <table:table-cell table:style-name="ce104" table:formula="of:=[.G29]/[.$D29]" office:value-type="float" office:value="90.6811000738461" calcext:value-type="float">
            <text:p>90,68</text:p>
          </table:table-cell>
          <table:table-cell table:style-name="ce104" table:formula="of:=[.F29]/[.$F$3]" office:value-type="float" office:value="0.168054407912605" calcext:value-type="float">
            <text:p>0,17</text:p>
          </table:table-cell>
          <table:table-cell table:style-name="ce104" table:formula="of:=[.G29]/[.$G$3]" office:value-type="float" office:value="0.985080125241504" calcext:value-type="float">
            <text:p>0,99</text:p>
          </table:table-cell>
          <table:table-cell table:number-columns-repeated="53"/>
        </table:table-row>
        <table:table-row table:style-name="ro3">
          <table:table-cell table:number-columns-repeated="2" table:style-name="ce80" office:value-type="string" calcext:value-type="string">
            <text:p>Pentium M72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600" calcext:value-type="float">
            <text:p>1600</text:p>
          </table:table-cell>
          <table:table-cell table:style-name="ce82" office:value-type="string" calcext:value-type="string">
            <text:p>i386</text:p>
          </table:table-cell>
          <table:table-cell table:number-columns-repeated="2" table:style-name="ce129" office:value-type="float" office:value="2018.43504" calcext:value-type="float">
            <text:p>2 018,44</text:p>
          </table:table-cell>
          <table:table-cell table:style-name="ce104" table:formula="of:=[.F30]/[.$D30]" office:value-type="float" office:value="1.2615219" calcext:value-type="float">
            <text:p>1,26</text:p>
          </table:table-cell>
          <table:table-cell table:style-name="ce104" table:formula="of:=[.G30]/[.$D30]" office:value-type="float" office:value="1.2615219" calcext:value-type="float">
            <text:p>1,26</text:p>
          </table:table-cell>
          <table:table-cell table:style-name="ce104" table:formula="of:=[.F30]/[.$F$3]" office:value-type="float" office:value="0.0889457040970614" calcext:value-type="float">
            <text:p>0,09</text:p>
          </table:table-cell>
          <table:table-cell table:style-name="ce104" table:formula="of:=[.G30]/[.$G$3]" office:value-type="float" office:value="0.0168665478030309" calcext:value-type="float">
            <text:p>0,02</text:p>
          </table:table-cell>
          <table:table-cell table:number-columns-repeated="53"/>
        </table:table-row>
        <table:table-row table:style-name="ro3">
          <table:table-cell table:style-name="ce80" office:value-type="string" calcext:value-type="string">
            <text:p>Pentium III</text:p>
          </table:table-cell>
          <table:table-cell table:style-name="ce82" office:value-type="string" calcext:value-type="string">
            <text:p>Intel(R) Pentium(TM) III CPU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string" calcext:value-type="string">
            <text:p>i386</text:p>
          </table:table-cell>
          <table:table-cell table:style-name="ce104" table:formula="of:=2246.570438799" office:value-type="float" office:value="2246.570438799" calcext:value-type="float">
            <text:p>2 246,57</text:p>
          </table:table-cell>
          <table:table-cell table:style-name="ce104" table:formula="of:=2246.570438799" office:value-type="float" office:value="2246.570438799" calcext:value-type="float">
            <text:p>2 246,57</text:p>
          </table:table-cell>
          <table:table-cell table:style-name="ce104" table:formula="of:=[.F31]/[.$D31]" office:value-type="float" office:value="2.246570438799" calcext:value-type="float">
            <text:p>2,25</text:p>
          </table:table-cell>
          <table:table-cell table:style-name="ce104" table:formula="of:=[.G31]/[.$D31]" office:value-type="float" office:value="2.246570438799" calcext:value-type="float">
            <text:p>2,25</text:p>
          </table:table-cell>
          <table:table-cell table:style-name="ce104" table:formula="of:=[.F31]/[.$F$3]" office:value-type="float" office:value="0.098998870670924" calcext:value-type="float">
            <text:p>0,10</text:p>
          </table:table-cell>
          <table:table-cell table:style-name="ce104" table:formula="of:=[.G31]/[.$G$3]" office:value-type="float" office:value="0.0187729042292485" calcext:value-type="float">
            <text:p>0,02</text:p>
          </table:table-cell>
          <table:table-cell table:number-columns-repeated="53"/>
        </table:table-row>
        <table:table-row table:style-name="ro13">
          <table:table-cell table:style-name="ce80" office:value-type="string" calcext:value-type="string">
            <text:p>Pentium 4</text:p>
          </table:table-cell>
          <table:table-cell table:style-name="ce82" office:value-type="string" calcext:value-type="string">
            <text:p>Intel(R) Pentium(TM) 4 CPU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066" calcext:value-type="float">
            <text:p>3066</text:p>
          </table:table-cell>
          <table:table-cell table:style-name="ce82" office:value-type="string" calcext:value-type="string">
            <text:p>i386</text:p>
          </table:table-cell>
          <table:table-cell table:number-columns-repeated="2" table:style-name="ce129" office:value-type="float" office:value="5941.45" calcext:value-type="float">
            <text:p>5 941,45</text:p>
          </table:table-cell>
          <table:table-cell table:style-name="ce104" table:formula="of:=[.F32]/[.$D32]" office:value-type="float" office:value="1.93785061969993" calcext:value-type="float">
            <text:p>1,94</text:p>
          </table:table-cell>
          <table:table-cell table:style-name="ce104" table:formula="of:=[.G32]/[.$D32]" office:value-type="float" office:value="1.93785061969993" calcext:value-type="float">
            <text:p>1,94</text:p>
          </table:table-cell>
          <table:table-cell table:style-name="ce104" table:formula="of:=[.F32]/[.$F$3]" office:value-type="float" office:value="0.261819896669791" calcext:value-type="float">
            <text:p>0,26</text:p>
          </table:table-cell>
          <table:table-cell table:style-name="ce104" table:formula="of:=[.G32]/[.$G$3]" office:value-type="float" office:value="0.0496482415625909" calcext:value-type="float">
            <text:p>0,05</text:p>
          </table:table-cell>
          <table:table-cell table:number-columns-repeated="53"/>
        </table:table-row>
        <table:table-row table:style-name="ro3">
          <table:table-cell table:style-name="ce82" office:value-type="string" calcext:value-type="string">
            <text:p>Baikal T1</text:p>
          </table:table-cell>
          <table:table-cell table:style-name="ce82" office:value-type="string" calcext:value-type="string">
            <text:p>Baikal-T1 (MIPS P5600 V3.0)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00" calcext:value-type="float">
            <text:p>1200</text:p>
          </table:table-cell>
          <table:table-cell table:style-name="ce82" office:value-type="string" calcext:value-type="string">
            <text:p>mips</text:p>
          </table:table-cell>
          <table:table-cell table:style-name="ce104" office:value-type="float" office:value="6182" calcext:value-type="float">
            <text:p>6 182,00</text:p>
          </table:table-cell>
          <table:table-cell table:style-name="ce104" office:value-type="float" office:value="12364" calcext:value-type="float">
            <text:p>12 364,00</text:p>
          </table:table-cell>
          <table:table-cell table:style-name="ce104" table:formula="of:=[.F33]/[.$D33]" office:value-type="float" office:value="5.15166666666667" calcext:value-type="float">
            <text:p>5,15</text:p>
          </table:table-cell>
          <table:table-cell table:style-name="ce104" table:formula="of:=[.G33]/[.$D33]" office:value-type="float" office:value="10.3033333333333" calcext:value-type="float">
            <text:p>10,30</text:p>
          </table:table-cell>
          <table:table-cell table:style-name="ce104" table:formula="of:=[.F33]/[.$F$3]" office:value-type="float" office:value="0.272420133336584" calcext:value-type="float">
            <text:p>0,27</text:p>
          </table:table-cell>
          <table:table-cell table:style-name="ce104" table:formula="of:=[.G33]/[.$G$3]" office:value-type="float" office:value="0.103316675000189" calcext:value-type="float">
            <text:p>0,10</text:p>
          </table:table-cell>
          <table:table-cell table:number-columns-repeated="53"/>
        </table:table-row>
        <table:table-row table:style-name="ro3">
          <table:table-cell>
            <draw:frame draw:z-index="0" draw:name="Chart 2" draw:style-name="gr1" svg:width="17.764cm" svg:height="15.356cm" svg:x="0.027cm" svg:y="-0.077cm">
              <draw:object draw:notify-on-update-of-ranges="Coremark.A6:Coremark.A33 Coremark.F5:Coremark.F5 Coremark.F6:Coremark.F3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draw:z-index="1" draw:name="Chart 3" draw:style-name="gr1" svg:width="17.756cm" svg:height="15.361cm" svg:x="1.924cm" svg:y="-0.077cm">
              <draw:object draw:notify-on-update-of-ranges="Coremark.A6:Coremark.A33 Coremark.G5:Coremark.G5 Coremark.G6:Coremark.G3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8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style-name="ce41" table:number-columns-repeated="5"/>
          <table:table-cell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3">
          <table:table-cell table:style-name="ce67" table:number-columns-repeated="5"/>
          <table:table-cell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3">
          <table:table-cell table:style-name="ce41" table:number-columns-repeated="5"/>
          <table:table-cell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style-name="ce72" table:number-columns-repeated="5"/>
          <table:table-cell table:style-name="ce35"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3">
          <table:table-cell table:style-name="ce43" table:number-columns-repeated="5"/>
          <table:table-cell table:style-name="ce35"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3">
          <table:table-cell table:style-name="ce72" table:number-columns-repeated="5"/>
          <table:table-cell table:style-name="ce35" table:number-columns-repeated="2"/>
          <table:table-cell table:style-name="ce100" table:number-columns-repeated="2"/>
          <table:table-cell table:style-name="ce35" table:number-columns-repeated="2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106" table:number-columns-repeated="2"/>
          <table:table-cell table:number-columns-repeated="5"/>
          <table:table-cell table:style-name="ce67" table:number-columns-repeated="4"/>
          <table:table-cell table:number-columns-repeated="48"/>
        </table:table-row>
        <table:table-row table:style-name="ro3" table:number-rows-repeated="2">
          <table:table-cell table:number-columns-repeated="5"/>
          <table:table-cell table:style-name="ce106" table:number-columns-repeated="2"/>
          <table:table-cell table:number-columns-repeated="5"/>
          <table:table-cell table:style-name="ce67"/>
          <table:table-cell table:number-columns-repeated="3"/>
          <table:table-cell table:style-name="ce72"/>
          <table:table-cell table:number-columns-repeated="47"/>
        </table:table-row>
        <table:table-row table:style-name="ro3" table:number-rows-repeated="4">
          <table:table-cell table:number-columns-repeated="5"/>
          <table:table-cell table:style-name="ce106" table:number-columns-repeated="2"/>
          <table:table-cell table:number-columns-repeated="9"/>
          <table:table-cell table:style-name="ce72"/>
          <table:table-cell table:number-columns-repeated="47"/>
        </table:table-row>
        <table:table-row table:style-name="ro3">
          <table:table-cell table:number-columns-repeated="16"/>
          <table:table-cell table:style-name="ce72"/>
          <table:table-cell table:number-columns-repeated="47"/>
        </table:table-row>
        <table:table-row table:style-name="ro3" table:number-rows-repeated="3">
          <table:table-cell table:number-columns-repeated="12"/>
          <table:table-cell table:style-name="ce67"/>
          <table:table-cell table:number-columns-repeated="3"/>
          <table:table-cell table:style-name="ce72"/>
          <table:table-cell table:number-columns-repeated="47"/>
        </table:table-row>
        <table:table-row table:style-name="ro3" table:number-rows-repeated="9">
          <table:table-cell table:number-columns-repeated="64"/>
        </table:table-row>
        <table:table-row table:style-name="ro3">
          <table:table-cell>
            <draw:frame draw:z-index="2" draw:name="Chart 4" draw:style-name="gr1" svg:width="17.764cm" svg:height="15.356cm" svg:x="0cm" svg:y="-0.415cm">
              <draw:object draw:notify-on-update-of-ranges="Coremark.A6:Coremark.A33 Coremark.H5:Coremark.H5 Coremark.H6:Coremark.H3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draw:z-index="3" draw:name="Chart 5" draw:style-name="gr1" svg:width="17.756cm" svg:height="15.356cm" svg:x="1.902cm" svg:y="-0.415cm">
              <draw:object draw:notify-on-update-of-ranges="Coremark.A6:Coremark.A33 Coremark.I5:Coremark.I5 Coremark.I6:Coremark.I3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2"/>
          <table:table-cell table:style-name="ce71"/>
          <table:table-cell table:number-columns-repeated="51"/>
        </table:table-row>
        <table:table-row table:style-name="ro3" table:number-rows-repeated="26">
          <table:table-cell table:number-columns-repeated="64"/>
        </table:table-row>
        <table:table-row table:style-name="ro3">
          <table:table-cell>
            <draw:frame draw:z-index="4" draw:name="Chart 6" draw:style-name="gr1" svg:width="17.764cm" svg:height="15.356cm" svg:x="0cm" svg:y="-0.415cm">
              <draw:object draw:notify-on-update-of-ranges="Coremark.A6:Coremark.A33 Coremark.H5:Coremark.H5 Coremark.J6:Coremark.J33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draw:z-index="5" draw:name="Chart 7" draw:style-name="gr1" svg:width="17.756cm" svg:height="15.356cm" svg:x="1.902cm" svg:y="-0.415cm">
              <draw:object draw:notify-on-update-of-ranges="Coremark.A6:Coremark.A33 Coremark.I5:Coremark.I5 Coremark.I6:Coremark.I3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8"/>
        </table:table-row>
        <table:table-row table:style-name="ro3" table:number-rows-repeated="32">
          <table:table-cell table:number-columns-repeated="64"/>
        </table:table-row>
        <table:table-row table:style-name="ro3">
          <table:table-cell>
            <draw:frame draw:z-index="6" draw:name="Chart 8" draw:style-name="gr1" svg:width="17.764cm" svg:height="15.356cm" svg:x="0cm" svg:y="-0.417cm">
              <draw:object draw:notify-on-update-of-ranges="Coremark.A6:Coremark.A33 Coremark.J5:Coremark.J5 Coremark.J6:Coremark.J3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>
            <draw:frame draw:z-index="7" draw:name="Chart 9" draw:style-name="gr1" svg:width="17.756cm" svg:height="15.356cm" svg:x="1.902cm" svg:y="-0.417cm">
              <draw:object draw:notify-on-update-of-ranges="Coremark.A6:Coremark.A33 Coremark.K5:Coremark.K5 Coremark.K6:Coremark.K3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8"/>
        </table:table-row>
        <table:table-row table:style-name="ro3" table:number-rows-repeated="104844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Loops" table:style-name="ta1">
        <table:table-column table:style-name="co5" table:default-cell-style-name="ce69"/>
        <table:table-column table:style-name="co6" table:number-columns-repeated="63" table:default-cell-style-name="ce69"/>
        <table:table-column table:style-name="co34" table:number-columns-repeated="960" table:default-cell-style-name="ce6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pack" table:style-name="ta1">
        <table:table-column table:style-name="co36" table:default-cell-style-name="ce69"/>
        <table:table-column table:style-name="co37" table:default-cell-style-name="ce69"/>
        <table:table-column table:style-name="co5" table:number-columns-repeated="5" table:default-cell-style-name="ce69"/>
        <table:table-column table:style-name="co38" table:default-cell-style-name="ce69"/>
        <table:table-column table:style-name="co5" table:number-columns-repeated="2" table:default-cell-style-name="ce69"/>
        <table:table-column table:style-name="co39" table:default-cell-style-name="ce69"/>
        <table:table-column table:style-name="co18" table:default-cell-style-name="ce69"/>
        <table:table-column table:style-name="co5" table:number-columns-repeated="3" table:default-cell-style-name="ce69"/>
        <table:table-column table:style-name="co6" table:number-columns-repeated="49" table:default-cell-style-name="ce69"/>
        <table:table-row table:style-name="ro3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105" office:value-type="float" office:value="4302.89" calcext:value-type="float">
            <text:p>4 302,89</text:p>
          </table:table-cell>
          <table:table-cell table:style-name="ce106" table:formula="of:=[.G8]" office:value-type="float" office:value="0.141875" calcext:value-type="float">
            <text:p>0,1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106" table:number-columns-repeated="2"/>
          <table:table-cell table:number-columns-repeated="57"/>
        </table:table-row>
        <table:table-row table:style-name="ro8">
          <table:table-cell table:style-name="ce67" table:formula="of:=[CPUS.A1]" office:value-type="string" office:string-value="Платформа" calcext:value-type="string">
            <text:p>Платформа</text:p>
          </table:table-cell>
          <table:table-cell table:style-name="ce67" table:formula="of:=[CPUS.B1]" office:value-type="string" office:string-value="Процессор" calcext:value-type="string">
            <text:p>Процессор</text:p>
          </table:table-cell>
          <table:table-cell table:style-name="ce67" table:formula="of:=[CPUS.C1]" office:value-type="string" office:string-value="Ядер" calcext:value-type="string">
            <text:p>Ядер</text:p>
          </table:table-cell>
          <table:table-cell table:style-name="ce67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67" table:formula="of:=[CPUS.E1]" office:value-type="string" office:string-value="Архитектура" calcext:value-type="string">
            <text:p>Архитектура</text:p>
          </table:table-cell>
          <table:table-cell office:value-type="string" calcext:value-type="string">
            <text:p>Linpack</text:p>
          </table:table-cell>
          <table:table-cell table:style-name="ce67" office:value-type="string" calcext:value-type="string">
            <text:p>Per MHz</text:p>
          </table:table-cell>
          <table:table-cell table:style-name="ce67" office:value-type="string" calcext:value-type="string">
            <text:p>Relative</text:p>
          </table:table-cell>
          <table:table-cell table:style-name="ce67" office:value-type="string" calcext:value-type="string">
            <text:p>Relative (MHz)</text:p>
          </table:table-cell>
          <table:table-cell>
            <draw:frame draw:z-index="1" draw:name="Chart 2" draw:style-name="gr1" svg:width="20.679cm" svg:height="18.117cm" svg:x="1.597cm" svg:y="0.059cm">
              <draw:object draw:notify-on-update-of-ranges="Linpack.A6:Linpack.A33 Linpack.F5:Linpack.F5 Linpack.G6:Linpack.G3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4"/>
        </table:table-row>
        <table:table-row table:style-name="ro2">
          <table:table-cell office:value-type="string" calcext:value-type="string">
            <text:p>AWS Graviton</text:p>
          </table:table-cell>
          <table:table-cell table:style-name="ce67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style-name="ce105" office:value-type="float" office:value="1548.65" calcext:value-type="float">
            <text:p>1 548,65</text:p>
          </table:table-cell>
          <table:table-cell table:style-name="ce106" table:formula="of:=[.F6]/[.D6]" office:value-type="float" office:value="0.673326086956522" calcext:value-type="float">
            <text:p>0,67</text:p>
          </table:table-cell>
          <table:table-cell table:style-name="ce106" table:formula="of:=[.F6]/[.$F$3]" office:value-type="float" office:value="0.359909270281137" calcext:value-type="float">
            <text:p>0,36</text:p>
          </table:table-cell>
          <table:table-cell table:style-name="ce106" table:formula="of:=[.G6]/[.$G$3]" office:value-type="float" office:value="4.74591074506799" calcext:value-type="float">
            <text:p>4,75</text:p>
          </table:table-cell>
          <table:table-cell/>
          <table:table-cell table:style-name="ce67" table:number-columns-repeated="4"/>
          <table:table-cell table:style-name="ce72"/>
          <table:table-cell table:number-columns-repeated="49"/>
        </table:table-row>
        <table:table-row table:style-name="ro2">
          <table:table-cell office:value-type="string" calcext:value-type="string">
            <text:p>Odroid N2</text:p>
          </table:table-cell>
          <table:table-cell table:style-name="ce67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style-name="ce105" office:value-type="float" office:value="845.09" calcext:value-type="float">
            <text:p>845,09</text:p>
          </table:table-cell>
          <table:table-cell table:style-name="ce106" table:formula="of:=[.F7]/[.D7]" office:value-type="float" office:value="0.469494444444444" calcext:value-type="float">
            <text:p>0,47</text:p>
          </table:table-cell>
          <table:table-cell table:style-name="ce106" table:formula="of:=[.F7]/[.$F$3]" office:value-type="float" office:value="0.196400558694273" calcext:value-type="float">
            <text:p>0,20</text:p>
          </table:table-cell>
          <table:table-cell table:style-name="ce106" table:formula="of:=[.G7]/[.$G$3]" office:value-type="float" office:value="3.30921194322075" calcext:value-type="float">
            <text:p>3,31</text:p>
          </table:table-cell>
          <table:table-cell/>
          <table:table-cell table:style-name="ce67"/>
          <table:table-cell table:number-columns-repeated="3"/>
          <table:table-cell table:style-name="ce72"/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105" office:value-type="float" office:value="163.44" calcext:value-type="float">
            <text:p>163,44</text:p>
          </table:table-cell>
          <table:table-cell table:style-name="ce106" table:formula="of:=[.F8]/[.D8]" office:value-type="float" office:value="0.141875" calcext:value-type="float">
            <text:p>0,14</text:p>
          </table:table-cell>
          <table:table-cell table:style-name="ce106" table:formula="of:=[.F8]/[.$F$3]" office:value-type="float" office:value="0.0379837736962832" calcext:value-type="float">
            <text:p>0,04</text:p>
          </table:table-cell>
          <table:table-cell table:style-name="ce106" table:formula="of:=[.G8]/[.$G$3]" office:value-type="float" office:value="1" calcext:value-type="float">
            <text:p>1,00</text:p>
          </table:table-cell>
          <table:table-cell table:number-columns-repeated="5"/>
          <table:table-cell table:style-name="ce72"/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105" office:value-type="float" office:value="174.04" calcext:value-type="float">
            <text:p>174,04</text:p>
          </table:table-cell>
          <table:table-cell table:style-name="ce106" table:formula="of:=[.F9]/[.D9]" office:value-type="float" office:value="0.129494047619048" calcext:value-type="float">
            <text:p>0,13</text:p>
          </table:table-cell>
          <table:table-cell table:style-name="ce106" table:formula="of:=[.F9]/[.$F$3]" office:value-type="float" office:value="0.0404472343006677" calcext:value-type="float">
            <text:p>0,04</text:p>
          </table:table-cell>
          <table:table-cell table:style-name="ce106" table:formula="of:=[.G9]/[.$G$3]" office:value-type="float" office:value="0.912733375288441" calcext:value-type="float">
            <text:p>0,91</text:p>
          </table:table-cell>
          <table:table-cell table:number-columns-repeated="5"/>
          <table:table-cell table:style-name="ce72"/>
          <table:table-cell table:number-columns-repeated="49"/>
        </table:table-row>
        <table:table-row table:style-name="ro2">
          <table:table-cell office:value-type="string" calcext:value-type="string">
            <text:p>Raspberry PI 3</text:p>
          </table:table-cell>
          <table:table-cell table:style-name="ce6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57" office:value-type="float" office:value="180" calcext:value-type="float">
            <text:p>180,00</text:p>
          </table:table-cell>
          <table:table-cell table:style-name="ce106" table:formula="of:=[.F10]/[.D10]" office:value-type="float" office:value="0.15" calcext:value-type="float">
            <text:p>0,15</text:p>
          </table:table-cell>
          <table:table-cell table:style-name="ce106" table:formula="of:=[.F10]/[.$F$3]" office:value-type="float" office:value="0.0418323498857744" calcext:value-type="float">
            <text:p>0,04</text:p>
          </table:table-cell>
          <table:table-cell table:style-name="ce106" table:formula="of:=[.G10]/[.$G$3]" office:value-type="float" office:value="1.05726872246696" calcext:value-type="float">
            <text:p>1,06</text:p>
          </table:table-cell>
          <table:table-cell table:number-columns-repeated="5"/>
          <table:table-cell table:style-name="ce72"/>
          <table:table-cell table:number-columns-repeated="49"/>
        </table:table-row>
        <table:table-row table:style-name="ro3">
          <table:table-cell table:style-name="ce70" office:value-type="string" calcext:value-type="string">
            <text:p>Huawei Server</text:p>
          </table:table-cell>
          <table:table-cell table:style-name="ce74" office:value-type="string" calcext:value-type="string">
            <text:p>Kunpeng 920 (armv8.4 2 CPU)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2600" calcext:value-type="float">
            <text:p>2600</text:p>
          </table:table-cell>
          <table:table-cell table:style-name="ce70" office:value-type="string" calcext:value-type="string">
            <text:p>aarch64</text:p>
          </table:table-cell>
          <table:table-cell table:style-name="ce105" office:value-type="float" office:value="3368.37" calcext:value-type="float">
            <text:p>3 368,37</text:p>
          </table:table-cell>
          <table:table-cell table:style-name="ce106" table:formula="of:=[.F11]/[.D11]" office:value-type="float" office:value="1.29552692307692" calcext:value-type="float">
            <text:p>1,30</text:p>
          </table:table-cell>
          <table:table-cell table:style-name="ce106" table:formula="of:=[.F11]/[.$F$3]" office:value-type="float" office:value="0.782815735470811" calcext:value-type="float">
            <text:p>0,78</text:p>
          </table:table-cell>
          <table:table-cell table:style-name="ce106" table:formula="of:=[.G11]/[.$G$3]" office:value-type="float" office:value="9.1314672992206" calcext:value-type="float">
            <text:p>9,13</text:p>
          </table:table-cell>
          <table:table-cell table:number-columns-repeated="5"/>
          <table:table-cell table:style-name="ce72"/>
          <table:table-cell table:number-columns-repeated="49"/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1750.03" calcext:value-type="float">
            <text:p>1 750,03</text:p>
          </table:table-cell>
          <table:table-cell table:style-name="ce106" table:formula="of:=[.F12]/[.D12]" office:value-type="float" office:value="0.673088461538462" calcext:value-type="float">
            <text:p>0,67</text:p>
          </table:table-cell>
          <table:table-cell table:style-name="ce106" table:formula="of:=[.F12]/[.$F$3]" office:value-type="float" office:value="0.406710373725566" calcext:value-type="float">
            <text:p>0,41</text:p>
          </table:table-cell>
          <table:table-cell table:style-name="ce106" table:formula="of:=[.G12]/[.$G$3]" office:value-type="float" office:value="4.74423585225347" calcext:value-type="float">
            <text:p>4,74</text:p>
          </table:table-cell>
          <table:table-cell table:number-columns-repeated="5"/>
          <table:table-cell table:style-name="ce72"/>
          <table:table-cell table:number-columns-repeated="49"/>
        </table:table-row>
        <table:table-row table:style-name="ro2">
          <table:table-cell office:value-type="string" calcext:value-type="string">
            <text:p>Atom Z8350</text:p>
          </table:table-cell>
          <table:table-cell table:style-name="ce67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1021.44" calcext:value-type="float">
            <text:p>1 021,44</text:p>
          </table:table-cell>
          <table:table-cell table:style-name="ce106" table:formula="of:=[.F13]/[.D13]" office:value-type="float" office:value="0.709333333333333" calcext:value-type="float">
            <text:p>0,71</text:p>
          </table:table-cell>
          <table:table-cell table:style-name="ce106" table:formula="of:=[.F13]/[.$F$3]" office:value-type="float" office:value="0.237384641485141" calcext:value-type="float">
            <text:p>0,24</text:p>
          </table:table-cell>
          <table:table-cell table:style-name="ce106" table:formula="of:=[.G13]/[.$G$3]" office:value-type="float" office:value="4.99970631424376" calcext:value-type="float">
            <text:p>5,00</text:p>
          </table:table-cell>
          <table:table-cell table:number-columns-repeated="5"/>
          <table:table-cell table:style-name="ce72"/>
          <table:table-cell table:number-columns-repeated="49"/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1816.02" calcext:value-type="float">
            <text:p>1 816,02</text:p>
          </table:table-cell>
          <table:table-cell table:style-name="ce106" table:formula="of:=[.F14]/[.D14]" office:value-type="float" office:value="0.717794466403162" calcext:value-type="float">
            <text:p>0,72</text:p>
          </table:table-cell>
          <table:table-cell table:style-name="ce106" table:formula="of:=[.F14]/[.$F$3]" office:value-type="float" office:value="0.422046577997578" calcext:value-type="float">
            <text:p>0,42</text:p>
          </table:table-cell>
          <table:table-cell table:style-name="ce106" table:formula="of:=[.G14]/[.$G$3]" office:value-type="float" office:value="5.05934425658616" calcext:value-type="float">
            <text:p>5,06</text:p>
          </table:table-cell>
          <table:table-cell/>
          <table:table-cell table:style-name="ce67"/>
          <table:table-cell table:number-columns-repeated="3"/>
          <table:table-cell table:style-name="ce72"/>
          <table:table-cell table:number-columns-repeated="49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2155.62" calcext:value-type="float">
            <text:p>2 155,62</text:p>
          </table:table-cell>
          <table:table-cell table:style-name="ce106" table:formula="of:=[.F15]/[.D15]" office:value-type="float" office:value="1.01060478199719" calcext:value-type="float">
            <text:p>1,01</text:p>
          </table:table-cell>
          <table:table-cell table:style-name="ce106" table:formula="of:=[.F15]/[.$F$3]" office:value-type="float" office:value="0.500970278115406" calcext:value-type="float">
            <text:p>0,50</text:p>
          </table:table-cell>
          <table:table-cell table:style-name="ce106" table:formula="of:=[.G15]/[.$G$3]" office:value-type="float" office:value="7.12320551187445" calcext:value-type="float">
            <text:p>7,12</text:p>
          </table:table-cell>
          <table:table-cell/>
          <table:table-cell table:style-name="ce67"/>
          <table:table-cell table:number-columns-repeated="3"/>
          <table:table-cell table:style-name="ce72"/>
          <table:table-cell table:number-columns-repeated="49"/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4302.89" calcext:value-type="float">
            <text:p>4 302,89</text:p>
          </table:table-cell>
          <table:table-cell table:style-name="ce106" table:formula="of:=[.F16]/[.D16]" office:value-type="float" office:value="1.26555588235294" calcext:value-type="float">
            <text:p>1,27</text:p>
          </table:table-cell>
          <table:table-cell table:style-name="ce106" table:formula="of:=[.F16]/[.$F$3]" office:value-type="float" office:value="1" calcext:value-type="float">
            <text:p>1,00</text:p>
          </table:table-cell>
          <table:table-cell table:style-name="ce106" table:formula="of:=[.G16]/[.$G$3]" office:value-type="float" office:value="8.92021767297227" calcext:value-type="float">
            <text:p>8,92</text:p>
          </table:table-cell>
          <table:table-cell/>
          <table:table-cell table:style-name="ce67"/>
          <table:table-cell table:number-columns-repeated="3"/>
          <table:table-cell table:style-name="ce72"/>
          <table:table-cell table:number-columns-repeated="49"/>
        </table:table-row>
        <table:table-row table:style-name="ro2">
          <table:table-cell table:style-name="ce41" office:value-type="string" calcext:value-type="string">
            <text:p>Core i7-4700MQ</text:p>
          </table:table-cell>
          <table:table-cell table:style-name="ce67" office:value-type="string" calcext:value-type="string">
            <text:p>Intel(R) Core(TM) i7-4700MQ CPU @ 2.40GHz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2400" calcext:value-type="float">
            <text:p>2400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4915.84" calcext:value-type="float">
            <text:p>4 915,84</text:p>
          </table:table-cell>
          <table:table-cell table:style-name="ce106" table:formula="of:=[.F17]/[.D17]" office:value-type="float" office:value="2.04826666666667" calcext:value-type="float">
            <text:p>2,05</text:p>
          </table:table-cell>
          <table:table-cell table:style-name="ce106" table:formula="of:=[.F17]/[.$F$3]" office:value-type="float" office:value="1.14245077145825" calcext:value-type="float">
            <text:p>1,14</text:p>
          </table:table-cell>
          <table:table-cell table:style-name="ce106" table:formula="of:=[.G17]/[.$G$3]" office:value-type="float" office:value="14.4371218795888" calcext:value-type="float">
            <text:p>14,44</text:p>
          </table:table-cell>
          <table:table-cell/>
          <table:table-cell table:style-name="ce67"/>
          <table:table-cell table:number-columns-repeated="3"/>
          <table:table-cell table:style-name="ce72"/>
          <table:table-cell table:number-columns-repeated="49"/>
        </table:table-row>
        <table:table-row table:style-name="ro1">
          <table:table-cell table:style-name="ce67" office:value-type="string" calcext:value-type="string">
            <text:p>Xeon 6128</text:p>
          </table:table-cell>
          <table:table-cell table:style-name="ce67" office:value-type="string" calcext:value-type="string">
            <text:p>Intel(R) Xeon(R) Gold 6128 CPU @ 3.40GHz (2 CPU)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3400" calcext:value-type="float">
            <text:p>3400</text:p>
          </table:table-cell>
          <table:table-cell table:style-name="ce72" office:value-type="string" calcext:value-type="string">
            <text:p>amd64</text:p>
          </table:table-cell>
          <table:table-cell table:style-name="ce105" office:value-type="float" office:value="6105.95" calcext:value-type="float">
            <text:p>6 105,95</text:p>
          </table:table-cell>
          <table:table-cell table:style-name="ce106" table:formula="of:=[.F18]/[.D18]" office:value-type="float" office:value="1.79586764705882" calcext:value-type="float">
            <text:p>1,80</text:p>
          </table:table-cell>
          <table:table-cell table:style-name="ce106" table:formula="of:=[.F18]/[.$F$3]" office:value-type="float" office:value="1.4190346488058" calcext:value-type="float">
            <text:p>1,42</text:p>
          </table:table-cell>
          <table:table-cell table:style-name="ce106" table:formula="of:=[.G18]/[.$G$3]" office:value-type="float" office:value="12.6580979528375" calcext:value-type="float">
            <text:p>12,66</text:p>
          </table:table-cell>
          <table:table-cell/>
          <table:table-cell table:style-name="ce67"/>
          <table:table-cell table:number-columns-repeated="3"/>
          <table:table-cell table:style-name="ce72"/>
          <table:table-cell table:number-columns-repeated="49"/>
        </table:table-row>
        <table:table-row table:style-name="ro2">
          <table:table-cell office:value-type="string" calcext:value-type="string">
            <text:p>Odroid X2</text:p>
          </table:table-cell>
          <table:table-cell table:style-name="ce72" office:value-type="string" calcext:value-type="string">
            <text:p>Samsung Exynos 4412<text:span text:style-name="T2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105" office:value-type="float" office:value="268.73" calcext:value-type="float">
            <text:p>268,73</text:p>
          </table:table-cell>
          <table:table-cell table:style-name="ce106" table:formula="of:=[.F19]/[.D19]" office:value-type="float" office:value="0.158076470588235" calcext:value-type="float">
            <text:p>0,16</text:p>
          </table:table-cell>
          <table:table-cell table:style-name="ce106" table:formula="of:=[.F19]/[.$F$3]" office:value-type="float" office:value="0.0624533743600231" calcext:value-type="float">
            <text:p>0,06</text:p>
          </table:table-cell>
          <table:table-cell table:style-name="ce106" table:formula="of:=[.G19]/[.$G$3]" office:value-type="float" office:value="1.11419538740606" calcext:value-type="float">
            <text:p>1,11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style-name="ce105" office:value-type="float" office:value="42" calcext:value-type="float">
            <text:p>42,00</text:p>
          </table:table-cell>
          <table:table-cell table:style-name="ce106" table:formula="of:=[.F20]/[.D20]" office:value-type="float" office:value="0.06" calcext:value-type="float">
            <text:p>0,06</text:p>
          </table:table-cell>
          <table:table-cell table:style-name="ce106" table:formula="of:=[.F20]/[.$F$3]" office:value-type="float" office:value="0.00976088164001404" calcext:value-type="float">
            <text:p>0,01</text:p>
          </table:table-cell>
          <table:table-cell table:style-name="ce106" table:formula="of:=[.G20]/[.$G$3]" office:value-type="float" office:value="0.422907488986784" calcext:value-type="float">
            <text:p>0,42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1675.41538461538" calcext:value-type="float">
            <text:p>1 675,42</text:p>
          </table:table-cell>
          <table:table-cell table:style-name="ce106" table:formula="of:=[.F21]/[.D21]" office:value-type="float" office:value="0.83770769230769" calcext:value-type="float">
            <text:p>0,84</text:p>
          </table:table-cell>
          <table:table-cell table:style-name="ce106" table:formula="of:=[.F21]/[.$F$3]" office:value-type="float" office:value="0.389369792073555" calcext:value-type="float">
            <text:p>0,39</text:p>
          </table:table-cell>
          <table:table-cell table:style-name="ce106" table:formula="of:=[.G21]/[.$G$3]" office:value-type="float" office:value="5.90454761097931" calcext:value-type="float">
            <text:p>5,9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2S-EL2S4</text:p>
          </table:table-cell>
          <table:table-cell table:style-name="ce72" office:value-type="string" calcext:value-type="string">
            <text:p>Elbrus 4C [EL2S4<text:span text:style-name="T2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632.51" calcext:value-type="float">
            <text:p>632,51</text:p>
          </table:table-cell>
          <table:table-cell table:style-name="ce106" table:formula="of:=[.F22]/[.D22]" office:value-type="float" office:value="0.843346666666667" calcext:value-type="float">
            <text:p>0,84</text:p>
          </table:table-cell>
          <table:table-cell table:style-name="ce106" table:formula="of:=[.F22]/[.$F$3]" office:value-type="float" office:value="0.146996553479173" calcext:value-type="float">
            <text:p>0,15</text:p>
          </table:table-cell>
          <table:table-cell table:style-name="ce106" table:formula="of:=[.G22]/[.$G$3]" office:value-type="float" office:value="5.94429368575624" calcext:value-type="float">
            <text:p>5,94</text:p>
          </table:table-cell>
          <table:table-cell table:number-columns-repeated="55"/>
        </table:table-row>
        <table:table-row table:style-name="ro3">
          <table:table-cell table:style-name="ce1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674.677333333333" calcext:value-type="float">
            <text:p>674,68</text:p>
          </table:table-cell>
          <table:table-cell table:style-name="ce106" table:formula="of:=[.F23]/[.D23]" office:value-type="float" office:value="0.843346666666666" calcext:value-type="float">
            <text:p>0,84</text:p>
          </table:table-cell>
          <table:table-cell table:style-name="ce106" table:formula="of:=[.F23]/[.$F$3]" office:value-type="float" office:value="0.156796323711118" calcext:value-type="float">
            <text:p>0,16</text:p>
          </table:table-cell>
          <table:table-cell table:style-name="ce106" table:formula="of:=[.G23]/[.$G$3]" office:value-type="float" office:value="5.94429368575624" calcext:value-type="float">
            <text:p>5,94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1257.2375" calcext:value-type="float">
            <text:p>1 257,24</text:p>
          </table:table-cell>
          <table:table-cell table:style-name="ce106" table:formula="of:=[.F24]/[.D24]" office:value-type="float" office:value="0.838158333333333" calcext:value-type="float">
            <text:p>0,84</text:p>
          </table:table-cell>
          <table:table-cell table:style-name="ce106" table:formula="of:=[.F24]/[.$F$3]" office:value-type="float" office:value="0.292184438830646" calcext:value-type="float">
            <text:p>0,29</text:p>
          </table:table-cell>
          <table:table-cell table:style-name="ce106" table:formula="of:=[.G24]/[.$G$3]" office:value-type="float" office:value="5.90772393538913" calcext:value-type="float">
            <text:p>5,91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1005.79" calcext:value-type="float">
            <text:p>1 005,79</text:p>
          </table:table-cell>
          <table:table-cell table:style-name="ce106" table:formula="of:=[.F25]/[.D25]" office:value-type="float" office:value="0.838158333333333" calcext:value-type="float">
            <text:p>0,84</text:p>
          </table:table-cell>
          <table:table-cell table:style-name="ce106" table:formula="of:=[.F25]/[.$F$3]" office:value-type="float" office:value="0.233747551064517" calcext:value-type="float">
            <text:p>0,23</text:p>
          </table:table-cell>
          <table:table-cell table:style-name="ce106" table:formula="of:=[.G25]/[.$G$3]" office:value-type="float" office:value="5.90772393538913" calcext:value-type="float">
            <text:p>5,91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1269.79" calcext:value-type="float">
            <text:p>1 269,79</text:p>
          </table:table-cell>
          <table:table-cell table:style-name="ce106" table:formula="of:=[.F26]/[.D26]" office:value-type="float" office:value="0.81921935483871" calcext:value-type="float">
            <text:p>0,82</text:p>
          </table:table-cell>
          <table:table-cell table:style-name="ce106" table:formula="of:=[.F26]/[.$F$3]" office:value-type="float" office:value="0.29510166423032" calcext:value-type="float">
            <text:p>0,30</text:p>
          </table:table-cell>
          <table:table-cell table:style-name="ce106" table:formula="of:=[.G26]/[.$G$3]" office:value-type="float" office:value="5.7742333380702" calcext:value-type="float">
            <text:p>5,77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1089.02" calcext:value-type="float">
            <text:p>1 089,02</text:p>
          </table:table-cell>
          <table:table-cell table:style-name="ce106" table:formula="of:=[.F27]/[.D27]" office:value-type="float" office:value="0.837707692307692" calcext:value-type="float">
            <text:p>0,84</text:p>
          </table:table-cell>
          <table:table-cell table:style-name="ce106" table:formula="of:=[.F27]/[.$F$3]" office:value-type="float" office:value="0.253090364847812" calcext:value-type="float">
            <text:p>0,25</text:p>
          </table:table-cell>
          <table:table-cell table:style-name="ce106" table:formula="of:=[.G27]/[.$G$3]" office:value-type="float" office:value="5.90454761097933" calcext:value-type="float">
            <text:p>5,9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1075.27" calcext:value-type="float">
            <text:p>1 075,27</text:p>
          </table:table-cell>
          <table:table-cell table:style-name="ce106" table:formula="of:=[.F28]/[.D28]" office:value-type="float" office:value="0.827130769230769" calcext:value-type="float">
            <text:p>0,83</text:p>
          </table:table-cell>
          <table:table-cell table:style-name="ce106" table:formula="of:=[.F28]/[.$F$3]" office:value-type="float" office:value="0.249894838120426" calcext:value-type="float">
            <text:p>0,25</text:p>
          </table:table-cell>
          <table:table-cell table:style-name="ce106" table:formula="of:=[.G28]/[.$G$3]" office:value-type="float" office:value="5.8299966113182" calcext:value-type="float">
            <text:p>5,83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105" office:value-type="float" office:value="814.76" calcext:value-type="float">
            <text:p>814,76</text:p>
          </table:table-cell>
          <table:table-cell table:style-name="ce106" table:formula="of:=[.F29]/[.D29]" office:value-type="float" office:value="0.827167512690355" calcext:value-type="float">
            <text:p>0,83</text:p>
          </table:table-cell>
          <table:table-cell table:style-name="ce106" table:formula="of:=[.F29]/[.$F$3]" office:value-type="float" office:value="0.18935180773852" calcext:value-type="float">
            <text:p>0,19</text:p>
          </table:table-cell>
          <table:table-cell table:style-name="ce106" table:formula="of:=[.G29]/[.$G$3]" office:value-type="float" office:value="5.83025559605537" calcext:value-type="float">
            <text:p>5,83</text:p>
          </table:table-cell>
          <table:table-cell table:number-columns-repeated="55"/>
        </table:table-row>
        <table:table-row table:style-name="ro2">
          <table:table-cell table:style-name="ce67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72" office:value-type="string" calcext:value-type="string">
            <text:p>i386</text:p>
          </table:table-cell>
          <table:table-cell table:style-name="ce105" office:value-type="float" office:value="840.27" calcext:value-type="float">
            <text:p>840,27</text:p>
          </table:table-cell>
          <table:table-cell table:style-name="ce106" table:formula="of:=[.F30]/[.D30]" office:value-type="float" office:value="0.274060665362035" calcext:value-type="float">
            <text:p>0,27</text:p>
          </table:table-cell>
          <table:table-cell table:style-name="ce106" table:formula="of:=[.F30]/[.$F$3]" office:value-type="float" office:value="0.195280381325109" calcext:value-type="float">
            <text:p>0,20</text:p>
          </table:table-cell>
          <table:table-cell table:style-name="ce106" table:formula="of:=[.G30]/[.$G$3]" office:value-type="float" office:value="1.93170513030509" calcext:value-type="float">
            <text:p>1,93</text:p>
          </table:table-cell>
          <table:table-cell table:number-columns-repeated="55"/>
        </table:table-row>
        <table:table-row table:style-name="ro2">
          <table:table-cell table:style-name="ce67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72" office:value-type="string" calcext:value-type="string">
            <text:p>i386</text:p>
          </table:table-cell>
          <table:table-cell table:style-name="ce105" office:value-type="float" office:value="316.67" calcext:value-type="float">
            <text:p>316,67</text:p>
          </table:table-cell>
          <table:table-cell table:style-name="ce106" table:formula="of:=[.F31]/[.D31]" office:value-type="float" office:value="0.31667" calcext:value-type="float">
            <text:p>0,32</text:p>
          </table:table-cell>
          <table:table-cell table:style-name="ce106" table:formula="of:=[.F31]/[.$F$3]" office:value-type="float" office:value="0.0735947235462677" calcext:value-type="float">
            <text:p>0,07</text:p>
          </table:table-cell>
          <table:table-cell table:style-name="ce106" table:formula="of:=[.G31]/[.$G$3]" office:value-type="float" office:value="2.23203524229075" calcext:value-type="float">
            <text:p>2,23</text:p>
          </table:table-cell>
          <table:table-cell table:number-columns-repeated="55"/>
        </table:table-row>
        <table:table-row table:style-name="ro2">
          <table:table-cell table:number-columns-repeated="2" table:style-name="ce67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72" office:value-type="string" calcext:value-type="string">
            <text:p>i386</text:p>
          </table:table-cell>
          <table:table-cell table:style-name="ce105" office:value-type="float" office:value="338.82" calcext:value-type="float">
            <text:p>338,82</text:p>
          </table:table-cell>
          <table:table-cell table:style-name="ce106" table:formula="of:=[.F32]/[.D32]" office:value-type="float" office:value="0.2117625" calcext:value-type="float">
            <text:p>0,21</text:p>
          </table:table-cell>
          <table:table-cell table:style-name="ce106" table:formula="of:=[.F32]/[.$F$3]" office:value-type="float" office:value="0.0787424266016561" calcext:value-type="float">
            <text:p>0,08</text:p>
          </table:table-cell>
          <table:table-cell table:style-name="ce106" table:formula="of:=[.G32]/[.$G$3]" office:value-type="float" office:value="1.49259911894273" calcext:value-type="float">
            <text:p>1,49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103" office:value-type="float" office:value="0" calcext:value-type="float">
            <text:p>0</text:p>
          </table:table-cell>
          <table:table-cell table:style-name="ce106" table:formula="of:=[.F33]/[.D33]" office:value-type="float" office:value="0" calcext:value-type="float">
            <text:p>0,00</text:p>
          </table:table-cell>
          <table:table-cell table:style-name="ce106" table:formula="of:=[.F33]/[.$F$3]" office:value-type="float" office:value="0" calcext:value-type="float">
            <text:p>0,00</text:p>
          </table:table-cell>
          <table:table-cell table:style-name="ce106" table:formula="of:=[.G33]/[.$G$3]" office:value-type="float" office:value="0" calcext:value-type="float">
            <text:p>0,00</text:p>
          </table:table-cell>
          <table:table-cell table:number-columns-repeated="55"/>
        </table:table-row>
        <table:table-row table:style-name="ro3" table:number-rows-repeated="4">
          <table:table-cell table:number-columns-repeated="6"/>
          <table:table-cell table:style-name="ce106" table:number-columns-repeated="3"/>
          <table:table-cell table:number-columns-repeated="55"/>
        </table:table-row>
        <table:table-row table:style-name="ro3">
          <table:table-cell table:number-columns-repeated="6"/>
          <table:table-cell table:style-name="ce106" table:number-columns-repeated="3"/>
          <table:table-cell/>
          <table:table-cell table:style-name="ce71"/>
          <table:table-cell table:number-columns-repeated="53"/>
        </table:table-row>
        <table:table-row table:style-name="ro3" table:number-rows-repeated="2">
          <table:table-cell table:number-columns-repeated="6"/>
          <table:table-cell table:style-name="ce106" table:number-columns-repeated="3"/>
          <table:table-cell table:number-columns-repeated="55"/>
        </table:table-row>
        <table:table-row table:style-name="ro3">
          <table:table-cell table:number-columns-repeated="9"/>
          <table:table-cell>
            <draw:frame draw:z-index="2" draw:name="Chart 3" draw:style-name="gr1" svg:width="20.678cm" svg:height="18.117cm" svg:x="0.929cm" svg:y="0.488cm">
              <draw:object draw:notify-on-update-of-ranges="Linpack.A6:Linpack.A33 Linpack.F5:Linpack.F5 Linpack.H6:Linpack.H33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54"/>
        </table:table-row>
        <table:table-row table:style-name="ro3">
          <table:table-cell>
            <draw:frame draw:z-index="0" draw:name="Chart 1" draw:style-name="gr1" svg:width="20.678cm" svg:height="18.117cm" svg:x="0cm" svg:y="0.488cm">
              <draw:object draw:notify-on-update-of-ranges="Linpack.A6:Linpack.A33 Linpack.F5:Linpack.F5 Linpack.F6:Linpack.F33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3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6"/>
          <table:table-cell table:style-name="ce106" table:number-columns-repeated="3"/>
          <table:table-cell table:number-columns-repeated="55"/>
        </table:table-row>
        <table:table-row table:style-name="ro3" table:number-rows-repeated="104852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imark_2" table:style-name="ta1">
        <table:table-column table:style-name="co36" table:default-cell-style-name="ce69"/>
        <table:table-column table:style-name="co5" table:number-columns-repeated="5" table:default-cell-style-name="ce69"/>
        <table:table-column table:style-name="co6" table:default-cell-style-name="ce69"/>
        <table:table-column table:style-name="co5" table:number-columns-repeated="8" table:default-cell-style-name="ce69"/>
        <table:table-column table:style-name="co18" table:default-cell-style-name="ce69"/>
        <table:table-column table:style-name="co5" table:number-columns-repeated="2" table:default-cell-style-name="ce69"/>
        <table:table-column table:style-name="co6" table:number-columns-repeated="46" table:default-cell-style-name="ce69"/>
        <table:table-row table:style-name="ro3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106" table:formula="of:=[.F9]" office:value-type="float" office:value="379.23" calcext:value-type="float">
            <text:p>379,23</text:p>
          </table:table-cell>
          <table:table-cell table:style-name="ce106" table:number-columns-repeated="5"/>
          <table:table-cell table:style-name="ce106" table:formula="of:=[.L9]" office:value-type="float" office:value="0.385005076142132" calcext:value-type="float">
            <text:p>0,39</text:p>
          </table:table-cell>
          <table:table-cell table:number-columns-repeated="52"/>
        </table:table-row>
        <table:table-row table:style-name="ro3">
          <table:table-cell table:number-columns-repeated="5"/>
          <table:table-cell table:style-name="ce106" table:number-columns-repeated="7"/>
          <table:table-cell table:number-columns-repeated="52"/>
        </table:table-row>
        <table:table-row table:style-name="ro10">
          <table:table-cell table:style-name="ce172" table:formula="of:=[CPUS.A1]" office:value-type="string" office:string-value="Платформа" calcext:value-type="string">
            <text:p>Платформа</text:p>
          </table:table-cell>
          <table:table-cell table:style-name="ce172" table:formula="of:=[CPUS.B1]" office:value-type="string" office:string-value="Процессор" calcext:value-type="string">
            <text:p>Процессор</text:p>
          </table:table-cell>
          <table:table-cell table:style-name="ce172" table:formula="of:=[CPUS.C1]" office:value-type="string" office:string-value="Ядер" calcext:value-type="string">
            <text:p>Ядер</text:p>
          </table:table-cell>
          <table:table-cell table:style-name="ce172" table:formula="of:=[CPUS.D1]" office:value-type="string" office:string-value="Тактовая частота (MHz)" calcext:value-type="string">
            <text:p>Тактовая частота (MHz)</text:p>
          </table:table-cell>
          <table:table-cell table:style-name="ce172" table:formula="of:=[CPUS.E1]" office:value-type="string" office:string-value="Архитектура" calcext:value-type="string">
            <text:p>Архитектура</text:p>
          </table:table-cell>
          <table:table-cell table:style-name="ce172" office:value-type="string" calcext:value-type="string">
            <text:p>Composite Score</text:p>
          </table:table-cell>
          <table:table-cell table:style-name="ce172" office:value-type="string" calcext:value-type="string">
            <text:p>FFT</text:p>
          </table:table-cell>
          <table:table-cell table:style-name="ce172" office:value-type="string" calcext:value-type="string">
            <text:p>SOR</text:p>
          </table:table-cell>
          <table:table-cell table:style-name="ce172" office:value-type="string" calcext:value-type="string">
            <text:p>MonteCarlo</text:p>
          </table:table-cell>
          <table:table-cell table:style-name="ce172" office:value-type="string" calcext:value-type="string">
            <text:p>Sparse matmult</text:p>
          </table:table-cell>
          <table:table-cell table:style-name="ce172" office:value-type="string" calcext:value-type="string">
            <text:p>LU</text:p>
          </table:table-cell>
          <table:table-cell table:style-name="ce172" office:value-type="string" calcext:value-type="string">
            <text:p>Per MHz</text:p>
          </table:table-cell>
          <table:table-cell table:style-name="ce172" office:value-type="string" calcext:value-type="string">
            <text:p>Relative</text:p>
          </table:table-cell>
          <table:table-cell table:style-name="ce172" office:value-type="string" calcext:value-type="string">
            <text:p>Relative (MHz)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Orange Pi Win</text:p>
          </table:table-cell>
          <table:table-cell table:style-name="ce81" office:value-type="string" calcext:value-type="string">
            <text:p>Allwinner A64 (aarch64)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344" calcext:value-type="float">
            <text:p>1344</text:p>
          </table:table-cell>
          <table:table-cell table:style-name="ce81" office:value-type="string" calcext:value-type="string">
            <text:p>aarch64</text:p>
          </table:table-cell>
          <table:table-cell table:style-name="ce136" office:value-type="float" office:value="169.22" calcext:value-type="float">
            <text:p>169,22</text:p>
          </table:table-cell>
          <table:table-cell table:style-name="ce136" office:value-type="float" office:value="150.49" calcext:value-type="float">
            <text:p>150,49</text:p>
          </table:table-cell>
          <table:table-cell table:style-name="ce136" office:value-type="float" office:value="276.78" calcext:value-type="float">
            <text:p>276,78</text:p>
          </table:table-cell>
          <table:table-cell table:style-name="ce136" office:value-type="float" office:value="76.72" calcext:value-type="float">
            <text:p>76,72</text:p>
          </table:table-cell>
          <table:table-cell table:style-name="ce136" office:value-type="float" office:value="166.98" calcext:value-type="float">
            <text:p>166,98</text:p>
          </table:table-cell>
          <table:table-cell table:style-name="ce136" office:value-type="float" office:value="175.11" calcext:value-type="float">
            <text:p>175,11</text:p>
          </table:table-cell>
          <table:table-cell table:style-name="ce136" table:formula="of:=[.F6]/[.D6]" office:value-type="float" office:value="0.125907738095238" calcext:value-type="float">
            <text:p>0,13</text:p>
          </table:table-cell>
          <table:table-cell table:style-name="ce136" table:formula="of:=[.F6]/[.$F$3]" office:value-type="float" office:value="0.446219972048625" calcext:value-type="float">
            <text:p>0,45</text:p>
          </table:table-cell>
          <table:table-cell table:style-name="ce136" table:formula="of:=[.L6]/[.$L$3]" office:value-type="float" office:value="0.32702877415766" calcext:value-type="float">
            <text:p>0,33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Orange Pi PC2</text:p>
          </table:table-cell>
          <table:table-cell table:style-name="ce81" office:value-type="string" calcext:value-type="string">
            <text:p>Allwinner H5 (aarch64)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152" calcext:value-type="float">
            <text:p>1152</text:p>
          </table:table-cell>
          <table:table-cell table:style-name="ce81" office:value-type="string" calcext:value-type="string">
            <text:p>aarch64</text:p>
          </table:table-cell>
          <table:table-cell table:style-name="ce136" office:value-type="float" office:value="191.59" calcext:value-type="float">
            <text:p>191,59</text:p>
          </table:table-cell>
          <table:table-cell table:style-name="ce136" office:value-type="float" office:value="147.36" calcext:value-type="float">
            <text:p>147,36</text:p>
          </table:table-cell>
          <table:table-cell table:style-name="ce136" office:value-type="float" office:value="283.1" calcext:value-type="float">
            <text:p>283,10</text:p>
          </table:table-cell>
          <table:table-cell table:style-name="ce136" office:value-type="float" office:value="64.07" calcext:value-type="float">
            <text:p>64,07</text:p>
          </table:table-cell>
          <table:table-cell table:style-name="ce136" office:value-type="float" office:value="185.46" calcext:value-type="float">
            <text:p>185,46</text:p>
          </table:table-cell>
          <table:table-cell table:style-name="ce136" office:value-type="float" office:value="277.94" calcext:value-type="float">
            <text:p>277,94</text:p>
          </table:table-cell>
          <table:table-cell table:style-name="ce136" table:formula="of:=[.F7]/[.D7]" office:value-type="float" office:value="0.166310763888889" calcext:value-type="float">
            <text:p>0,17</text:p>
          </table:table-cell>
          <table:table-cell table:style-name="ce136" table:formula="of:=[.F7]/[.$F$3]" office:value-type="float" office:value="0.505207921314242" calcext:value-type="float">
            <text:p>0,51</text:p>
          </table:table-cell>
          <table:table-cell table:style-name="ce136" table:formula="of:=[.L7]/[.$L$3]" office:value-type="float" office:value="0.431970314665389" calcext:value-type="float">
            <text:p>0,43</text:p>
          </table:table-cell>
          <table:table-cell table:number-columns-repeated="50"/>
        </table:table-row>
        <table:table-row table:style-name="ro10">
          <table:table-cell table:style-name="ce75" office:value-type="string" calcext:value-type="string">
            <text:p>Huawei Server</text:p>
          </table:table-cell>
          <table:table-cell table:style-name="ce76" office:value-type="string" calcext:value-type="string">
            <text:p>Kunpeng 920 (armv8.4 2 CPU)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2600" calcext:value-type="float">
            <text:p>2600</text:p>
          </table:table-cell>
          <table:table-cell table:style-name="ce75" office:value-type="string" calcext:value-type="string">
            <text:p>aarch64</text:p>
          </table:table-cell>
          <table:table-cell table:style-name="ce136" office:value-type="float" office:value="1477.36" calcext:value-type="float">
            <text:p>1 477,36</text:p>
          </table:table-cell>
          <table:table-cell table:style-name="ce136" office:value-type="float" office:value="1185.13" calcext:value-type="float">
            <text:p>1 185,13</text:p>
          </table:table-cell>
          <table:table-cell table:style-name="ce136" office:value-type="float" office:value="1090.89" calcext:value-type="float">
            <text:p>1 090,89</text:p>
          </table:table-cell>
          <table:table-cell table:style-name="ce136" office:value-type="float" office:value="431.59" calcext:value-type="float">
            <text:p>431,59</text:p>
          </table:table-cell>
          <table:table-cell table:style-name="ce136" office:value-type="float" office:value="1473.08" calcext:value-type="float">
            <text:p>1 473,08</text:p>
          </table:table-cell>
          <table:table-cell table:style-name="ce136" office:value-type="float" office:value="3206.11" calcext:value-type="float">
            <text:p>3 206,11</text:p>
          </table:table-cell>
          <table:table-cell table:style-name="ce136" table:formula="of:=[.F8]/[.D8]" office:value-type="float" office:value="0.568215384615385" calcext:value-type="float">
            <text:p>0,57</text:p>
          </table:table-cell>
          <table:table-cell table:style-name="ce136" table:formula="of:=[.F8]/[.$F$3]" office:value-type="float" office:value="3.89568335838409" calcext:value-type="float">
            <text:p>3,90</text:p>
          </table:table-cell>
          <table:table-cell table:style-name="ce136" table:formula="of:=[.L8]/[.$L$3]" office:value-type="float" office:value="1.47586465692628" calcext:value-type="float">
            <text:p>1,48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MBE1C-PC</text:p>
          </table:table-cell>
          <table:table-cell table:style-name="ce81" office:value-type="string" calcext:value-type="string">
            <text:p>Elbrus 1C+ (MBE1C-PC)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985" calcext:value-type="float">
            <text:p>985</text:p>
          </table:table-cell>
          <table:table-cell table:style-name="ce81" office:value-type="string" calcext:value-type="string">
            <text:p>e2k</text:p>
          </table:table-cell>
          <table:table-cell table:style-name="ce81" office:value-type="float" office:value="379.23" calcext:value-type="float">
            <text:p>379,23</text:p>
          </table:table-cell>
          <table:table-cell table:style-name="ce81" office:value-type="float" office:value="174.82" calcext:value-type="float">
            <text:p>174,82</text:p>
          </table:table-cell>
          <table:table-cell table:style-name="ce81" office:value-type="float" office:value="364.42" calcext:value-type="float">
            <text:p>364,42</text:p>
          </table:table-cell>
          <table:table-cell table:style-name="ce81" office:value-type="float" office:value="97.02" calcext:value-type="float">
            <text:p>97,02</text:p>
          </table:table-cell>
          <table:table-cell table:style-name="ce81" office:value-type="float" office:value="132.92" calcext:value-type="float">
            <text:p>132,92</text:p>
          </table:table-cell>
          <table:table-cell table:style-name="ce81" office:value-type="float" office:value="1126.98" calcext:value-type="float">
            <text:p>1126,98</text:p>
          </table:table-cell>
          <table:table-cell table:style-name="ce136" table:formula="of:=[.F9]/[.D9]" office:value-type="float" office:value="0.385005076142132" calcext:value-type="float">
            <text:p>0,39</text:p>
          </table:table-cell>
          <table:table-cell table:style-name="ce136" table:formula="of:=[.F9]/[.$F$3]" office:value-type="float" office:value="1" calcext:value-type="float">
            <text:p>1,00</text:p>
          </table:table-cell>
          <table:table-cell table:style-name="ce136" table:formula="of:=[.L9]/[.$L$3]" office:value-type="float" office:value="1" calcext:value-type="float">
            <text:p>1,00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E8C2-1200</text:p>
          </table:table-cell>
          <table:table-cell table:style-name="ce81" office:value-type="string" calcext:value-type="string">
            <text:p>Elbrus 8C2 (Broken 8MB Cache 1.2 G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200" calcext:value-type="float">
            <text:p>1200</text:p>
          </table:table-cell>
          <table:table-cell table:style-name="ce81" office:value-type="string" calcext:value-type="string">
            <text:p>e2k</text:p>
          </table:table-cell>
          <table:table-cell table:style-name="ce136" office:value-type="float" office:value="469.46" calcext:value-type="float">
            <text:p>469,46</text:p>
          </table:table-cell>
          <table:table-cell table:style-name="ce136" office:value-type="float" office:value="212.71" calcext:value-type="float">
            <text:p>212,71</text:p>
          </table:table-cell>
          <table:table-cell table:style-name="ce136" office:value-type="float" office:value="446.05" calcext:value-type="float">
            <text:p>446,05</text:p>
          </table:table-cell>
          <table:table-cell table:style-name="ce136" office:value-type="float" office:value="118.25" calcext:value-type="float">
            <text:p>118,25</text:p>
          </table:table-cell>
          <table:table-cell table:style-name="ce136" office:value-type="float" office:value="166.34" calcext:value-type="float">
            <text:p>166,34</text:p>
          </table:table-cell>
          <table:table-cell table:style-name="ce136" office:value-type="float" office:value="1403.94" calcext:value-type="float">
            <text:p>1 403,94</text:p>
          </table:table-cell>
          <table:table-cell table:style-name="ce136" table:formula="of:=[.F10]/[.D10]" office:value-type="float" office:value="0.391216666666667" calcext:value-type="float">
            <text:p>0,39</text:p>
          </table:table-cell>
          <table:table-cell table:style-name="ce136" table:formula="of:=[.F10]/[.$F$3]" office:value-type="float" office:value="1.23792948870079" calcext:value-type="float">
            <text:p>1,24</text:p>
          </table:table-cell>
          <table:table-cell table:style-name="ce136" table:formula="of:=[.L10]/[.$L$3]" office:value-type="float" office:value="1.0161337886419" calcext:value-type="float">
            <text:p>1,02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E8C2-1550</text:p>
          </table:table-cell>
          <table:table-cell table:style-name="ce81" office:value-type="string" calcext:value-type="string">
            <text:p>Elbrus 8C2 (E8C2 1550 MHz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550" calcext:value-type="float">
            <text:p>1550</text:p>
          </table:table-cell>
          <table:table-cell table:style-name="ce81" office:value-type="string" calcext:value-type="string">
            <text:p>e2k</text:p>
          </table:table-cell>
          <table:table-cell table:style-name="ce81" office:value-type="float" office:value="472.24" calcext:value-type="float">
            <text:p>472,24</text:p>
          </table:table-cell>
          <table:table-cell table:style-name="ce81" office:value-type="float" office:value="266.7" calcext:value-type="float">
            <text:p>266,7</text:p>
          </table:table-cell>
          <table:table-cell table:style-name="ce81" office:value-type="float" office:value="501.81" calcext:value-type="float">
            <text:p>501,81</text:p>
          </table:table-cell>
          <table:table-cell table:style-name="ce81" office:value-type="float" office:value="84.95" calcext:value-type="float">
            <text:p>84,95</text:p>
          </table:table-cell>
          <table:table-cell table:style-name="ce81" office:value-type="float" office:value="304.82" calcext:value-type="float">
            <text:p>304,82</text:p>
          </table:table-cell>
          <table:table-cell table:style-name="ce81" office:value-type="float" office:value="1202.94" calcext:value-type="float">
            <text:p>1202,94</text:p>
          </table:table-cell>
          <table:table-cell table:style-name="ce136" table:formula="of:=[.F11]/[.D11]" office:value-type="float" office:value="0.304670967741935" calcext:value-type="float">
            <text:p>0,30</text:p>
          </table:table-cell>
          <table:table-cell table:style-name="ce136" table:formula="of:=[.F11]/[.$F$3]" office:value-type="float" office:value="1.24526013237349" calcext:value-type="float">
            <text:p>1,25</text:p>
          </table:table-cell>
          <table:table-cell table:style-name="ce136" table:formula="of:=[.L11]/[.$L$3]" office:value-type="float" office:value="0.79134272928251" calcext:value-type="float">
            <text:p>0,79</text:p>
          </table:table-cell>
          <table:table-cell table:number-columns-repeated="50"/>
        </table:table-row>
        <table:table-row table:style-name="ro5">
          <table:table-cell table:style-name="ce81" office:value-type="string" calcext:value-type="string">
            <text:p>Atom Z8350</text:p>
          </table:table-cell>
          <table:table-cell table:style-name="ce135" office:value-type="string" calcext:value-type="string">
            <text:p>Intel(R) Atom(TM) x5-Z8350 CPU @ 1.44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1440" calcext:value-type="float">
            <text:p>144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509.44" calcext:value-type="float">
            <text:p>509,44</text:p>
          </table:table-cell>
          <table:table-cell table:style-name="ce136" office:value-type="float" office:value="267.6" calcext:value-type="float">
            <text:p>267,60</text:p>
          </table:table-cell>
          <table:table-cell table:style-name="ce136" office:value-type="float" office:value="719.12" calcext:value-type="float">
            <text:p>719,12</text:p>
          </table:table-cell>
          <table:table-cell table:style-name="ce136" office:value-type="float" office:value="178.04" calcext:value-type="float">
            <text:p>178,04</text:p>
          </table:table-cell>
          <table:table-cell table:style-name="ce136" office:value-type="float" office:value="497.19" calcext:value-type="float">
            <text:p>497,19</text:p>
          </table:table-cell>
          <table:table-cell table:style-name="ce136" office:value-type="float" office:value="885.27" calcext:value-type="float">
            <text:p>885,27</text:p>
          </table:table-cell>
          <table:table-cell table:style-name="ce136" table:formula="of:=[.F9]/[.D12]" office:value-type="float" office:value="0.263354166666667" calcext:value-type="float">
            <text:p>0,26</text:p>
          </table:table-cell>
          <table:table-cell table:style-name="ce136" table:formula="of:=[.F9]/[.$F$3]" office:value-type="float" office:value="1" calcext:value-type="float">
            <text:p>1,00</text:p>
          </table:table-cell>
          <table:table-cell table:style-name="ce136" table:formula="of:=[.L12]/[.$L$3]" office:value-type="float" office:value="0.684027777777778" calcext:value-type="float">
            <text:p>0,68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E8C-SWTX</text:p>
          </table:table-cell>
          <table:table-cell table:style-name="ce81" office:value-type="string" calcext:value-type="string">
            <text:p>Elbrus 8C (E8C-SWTX)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300" calcext:value-type="float">
            <text:p>1300</text:p>
          </table:table-cell>
          <table:table-cell table:style-name="ce81" office:value-type="string" calcext:value-type="string">
            <text:p>e2k</text:p>
          </table:table-cell>
          <table:table-cell table:style-name="ce81" office:value-type="float" office:value="511.43" calcext:value-type="float">
            <text:p>511,43</text:p>
          </table:table-cell>
          <table:table-cell table:style-name="ce81" office:value-type="float" office:value="235.71" calcext:value-type="float">
            <text:p>235,71</text:p>
          </table:table-cell>
          <table:table-cell table:style-name="ce81" office:value-type="float" office:value="481.74" calcext:value-type="float">
            <text:p>481,74</text:p>
          </table:table-cell>
          <table:table-cell table:style-name="ce81" office:value-type="float" office:value="132.23" calcext:value-type="float">
            <text:p>132,23</text:p>
          </table:table-cell>
          <table:table-cell table:style-name="ce81" office:value-type="float" office:value="186.18" calcext:value-type="float">
            <text:p>186,18</text:p>
          </table:table-cell>
          <table:table-cell table:style-name="ce81" office:value-type="float" office:value="1521.26" calcext:value-type="float">
            <text:p>1521,26</text:p>
          </table:table-cell>
          <table:table-cell table:style-name="ce136" table:formula="of:=[.F13]/[.D13]" office:value-type="float" office:value="0.393407692307692" calcext:value-type="float">
            <text:p>0,39</text:p>
          </table:table-cell>
          <table:table-cell table:style-name="ce136" table:formula="of:=[.F13]/[.$F$3]" office:value-type="float" office:value="1.34860111278116" calcext:value-type="float">
            <text:p>1,35</text:p>
          </table:table-cell>
          <table:table-cell table:style-name="ce136" table:formula="of:=[.L13]/[.$L$3]" office:value-type="float" office:value="1.02182468929957" calcext:value-type="float">
            <text:p>1,02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Core i3-m330</text:p>
          </table:table-cell>
          <table:table-cell table:style-name="ce81" office:value-type="string" calcext:value-type="string">
            <text:p>Intel(R) Core(TM) i3 CPU <text:s text:c="6"/>M 330 <text:s/>@ 2.13GHz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133" calcext:value-type="float">
            <text:p>2133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002.61" calcext:value-type="float">
            <text:p>1 002,61</text:p>
          </table:table-cell>
          <table:table-cell table:style-name="ce136" office:value-type="float" office:value="759.27" calcext:value-type="float">
            <text:p>759,27</text:p>
          </table:table-cell>
          <table:table-cell table:style-name="ce136" office:value-type="float" office:value="967.15" calcext:value-type="float">
            <text:p>967,15</text:p>
          </table:table-cell>
          <table:table-cell table:style-name="ce136" office:value-type="float" office:value="290.85" calcext:value-type="float">
            <text:p>290,85</text:p>
          </table:table-cell>
          <table:table-cell table:style-name="ce136" office:value-type="float" office:value="933.71" calcext:value-type="float">
            <text:p>933,71</text:p>
          </table:table-cell>
          <table:table-cell table:style-name="ce136" office:value-type="float" office:value="2062.08" calcext:value-type="float">
            <text:p>2 062,08</text:p>
          </table:table-cell>
          <table:table-cell table:style-name="ce136" table:formula="of:=[.F14]/[.D14]" office:value-type="float" office:value="0.470046882325363" calcext:value-type="float">
            <text:p>0,47</text:p>
          </table:table-cell>
          <table:table-cell table:style-name="ce136" table:formula="of:=[.F14]/[.$F$3]" office:value-type="float" office:value="2.64380455132769" calcext:value-type="float">
            <text:p>2,64</text:p>
          </table:table-cell>
          <table:table-cell table:style-name="ce136" table:formula="of:=[.L14]/[.$L$3]" office:value-type="float" office:value="1.22088489594832" calcext:value-type="float">
            <text:p>1,22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AMD A6-3650</text:p>
          </table:table-cell>
          <table:table-cell table:style-name="ce81" office:value-type="string" calcext:value-type="string">
            <text:p>AMD A6-3650 APU with Radeon(tm) HD Graphics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600" calcext:value-type="float">
            <text:p>260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028.44" calcext:value-type="float">
            <text:p>1 028,44</text:p>
          </table:table-cell>
          <table:table-cell table:style-name="ce136" office:value-type="float" office:value="775.83" calcext:value-type="float">
            <text:p>775,83</text:p>
          </table:table-cell>
          <table:table-cell table:style-name="ce136" office:value-type="float" office:value="989.81" calcext:value-type="float">
            <text:p>989,81</text:p>
          </table:table-cell>
          <table:table-cell table:style-name="ce136" office:value-type="float" office:value="344.97" calcext:value-type="float">
            <text:p>344,97</text:p>
          </table:table-cell>
          <table:table-cell table:style-name="ce136" office:value-type="float" office:value="1272.17" calcext:value-type="float">
            <text:p>1 272,17</text:p>
          </table:table-cell>
          <table:table-cell table:style-name="ce136" office:value-type="float" office:value="1759.44" calcext:value-type="float">
            <text:p>1 759,44</text:p>
          </table:table-cell>
          <table:table-cell table:style-name="ce136" table:formula="of:=[.F15]/[.D15]" office:value-type="float" office:value="0.395553846153846" calcext:value-type="float">
            <text:p>0,40</text:p>
          </table:table-cell>
          <table:table-cell table:style-name="ce136" table:formula="of:=[.F15]/[.$F$3]" office:value-type="float" office:value="2.71191625135142" calcext:value-type="float">
            <text:p>2,71</text:p>
          </table:table-cell>
          <table:table-cell table:style-name="ce136" table:formula="of:=[.L15]/[.$L$3]" office:value-type="float" office:value="1.02739904137737" calcext:value-type="float">
            <text:p>1,03</text:p>
          </table:table-cell>
          <table:table-cell/>
          <table:table-cell table:style-name="ce67"/>
          <table:table-cell table:number-columns-repeated="48"/>
        </table:table-row>
        <table:table-row table:style-name="ro3">
          <table:table-cell table:style-name="ce81" office:value-type="string" calcext:value-type="string">
            <text:p>Core 2 Duo T9400</text:p>
          </table:table-cell>
          <table:table-cell table:style-name="ce81" office:value-type="string" calcext:value-type="string">
            <text:p>Intel(R) Core(TM) 2 Duo CPU <text:s text:c="4"/>T9400 <text:s/>@ 2.53GHz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2530" calcext:value-type="float">
            <text:p>253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051.93" calcext:value-type="float">
            <text:p>1 051,93</text:p>
          </table:table-cell>
          <table:table-cell table:style-name="ce136" office:value-type="float" office:value="720.56" calcext:value-type="float">
            <text:p>720,56</text:p>
          </table:table-cell>
          <table:table-cell table:style-name="ce136" office:value-type="float" office:value="1201.02" calcext:value-type="float">
            <text:p>1 201,02</text:p>
          </table:table-cell>
          <table:table-cell table:style-name="ce136" office:value-type="float" office:value="307.36" calcext:value-type="float">
            <text:p>307,36</text:p>
          </table:table-cell>
          <table:table-cell table:style-name="ce136" office:value-type="float" office:value="1119.72" calcext:value-type="float">
            <text:p>1 119,72</text:p>
          </table:table-cell>
          <table:table-cell table:style-name="ce136" office:value-type="float" office:value="1911" calcext:value-type="float">
            <text:p>1 911,00</text:p>
          </table:table-cell>
          <table:table-cell table:style-name="ce136" table:formula="of:=[.F16]/[.D16]" office:value-type="float" office:value="0.415782608695652" calcext:value-type="float">
            <text:p>0,42</text:p>
          </table:table-cell>
          <table:table-cell table:style-name="ce136" table:formula="of:=[.F16]/[.$F$3]" office:value-type="float" office:value="2.7738575534636" calcext:value-type="float">
            <text:p>2,77</text:p>
          </table:table-cell>
          <table:table-cell table:style-name="ce136" table:formula="of:=[.L16]/[.$L$3]" office:value-type="float" office:value="1.0799405889967" calcext:value-type="float">
            <text:p>1,08</text:p>
          </table:table-cell>
          <table:table-cell table:number-columns-repeated="50"/>
        </table:table-row>
        <table:table-row table:style-name="ro3">
          <table:table-cell table:style-name="ce81" office:value-type="string" calcext:value-type="string">
            <text:p>Core i7-2600</text:p>
          </table:table-cell>
          <table:table-cell table:style-name="ce81" office:value-type="string" calcext:value-type="string">
            <text:p>Intel(R) Core(TM) i7-2600 CPU @ 3.40GHz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3400" calcext:value-type="float">
            <text:p>340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1800" calcext:value-type="float">
            <text:p>1 800,00</text:p>
          </table:table-cell>
          <table:table-cell table:style-name="ce136" office:value-type="float" office:value="1517.97" calcext:value-type="float">
            <text:p>1 517,97</text:p>
          </table:table-cell>
          <table:table-cell table:style-name="ce136" office:value-type="float" office:value="1636.33" calcext:value-type="float">
            <text:p>1 636,33</text:p>
          </table:table-cell>
          <table:table-cell table:style-name="ce136" office:value-type="float" office:value="515.34" calcext:value-type="float">
            <text:p>515,34</text:p>
          </table:table-cell>
          <table:table-cell table:style-name="ce136" office:value-type="float" office:value="1981.74" calcext:value-type="float">
            <text:p>1 981,74</text:p>
          </table:table-cell>
          <table:table-cell table:style-name="ce136" office:value-type="float" office:value="3348.64" calcext:value-type="float">
            <text:p>3 348,64</text:p>
          </table:table-cell>
          <table:table-cell table:style-name="ce136" table:formula="of:=[.F17]/[.D17]" office:value-type="float" office:value="0.529411764705882" calcext:value-type="float">
            <text:p>0,53</text:p>
          </table:table-cell>
          <table:table-cell table:style-name="ce136" table:formula="of:=[.F17]/[.$F$3]" office:value-type="float" office:value="4.74645993196741" calcext:value-type="float">
            <text:p>4,75</text:p>
          </table:table-cell>
          <table:table-cell table:style-name="ce136" table:formula="of:=[.L17]/[.$L$3]" office:value-type="float" office:value="1.3750773626435" calcext:value-type="float">
            <text:p>1,38</text:p>
          </table:table-cell>
          <table:table-cell table:number-columns-repeated="50"/>
        </table:table-row>
        <table:table-row table:style-name="ro5">
          <table:table-cell table:style-name="ce135" office:value-type="string" calcext:value-type="string">
            <text:p>Core i7-4700MQ</text:p>
          </table:table-cell>
          <table:table-cell table:style-name="ce135" office:value-type="string" calcext:value-type="string">
            <text:p>Intel(R) Core(TM) i7-4700MQ CPU @ 2.40GHz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2400" calcext:value-type="float">
            <text:p>2400</text:p>
          </table:table-cell>
          <table:table-cell table:style-name="ce81" office:value-type="string" calcext:value-type="string">
            <text:p>amd64</text:p>
          </table:table-cell>
          <table:table-cell table:style-name="ce136" office:value-type="float" office:value="2071.26" calcext:value-type="float">
            <text:p>2 071,26</text:p>
          </table:table-cell>
          <table:table-cell table:style-name="ce136" office:value-type="float" office:value="1693.12" calcext:value-type="float">
            <text:p>1 693,12</text:p>
          </table:table-cell>
          <table:table-cell table:style-name="ce136" office:value-type="float" office:value="1599.69" calcext:value-type="float">
            <text:p>1 599,69</text:p>
          </table:table-cell>
          <table:table-cell table:style-name="ce136" office:value-type="float" office:value="568.17" calcext:value-type="float">
            <text:p>568,17</text:p>
          </table:table-cell>
          <table:table-cell table:style-name="ce136" office:value-type="float" office:value="2148.4" calcext:value-type="float">
            <text:p>2 148,40</text:p>
          </table:table-cell>
          <table:table-cell table:style-name="ce136" office:value-type="float" office:value="4346.91" calcext:value-type="float">
            <text:p>4 346,91</text:p>
          </table:table-cell>
          <table:table-cell table:style-name="ce136" table:formula="of:=[.F18]/[.D18]" office:value-type="float" office:value="0.863025" calcext:value-type="float">
            <text:p>0,86</text:p>
          </table:table-cell>
          <table:table-cell table:style-name="ce136" table:formula="of:=[.F18]/[.$F$3]" office:value-type="float" office:value="5.4617514437149" calcext:value-type="float">
            <text:p>5,46</text:p>
          </table:table-cell>
          <table:table-cell table:style-name="ce136" table:formula="of:=[.L18]/[.$L$3]" office:value-type="float" office:value="2.24159382169132" calcext:value-type="float">
            <text:p>2,24</text:p>
          </table:table-cell>
          <table:table-cell/>
          <table:table-cell table:style-name="ce67"/>
          <table:table-cell table:number-columns-repeated="48"/>
        </table:table-row>
        <table:table-row table:style-name="ro14">
          <table:table-cell table:style-name="ce135" office:value-type="string" calcext:value-type="string">
            <text:p>Xeon 6128</text:p>
          </table:table-cell>
          <table:table-cell table:style-name="ce135" office:value-type="string" calcext:value-type="string">
            <text:p>Intel(R) Xeon(R) Gold 6128 CPU @ 3.40GHz (2 CPU)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3400" calcext:value-type="float">
            <text:p>3400</text:p>
          </table:table-cell>
          <table:table-cell table:style-name="ce81" office:value-type="string" calcext:value-type="string">
            <text:p>amd64</text:p>
          </table:table-cell>
          <table:table-cell table:style-name="ce137" office:value-type="float" office:value="2427.42" calcext:value-type="float">
            <text:p>2 427,42</text:p>
          </table:table-cell>
          <table:table-cell table:style-name="ce137" office:value-type="float" office:value="2011.19" calcext:value-type="float">
            <text:p>2 011,19</text:p>
          </table:table-cell>
          <table:table-cell table:style-name="ce137" office:value-type="float" office:value="1564.17" calcext:value-type="float">
            <text:p>1 564,17</text:p>
          </table:table-cell>
          <table:table-cell table:style-name="ce137" office:value-type="float" office:value="753.09" calcext:value-type="float">
            <text:p>753,09</text:p>
          </table:table-cell>
          <table:table-cell table:style-name="ce137" office:value-type="float" office:value="2878.47" calcext:value-type="float">
            <text:p>2 878,47</text:p>
          </table:table-cell>
          <table:table-cell table:style-name="ce137" office:value-type="float" office:value="4930.18" calcext:value-type="float">
            <text:p>4 930,18</text:p>
          </table:table-cell>
          <table:table-cell table:style-name="ce136" table:formula="of:=[.F19]/[.D19]" office:value-type="float" office:value="0.713947058823529" calcext:value-type="float">
            <text:p>0,71</text:p>
          </table:table-cell>
          <table:table-cell table:style-name="ce136" table:formula="of:=[.F19]/[.$F$3]" office:value-type="float" office:value="6.40091764892018" calcext:value-type="float">
            <text:p>6,40</text:p>
          </table:table-cell>
          <table:table-cell table:style-name="ce136" table:formula="of:=[.L19]/[.$L$3]" office:value-type="float" office:value="1.85438349534893" calcext:value-type="float">
            <text:p>1,85</text:p>
          </table:table-cell>
          <table:table-cell/>
          <table:table-cell table:style-name="ce67"/>
          <table:table-cell table:number-columns-repeated="48"/>
        </table:table-row>
        <table:table-row table:style-name="ro3" table:number-rows-repeated="2">
          <table:table-cell table:number-columns-repeated="64"/>
        </table:table-row>
        <table:table-row table:style-name="ro3">
          <table:table-cell>
            <draw:frame draw:z-index="0" draw:name="Chart 1" draw:style-name="gr1" svg:width="30.839cm" svg:height="25.04cm" svg:x="2.08cm" svg:y="0.441cm">
              <draw:object draw:notify-on-update-of-ranges="Scimark_2.A6:Scimark_2.A19 Scimark_2.D5:Scimark_2.D5 Scimark_2.D6:Scimark_2.D19 Scimark_2.F5:Scimark_2.F5 Scimark_2.F6:Scimark_2.F19 Scimark_2.G5:Scimark_2.G5 Scimark_2.G6:Scimark_2.G19 Scimark_2.H5:Scimark_2.H5 Scimark_2.H6:Scimark_2.H19 Scimark_2.I5:Scimark_2.I5 Scimark_2.I6:Scimark_2.I19 Scimark_2.J5:Scimark_2.J5 Scimark_2.J6:Scimark_2.J1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63"/>
        </table:table-row>
        <table:table-row table:style-name="ro3">
          <table:table-cell table:number-columns-repeated="15"/>
          <table:table-cell table:style-name="ce67"/>
          <table:table-cell table:number-columns-repeated="48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PerformanceRange" table:target-range-address="Performance.A5:Performance.L33" table:display-filter-buttons="true" table:orientation="column"/>
        <table:database-range table:name="__Anonymous_Sheet_DB__2" table:target-range-address="'Dhrystone!'.A3:'Dhrystone!'.H31" table:display-filter-buttons="true">
          <table:sort>
            <table:sort-by table:field-number="5" table:data-type="automatic"/>
          </table:sort>
        </table:database-range>
        <table:database-range table:name="__Anonymous_Sheet_DB__3" table:target-range-address="'Whetstone!'.A3:'Whetstone!'.O3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Memspeed.A5:Memspeed.N33" table:display-filter-buttons="true">
          <table:sort>
            <table:sort-by table:field-number="4" table:data-type="automatic"/>
          </table:sort>
        </table:database-range>
        <table:database-range table:name="__Anonymous_Sheet_DB__5" table:target-range-address="MPMFLOPS.A5:MPMFLOPS.P32" table:display-filter-buttons="true">
          <table:sort>
            <table:sort-by table:field-number="15" table:data-type="automatic"/>
          </table:sort>
        </table:database-range>
        <table:database-range table:name="__Anonymous_Sheet_DB__6" table:target-range-address="Coremark.A5:Coremark.K45" table:display-filter-buttons="true">
          <table:sort>
            <table:sort-by table:field-number="4" table:data-type="automatic"/>
          </table:sort>
        </table:database-range>
        <table:database-range table:name="__Anonymous_Sheet_DB__8" table:target-range-address="Linpack.A5:Linpack.I33" table:display-filter-buttons="true">
          <table:sort>
            <table:sort-by table:field-number="8" table:data-type="automatic"/>
          </table:sort>
        </table:database-range>
        <table:database-range table:name="__Anonymous_Sheet_DB__9" table:target-range-address="Scimark_2.A5:Scimark_2.N1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 New1" svg:font-family="'Courier New'"/>
    <style:font-face style:name="FreeSans1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_20__28_user_29__20_10" style:display-name="Heading (user)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11" style:display-name="Hyperlink 11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Status_20_12" style:display-name="Status 12" style:family="table-cell" style:parent-style-name="Default" style:data-style-name="N0">
      <style:table-cell-properties fo:background-color="transparent" style:vertical-align="automatic"/>
    </style:style>
    <style:style style:name="Text_20_13" style:display-name="Text 13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62%" style:print="charts drawings objects"/>
      <style:header-style>
        <style:header-footer-properties fo:min-height="1.612cm" fo:margin-left="0cm" fo:margin-right="0cm" fo:margin-bottom="0cm"/>
      </style:header-style>
      <style:footer-style>
        <style:header-footer-properties fo:min-height="1.612cm" fo:margin-left="0cm" fo:margin-right="0cm" fo:margin-top="0cm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18:24:53.24804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1-26T15:12:15Z</meta:creation-date>
    <dc:date>2020-05-14T09:40:07.654945633</dc:date>
    <meta:editing-cycles>381</meta:editing-cycles>
    <meta:editing-duration>PT7H36M38S</meta:editing-duration>
    <meta:document-statistic meta:table-count="10" meta:cell-count="2736" meta:object-count="2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83cm" svg:height="32.877cm" xlink:href=".." xlink:type="simple" chart:class="chart:bar" chart:style-name="ch1">
        <chart:title svg:x="5.429cm" svg:y="0.792cm" chart:style-name="ch2">
          <text:p>Memspeed (MB/s, x[m]=x[m]+s*y[m] Sngl)</text:p>
        </chart:title>
        <chart:legend chart:legend-position="top" svg:x="10.943cm" svg:y="2.222cm" style:legend-expansion="wide" chart:style-name="ch3"/>
        <chart:plot-area chart:style-name="ch4" table:cell-range-address="Memspeed.A6:Memspeed.A33 Memspeed.F5:Memspeed.H33" chart:data-source-has-labels="both" svg:x="0.537cm" svg:y="3.45cm" svg:width="25.809cm" svg:height="28.77cm">
          <chartooo:coordinate-region svg:x="3.698cm" svg:y="3.45cm" svg:width="22.117cm" svg:height="28.3cm"/>
          <chart:axis chart:dimension="x" chart:name="primary-x" chart:style-name="ch5" chartooo:axis-type="text">
            <chart:categories table:cell-range-address="Memspeed.A6:Memspeed.A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F6:Memspeed.F33" chart:label-cell-address="Memspeed.F5:Memspeed.F5" chart:class="chart:bar">
            <chart:data-point chart:repeated="28"/>
          </chart:series>
          <chart:series chart:style-name="ch10" chart:values-cell-range-address="Memspeed.G6:Memspeed.G33" chart:label-cell-address="Memspeed.G5:Memspeed.G5" chart:class="chart:bar">
            <chart:data-point chart:repeated="28"/>
          </chart:series>
          <chart:series chart:style-name="ch11" chart:values-cell-range-address="Memspeed.H6:Memspeed.H33" chart:label-cell-address="Memspeed.H5:Memspeed.H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F5:Memspeed.F5</svg:desc>
                </draw:g>
              </table:table-cell>
              <table:table-cell office:value-type="string">
                <text:p>512 KB</text:p>
                <draw:g>
                  <svg:desc>Memspeed.G5:Memspeed.G5</svg:desc>
                </draw:g>
              </table:table-cell>
              <table:table-cell office:value-type="string">
                <text:p>8192 KB</text:p>
                <draw:g>
                  <svg:desc>Memspeed.H5:Memspeed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PC2</text:p>
                <draw:g>
                  <svg:desc>Memspeed.A6:Memspeed.A33</svg:desc>
                </draw:g>
              </table:table-cell>
              <table:table-cell office:value-type="float" office:value="1311">
                <text:p>1311</text:p>
                <draw:g>
                  <svg:desc>Memspeed.F6:Memspeed.F33</svg:desc>
                </draw:g>
              </table:table-cell>
              <table:table-cell office:value-type="float" office:value="1224">
                <text:p>1224</text:p>
                <draw:g>
                  <svg:desc>Memspeed.G6:Memspeed.G33</svg:desc>
                </draw:g>
              </table:table-cell>
              <table:table-cell office:value-type="float" office:value="1039">
                <text:p>1039</text:p>
                <draw:g>
                  <svg:desc>Memspeed.H6:Memspeed.H3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24">
                <text:p>132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98">
                <text:p>1598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64476">
                <text:p>64476</text:p>
              </table:table-cell>
              <table:table-cell office:value-type="float" office:value="40481">
                <text:p>40481</text:p>
              </table:table-cell>
              <table:table-cell office:value-type="float" office:value="27309">
                <text:p>2730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395">
                <text:p>17395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0403">
                <text:p>20403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267">
                <text:p>22267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06">
                <text:p>40906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2992">
                <text:p>52992</text:p>
              </table:table-cell>
              <table:table-cell office:value-type="float" office:value="29816">
                <text:p>29816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653">
                <text:p>57653</text:p>
              </table:table-cell>
              <table:table-cell office:value-type="float" office:value="51351">
                <text:p>51351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172">
                <text:p>75172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364">
                <text:p>2364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327">
                <text:p>13327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463">
                <text:p>21463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896">
                <text:p>22896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626">
                <text:p>34626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7065">
                <text:p>37065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092">
                <text:p>37092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4195">
                <text:p>44195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915">
                <text:p>191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7cm" svg:height="15.362cm" xlink:href=".." xlink:type="simple" chart:class="chart:bar" chart:style-name="ch1">
        <chart:title svg:x="3.869cm" svg:y="0.442cm" chart:style-name="ch2">
          <text:p>Coremark (multi-threaded)</text:p>
        </chart:title>
        <chart:plot-area chart:style-name="ch3" table:cell-range-address="Coremark.A6:Coremark.A33 Coremark.G5:Coremark.G33" chart:data-source-has-labels="both" svg:x="0.355cm" svg:y="1.994cm" svg:width="17.047cm" svg:height="13.061cm">
          <chartooo:coordinate-region svg:x="3.516cm" svg:y="1.994cm" svg:width="12.72cm" svg:height="12.591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G6:Coremark.G33" chart:label-cell-address="Coremark.G5:Coremark.G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 (multithread)</text:p>
                <draw:g>
                  <svg:desc>Coremark.G5:Coremark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G6:Coremark.G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196796.338673">
                <text:p>2196796.33867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4252.713272">
                <text:p>24252.71327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19670.905011">
                <text:p>119670.90501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23260.233167">
                <text:p>123260.233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70625.218302">
                <text:p>670625.2183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88994.15744">
                <text:p>88994.1574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2364">
                <text:p>123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1.69cm" svg:y="0.442cm" chart:style-name="ch2">
          <text:p>Coremark (single-threaded, Per 1 MHz)</text:p>
        </chart:title>
        <chart:plot-area chart:style-name="ch3" table:cell-range-address="Coremark.A6:Coremark.A33 Coremark.H5:Coremark.H33" chart:data-source-has-labels="both" svg:x="0.355cm" svg:y="1.994cm" svg:width="17.054cm" svg:height="13.055cm">
          <chartooo:coordinate-region svg:x="3.516cm" svg:y="1.994cm" svg:width="13.256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H6:Coremark.H33" chart:label-cell-address="Coremark.H5:Coremark.H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H6:Coremark.H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7.42691911576923">
                <text:p>7.4269191157692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35913146267361">
                <text:p>3.359131462673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.20083333333333">
                <text:p>3.2008333333333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.85787447321429">
                <text:p>2.8578744732142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78687109236111">
                <text:p>4.7868710923611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4.93331149525692">
                <text:p>4.9333114952569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6792993286451">
                <text:p>4.679299328645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54252255346154">
                <text:p>4.5425225534615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67437928264706">
                <text:p>6.6743792826470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0.1230968579167">
                <text:p>10.1230968579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8.29727476">
                <text:p>8.2972747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.59357338411765">
                <text:p>3.5935733841176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94567946192893">
                <text:p>2.9456794619289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84446467166667">
                <text:p>2.84446467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.85461538461538">
                <text:p>2.8546153846153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84446666666667">
                <text:p>2.84446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.95530107066667">
                <text:p>2.955301070666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.9553">
                <text:p>2.9553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.93356932230769">
                <text:p>2.9335693223076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5.15166666666667">
                <text:p>5.151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1.832cm" svg:y="0.442cm" chart:style-name="ch2">
          <text:p>Coremark (multi-threaded, Per 1 MHz)</text:p>
        </chart:title>
        <chart:plot-area chart:style-name="ch3" table:cell-range-address="Coremark.A6:Coremark.A33 Coremark.I5:Coremark.I33" chart:data-source-has-labels="both" svg:x="0.355cm" svg:y="1.994cm" svg:width="17.046cm" svg:height="13.055cm">
          <chartooo:coordinate-region svg:x="3.516cm" svg:y="1.994cm" svg:width="13.142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3" chart:label-cell-address="Coremark.I5:Coremark.I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I6:Coremark.I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844.921668720385">
                <text:p>844.92166872038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1.69cm" svg:y="0.442cm" chart:style-name="ch2">
          <text:p>Coremark (single-threaded, Per 1 MHz)</text:p>
        </chart:title>
        <chart:plot-area chart:style-name="ch3" table:cell-range-address="Coremark.A6:Coremark.A33 Coremark.H5:Coremark.H5 Coremark.J6:Coremark.J33" chart:data-source-has-labels="both" svg:x="0.355cm" svg:y="1.994cm" svg:width="17.054cm" svg:height="13.055cm">
          <chartooo:coordinate-region svg:x="3.516cm" svg:y="1.994cm" svg:width="13.362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3" chart:label-cell-address="Coremark.H5:Coremark.H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J6:Coremark.J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850926879500888">
                <text:p>0.85092687950088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1.832cm" svg:y="0.442cm" chart:style-name="ch2">
          <text:p>Coremark (multi-threaded, Per 1 MHz)</text:p>
        </chart:title>
        <chart:plot-area chart:style-name="ch3" table:cell-range-address="Coremark.A6:Coremark.A33 Coremark.I5:Coremark.I33" chart:data-source-has-labels="both" svg:x="0.355cm" svg:y="1.994cm" svg:width="17.046cm" svg:height="13.055cm">
          <chartooo:coordinate-region svg:x="3.516cm" svg:y="1.994cm" svg:width="13.142cm" svg:height="12.58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3" chart:label-cell-address="Coremark.I5:Coremark.I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I6:Coremark.I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844.921668720385">
                <text:p>844.92166872038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0.103cm" svg:y="0.442cm" chart:style-name="ch2">
          <text:p>Coremark (single-threaded, Relative to Core i7-2600)</text:p>
        </chart:title>
        <chart:plot-area chart:style-name="ch3" table:cell-range-address="Coremark.A6:Coremark.A33 Coremark.J5:Coremark.J33" chart:data-source-has-labels="both" svg:x="0.355cm" svg:y="2.814cm" svg:width="17.054cm" svg:height="12.235cm">
          <chartooo:coordinate-region svg:x="3.516cm" svg:y="2.814cm" svg:width="13.362cm" svg:height="11.76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3" chart:label-cell-address="Coremark.J5:Coremark.J5" chart:class="chart:bar">
            <chart:data-point chart:repeated="2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/Core</text:p>
                <draw:g>
                  <svg:desc>Coremark.J5:Coremark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J6:Coremark.J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850926879500888">
                <text:p>0.85092687950088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0.244cm" svg:y="0.442cm" chart:style-name="ch2">
          <text:p>Coremark (multi-threaded, Relative to Core i7-2600)</text:p>
        </chart:title>
        <chart:plot-area chart:style-name="ch3" table:cell-range-address="Coremark.A6:Coremark.A33 Coremark.K5:Coremark.K33" chart:data-source-has-labels="both" svg:x="0.355cm" svg:y="2.814cm" svg:width="17.046cm" svg:height="12.235cm">
          <chartooo:coordinate-region svg:x="3.516cm" svg:y="2.814cm" svg:width="13.248cm" svg:height="11.765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K6:Coremark.K33" chart:label-cell-address="Coremark.K5:Coremark.K5" chart:class="chart:bar">
            <chart:data-point chart:repeated="2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K5:Coremark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K6:Coremark.K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8.3569794050699">
                <text:p>18.356979405069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2999332340363">
                <text:p>1.029993323403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60391198044635">
                <text:p>5.6039119804463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743657428109362">
                <text:p>0.74365742810936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187729042292485">
                <text:p>0.018772904229248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496482415625909">
                <text:p>0.049648241562590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79cm" svg:height="18.118cm" xlink:href=".." xlink:type="simple" chart:class="chart:bar" chart:style-name="ch1">
        <chart:title svg:x="2.922cm" svg:y="0.497cm" chart:style-name="ch2">
          <text:p>LINPACK DP 100 x 100 (single-threaded)</text:p>
        </chart:title>
        <chart:plot-area chart:style-name="ch3" table:cell-range-address="Linpack.A6:Linpack.A33 Linpack.F5:Linpack.F33" chart:data-source-has-labels="both" svg:x="0.413cm" svg:y="2.104cm" svg:width="19.853cm" svg:height="15.652cm">
          <chartooo:coordinate-region svg:x="3.574cm" svg:y="2.104cm" svg:width="15.844cm" svg:height="15.182cm"/>
          <chart:axis chart:dimension="x" chart:name="primary-x" chart:style-name="ch4" chartooo:axis-type="text">
            <chart:categories table:cell-range-address="Linpack.A6:Linpac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F6:Linpack.F33" chart:label-cell-address="Linpack.F5:Linpack.F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F5:Linpac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Linpack.A6:Linpack.A33</svg:desc>
                </draw:g>
              </table:table-cell>
              <table:table-cell office:value-type="float" office:value="1548.65">
                <text:p>1548.65</text:p>
                <draw:g>
                  <svg:desc>Linpack.F6:Linpack.F33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.09">
                <text:p>845.0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63.44">
                <text:p>163.4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3368.37">
                <text:p>3368.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750.03">
                <text:p>1750.0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21.44">
                <text:p>1021.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6.02">
                <text:p>1816.0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55.62">
                <text:p>2155.6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02.89">
                <text:p>4302.8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915.84">
                <text:p>4915.8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105.95">
                <text:p>6105.9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68.73">
                <text:p>268.7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675.41538461538">
                <text:p>1675.415384615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632.51">
                <text:p>632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674.677333333333">
                <text:p>674.67733333333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257.2375">
                <text:p>1257.23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269.79">
                <text:p>1269.7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089.02">
                <text:p>1089.0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075.27">
                <text:p>1075.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814.76">
                <text:p>814.7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840.27">
                <text:p>840.27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316.67">
                <text:p>316.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38.82">
                <text:p>338.8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68cm" svg:height="18.118cm" xlink:href=".." xlink:type="simple" chart:class="chart:bar" chart:style-name="ch1">
        <chart:title svg:x="0.886cm" svg:y="0.497cm" chart:style-name="ch2">
          <text:p>LINPACK DP 100 x 100 (single-threaded, Per 1 MHz)</text:p>
        </chart:title>
        <chart:plot-area chart:style-name="ch3" table:cell-range-address="Linpack.A6:Linpack.A33 Linpack.F5:Linpack.F5 Linpack.G6:Linpack.G33" chart:data-source-has-labels="both" svg:x="0.413cm" svg:y="2.104cm" svg:width="19.854cm" svg:height="15.652cm">
          <chartooo:coordinate-region svg:x="3.574cm" svg:y="2.104cm" svg:width="16.162cm" svg:height="15.182cm"/>
          <chart:axis chart:dimension="x" chart:name="primary-x" chart:style-name="ch4" chartooo:axis-type="text">
            <chart:categories table:cell-range-address="Linpack.A6:Linpac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G6:Linpack.G33" chart:label-cell-address="Linpack.F5:Linpack.F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F5:Linpac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Linpack.A6:Linpack.A33</svg:desc>
                </draw:g>
              </table:table-cell>
              <table:table-cell office:value-type="float" office:value="0.673326086956522">
                <text:p>0.673326086956522</text:p>
                <draw:g>
                  <svg:desc>Linpack.G6:Linpack.G33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469494444444444">
                <text:p>0.46949444444444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9494047619048">
                <text:p>0.1294940476190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.29552692307692">
                <text:p>1.2955269230769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73088461538462">
                <text:p>0.67308846153846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717794466403162">
                <text:p>0.7177944664031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01060478199719">
                <text:p>1.010604781997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26555588235294">
                <text:p>1.265555882352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04826666666667">
                <text:p>2.04826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9586764705882">
                <text:p>1.795867647058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58076470588235">
                <text:p>0.15807647058823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83770769230769">
                <text:p>0.837707692307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843346666666667">
                <text:p>0.843346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843346666666666">
                <text:p>0.84334666666666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81921935483871">
                <text:p>0.8192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837707692307692">
                <text:p>0.8377076923076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827130769230769">
                <text:p>0.8271307692307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827167512690355">
                <text:p>0.82716751269035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74060665362035">
                <text:p>0.27406066536203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31667">
                <text:p>0.316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2117625">
                <text:p>0.211762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d9d9d9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679cm" svg:height="18.118cm" xlink:href=".." xlink:type="simple" chart:class="chart:bar" chart:style-name="ch1">
        <chart:title svg:x="0.845cm" svg:y="0.497cm" chart:style-name="ch2">
          <text:p>LINPACK DP 100 x 100 (single-threaded, Relative to Core i7-2600)</text:p>
        </chart:title>
        <chart:plot-area chart:style-name="ch3" table:cell-range-address="Linpack.A6:Linpack.A33 Linpack.F5:Linpack.F5 Linpack.H6:Linpack.H33" chart:data-source-has-labels="both" svg:x="0.413cm" svg:y="2.924cm" svg:width="19.853cm" svg:height="14.832cm">
          <chartooo:coordinate-region svg:x="3.574cm" svg:y="2.924cm" svg:width="16.161cm" svg:height="14.362cm"/>
          <chart:axis chart:dimension="x" chart:name="primary-x" chart:style-name="ch4" chartooo:axis-type="text">
            <chart:categories table:cell-range-address="Linpack.A6:Linpac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H6:Linpack.H33" chart:label-cell-address="Linpack.F5:Linpack.F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8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F5:Linpac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Linpack.A6:Linpack.A33</svg:desc>
                </draw:g>
              </table:table-cell>
              <table:table-cell office:value-type="float" office:value="0.359909270281137">
                <text:p>0.359909270281137</text:p>
                <draw:g>
                  <svg:desc>Linpack.H6:Linpack.H33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96400558694273">
                <text:p>0.19640055869427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379837736962832">
                <text:p>0.037983773696283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404472343006677">
                <text:p>0.0404472343006677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418323498857744">
                <text:p>0.0418323498857744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782815735470811">
                <text:p>0.78281573547081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406710373725566">
                <text:p>0.40671037372556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37384641485141">
                <text:p>0.23738464148514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422046577997578">
                <text:p>0.422046577997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500970278115406">
                <text:p>0.5009702781154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4245077145825">
                <text:p>1.142450771458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4190346488058">
                <text:p>1.419034648805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624533743600231">
                <text:p>0.062453374360023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976088164001404">
                <text:p>0.0097608816400140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9369792073555">
                <text:p>0.3893697920735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46996553479173">
                <text:p>0.1469965534791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6796323711118">
                <text:p>0.15679632371111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2184438830646">
                <text:p>0.29218443883064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33747551064517">
                <text:p>0.2337475510645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510166423032">
                <text:p>0.2951016642303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53090364847812">
                <text:p>0.2530903648478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9894838120426">
                <text:p>0.249894838120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8935180773852">
                <text:p>0.18935180773852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280381325109">
                <text:p>0.1952803813251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35947235462677">
                <text:p>0.073594723546267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787424266016561">
                <text:p>0.0787424266016561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57cm" svg:height="32.846cm" xlink:href=".." xlink:type="simple" chart:class="chart:bar" chart:style-name="ch1">
        <chart:title svg:x="5.787cm" svg:y="0.791cm" chart:style-name="ch2">
          <text:p>Memspeed (MB/s, x[m]=x[m]+y[m] Sngl)</text:p>
        </chart:title>
        <chart:legend chart:legend-position="top" svg:x="10.93cm" svg:y="2.221cm" style:legend-expansion="wide" chart:style-name="ch3"/>
        <chart:plot-area chart:style-name="ch4" table:cell-range-address="Memspeed.A6:Memspeed.A33 Memspeed.I5:Memspeed.K33" chart:data-source-has-labels="both" svg:x="0.537cm" svg:y="3.448cm" svg:width="25.783cm" svg:height="28.742cm">
          <chartooo:coordinate-region svg:x="3.698cm" svg:y="3.448cm" svg:width="22.091cm" svg:height="28.272cm"/>
          <chart:axis chart:dimension="x" chart:name="primary-x" chart:style-name="ch5" chartooo:axis-type="text">
            <chart:categories table:cell-range-address="Memspeed.A6:Memspeed.A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I6:Memspeed.I33" chart:label-cell-address="Memspeed.I5:Memspeed.I5" chart:class="chart:bar">
            <chart:data-point chart:repeated="28"/>
          </chart:series>
          <chart:series chart:style-name="ch10" chart:values-cell-range-address="Memspeed.J6:Memspeed.J33" chart:label-cell-address="Memspeed.J5:Memspeed.J5" chart:class="chart:bar">
            <chart:data-point chart:repeated="28"/>
          </chart:series>
          <chart:series chart:style-name="ch11" chart:values-cell-range-address="Memspeed.K6:Memspeed.K33" chart:label-cell-address="Memspeed.K5:Memspeed.K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I5:Memspeed.I5</svg:desc>
                </draw:g>
              </table:table-cell>
              <table:table-cell office:value-type="string">
                <text:p>512 KB</text:p>
                <draw:g>
                  <svg:desc>Memspeed.J5:Memspeed.J5</svg:desc>
                </draw:g>
              </table:table-cell>
              <table:table-cell office:value-type="string">
                <text:p>8192 KB</text:p>
                <draw:g>
                  <svg:desc>Memspeed.K5:Memspeed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PC2</text:p>
                <draw:g>
                  <svg:desc>Memspeed.A6:Memspeed.A33</svg:desc>
                </draw:g>
              </table:table-cell>
              <table:table-cell office:value-type="float" office:value="2872">
                <text:p>2872</text:p>
                <draw:g>
                  <svg:desc>Memspeed.I6:Memspeed.I33</svg:desc>
                </draw:g>
              </table:table-cell>
              <table:table-cell office:value-type="float" office:value="1179">
                <text:p>1179</text:p>
                <draw:g>
                  <svg:desc>Memspeed.J6:Memspeed.J33</svg:desc>
                </draw:g>
              </table:table-cell>
              <table:table-cell office:value-type="float" office:value="1009">
                <text:p>1009</text:p>
                <draw:g>
                  <svg:desc>Memspeed.K6:Memspeed.K3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62581">
                <text:p>62581</text:p>
              </table:table-cell>
              <table:table-cell office:value-type="float" office:value="39969">
                <text:p>39969</text:p>
              </table:table-cell>
              <table:table-cell office:value-type="float" office:value="27196">
                <text:p>271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9299">
                <text:p>59299</text:p>
              </table:table-cell>
              <table:table-cell office:value-type="float" office:value="30982">
                <text:p>30982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982">
                <text:p>57982</text:p>
              </table:table-cell>
              <table:table-cell office:value-type="float" office:value="52292">
                <text:p>52292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292929"/>
      <style:text-properties fo:color="#404040" style:text-position="0% 100%" fo:font-family="Calibri" fo:font-size="9pt" style:font-size-asian="9pt" style:font-size-complex="9pt"/>
    </style:style>
    <style:style style:name="ch13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dadada"/>
      <style:text-properties fo:color="#404040" style:text-position="0% 100%" fo:font-family="Calibri" fo:font-size="9pt" style:font-size-asian="9pt" style:font-size-complex="9pt"/>
    </style:style>
    <style:style style:name="ch14" style:family="chart" style:data-style-name="N107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ababab"/>
      <style:text-properties fo:color="#404040" style:text-position="0% 100%" fo:font-family="Calibri" fo:font-size="9pt" style:font-size-asian="9pt" style:font-size-complex="9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84cm" svg:height="25.041cm" xlink:href=".." xlink:type="simple" chart:class="chart:bar" chart:style-name="ch1">
        <chart:title svg:x="10.239cm" svg:y="0.635cm" chart:style-name="ch2">
          <text:p>Scimark 2 (single-threaded)</text:p>
        </chart:title>
        <chart:legend chart:legend-position="top" svg:x="7.845cm" svg:y="2.065cm" style:legend-expansion="wide" chart:style-name="ch3"/>
        <chart:plot-area chart:style-name="ch4" table:cell-range-address="Scimark_2.A6:Scimark_2.A19 Scimark_2.D5:Scimark_2.D19 Scimark_2.F5:Scimark_2.J19" chart:data-source-has-labels="both" svg:x="0.616cm" svg:y="3.136cm" svg:width="29.608cm" svg:height="21.405cm">
          <chartooo:coordinate-region svg:x="3.777cm" svg:y="3.136cm" svg:width="25.599cm" svg:height="20.935cm"/>
          <chart:axis chart:dimension="x" chart:name="primary-x" chart:style-name="ch5" chartooo:axis-type="text">
            <chart:categories table:cell-range-address="Scimark_2.A6:Scimark_2.A19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Scimark_2.D6:Scimark_2.D19" chart:label-cell-address="Scimark_2.D5:Scimark_2.D5" chart:class="chart:bar">
            <chart:data-point chart:repeated="14"/>
          </chart:series>
          <chart:series chart:style-name="ch10" chart:values-cell-range-address="Scimark_2.F6:Scimark_2.F19" chart:label-cell-address="Scimark_2.F5:Scimark_2.F5" chart:class="chart:bar">
            <chart:data-point chart:repeated="14"/>
          </chart:series>
          <chart:series chart:style-name="ch11" chart:values-cell-range-address="Scimark_2.G6:Scimark_2.G19" chart:label-cell-address="Scimark_2.G5:Scimark_2.G5" chart:class="chart:bar">
            <chart:data-point chart:repeated="14"/>
          </chart:series>
          <chart:series chart:style-name="ch12" chart:values-cell-range-address="Scimark_2.H6:Scimark_2.H19" chart:label-cell-address="Scimark_2.H5:Scimark_2.H5" chart:class="chart:bar">
            <chart:data-point chart:repeated="14"/>
          </chart:series>
          <chart:series chart:style-name="ch13" chart:values-cell-range-address="Scimark_2.I6:Scimark_2.I19" chart:label-cell-address="Scimark_2.I5:Scimark_2.I5" chart:class="chart:bar">
            <chart:data-point chart:repeated="14"/>
          </chart:series>
          <chart:series chart:style-name="ch14" chart:values-cell-range-address="Scimark_2.J6:Scimark_2.J19" chart:label-cell-address="Scimark_2.J5:Scimark_2.J5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актовая частота (MHz)</text:p>
                <draw:g>
                  <svg:desc>Scimark_2.D5:Scimark_2.D5</svg:desc>
                </draw:g>
              </table:table-cell>
              <table:table-cell office:value-type="string">
                <text:p>Composite Score</text:p>
                <draw:g>
                  <svg:desc>Scimark_2.F5:Scimark_2.F5</svg:desc>
                </draw:g>
              </table:table-cell>
              <table:table-cell office:value-type="string">
                <text:p>FFT</text:p>
                <draw:g>
                  <svg:desc>Scimark_2.G5:Scimark_2.G5</svg:desc>
                </draw:g>
              </table:table-cell>
              <table:table-cell office:value-type="string">
                <text:p>SOR</text:p>
                <draw:g>
                  <svg:desc>Scimark_2.H5:Scimark_2.H5</svg:desc>
                </draw:g>
              </table:table-cell>
              <table:table-cell office:value-type="string">
                <text:p>MonteCarlo</text:p>
                <draw:g>
                  <svg:desc>Scimark_2.I5:Scimark_2.I5</svg:desc>
                </draw:g>
              </table:table-cell>
              <table:table-cell office:value-type="string">
                <text:p>Sparse matmult</text:p>
                <draw:g>
                  <svg:desc>Scimark_2.J5:Scimark_2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Scimark_2.A6:Scimark_2.A19</svg:desc>
                </draw:g>
              </table:table-cell>
              <table:table-cell office:value-type="float" office:value="1344">
                <text:p>1344</text:p>
                <draw:g>
                  <svg:desc>Scimark_2.D6:Scimark_2.D19</svg:desc>
                </draw:g>
              </table:table-cell>
              <table:table-cell office:value-type="float" office:value="169.22">
                <text:p>169.22</text:p>
                <draw:g>
                  <svg:desc>Scimark_2.F6:Scimark_2.F19</svg:desc>
                </draw:g>
              </table:table-cell>
              <table:table-cell office:value-type="float" office:value="150.49">
                <text:p>150.49</text:p>
                <draw:g>
                  <svg:desc>Scimark_2.G6:Scimark_2.G19</svg:desc>
                </draw:g>
              </table:table-cell>
              <table:table-cell office:value-type="float" office:value="276.78">
                <text:p>276.78</text:p>
                <draw:g>
                  <svg:desc>Scimark_2.H6:Scimark_2.H19</svg:desc>
                </draw:g>
              </table:table-cell>
              <table:table-cell office:value-type="float" office:value="76.72">
                <text:p>76.72</text:p>
                <draw:g>
                  <svg:desc>Scimark_2.I6:Scimark_2.I19</svg:desc>
                </draw:g>
              </table:table-cell>
              <table:table-cell office:value-type="float" office:value="166.98">
                <text:p>166.98</text:p>
                <draw:g>
                  <svg:desc>Scimark_2.J6:Scimark_2.J19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152">
                <text:p>1152</text:p>
              </table:table-cell>
              <table:table-cell office:value-type="float" office:value="191.59">
                <text:p>191.59</text:p>
              </table:table-cell>
              <table:table-cell office:value-type="float" office:value="147.36">
                <text:p>147.36</text:p>
              </table:table-cell>
              <table:table-cell office:value-type="float" office:value="283.1">
                <text:p>283.1</text:p>
              </table:table-cell>
              <table:table-cell office:value-type="float" office:value="64.07">
                <text:p>64.07</text:p>
              </table:table-cell>
              <table:table-cell office:value-type="float" office:value="185.46">
                <text:p>185.4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600">
                <text:p>2600</text:p>
              </table:table-cell>
              <table:table-cell office:value-type="float" office:value="1477.36">
                <text:p>1477.36</text:p>
              </table:table-cell>
              <table:table-cell office:value-type="float" office:value="1185.13">
                <text:p>1185.13</text:p>
              </table:table-cell>
              <table:table-cell office:value-type="float" office:value="1090.89">
                <text:p>1090.89</text:p>
              </table:table-cell>
              <table:table-cell office:value-type="float" office:value="431.59">
                <text:p>431.59</text:p>
              </table:table-cell>
              <table:table-cell office:value-type="float" office:value="1473.08">
                <text:p>1473.0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85">
                <text:p>985</text:p>
              </table:table-cell>
              <table:table-cell office:value-type="float" office:value="379.23">
                <text:p>379.23</text:p>
              </table:table-cell>
              <table:table-cell office:value-type="float" office:value="174.82">
                <text:p>174.82</text:p>
              </table:table-cell>
              <table:table-cell office:value-type="float" office:value="364.42">
                <text:p>364.42</text:p>
              </table:table-cell>
              <table:table-cell office:value-type="float" office:value="97.02">
                <text:p>97.02</text:p>
              </table:table-cell>
              <table:table-cell office:value-type="float" office:value="132.92">
                <text:p>132.9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00">
                <text:p>1200</text:p>
              </table:table-cell>
              <table:table-cell office:value-type="float" office:value="469.46">
                <text:p>469.46</text:p>
              </table:table-cell>
              <table:table-cell office:value-type="float" office:value="212.71">
                <text:p>212.71</text:p>
              </table:table-cell>
              <table:table-cell office:value-type="float" office:value="446.05">
                <text:p>446.05</text:p>
              </table:table-cell>
              <table:table-cell office:value-type="float" office:value="118.25">
                <text:p>118.25</text:p>
              </table:table-cell>
              <table:table-cell office:value-type="float" office:value="166.34">
                <text:p>166.3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550">
                <text:p>1550</text:p>
              </table:table-cell>
              <table:table-cell office:value-type="float" office:value="472.24">
                <text:p>472.24</text:p>
              </table:table-cell>
              <table:table-cell office:value-type="float" office:value="266.7">
                <text:p>266.7</text:p>
              </table:table-cell>
              <table:table-cell office:value-type="float" office:value="501.81">
                <text:p>501.81</text:p>
              </table:table-cell>
              <table:table-cell office:value-type="float" office:value="84.95">
                <text:p>84.95</text:p>
              </table:table-cell>
              <table:table-cell office:value-type="float" office:value="304.82">
                <text:p>304.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440">
                <text:p>1440</text:p>
              </table:table-cell>
              <table:table-cell office:value-type="float" office:value="509.44">
                <text:p>509.44</text:p>
              </table:table-cell>
              <table:table-cell office:value-type="float" office:value="267.6">
                <text:p>267.6</text:p>
              </table:table-cell>
              <table:table-cell office:value-type="float" office:value="719.12">
                <text:p>719.12</text:p>
              </table:table-cell>
              <table:table-cell office:value-type="float" office:value="178.04">
                <text:p>178.04</text:p>
              </table:table-cell>
              <table:table-cell office:value-type="float" office:value="497.19">
                <text:p>497.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300">
                <text:p>1300</text:p>
              </table:table-cell>
              <table:table-cell office:value-type="float" office:value="511.43">
                <text:p>511.43</text:p>
              </table:table-cell>
              <table:table-cell office:value-type="float" office:value="235.71">
                <text:p>235.71</text:p>
              </table:table-cell>
              <table:table-cell office:value-type="float" office:value="481.74">
                <text:p>481.74</text:p>
              </table:table-cell>
              <table:table-cell office:value-type="float" office:value="132.23">
                <text:p>132.23</text:p>
              </table:table-cell>
              <table:table-cell office:value-type="float" office:value="186.18">
                <text:p>186.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33">
                <text:p>2133</text:p>
              </table:table-cell>
              <table:table-cell office:value-type="float" office:value="1002.61">
                <text:p>1002.61</text:p>
              </table:table-cell>
              <table:table-cell office:value-type="float" office:value="759.27">
                <text:p>759.27</text:p>
              </table:table-cell>
              <table:table-cell office:value-type="float" office:value="967.15">
                <text:p>967.15</text:p>
              </table:table-cell>
              <table:table-cell office:value-type="float" office:value="290.85">
                <text:p>290.85</text:p>
              </table:table-cell>
              <table:table-cell office:value-type="float" office:value="933.71">
                <text:p>933.7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2600">
                <text:p>2600</text:p>
              </table:table-cell>
              <table:table-cell office:value-type="float" office:value="1028.44">
                <text:p>1028.44</text:p>
              </table:table-cell>
              <table:table-cell office:value-type="float" office:value="775.83">
                <text:p>775.83</text:p>
              </table:table-cell>
              <table:table-cell office:value-type="float" office:value="989.81">
                <text:p>989.81</text:p>
              </table:table-cell>
              <table:table-cell office:value-type="float" office:value="344.97">
                <text:p>344.97</text:p>
              </table:table-cell>
              <table:table-cell office:value-type="float" office:value="1272.17">
                <text:p>1272.1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530">
                <text:p>2530</text:p>
              </table:table-cell>
              <table:table-cell office:value-type="float" office:value="1051.93">
                <text:p>1051.93</text:p>
              </table:table-cell>
              <table:table-cell office:value-type="float" office:value="720.56">
                <text:p>720.56</text:p>
              </table:table-cell>
              <table:table-cell office:value-type="float" office:value="1201.02">
                <text:p>1201.02</text:p>
              </table:table-cell>
              <table:table-cell office:value-type="float" office:value="307.36">
                <text:p>307.36</text:p>
              </table:table-cell>
              <table:table-cell office:value-type="float" office:value="1119.72">
                <text:p>1119.7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400">
                <text:p>3400</text:p>
              </table:table-cell>
              <table:table-cell office:value-type="float" office:value="1800">
                <text:p>1800</text:p>
              </table:table-cell>
              <table:table-cell office:value-type="float" office:value="1517.97">
                <text:p>1517.97</text:p>
              </table:table-cell>
              <table:table-cell office:value-type="float" office:value="1636.33">
                <text:p>1636.33</text:p>
              </table:table-cell>
              <table:table-cell office:value-type="float" office:value="515.34">
                <text:p>515.34</text:p>
              </table:table-cell>
              <table:table-cell office:value-type="float" office:value="1981.74">
                <text:p>1981.7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00">
                <text:p>2400</text:p>
              </table:table-cell>
              <table:table-cell office:value-type="float" office:value="2071.26">
                <text:p>2071.26</text:p>
              </table:table-cell>
              <table:table-cell office:value-type="float" office:value="1693.12">
                <text:p>1693.12</text:p>
              </table:table-cell>
              <table:table-cell office:value-type="float" office:value="1599.69">
                <text:p>1599.69</text:p>
              </table:table-cell>
              <table:table-cell office:value-type="float" office:value="568.17">
                <text:p>568.17</text:p>
              </table:table-cell>
              <table:table-cell office:value-type="float" office:value="2148.4">
                <text:p>2148.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400">
                <text:p>3400</text:p>
              </table:table-cell>
              <table:table-cell office:value-type="float" office:value="2427.42">
                <text:p>2427.42</text:p>
              </table:table-cell>
              <table:table-cell office:value-type="float" office:value="2011.19">
                <text:p>2011.19</text:p>
              </table:table-cell>
              <table:table-cell office:value-type="float" office:value="1564.17">
                <text:p>1564.17</text:p>
              </table:table-cell>
              <table:table-cell office:value-type="float" office:value="753.09">
                <text:p>753.09</text:p>
              </table:table-cell>
              <table:table-cell office:value-type="float" office:value="2878.47">
                <text:p>2878.4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52cm" svg:height="19.413cm" xlink:href=".." xlink:type="simple" chart:class="chart:bar" chart:style-name="ch1">
        <chart:title svg:x="9.801cm" svg:y="0.523cm" chart:style-name="ch2">
          <text:p>Whetstones (single-threaded)</text:p>
        </chart:title>
        <chart:plot-area chart:style-name="ch3" table:cell-range-address="'Whetstone!'.A4:'Whetstone!'.A31 Coremark.F5:Coremark.F5 'Whetstone!'.F4:'Whetstone!'.F31" chart:data-source-has-labels="both" svg:x="0.613cm" svg:y="2.156cm" svg:width="29.426cm" svg:height="16.869cm">
          <chartooo:coordinate-region svg:x="3.774cm" svg:y="2.156cm" svg:width="25.417cm" svg:height="16.399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F4:'Whetstone!'.F31" chart:label-cell-address="Coremark.F5:Coremark.F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'Whetstone!'.A4:'Whetstone!'.A31</svg:desc>
                </draw:g>
              </table:table-cell>
              <table:table-cell office:value-type="float" office:value="613.5">
                <text:p>613.5</text:p>
                <draw:g>
                  <svg:desc>'Whetstone!'.F4:'Whetstone!'.F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2">
                <text:p>938.1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">
                <text:p>970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5">
                <text:p>1277.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2">
                <text:p>1517.6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545.92">
                <text:p>1545.9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">
                <text:p>1647.5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198.39">
                <text:p>2198.3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6">
                <text:p>1305.1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4">
                <text:p>2085.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3">
                <text:p>2910.3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">
                <text:p>3718.1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326.899">
                <text:p>5326.89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850.405">
                <text:p>5850.40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6">
                <text:p>700.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6">
                <text:p>980.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8">
                <text:p>2136.9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8">
                <text:p>2851.8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4340.749">
                <text:p>4340.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582cm" svg:height="19.348cm" xlink:href=".." xlink:type="simple" chart:class="chart:bar" chart:style-name="ch1">
        <chart:title svg:x="9.912cm" svg:y="0.521cm" chart:style-name="ch2">
          <text:p>Whetstones (multi-threaded)</text:p>
        </chart:title>
        <chart:plot-area chart:style-name="ch3" table:cell-range-address="'Whetstone!'.A4:'Whetstone!'.A31 'Whetstone!'.G3:'Whetstone!'.G31" chart:data-source-has-labels="both" svg:x="0.611cm" svg:y="2.152cm" svg:width="29.36cm" svg:height="16.81cm">
          <chartooo:coordinate-region svg:x="3.772cm" svg:y="2.152cm" svg:width="25.14cm" svg:height="16.34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G4:'Whetstone!'.G31" chart:label-cell-address="'Whetstone!'.G3:'Whetstone!'.G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 MP</text:p>
                <draw:g>
                  <svg:desc>'Whetstone!'.G3:'Whetstone!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'Whetstone!'.A4:'Whetstone!'.A31</svg:desc>
                </draw:g>
              </table:table-cell>
              <table:table-cell office:value-type="float" office:value="1227">
                <text:p>1227</text:p>
                <draw:g>
                  <svg:desc>'Whetstone!'.G4:'Whetstone!'.G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37605.0064516129">
                <text:p>37605.006451612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3854">
                <text:p>1238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544503.55456">
                <text:p>544503.5545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7.777cm" svg:y="0.523cm" chart:style-name="ch2">
          <text:p>Whetstones (single-threaded, Per 1 MHz)</text:p>
        </chart:title>
        <chart:plot-area chart:style-name="ch3" table:cell-range-address="'Whetstone!'.A4:'Whetstone!'.A31 Coremark.H5:Coremark.H5 'Whetstone!'.L4:'Whetstone!'.L31" chart:data-source-has-labels="both" svg:x="0.613cm" svg:y="2.156cm" svg:width="29.453cm" svg:height="16.866cm">
          <chartooo:coordinate-region svg:x="3.774cm" svg:y="2.156cm" svg:width="25.761cm" svg:height="16.396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L4:'Whetstone!'.L31" chart:label-cell-address="Coremark.H5:Coremark.H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'Whetstone!'.A4:'Whetstone!'.A31</svg:desc>
                </draw:g>
              </table:table-cell>
              <table:table-cell office:value-type="float" office:value="0.51125">
                <text:p>0.51125</text:p>
                <draw:g>
                  <svg:desc>'Whetstone!'.L4:'Whetstone!'.L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29700507614213">
                <text:p>1.297005076142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.28826666666667">
                <text:p>1.2882666666666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26731538461538">
                <text:p>1.2673153846153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.0991935483871">
                <text:p>1.09919354838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13583333333333">
                <text:p>1.13583333333333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1.099195">
                <text:p>1.0991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386428571428571">
                <text:p>0.38642857142857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767741176470588">
                <text:p>0.7677411764705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.44808333333333">
                <text:p>1.448083333333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3244135021097">
                <text:p>1.324413502109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.15032806324111">
                <text:p>1.1503280632411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.43006153846154">
                <text:p>1.430061538461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21954125">
                <text:p>2.21954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68515294117647">
                <text:p>1.6851529411764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2070735294118">
                <text:p>1.7207073529411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521279761904762">
                <text:p>0.52127976190476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850920138888889">
                <text:p>0.85092013888888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1.18721111111111">
                <text:p>1.18721111111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3991304347826">
                <text:p>1.23991304347826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.66951884615385">
                <text:p>1.669518846153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327cm" svg:height="19.114cm" xlink:href=".." xlink:type="simple" chart:class="chart:bar" chart:style-name="ch1">
        <chart:title svg:x="7.746cm" svg:y="0.517cm" chart:style-name="ch2">
          <text:p>Whetstones (multi-threaded, Per 1 MHz)</text:p>
        </chart:title>
        <chart:plot-area chart:style-name="ch3" table:cell-range-address="'Whetstone!'.A4:'Whetstone!'.A31 'Whetstone!'.M3:'Whetstone!'.M31" chart:data-source-has-labels="both" svg:x="0.606cm" svg:y="2.144cm" svg:width="29.115cm" svg:height="16.588cm">
          <chartooo:coordinate-region svg:x="3.767cm" svg:y="2.144cm" svg:width="25.211cm" svg:height="16.118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M4:'Whetstone!'.M31" chart:label-cell-address="'Whetstone!'.M3:'Whetstone!'.M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 на 1 Мгц (многопоточный)</text:p>
                <draw:g>
                  <svg:desc>'Whetstone!'.M3:'Whetstone!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'Whetstone!'.A4:'Whetstone!'.A31</svg:desc>
                </draw:g>
              </table:table-cell>
              <table:table-cell office:value-type="float" office:value="1.0225">
                <text:p>1.0225</text:p>
                <draw:g>
                  <svg:desc>'Whetstone!'.M4:'Whetstone!'.M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.06875">
                <text:p>3.0687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.0533333333333">
                <text:p>21.053333333333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33197969543147">
                <text:p>1.3319796954314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.98461538461538">
                <text:p>9.9846153846153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1.2023076923077">
                <text:p>41.202307692307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9.40125161290323">
                <text:p>9.4012516129032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9.71462666666667">
                <text:p>9.71462666666667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18.8025032258065">
                <text:p>18.802503225806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386428571428571">
                <text:p>0.38642857142857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52411764705882">
                <text:p>2.524117647058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60833333333333">
                <text:p>4.608333333333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14299109235818">
                <text:p>4.1429910923581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.05335968379447">
                <text:p>2.0533596837944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65884615384615">
                <text:p>4.65884615384615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4.6808333333333">
                <text:p>14.680833333333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9.21147058823529">
                <text:p>9.2114705882352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6.4276470588235">
                <text:p>36.427647058823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37946428571429">
                <text:p>1.3794642857142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296875">
                <text:p>3.29687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3165">
                <text:p>2.316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5.51722222222222">
                <text:p>5.5172222222222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9.4526086956522">
                <text:p>19.4526086956522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09.424444061538">
                <text:p>209.42444406153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4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327cm" svg:height="19.114cm" xlink:href=".." xlink:type="simple" chart:class="chart:bar" chart:style-name="ch1">
        <chart:title svg:x="4.876cm" svg:y="0.517cm" chart:style-name="ch2">
          <text:p>Whetstones (multi-threaded, Relative to Core i7-2600  )</text:p>
        </chart:title>
        <chart:plot-area chart:style-name="ch3" table:cell-range-address="'Whetstone!'.A4:'Whetstone!'.A31 'Whetstone!'.O3:'Whetstone!'.O31" chart:data-source-has-labels="both" svg:x="0.606cm" svg:y="2.144cm" svg:width="29.115cm" svg:height="16.588cm">
          <chartooo:coordinate-region svg:x="3.767cm" svg:y="2.144cm" svg:width="25.317cm" svg:height="16.118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O4:'Whetstone!'.O31" chart:label-cell-address="'Whetstone!'.O3:'Whetstone!'.O3" chart:class="chart:bar">
            <chart:data-point chart:repeated="26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  (многопоточный)</text:p>
                <draw:g>
                  <svg:desc>'Whetstone!'.O3:'Whetstone!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'Whetstone!'.A4:'Whetstone!'.A31</svg:desc>
                </draw:g>
              </table:table-cell>
              <table:table-cell office:value-type="float" office:value="0.0391774960886363">
                <text:p>0.0391774960886363</text:p>
                <draw:g>
                  <svg:desc>'Whetstone!'.O4:'Whetstone!'.O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1864044190428">
                <text:p>0.0161864044190428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26054471726428">
                <text:p>0.02605447172642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357291101248443">
                <text:p>0.035729110124844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83869216769373">
                <text:p>0.078386921676937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504166799706249">
                <text:p>0.50416679970624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18915035601392">
                <text:p>0.04189150356013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414444905648328">
                <text:p>0.41444490564832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396564385836074">
                <text:p>0.3965643858360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71023979054248">
                <text:p>1.710239790542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1.20070904088933">
                <text:p>1.2007090408893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863692965931224">
                <text:p>0.0086369296593122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370094830614">
                <text:p>0.137009483061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84159775216">
                <text:p>0.21188415977521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8216098853731">
                <text:p>0.2821609885373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165873750758326">
                <text:p>0.16587375075832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86762029438999">
                <text:p>0.38676202943899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2500399118746">
                <text:p>1.1250039911874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.95459625147674">
                <text:p>3.9545962514767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591972923784284">
                <text:p>0.05919729237842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1268239726683">
                <text:p>0.12126823972668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88757623168045">
                <text:p>0.08875762316804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17091861170535">
                <text:p>0.317091861170535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42855774450014">
                <text:p>1.42855774450014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7.3857260627734">
                <text:p>17.385726062773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4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4.906cm" svg:y="0.523cm" chart:style-name="ch2">
          <text:p>Whetstones (single-threaded, Relative to Core i7-2600  )</text:p>
        </chart:title>
        <chart:plot-area chart:style-name="ch3" table:cell-range-address="'Whetstone!'.A4:'Whetstone!'.A31 'Whetstone!'.N3:'Whetstone!'.N31" chart:data-source-has-labels="both" svg:x="0.613cm" svg:y="2.156cm" svg:width="29.453cm" svg:height="16.866cm">
          <chartooo:coordinate-region svg:x="3.774cm" svg:y="2.156cm" svg:width="25.761cm" svg:height="16.396cm"/>
          <chart:axis chart:dimension="x" chart:name="primary-x" chart:style-name="ch4" chartooo:axis-type="text">
            <chart:categories table:cell-range-address="'Whetstone!'.A4:'Whet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Whetstone!'.N4:'Whetstone!'.N31" chart:label-cell-address="'Whetstone!'.N3:'Whetstone!'.N3" chart:class="chart:bar">
            <chart:data-point chart:repeated="26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</text:p>
                <draw:g>
                  <svg:desc>'Whetstone!'.N3:'Whetstone!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'Whetstone!'.A4:'Whetstone!'.A31</svg:desc>
                </draw:g>
              </table:table-cell>
              <table:table-cell office:value-type="float" office:value="0.107077032631006">
                <text:p>0.107077032631006</text:p>
                <draw:g>
                  <svg:desc>'Whetstone!'.N4:'Whetstone!'.N31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4789650790991">
                <text:p>0.0884789650790991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142420307460311">
                <text:p>0.142420307460311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304318686382">
                <text:p>0.19530431868638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4483866013">
                <text:p>0.1637344838660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277552046">
                <text:p>0.16943827755204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793867549">
                <text:p>0.22297679386754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7337019506">
                <text:p>0.26487733701950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69816668761083">
                <text:p>0.26981666876108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7647970511">
                <text:p>0.28754764797051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383695318281462">
                <text:p>0.38369531828146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696672671">
                <text:p>0.22779569667267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718049679">
                <text:p>0.36394671804967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545846772">
                <text:p>0.50795354584677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7904885575">
                <text:p>0.648947904885575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0.929728668370125">
                <text:p>0.929728668370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02109862606292">
                <text:p>1.0210986260629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900417487">
                <text:p>0.1222790041748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9375724319">
                <text:p>0.1710893757243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714293693">
                <text:p>0.3729771429369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8030410924">
                <text:p>0.497738030410924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757611283318672">
                <text:p>0.7576112833186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52cm" svg:height="19.413cm" xlink:href=".." xlink:type="simple" chart:class="chart:bar" chart:style-name="ch1">
        <chart:title svg:x="9.894cm" svg:y="0.523cm" chart:style-name="ch2">
          <text:p>Dhrystones (single-threaded)</text:p>
        </chart:title>
        <chart:plot-area chart:style-name="ch3" table:cell-range-address="'Dhrystone!'.A4:'Dhrystone!'.A31 'Dhrystone!'.F3:'Dhrystone!'.F31" chart:data-source-has-labels="both" svg:x="0.613cm" svg:y="2.156cm" svg:width="29.426cm" svg:height="16.869cm">
          <chartooo:coordinate-region svg:x="3.774cm" svg:y="2.156cm" svg:width="25.311cm" svg:height="16.399cm"/>
          <chart:axis chart:dimension="x" chart:name="primary-x" chart:style-name="ch4" chartooo:axis-type="text">
            <chart:categories table:cell-range-address="'Dhrystone!'.A4:'Dhry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hrystone!'.F4:'Dhrystone!'.F31" chart:label-cell-address="'Dhrystone!'.F3:'Dhrystone!'.F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rystones (VAX)</text:p>
                <draw:g>
                  <svg:desc>'Dhrystone!'.F3:'Dhrystone!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'Dhrystone!'.A4:'Dhrystone!'.A31</svg:desc>
                </draw:g>
              </table:table-cell>
              <table:table-cell office:value-type="float" office:value="2370">
                <text:p>2370</text:p>
                <draw:g>
                  <svg:desc>'Dhrystone!'.F4:'Dhrystone!'.F31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1011.57">
                <text:p>21011.5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2987.48">
                <text:p>22987.4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5195.31">
                <text:p>25195.3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471.97">
                <text:p>2471.9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5357.45">
                <text:p>5357.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9023.37">
                <text:p>9023.3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085.68">
                <text:p>1085.68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7.87cm" svg:y="0.523cm" chart:style-name="ch2">
          <text:p>Dhrystones (single-threaded, Per 1 MHz)</text:p>
        </chart:title>
        <chart:plot-area chart:style-name="ch3" table:cell-range-address="'Dhrystone!'.A4:'Dhrystone!'.A31 'Dhrystone!'.G3:'Dhrystone!'.G31" chart:data-source-has-labels="both" svg:x="0.613cm" svg:y="2.156cm" svg:width="29.453cm" svg:height="16.866cm">
          <chartooo:coordinate-region svg:x="3.774cm" svg:y="2.156cm" svg:width="25.655cm" svg:height="16.396cm"/>
          <chart:axis chart:dimension="x" chart:name="primary-x" chart:style-name="ch4" chartooo:axis-type="text">
            <chart:categories table:cell-range-address="'Dhrystone!'.A4:'Dhry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hrystone!'.G4:'Dhrystone!'.G31" chart:label-cell-address="'Dhrystone!'.G3:'Dhrystone!'.G3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rystones на 1 Мгц</text:p>
                <draw:g>
                  <svg:desc>'Dhrystone!'.G3:'Dhrystone!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'Dhrystone!'.A4:'Dhrystone!'.A31</svg:desc>
                </draw:g>
              </table:table-cell>
              <table:table-cell office:value-type="float" office:value="1.76339285714286">
                <text:p>1.76339285714286</text:p>
                <draw:g>
                  <svg:desc>'Dhrystone!'.G4:'Dhrystone!'.G31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4.57222222222222">
                <text:p>4.5722222222222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.94679565217391">
                <text:p>4.94679565217391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8.08137307692308">
                <text:p>8.0813730769230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.248125">
                <text:p>3.24812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5.11926863572433">
                <text:p>5.1192686357243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40608076923077">
                <text:p>4.4060807692307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.26043873517787">
                <text:p>5.26043873517787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49322647058824">
                <text:p>6.4932264705882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9.57811666666667">
                <text:p>9.57811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7.41038529411765">
                <text:p>7.4103852941176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64413529411765">
                <text:p>2.6441352941176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64798">
                <text:p>1.6479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.43934666666667">
                <text:p>4.43934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.436">
                <text:p>4.43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96205">
                <text:p>2.9620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.36805076142132">
                <text:p>4.36805076142132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.45641935483871">
                <text:p>3.4564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.49601538461539">
                <text:p>4.4960153846153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.51168461538462">
                <text:p>4.51168461538462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4.511685">
                <text:p>4.51168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67855">
                <text:p>0.6785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3085453359426">
                <text:p>1.3085453359426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.04166666666667">
                <text:p>3.0416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3b3b3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679cm" svg:height="19.41cm" xlink:href=".." xlink:type="simple" chart:class="chart:bar" chart:style-name="ch1">
        <chart:title svg:x="4.999cm" svg:y="0.523cm" chart:style-name="ch2">
          <text:p>Dhrystones (single-threaded, Relative to Core i7-2600  )</text:p>
        </chart:title>
        <chart:plot-area chart:style-name="ch3" table:cell-range-address="'Dhrystone!'.A4:'Dhrystone!'.A31 'Dhrystone!'.H3:'Dhrystone!'.H31" chart:data-source-has-labels="both" svg:x="0.613cm" svg:y="2.156cm" svg:width="29.453cm" svg:height="16.866cm">
          <chartooo:coordinate-region svg:x="3.774cm" svg:y="2.156cm" svg:width="25.761cm" svg:height="16.396cm"/>
          <chart:axis chart:dimension="x" chart:name="primary-x" chart:style-name="ch4" chartooo:axis-type="text">
            <chart:categories table:cell-range-address="'Dhrystone!'.A4:'Dhrystone!'.A3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hrystone!'.H4:'Dhrystone!'.H31" chart:label-cell-address="'Dhrystone!'.H3:'Dhrystone!'.H3" chart:class="chart:bar">
            <chart:data-point chart:repeated="24"/>
            <chart:data-point chart:style-name="ch9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</text:p>
                <draw:g>
                  <svg:desc>'Dhrystone!'.H3:'Dhrystone!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'Dhrystone!'.A4:'Dhrystone!'.A31</svg:desc>
                </draw:g>
              </table:table-cell>
              <table:table-cell office:value-type="float" office:value="0.107351688207213">
                <text:p>0.107351688207213</text:p>
                <draw:g>
                  <svg:desc>'Dhrystone!'.H4:'Dhrystone!'.H31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0.951741565984825">
                <text:p>0.95174156598482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4124252558209">
                <text:p>1.041242525582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14124854995953">
                <text:p>1.1412485499595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11970528564382">
                <text:p>0.11197052856438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61003072432494">
                <text:p>0.16100307243249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42671435437019">
                <text:p>0.2426714354370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.40872320794022">
                <text:p>0.40872320794022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491770383345178">
                <text:p>0.0491770383345178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22472332027448">
                <text:p>0.07224723320274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81727836745713">
                <text:p>0.181727836745713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83cm" svg:height="33.041cm" xlink:href=".." xlink:type="simple" chart:class="chart:bar" chart:style-name="ch1">
        <chart:title svg:x="6.951cm" svg:y="0.795cm" chart:style-name="ch2">
          <text:p>Memspeed (MB/s, x[m]=y[m] Sngl)</text:p>
        </chart:title>
        <chart:legend chart:legend-position="top" svg:x="10.943cm" svg:y="2.225cm" style:legend-expansion="wide" chart:style-name="ch3"/>
        <chart:plot-area chart:style-name="ch4" table:cell-range-address="Memspeed.A6:Memspeed.A33 Memspeed.L5:Memspeed.N33" chart:data-source-has-labels="both" svg:x="0.537cm" svg:y="3.456cm" svg:width="25.809cm" svg:height="28.925cm">
          <chartooo:coordinate-region svg:x="3.698cm" svg:y="3.456cm" svg:width="22.117cm" svg:height="28.455cm"/>
          <chart:axis chart:dimension="x" chart:name="primary-x" chart:style-name="ch5" chartooo:axis-type="text">
            <chart:categories table:cell-range-address="Memspeed.A6:Memspeed.A33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L6:Memspeed.L33" chart:label-cell-address="Memspeed.L5:Memspeed.L5" chart:class="chart:bar">
            <chart:data-point chart:repeated="28"/>
          </chart:series>
          <chart:series chart:style-name="ch10" chart:values-cell-range-address="Memspeed.M6:Memspeed.M33" chart:label-cell-address="Memspeed.M5:Memspeed.M5" chart:class="chart:bar">
            <chart:data-point chart:repeated="28"/>
          </chart:series>
          <chart:series chart:style-name="ch11" chart:values-cell-range-address="Memspeed.N6:Memspeed.N33" chart:label-cell-address="Memspeed.N5:Memspeed.N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L5:Memspeed.L5</svg:desc>
                </draw:g>
              </table:table-cell>
              <table:table-cell office:value-type="string">
                <text:p>512 KB</text:p>
                <draw:g>
                  <svg:desc>Memspeed.M5:Memspeed.M5</svg:desc>
                </draw:g>
              </table:table-cell>
              <table:table-cell office:value-type="string">
                <text:p>8192 KB</text:p>
                <draw:g>
                  <svg:desc>Memspeed.N5:Memspeed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PC2</text:p>
                <draw:g>
                  <svg:desc>Memspeed.A6:Memspeed.A33</svg:desc>
                </draw:g>
              </table:table-cell>
              <table:table-cell office:value-type="float" office:value="4902">
                <text:p>4902</text:p>
                <draw:g>
                  <svg:desc>Memspeed.L6:Memspeed.L33</svg:desc>
                </draw:g>
              </table:table-cell>
              <table:table-cell office:value-type="float" office:value="2284">
                <text:p>2284</text:p>
                <draw:g>
                  <svg:desc>Memspeed.M6:Memspeed.M33</svg:desc>
                </draw:g>
              </table:table-cell>
              <table:table-cell office:value-type="float" office:value="1261">
                <text:p>1261</text:p>
                <draw:g>
                  <svg:desc>Memspeed.N6:Memspeed.N3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27141">
                <text:p>27141</text:p>
              </table:table-cell>
              <table:table-cell office:value-type="float" office:value="18967">
                <text:p>18967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0254">
                <text:p>40254</text:p>
              </table:table-cell>
              <table:table-cell office:value-type="float" office:value="16127">
                <text:p>16127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45452">
                <text:p>45452</text:p>
              </table:table-cell>
              <table:table-cell office:value-type="float" office:value="37370">
                <text:p>37370</text:p>
              </table:table-cell>
              <table:table-cell office:value-type="float" office:value="13360">
                <text:p>1336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b4b4b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8b8b8b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292929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dadada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ababab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7e7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37.061cm" svg:height="34.759cm" xlink:href=".." xlink:type="simple" chart:class="chart:bar" chart:style-name="ch1">
        <chart:title svg:x="16.339cm" svg:y="0.83cm" chart:style-name="ch2">
          <text:p>MP MFLOPS</text:p>
        </chart:title>
        <chart:legend chart:legend-position="top" svg:x="5.147cm" svg:y="2.26cm" style:legend-expansion="wide" chart:style-name="ch3"/>
        <chart:plot-area chart:style-name="ch4" table:cell-range-address="MPMFLOPS.A6:MPMFLOPS.A32 MPMFLOPS.F5:MPMFLOPS.N32" chart:data-source-has-labels="both" svg:x="0.741cm" svg:y="3.997cm" svg:width="35.579cm" svg:height="30.067cm">
          <chartooo:coordinate-region svg:x="3.902cm" svg:y="3.997cm" svg:width="31.252cm" svg:height="29.59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F6:MPMFLOPS.F32" chart:label-cell-address="MPMFLOPS.F5:MPMFLOPS.F5" chart:class="chart:bar">
            <chart:data-point chart:repeated="27"/>
          </chart:series>
          <chart:series chart:style-name="ch10" chart:values-cell-range-address="MPMFLOPS.G6:MPMFLOPS.G32" chart:label-cell-address="MPMFLOPS.G5:MPMFLOPS.G5" chart:class="chart:bar">
            <chart:data-point chart:repeated="27"/>
          </chart:series>
          <chart:series chart:style-name="ch11" chart:values-cell-range-address="MPMFLOPS.H6:MPMFLOPS.H32" chart:label-cell-address="MPMFLOPS.H5:MPMFLOPS.H5" chart:class="chart:bar">
            <chart:data-point chart:repeated="27"/>
          </chart:series>
          <chart:series chart:style-name="ch12" chart:values-cell-range-address="MPMFLOPS.I6:MPMFLOPS.I32" chart:label-cell-address="MPMFLOPS.I5:MPMFLOPS.I5" chart:class="chart:bar">
            <chart:data-point chart:repeated="27"/>
          </chart:series>
          <chart:series chart:style-name="ch13" chart:values-cell-range-address="MPMFLOPS.J6:MPMFLOPS.J32" chart:label-cell-address="MPMFLOPS.J5:MPMFLOPS.J5" chart:class="chart:bar">
            <chart:data-point chart:repeated="27"/>
          </chart:series>
          <chart:series chart:style-name="ch14" chart:values-cell-range-address="MPMFLOPS.K6:MPMFLOPS.K32" chart:label-cell-address="MPMFLOPS.K5:MPMFLOPS.K5" chart:class="chart:bar">
            <chart:data-point chart:repeated="27"/>
          </chart:series>
          <chart:series chart:style-name="ch15" chart:values-cell-range-address="MPMFLOPS.L6:MPMFLOPS.L32" chart:label-cell-address="MPMFLOPS.L5:MPMFLOPS.L5" chart:class="chart:bar">
            <chart:data-point chart:repeated="27"/>
          </chart:series>
          <chart:series chart:style-name="ch16" chart:values-cell-range-address="MPMFLOPS.M6:MPMFLOPS.M32" chart:label-cell-address="MPMFLOPS.M5:MPMFLOPS.M5" chart:class="chart:bar">
            <chart:data-point chart:repeated="27"/>
          </chart:series>
          <chart:series chart:style-name="ch10" chart:values-cell-range-address="MPMFLOPS.N6:MPMFLOPS.N32" chart:label-cell-address="MPMFLOPS.N5:MPMFLOPS.N5" chart:class="chart:bar">
            <chart:data-point chart:repeated="2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F5:MPMFLOPS.F5</svg:desc>
                </draw:g>
              </table:table-cell>
              <table:table-cell office:value-type="string">
                <text:p>2 ops/w – 1024000 4B words</text:p>
                <draw:g>
                  <svg:desc>MPMFLOPS.G5:MPMFLOPS.G5</svg:desc>
                </draw:g>
              </table:table-cell>
              <table:table-cell office:value-type="string">
                <text:p>2 ops/w – 10240000 4B words</text:p>
                <draw:g>
                  <svg:desc>MPMFLOPS.H5:MPMFLOPS.H5</svg:desc>
                </draw:g>
              </table:table-cell>
              <table:table-cell office:value-type="string">
                <text:p>8 ops/w – 102400 4B words</text:p>
                <draw:g>
                  <svg:desc>MPMFLOPS.I5:MPMFLOPS.I5</svg:desc>
                </draw:g>
              </table:table-cell>
              <table:table-cell office:value-type="string">
                <text:p>8 ops/w – 1024000 4B words</text:p>
                <draw:g>
                  <svg:desc>MPMFLOPS.J5:MPMFLOPS.J5</svg:desc>
                </draw:g>
              </table:table-cell>
              <table:table-cell office:value-type="string">
                <text:p>8 ops/w – 10240000 4B words</text:p>
                <draw:g>
                  <svg:desc>MPMFLOPS.K5:MPMFLOPS.K5</svg:desc>
                </draw:g>
              </table:table-cell>
              <table:table-cell office:value-type="string">
                <text:p>32 ops/w – 102400 4B words</text:p>
                <draw:g>
                  <svg:desc>MPMFLOPS.L5:MPMFLOPS.L5</svg:desc>
                </draw:g>
              </table:table-cell>
              <table:table-cell office:value-type="string">
                <text:p>32 ops/w – 1024000 4B words</text:p>
                <draw:g>
                  <svg:desc>MPMFLOPS.M5:MPMFLOPS.M5</svg:desc>
                </draw:g>
              </table:table-cell>
              <table:table-cell office:value-type="string">
                <text:p>32 ops/w – 10240000 4B words</text:p>
                <draw:g>
                  <svg:desc>MPMFLOPS.N5:MPMFLOPS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  <table:table-cell office:value-type="float" office:value="0">
                <text:p>0</text:p>
                <draw:g>
                  <svg:desc>MPMFLOPS.K6:MPMFLOPS.K32</svg:desc>
                </draw:g>
              </table:table-cell>
              <table:table-cell office:value-type="float" office:value="0">
                <text:p>0</text:p>
                <draw:g>
                  <svg:desc>MPMFLOPS.L6:MPMFLOPS.L32</svg:desc>
                </draw:g>
              </table:table-cell>
              <table:table-cell office:value-type="float" office:value="0">
                <text:p>0</text:p>
                <draw:g>
                  <svg:desc>MPMFLOPS.M6:MPMFLOPS.M32</svg:desc>
                </draw:g>
              </table:table-cell>
              <table:table-cell office:value-type="float" office:value="0">
                <text:p>0</text:p>
                <draw:g>
                  <svg:desc>MPMFLOPS.N6:MPMFLOPS.N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672cm" xlink:href=".." xlink:type="simple" chart:class="chart:bar" chart:style-name="ch1">
        <chart:title svg:x="14.559cm" svg:y="0.828cm" chart:style-name="ch2">
          <text:p>MP MFLOPS (2 ops/w)</text:p>
        </chart:title>
        <chart:legend chart:legend-position="top" svg:x="10.773cm" svg:y="2.258cm" style:legend-expansion="wide" chart:style-name="ch3"/>
        <chart:plot-area chart:style-name="ch4" table:cell-range-address="MPMFLOPS.A6:MPMFLOPS.A32 MPMFLOPS.F5:MPMFLOPS.H32" chart:data-source-has-labels="both" svg:x="0.741cm" svg:y="3.522cm" svg:width="35.616cm" svg:height="30.457cm">
          <chartooo:coordinate-region svg:x="3.902cm" svg:y="3.522cm" svg:width="31.395cm" svg:height="29.98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F6:MPMFLOPS.F32" chart:label-cell-address="MPMFLOPS.F5:MPMFLOPS.F5" chart:class="chart:bar">
            <chart:data-point chart:repeated="27"/>
          </chart:series>
          <chart:series chart:style-name="ch10" chart:values-cell-range-address="MPMFLOPS.G6:MPMFLOPS.G32" chart:label-cell-address="MPMFLOPS.G5:MPMFLOPS.G5" chart:class="chart:bar">
            <chart:data-point chart:repeated="27"/>
          </chart:series>
          <chart:series chart:style-name="ch11" chart:values-cell-range-address="MPMFLOPS.H6:MPMFLOPS.H32" chart:label-cell-address="MPMFLOPS.H5:MPMFLOPS.H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F5:MPMFLOPS.F5</svg:desc>
                </draw:g>
              </table:table-cell>
              <table:table-cell office:value-type="string">
                <text:p>2 ops/w – 1024000 4B words</text:p>
                <draw:g>
                  <svg:desc>MPMFLOPS.G5:MPMFLOPS.G5</svg:desc>
                </draw:g>
              </table:table-cell>
              <table:table-cell office:value-type="string">
                <text:p>2 ops/w – 10240000 4B words</text:p>
                <draw:g>
                  <svg:desc>MPMFLOPS.H5:MPMFLOP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61cm" svg:height="34.662cm" xlink:href=".." xlink:type="simple" chart:class="chart:bar" chart:style-name="ch1">
        <chart:title svg:x="14.315cm" svg:y="0.828cm" chart:style-name="ch2">
          <text:p>MP MFLOPS (32 ops/w)</text:p>
        </chart:title>
        <chart:legend chart:legend-position="top" svg:x="10.437cm" svg:y="2.258cm" style:legend-expansion="wide" chart:style-name="ch3"/>
        <chart:plot-area chart:style-name="ch4" table:cell-range-address="MPMFLOPS.A6:MPMFLOPS.A32 MPMFLOPS.L5:MPMFLOPS.N32" chart:data-source-has-labels="both" svg:x="0.741cm" svg:y="3.522cm" svg:width="35.579cm" svg:height="30.447cm">
          <chartooo:coordinate-region svg:x="3.902cm" svg:y="3.522cm" svg:width="31.252cm" svg:height="29.97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L6:MPMFLOPS.L32" chart:label-cell-address="MPMFLOPS.L5:MPMFLOPS.L5" chart:class="chart:bar">
            <chart:data-point chart:repeated="27"/>
          </chart:series>
          <chart:series chart:style-name="ch10" chart:values-cell-range-address="MPMFLOPS.M6:MPMFLOPS.M32" chart:label-cell-address="MPMFLOPS.M5:MPMFLOPS.M5" chart:class="chart:bar">
            <chart:data-point chart:repeated="27"/>
          </chart:series>
          <chart:series chart:style-name="ch11" chart:values-cell-range-address="MPMFLOPS.N6:MPMFLOPS.N32" chart:label-cell-address="MPMFLOPS.N5:MPMFLOPS.N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ops/w – 102400 4B words</text:p>
                <draw:g>
                  <svg:desc>MPMFLOPS.L5:MPMFLOPS.L5</svg:desc>
                </draw:g>
              </table:table-cell>
              <table:table-cell office:value-type="string">
                <text:p>32 ops/w – 1024000 4B words</text:p>
                <draw:g>
                  <svg:desc>MPMFLOPS.M5:MPMFLOPS.M5</svg:desc>
                </draw:g>
              </table:table-cell>
              <table:table-cell office:value-type="string">
                <text:p>32 ops/w – 10240000 4B words</text:p>
                <draw:g>
                  <svg:desc>MPMFLOPS.N5:MPMFLOPS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L6:MPMFLOPS.L32</svg:desc>
                </draw:g>
              </table:table-cell>
              <table:table-cell office:value-type="float" office:value="0">
                <text:p>0</text:p>
                <draw:g>
                  <svg:desc>MPMFLOPS.M6:MPMFLOPS.M32</svg:desc>
                </draw:g>
              </table:table-cell>
              <table:table-cell office:value-type="float" office:value="0">
                <text:p>0</text:p>
                <draw:g>
                  <svg:desc>MPMFLOPS.N6:MPMFLOPS.N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73cm" xlink:href=".." xlink:type="simple" chart:class="chart:bar" chart:style-name="ch1">
        <chart:title svg:x="14.559cm" svg:y="0.829cm" chart:style-name="ch2">
          <text:p>MP MFLOPS (8 ops/w)</text:p>
        </chart:title>
        <chart:legend chart:legend-position="top" svg:x="10.773cm" svg:y="2.259cm" style:legend-expansion="wide" chart:style-name="ch3"/>
        <chart:plot-area chart:style-name="ch4" table:cell-range-address="MPMFLOPS.A6:MPMFLOPS.A32 MPMFLOPS.I5:MPMFLOPS.K32" chart:data-source-has-labels="both" svg:x="0.741cm" svg:y="3.524cm" svg:width="35.616cm" svg:height="30.512cm">
          <chartooo:coordinate-region svg:x="3.902cm" svg:y="3.524cm" svg:width="31.395cm" svg:height="30.042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I6:MPMFLOPS.I32" chart:label-cell-address="MPMFLOPS.I5:MPMFLOPS.I5" chart:class="chart:bar">
            <chart:data-point chart:repeated="27"/>
          </chart:series>
          <chart:series chart:style-name="ch10" chart:values-cell-range-address="MPMFLOPS.J6:MPMFLOPS.J32" chart:label-cell-address="MPMFLOPS.J5:MPMFLOPS.J5" chart:class="chart:bar">
            <chart:data-point chart:repeated="27"/>
          </chart:series>
          <chart:series chart:style-name="ch11" chart:values-cell-range-address="MPMFLOPS.K6:MPMFLOPS.K32" chart:label-cell-address="MPMFLOPS.K5:MPMFLOPS.K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ops/w – 102400 4B words</text:p>
                <draw:g>
                  <svg:desc>MPMFLOPS.I5:MPMFLOPS.I5</svg:desc>
                </draw:g>
              </table:table-cell>
              <table:table-cell office:value-type="string">
                <text:p>8 ops/w – 1024000 4B words</text:p>
                <draw:g>
                  <svg:desc>MPMFLOPS.J5:MPMFLOPS.J5</svg:desc>
                </draw:g>
              </table:table-cell>
              <table:table-cell office:value-type="string">
                <text:p>8 ops/w – 10240000 4B words</text:p>
                <draw:g>
                  <svg:desc>MPMFLOPS.K5:MPMFLOPS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  <table:table-cell office:value-type="float" office:value="0">
                <text:p>0</text:p>
                <draw:g>
                  <svg:desc>MPMFLOPS.K6:MPMFLOPS.K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fbfbf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765cm" svg:height="16.342cm" xlink:href=".." xlink:type="simple" chart:class="chart:bar" chart:style-name="ch1">
        <chart:title svg:x="2.349cm" svg:y="0.461cm" chart:style-name="ch2">
          <text:p>MP MFLOPS (Relative to Core i7-2600)</text:p>
        </chart:title>
        <chart:plot-area chart:style-name="ch3" table:cell-range-address="MPMFLOPS.A6:MPMFLOPS.A32 MPMFLOPS.P5:MPMFLOPS.P32" chart:data-source-has-labels="both" svg:x="0.375cm" svg:y="2.032cm" svg:width="18.015cm" svg:height="13.984cm">
          <chartooo:coordinate-region svg:x="3.536cm" svg:y="2.032cm" svg:width="14.323cm" svg:height="13.514cm"/>
          <chart:axis chart:dimension="x" chart:name="primary-x" chart:style-name="ch4" chartooo:axis-type="text">
            <chart:categories table:cell-range-address="MPMFLOPS.A6:MPMFLOPS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MPMFLOPS.P6:MPMFLOPS.P32" chart:label-cell-address="MPMFLOPS.P5:MPMFLOPS.P5" chart:class="chart:bar">
            <chart:data-point chart:repeated="16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тносительно Core i7-2600 </text:p>
                <draw:g>
                  <svg:desc>MPMFLOPS.P5:MPMFLOPS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P6:MPMFLOPS.P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201146969748016">
                <text:p>0.0020114696974801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0765164389020071">
                <text:p>0.00765164389020071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225890137754509">
                <text:p>0.02258901377545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353855945778375">
                <text:p>0.03538559457783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395953914092625">
                <text:p>0.039595391409262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582866203115714">
                <text:p>0.058286620311571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21835061818267">
                <text:p>0.12183506181826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77219726325313">
                <text:p>0.17721972632531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81947355703106">
                <text:p>0.18194735570310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10676698818833">
                <text:p>0.2106766988188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43594591031274">
                <text:p>0.24359459103127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7986237016792">
                <text:p>0.3479862370167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410022702205414">
                <text:p>0.41002270220541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0.999999988147998">
                <text:p>0.99999998814799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1898794249">
                <text:p>1.0189879424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5086516824614">
                <text:p>1.2508651682461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5401707139811">
                <text:p>1.254017071398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28136287854882">
                <text:p>1.281362878548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16149667163477">
                <text:p>2.161496671634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49428205895241">
                <text:p>2.4942820589524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57742479425083">
                <text:p>2.5774247942508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43912944357868">
                <text:p>5.4391294435786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.57016199551389">
                <text:p>5.57016199551389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6.65141882387311">
                <text:p>6.651418823873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07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5cm" svg:height="15.357cm" xlink:href=".." xlink:type="simple" chart:class="chart:bar" chart:style-name="ch1">
        <chart:title svg:x="3.728cm" svg:y="0.442cm" chart:style-name="ch2">
          <text:p>Coremark (single-threaded)</text:p>
        </chart:title>
        <chart:plot-area chart:style-name="ch3" table:cell-range-address="Coremark.A6:Coremark.A33 Coremark.F5:Coremark.F33" chart:data-source-has-labels="both" svg:x="0.355cm" svg:y="1.994cm" svg:width="17.055cm" svg:height="13.056cm">
          <chartooo:coordinate-region svg:x="3.516cm" svg:y="1.994cm" svg:width="12.94cm" svg:height="12.586cm"/>
          <chart:axis chart:dimension="x" chart:name="primary-x" chart:style-name="ch4" chartooo:axis-type="text">
            <chart:categories table:cell-range-address="Coremark.A6:Coremark.A3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F6:Coremark.F33" chart:label-cell-address="Coremark.F5:Coremark.F5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3</svg:desc>
                </draw:g>
              </table:table-cell>
              <table:table-cell office:value-type="float" office:value="0">
                <text:p>0</text:p>
                <draw:g>
                  <svg:desc>Coremark.F6:Coremark.F33</svg:desc>
                </draw:g>
              </table:table-cell>
            </table:table-row>
            <table:table-row>
              <table:table-cell office:value-type="string">
                <text:p>Huawei Server</text:p>
              </table:table-cell>
              <table:table-cell office:value-type="float" office:value="19309.989701">
                <text:p>19309.9897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9980.945468">
                <text:p>9980.94546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692.889561">
                <text:p>22692.88956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295.432459">
                <text:p>24295.4324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8210.734184">
                <text:p>28210.73418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3.357606">
                <text:p>3413.3576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</table:table-row>
            <table:table-row>
              <table:table-cell office:value-type="string">
                <text:p>E16C-APPROX!</text:p>
              </table:table-cell>
              <table:table-cell office:value-type="float" office:value="5625.18018193548">
                <text:p>5625.18018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